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31.6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itial_pop" table:style-name="ta1">
        <table:shapes>
          <draw:frame draw:z-index="0" draw:style-name="gr1" draw:text-style-name="P1" svg:width="159.91mm" svg:height="90.04mm" svg:x="308.61mm" svg:y="14.61mm">
            <loext:p draw:notify-on-update-of-ranges="initial_pop.A3:initial_pop.A102 initial_pop.B3:initial_pop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populatio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  <table:table-cell table:number-columns-repeated="4"/>
        </table:table-row>
        <table:table-row table:style-name="ro1">
          <table:table-cell office:value-type="float" office:value="0.4319373" calcext:value-type="float">
            <text:p>0.4319373</text:p>
          </table:table-cell>
          <table:table-cell office:value-type="float" office:value="4.489874" calcext:value-type="float">
            <text:p>4.489874</text:p>
          </table:table-cell>
          <table:table-cell office:value-type="float" office:value="0.4319373" calcext:value-type="float">
            <text:p>0.4319373</text:p>
          </table:table-cell>
          <table:table-cell office:value-type="float" office:value="0.113862" calcext:value-type="float">
            <text:p>0.113862</text:p>
          </table:table-cell>
          <table:table-cell office:value-type="float" office:value="0.8448541" calcext:value-type="float">
            <text:p>0.8448541</text:p>
          </table:table-cell>
          <table:table-cell office:value-type="float" office:value="0.3335384" calcext:value-type="float">
            <text:p>0.3335384</text:p>
          </table:table-cell>
          <table:table-cell office:value-type="float" office:value="0.9448394" calcext:value-type="float">
            <text:p>0.9448394</text:p>
          </table:table-cell>
          <table:table-cell office:value-type="float" office:value="0.8834111" calcext:value-type="float">
            <text:p>0.8834111</text:p>
          </table:table-cell>
          <table:table-cell office:value-type="float" office:value="0.5717123" calcext:value-type="float">
            <text:p>0.5717123</text:p>
          </table:table-cell>
          <table:table-cell office:value-type="float" office:value="0.820462" calcext:value-type="float">
            <text:p>0.820462</text:p>
          </table:table-cell>
          <table:table-cell office:value-type="float" office:value="0.484246" calcext:value-type="float">
            <text:p>0.484246</text:p>
          </table:table-cell>
          <table:table-cell office:value-type="float" office:value="0.3317511" calcext:value-type="float">
            <text:p>0.3317511</text:p>
          </table:table-cell>
          <table:table-cell office:value-type="float" office:value="0.9699216" calcext:value-type="float">
            <text:p>0.9699216</text:p>
          </table:table-cell>
          <table:table-cell office:value-type="float" office:value="0.5975114" calcext:value-type="float">
            <text:p>0.5975114</text:p>
          </table:table-cell>
          <table:table-cell office:value-type="float" office:value="0.7519404" calcext:value-type="float">
            <text:p>0.7519404</text:p>
          </table:table-cell>
          <table:table-cell office:value-type="float" office:value="0.09273932" calcext:value-type="float">
            <text:p>0.09273932</text:p>
          </table:table-cell>
          <table:table-cell office:value-type="float" office:value="0.2426881" calcext:value-type="float">
            <text:p>0.2426881</text:p>
          </table:table-cell>
          <table:table-cell office:value-type="float" office:value="0.2905746" calcext:value-type="float">
            <text:p>0.2905746</text:p>
          </table:table-cell>
          <table:table-cell office:value-type="float" office:value="0.9919184" calcext:value-type="float">
            <text:p>0.9919184</text:p>
          </table:table-cell>
          <table:table-cell office:value-type="float" office:value="0.2670801" calcext:value-type="float">
            <text:p>0.2670801</text:p>
          </table:table-cell>
          <table:table-cell office:value-type="float" office:value="0.7820139" calcext:value-type="float">
            <text:p>0.7820139</text:p>
          </table:table-cell>
          <table:table-cell office:value-type="float" office:value="0.5720005" calcext:value-type="float">
            <text:p>0.5720005</text:p>
          </table:table-cell>
          <table:table-cell office:value-type="float" office:value="0.1805696" calcext:value-type="float">
            <text:p>0.1805696</text:p>
          </table:table-cell>
          <table:table-cell office:value-type="float" office:value="0.9953454" calcext:value-type="float">
            <text:p>0.9953454</text:p>
          </table:table-cell>
          <table:table-cell office:value-type="float" office:value="0.0495325" calcext:value-type="float">
            <text:p>0.0495325</text:p>
          </table:table-cell>
          <table:table-cell office:value-type="float" office:value="0.5249599" calcext:value-type="float">
            <text:p>0.5249599</text:p>
          </table:table-cell>
          <table:table-cell office:value-type="float" office:value="0.6263571" calcext:value-type="float">
            <text:p>0.6263571</text:p>
          </table:table-cell>
          <table:table-cell office:value-type="float" office:value="0.2581679" calcext:value-type="float">
            <text:p>0.2581679</text:p>
          </table:table-cell>
          <table:table-cell office:value-type="float" office:value="0.8878648" calcext:value-type="float">
            <text:p>0.8878648</text:p>
          </table:table-cell>
          <table:table-cell office:value-type="float" office:value="0.8852735" calcext:value-type="float">
            <text:p>0.8852735</text:p>
          </table:table-cell>
          <table:table-cell office:value-type="float" office:value="0.8953601" calcext:value-type="float">
            <text:p>0.8953601</text:p>
          </table:table-cell>
          <table:table-cell office:value-type="float" office:value="0.2914722" calcext:value-type="float">
            <text:p>0.29147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397723" calcext:value-type="float">
            <text:p>0.3397723</text:p>
          </table:table-cell>
        </table:table-row>
        <table:table-row table:style-name="ro1">
          <table:table-cell office:value-type="float" office:value="0.02579908" calcext:value-type="float">
            <text:p>0.02579908</text:p>
          </table:table-cell>
          <table:table-cell office:value-type="float" office:value="5.907081" calcext:value-type="float">
            <text:p>5.907081</text:p>
          </table:table-cell>
          <table:table-cell office:value-type="float" office:value="0.02579908" calcext:value-type="float">
            <text:p>0.02579908</text:p>
          </table:table-cell>
          <table:table-cell office:value-type="float" office:value="0.6893062" calcext:value-type="float">
            <text:p>0.6893062</text:p>
          </table:table-cell>
          <table:table-cell office:value-type="float" office:value="0.734854" calcext:value-type="float">
            <text:p>0.734854</text:p>
          </table:table-cell>
          <table:table-cell office:value-type="float" office:value="0.910937" calcext:value-type="float">
            <text:p>0.910937</text:p>
          </table:table-cell>
          <table:table-cell office:value-type="float" office:value="0.4777282" calcext:value-type="float">
            <text:p>0.4777282</text:p>
          </table:table-cell>
          <table:table-cell office:value-type="float" office:value="0.1950228" calcext:value-type="float">
            <text:p>0.1950228</text:p>
          </table:table-cell>
          <table:table-cell office:value-type="float" office:value="0.5151397" calcext:value-type="float">
            <text:p>0.5151397</text:p>
          </table:table-cell>
          <table:table-cell office:value-type="float" office:value="0.738037" calcext:value-type="float">
            <text:p>0.738037</text:p>
          </table:table-cell>
          <table:table-cell office:value-type="float" office:value="0.4853761" calcext:value-type="float">
            <text:p>0.4853761</text:p>
          </table:table-cell>
          <table:table-cell office:value-type="float" office:value="0.9681254" calcext:value-type="float">
            <text:p>0.9681254</text:p>
          </table:table-cell>
          <table:table-cell office:value-type="float" office:value="0.4336425" calcext:value-type="float">
            <text:p>0.4336425</text:p>
          </table:table-cell>
          <table:table-cell office:value-type="float" office:value="0.5341603" calcext:value-type="float">
            <text:p>0.5341603</text:p>
          </table:table-cell>
          <table:table-cell office:value-type="float" office:value="0.5129942" calcext:value-type="float">
            <text:p>0.5129942</text:p>
          </table:table-cell>
          <table:table-cell office:value-type="float" office:value="0.4089789" calcext:value-type="float">
            <text:p>0.4089789</text:p>
          </table:table-cell>
          <table:table-cell office:value-type="float" office:value="0.4934261" calcext:value-type="float">
            <text:p>0.4934261</text:p>
          </table:table-cell>
          <table:table-cell office:value-type="float" office:value="0.4270817" calcext:value-type="float">
            <text:p>0.4270817</text:p>
          </table:table-cell>
          <table:table-cell office:value-type="float" office:value="0.4011929" calcext:value-type="float">
            <text:p>0.4011929</text:p>
          </table:table-cell>
          <table:table-cell office:value-type="float" office:value="0.3002489" calcext:value-type="float">
            <text:p>0.3002489</text:p>
          </table:table-cell>
          <table:table-cell office:value-type="float" office:value="0.3153485" calcext:value-type="float">
            <text:p>0.3153485</text:p>
          </table:table-cell>
          <table:table-cell office:value-type="float" office:value="0.6648102" calcext:value-type="float">
            <text:p>0.6648102</text:p>
          </table:table-cell>
          <table:table-cell office:value-type="float" office:value="0.8262355" calcext:value-type="float">
            <text:p>0.8262355</text:p>
          </table:table-cell>
          <table:table-cell office:value-type="float" office:value="0.8959147" calcext:value-type="float">
            <text:p>0.8959147</text:p>
          </table:table-cell>
          <table:table-cell office:value-type="float" office:value="0.6868675" calcext:value-type="float">
            <text:p>0.6868675</text:p>
          </table:table-cell>
          <table:table-cell office:value-type="float" office:value="0.4669699" calcext:value-type="float">
            <text:p>0.4669699</text:p>
          </table:table-cell>
          <table:table-cell office:value-type="float" office:value="0.7426312" calcext:value-type="float">
            <text:p>0.7426312</text:p>
          </table:table-cell>
          <table:table-cell office:value-type="float" office:value="0.379008" calcext:value-type="float">
            <text:p>0.379008</text:p>
          </table:table-cell>
          <table:table-cell office:value-type="float" office:value="0.9339171" calcext:value-type="float">
            <text:p>0.9339171</text:p>
          </table:table-cell>
          <table:table-cell office:value-type="float" office:value="0.8558102" calcext:value-type="float">
            <text:p>0.8558102</text:p>
          </table:table-cell>
          <table:table-cell office:value-type="float" office:value="0.7498166" calcext:value-type="float">
            <text:p>0.7498166</text:p>
          </table:table-cell>
          <table:table-cell office:value-type="float" office:value="0.3682714" calcext:value-type="float">
            <text:p>0.3682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8336753" calcext:value-type="float">
            <text:p>0.8336753</text:p>
          </table:table-cell>
          <table:table-cell office:value-type="float" office:value="3.310005" calcext:value-type="float">
            <text:p>3.310005</text:p>
          </table:table-cell>
          <table:table-cell office:value-type="float" office:value="0.8336753" calcext:value-type="float">
            <text:p>0.8336753</text:p>
          </table:table-cell>
          <table:table-cell office:value-type="float" office:value="0.3350859" calcext:value-type="float">
            <text:p>0.3350859</text:p>
          </table:table-cell>
          <table:table-cell office:value-type="float" office:value="0.5161206" calcext:value-type="float">
            <text:p>0.5161206</text:p>
          </table:table-cell>
          <table:table-cell office:value-type="float" office:value="0.8981086" calcext:value-type="float">
            <text:p>0.8981086</text:p>
          </table:table-cell>
          <table:table-cell office:value-type="float" office:value="0.4357613" calcext:value-type="float">
            <text:p>0.4357613</text:p>
          </table:table-cell>
          <table:table-cell office:value-type="float" office:value="0.08451722" calcext:value-type="float">
            <text:p>0.08451722</text:p>
          </table:table-cell>
          <table:table-cell office:value-type="float" office:value="0.3429615" calcext:value-type="float">
            <text:p>0.3429615</text:p>
          </table:table-cell>
          <table:table-cell office:value-type="float" office:value="0.5993132" calcext:value-type="float">
            <text:p>0.5993132</text:p>
          </table:table-cell>
          <table:table-cell office:value-type="float" office:value="0.8156064" calcext:value-type="float">
            <text:p>0.8156064</text:p>
          </table:table-cell>
          <table:table-cell office:value-type="float" office:value="0.8893817" calcext:value-type="float">
            <text:p>0.8893817</text:p>
          </table:table-cell>
          <table:table-cell office:value-type="float" office:value="0.6916695" calcext:value-type="float">
            <text:p>0.6916695</text:p>
          </table:table-cell>
          <table:table-cell office:value-type="float" office:value="0.9517317" calcext:value-type="float">
            <text:p>0.9517317</text:p>
          </table:table-cell>
          <table:table-cell office:value-type="float" office:value="0.1172036" calcext:value-type="float">
            <text:p>0.1172036</text:p>
          </table:table-cell>
          <table:table-cell office:value-type="float" office:value="0.745765" calcext:value-type="float">
            <text:p>0.745765</text:p>
          </table:table-cell>
          <table:table-cell office:value-type="float" office:value="0.2846549" calcext:value-type="float">
            <text:p>0.2846549</text:p>
          </table:table-cell>
          <table:table-cell office:value-type="float" office:value="0.3084778" calcext:value-type="float">
            <text:p>0.3084778</text:p>
          </table:table-cell>
          <table:table-cell office:value-type="float" office:value="0.5825626" calcext:value-type="float">
            <text:p>0.5825626</text:p>
          </table:table-cell>
          <table:table-cell office:value-type="float" office:value="0.9607429" calcext:value-type="float">
            <text:p>0.9607429</text:p>
          </table:table-cell>
          <table:table-cell office:value-type="float" office:value="0.8837259" calcext:value-type="float">
            <text:p>0.8837259</text:p>
          </table:table-cell>
          <table:table-cell office:value-type="float" office:value="0.8791598" calcext:value-type="float">
            <text:p>0.8791598</text:p>
          </table:table-cell>
          <table:table-cell office:value-type="float" office:value="0.9539477" calcext:value-type="float">
            <text:p>0.9539477</text:p>
          </table:table-cell>
          <table:table-cell office:value-type="float" office:value="0.02946326" calcext:value-type="float">
            <text:p>0.02946326</text:p>
          </table:table-cell>
          <table:table-cell office:value-type="float" office:value="0.1455435" calcext:value-type="float">
            <text:p>0.1455435</text:p>
          </table:table-cell>
          <table:table-cell office:value-type="float" office:value="0.9232008" calcext:value-type="float">
            <text:p>0.9232008</text:p>
          </table:table-cell>
          <table:table-cell office:value-type="float" office:value="0.1921238" calcext:value-type="float">
            <text:p>0.1921238</text:p>
          </table:table-cell>
          <table:table-cell office:value-type="float" office:value="0.3542203" calcext:value-type="float">
            <text:p>0.3542203</text:p>
          </table:table-cell>
          <table:table-cell office:value-type="float" office:value="0.2187334" calcext:value-type="float">
            <text:p>0.2187334</text:p>
          </table:table-cell>
          <table:table-cell office:value-type="float" office:value="0.01282838" calcext:value-type="float">
            <text:p>0.01282838</text:p>
          </table:table-cell>
          <table:table-cell office:value-type="float" office:value="0.04196686" calcext:value-type="float">
            <text:p>0.04196686</text:p>
          </table:table-cell>
          <table:table-cell office:value-type="float" office:value="0.1105055" calcext:value-type="float">
            <text:p>0.11050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003958" calcext:value-type="float">
            <text:p>0.2003958</text:p>
          </table:table-cell>
        </table:table-row>
        <table:table-row table:style-name="ro1">
          <table:table-cell office:value-type="float" office:value="0.1721782" calcext:value-type="float">
            <text:p>0.1721782</text:p>
          </table:table-cell>
          <table:table-cell office:value-type="float" office:value="4.785215" calcext:value-type="float">
            <text:p>4.785215</text:p>
          </table:table-cell>
          <table:table-cell office:value-type="float" office:value="0.1721782" calcext:value-type="float">
            <text:p>0.1721782</text:p>
          </table:table-cell>
          <table:table-cell office:value-type="float" office:value="0.1387238" calcext:value-type="float">
            <text:p>0.1387238</text:p>
          </table:table-cell>
          <table:table-cell office:value-type="float" office:value="0.6697698" calcext:value-type="float">
            <text:p>0.6697698</text:p>
          </table:table-cell>
          <table:table-cell office:value-type="float" office:value="0.07874373" calcext:value-type="float">
            <text:p>0.07874373</text:p>
          </table:table-cell>
          <table:table-cell office:value-type="float" office:value="0.741973" calcext:value-type="float">
            <text:p>0.741973</text:p>
          </table:table-cell>
          <table:table-cell office:value-type="float" office:value="0.5824286" calcext:value-type="float">
            <text:p>0.5824286</text:p>
          </table:table-cell>
          <table:table-cell office:value-type="float" office:value="0.3957905" calcext:value-type="float">
            <text:p>0.3957905</text:p>
          </table:table-cell>
          <table:table-cell office:value-type="float" office:value="0.663214" calcext:value-type="float">
            <text:p>0.663214</text:p>
          </table:table-cell>
          <table:table-cell office:value-type="float" office:value="0.2087712" calcext:value-type="float">
            <text:p>0.2087712</text:p>
          </table:table-cell>
          <table:table-cell office:value-type="float" office:value="0.1186039" calcext:value-type="float">
            <text:p>0.1186039</text:p>
          </table:table-cell>
          <table:table-cell office:value-type="float" office:value="0.8186303" calcext:value-type="float">
            <text:p>0.8186303</text:p>
          </table:table-cell>
          <table:table-cell office:value-type="float" office:value="0.3395061" calcext:value-type="float">
            <text:p>0.3395061</text:p>
          </table:table-cell>
          <table:table-cell office:value-type="float" office:value="0.4316225" calcext:value-type="float">
            <text:p>0.4316225</text:p>
          </table:table-cell>
          <table:table-cell office:value-type="float" office:value="0.7856504" calcext:value-type="float">
            <text:p>0.7856504</text:p>
          </table:table-cell>
          <table:table-cell office:value-type="float" office:value="0.8722878" calcext:value-type="float">
            <text:p>0.8722878</text:p>
          </table:table-cell>
          <table:table-cell office:value-type="float" office:value="0.8664515" calcext:value-type="float">
            <text:p>0.8664515</text:p>
          </table:table-cell>
          <table:table-cell office:value-type="float" office:value="0.541324" calcext:value-type="float">
            <text:p>0.541324</text:p>
          </table:table-cell>
          <table:table-cell office:value-type="float" office:value="0.5437691" calcext:value-type="float">
            <text:p>0.5437691</text:p>
          </table:table-cell>
          <table:table-cell office:value-type="float" office:value="0.3884108" calcext:value-type="float">
            <text:p>0.3884108</text:p>
          </table:table-cell>
          <table:table-cell office:value-type="float" office:value="0.1602746" calcext:value-type="float">
            <text:p>0.1602746</text:p>
          </table:table-cell>
          <table:table-cell office:value-type="float" office:value="0.9210887" calcext:value-type="float">
            <text:p>0.9210887</text:p>
          </table:table-cell>
          <table:table-cell office:value-type="float" office:value="0.8138433" calcext:value-type="float">
            <text:p>0.8138433</text:p>
          </table:table-cell>
          <table:table-cell office:value-type="float" office:value="0.6393111" calcext:value-type="float">
            <text:p>0.6393111</text:p>
          </table:table-cell>
          <table:table-cell office:value-type="float" office:value="0.1960932" calcext:value-type="float">
            <text:p>0.1960932</text:p>
          </table:table-cell>
          <table:table-cell office:value-type="float" office:value="0.6949515" calcext:value-type="float">
            <text:p>0.6949515</text:p>
          </table:table-cell>
          <table:table-cell office:value-type="float" office:value="0.6653161" calcext:value-type="float">
            <text:p>0.6653161</text:p>
          </table:table-cell>
          <table:table-cell office:value-type="float" office:value="0.4373768" calcext:value-type="float">
            <text:p>0.4373768</text:p>
          </table:table-cell>
          <table:table-cell office:value-type="float" office:value="0.1561356" calcext:value-type="float">
            <text:p>0.1561356</text:p>
          </table:table-cell>
          <table:table-cell office:value-type="float" office:value="0.8533327" calcext:value-type="float">
            <text:p>0.8533327</text:p>
          </table:table-cell>
          <table:table-cell office:value-type="float" office:value="0.6887267" calcext:value-type="float">
            <text:p>0.6887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223096" calcext:value-type="float">
            <text:p>0.1223096</text:p>
          </table:table-cell>
        </table:table-row>
        <table:table-row table:style-name="ro1">
          <table:table-cell office:value-type="float" office:value="0.6797475" calcext:value-type="float">
            <text:p>0.6797475</text:p>
          </table:table-cell>
          <table:table-cell office:value-type="float" office:value="3.401143" calcext:value-type="float">
            <text:p>3.401143</text:p>
          </table:table-cell>
          <table:table-cell office:value-type="float" office:value="0.6797475" calcext:value-type="float">
            <text:p>0.6797475</text:p>
          </table:table-cell>
          <table:table-cell office:value-type="float" office:value="0.3905421" calcext:value-type="float">
            <text:p>0.3905421</text:p>
          </table:table-cell>
          <table:table-cell office:value-type="float" office:value="0.6970025" calcext:value-type="float">
            <text:p>0.6970025</text:p>
          </table:table-cell>
          <table:table-cell office:value-type="float" office:value="0.07075141" calcext:value-type="float">
            <text:p>0.07075141</text:p>
          </table:table-cell>
          <table:table-cell office:value-type="float" office:value="0.3521634" calcext:value-type="float">
            <text:p>0.3521634</text:p>
          </table:table-cell>
          <table:table-cell office:value-type="float" office:value="0.5201092" calcext:value-type="float">
            <text:p>0.5201092</text:p>
          </table:table-cell>
          <table:table-cell office:value-type="float" office:value="0.3315533" calcext:value-type="float">
            <text:p>0.3315533</text:p>
          </table:table-cell>
          <table:table-cell office:value-type="float" office:value="0.8734771" calcext:value-type="float">
            <text:p>0.8734771</text:p>
          </table:table-cell>
          <table:table-cell office:value-type="float" office:value="0.4182035" calcext:value-type="float">
            <text:p>0.4182035</text:p>
          </table:table-cell>
          <table:table-cell office:value-type="float" office:value="0.7671538" calcext:value-type="float">
            <text:p>0.7671538</text:p>
          </table:table-cell>
          <table:table-cell office:value-type="float" office:value="0.03879357" calcext:value-type="float">
            <text:p>0.03879357</text:p>
          </table:table-cell>
          <table:table-cell office:value-type="float" office:value="0.5886497" calcext:value-type="float">
            <text:p>0.5886497</text:p>
          </table:table-cell>
          <table:table-cell office:value-type="float" office:value="0.4953151" calcext:value-type="float">
            <text:p>0.4953151</text:p>
          </table:table-cell>
          <table:table-cell office:value-type="float" office:value="0.7188852" calcext:value-type="float">
            <text:p>0.7188852</text:p>
          </table:table-cell>
          <table:table-cell office:value-type="float" office:value="0.03285894" calcext:value-type="float">
            <text:p>0.03285894</text:p>
          </table:table-cell>
          <table:table-cell office:value-type="float" office:value="0.2156199" calcext:value-type="float">
            <text:p>0.2156199</text:p>
          </table:table-cell>
          <table:table-cell office:value-type="float" office:value="0.5062324" calcext:value-type="float">
            <text:p>0.5062324</text:p>
          </table:table-cell>
          <table:table-cell office:value-type="float" office:value="0.7271076" calcext:value-type="float">
            <text:p>0.7271076</text:p>
          </table:table-cell>
          <table:table-cell office:value-type="float" office:value="0.4971723" calcext:value-type="float">
            <text:p>0.4971723</text:p>
          </table:table-cell>
          <table:table-cell office:value-type="float" office:value="0.6889042" calcext:value-type="float">
            <text:p>0.6889042</text:p>
          </table:table-cell>
          <table:table-cell office:value-type="float" office:value="0.7813566" calcext:value-type="float">
            <text:p>0.7813566</text:p>
          </table:table-cell>
          <table:table-cell office:value-type="float" office:value="0.8566928" calcext:value-type="float">
            <text:p>0.8566928</text:p>
          </table:table-cell>
          <table:table-cell office:value-type="float" office:value="0.1886341" calcext:value-type="float">
            <text:p>0.1886341</text:p>
          </table:table-cell>
          <table:table-cell office:value-type="float" office:value="0.4217788" calcext:value-type="float">
            <text:p>0.4217788</text:p>
          </table:table-cell>
          <table:table-cell office:value-type="float" office:value="0.4924307" calcext:value-type="float">
            <text:p>0.4924307</text:p>
          </table:table-cell>
          <table:table-cell office:value-type="float" office:value="0.7481817" calcext:value-type="float">
            <text:p>0.7481817</text:p>
          </table:table-cell>
          <table:table-cell office:value-type="float" office:value="0.9727673" calcext:value-type="float">
            <text:p>0.9727673</text:p>
          </table:table-cell>
          <table:table-cell office:value-type="float" office:value="0.007992326" calcext:value-type="float">
            <text:p>0.007992326</text:p>
          </table:table-cell>
          <table:table-cell office:value-type="float" office:value="0.3898096" calcext:value-type="float">
            <text:p>0.3898096</text:p>
          </table:table-cell>
          <table:table-cell office:value-type="float" office:value="0.06231942" calcext:value-type="float">
            <text:p>0.062319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801916" calcext:value-type="float">
            <text:p>0.08801916</text:p>
          </table:table-cell>
        </table:table-row>
        <table:table-row table:style-name="ro1">
          <table:table-cell office:value-type="float" office:value="0.06423724" calcext:value-type="float">
            <text:p>0.06423724</text:p>
          </table:table-cell>
          <table:table-cell office:value-type="float" office:value="5.658267" calcext:value-type="float">
            <text:p>5.658267</text:p>
          </table:table-cell>
          <table:table-cell office:value-type="float" office:value="0.06423724" calcext:value-type="float">
            <text:p>0.06423724</text:p>
          </table:table-cell>
          <table:table-cell office:value-type="float" office:value="0.7897369" calcext:value-type="float">
            <text:p>0.7897369</text:p>
          </table:table-cell>
          <table:table-cell office:value-type="float" office:value="0.7905677" calcext:value-type="float">
            <text:p>0.7905677</text:p>
          </table:table-cell>
          <table:table-cell office:value-type="float" office:value="0.3514501" calcext:value-type="float">
            <text:p>0.3514501</text:p>
          </table:table-cell>
          <table:table-cell office:value-type="float" office:value="0.7798367" calcext:value-type="float">
            <text:p>0.7798367</text:p>
          </table:table-cell>
          <table:table-cell office:value-type="float" office:value="0.7508564" calcext:value-type="float">
            <text:p>0.7508564</text:p>
          </table:table-cell>
          <table:table-cell office:value-type="float" office:value="0.9363074" calcext:value-type="float">
            <text:p>0.9363074</text:p>
          </table:table-cell>
          <table:table-cell office:value-type="float" office:value="0.06676513" calcext:value-type="float">
            <text:p>0.06676513</text:p>
          </table:table-cell>
          <table:table-cell office:value-type="float" office:value="0.8394289" calcext:value-type="float">
            <text:p>0.8394289</text:p>
          </table:table-cell>
          <table:table-cell office:value-type="float" office:value="0.6508315" calcext:value-type="float">
            <text:p>0.6508315</text:p>
          </table:table-cell>
          <table:table-cell office:value-type="float" office:value="0.03509164" calcext:value-type="float">
            <text:p>0.03509164</text:p>
          </table:table-cell>
          <table:table-cell office:value-type="float" office:value="0.8166615" calcext:value-type="float">
            <text:p>0.8166615</text:p>
          </table:table-cell>
          <table:table-cell office:value-type="float" office:value="0.6995067" calcext:value-type="float">
            <text:p>0.6995067</text:p>
          </table:table-cell>
          <table:table-cell office:value-type="float" office:value="0.378918" calcext:value-type="float">
            <text:p>0.378918</text:p>
          </table:table-cell>
          <table:table-cell office:value-type="float" office:value="0.06439597" calcext:value-type="float">
            <text:p>0.06439597</text:p>
          </table:table-cell>
          <table:table-cell office:value-type="float" office:value="0.6252092" calcext:value-type="float">
            <text:p>0.6252092</text:p>
          </table:table-cell>
          <table:table-cell office:value-type="float" office:value="0.2175322" calcext:value-type="float">
            <text:p>0.2175322</text:p>
          </table:table-cell>
          <table:table-cell office:value-type="float" office:value="0.7036626" calcext:value-type="float">
            <text:p>0.7036626</text:p>
          </table:table-cell>
          <table:table-cell office:value-type="float" office:value="0.9467698" calcext:value-type="float">
            <text:p>0.9467698</text:p>
          </table:table-cell>
          <table:table-cell office:value-type="float" office:value="0.6925489" calcext:value-type="float">
            <text:p>0.6925489</text:p>
          </table:table-cell>
          <table:table-cell office:value-type="float" office:value="0.4293845" calcext:value-type="float">
            <text:p>0.4293845</text:p>
          </table:table-cell>
          <table:table-cell office:value-type="float" office:value="0.766326" calcext:value-type="float">
            <text:p>0.766326</text:p>
          </table:table-cell>
          <table:table-cell office:value-type="float" office:value="0.7910133" calcext:value-type="float">
            <text:p>0.7910133</text:p>
          </table:table-cell>
          <table:table-cell office:value-type="float" office:value="0.6244895" calcext:value-type="float">
            <text:p>0.6244895</text:p>
          </table:table-cell>
          <table:table-cell office:value-type="float" office:value="0.8900107" calcext:value-type="float">
            <text:p>0.8900107</text:p>
          </table:table-cell>
          <table:table-cell office:value-type="float" office:value="0.5999744" calcext:value-type="float">
            <text:p>0.5999744</text:p>
          </table:table-cell>
          <table:table-cell office:value-type="float" office:value="0.3455524" calcext:value-type="float">
            <text:p>0.3455524</text:p>
          </table:table-cell>
          <table:table-cell office:value-type="float" office:value="0.2909147" calcext:value-type="float">
            <text:p>0.2909147</text:p>
          </table:table-cell>
          <table:table-cell office:value-type="float" office:value="0.601307" calcext:value-type="float">
            <text:p>0.601307</text:p>
          </table:table-cell>
          <table:table-cell office:value-type="float" office:value="0.5838018" calcext:value-type="float">
            <text:p>0.5838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606903" calcext:value-type="float">
            <text:p>0.1606903</text:p>
          </table:table-cell>
        </table:table-row>
        <table:table-row table:style-name="ro1">
          <table:table-cell office:value-type="float" office:value="0.2647881" calcext:value-type="float">
            <text:p>0.2647881</text:p>
          </table:table-cell>
          <table:table-cell office:value-type="float" office:value="4.380194" calcext:value-type="float">
            <text:p>4.380194</text:p>
          </table:table-cell>
          <table:table-cell office:value-type="float" office:value="0.2647881" calcext:value-type="float">
            <text:p>0.2647881</text:p>
          </table:table-cell>
          <table:table-cell office:value-type="float" office:value="0.03404821" calcext:value-type="float">
            <text:p>0.03404821</text:p>
          </table:table-cell>
          <table:table-cell office:value-type="float" office:value="0.7673719" calcext:value-type="float">
            <text:p>0.7673719</text:p>
          </table:table-cell>
          <table:table-cell office:value-type="float" office:value="0.7320621" calcext:value-type="float">
            <text:p>0.7320621</text:p>
          </table:table-cell>
          <table:table-cell office:value-type="float" office:value="0.2221321" calcext:value-type="float">
            <text:p>0.2221321</text:p>
          </table:table-cell>
          <table:table-cell office:value-type="float" office:value="0.7137287" calcext:value-type="float">
            <text:p>0.7137287</text:p>
          </table:table-cell>
          <table:table-cell office:value-type="float" office:value="0.7958084" calcext:value-type="float">
            <text:p>0.7958084</text:p>
          </table:table-cell>
          <table:table-cell office:value-type="float" office:value="0.3399672" calcext:value-type="float">
            <text:p>0.3399672</text:p>
          </table:table-cell>
          <table:table-cell office:value-type="float" office:value="0.968463" calcext:value-type="float">
            <text:p>0.968463</text:p>
          </table:table-cell>
          <table:table-cell office:value-type="float" office:value="0.5904107" calcext:value-type="float">
            <text:p>0.5904107</text:p>
          </table:table-cell>
          <table:table-cell office:value-type="float" office:value="0.2887002" calcext:value-type="float">
            <text:p>0.2887002</text:p>
          </table:table-cell>
          <table:table-cell office:value-type="float" office:value="0.023445" calcext:value-type="float">
            <text:p>0.023445</text:p>
          </table:table-cell>
          <table:table-cell office:value-type="float" office:value="0.5504025" calcext:value-type="float">
            <text:p>0.5504025</text:p>
          </table:table-cell>
          <table:table-cell office:value-type="float" office:value="0.9963553" calcext:value-type="float">
            <text:p>0.9963553</text:p>
          </table:table-cell>
          <table:table-cell office:value-type="float" office:value="0.3519721" calcext:value-type="float">
            <text:p>0.3519721</text:p>
          </table:table-cell>
          <table:table-cell office:value-type="float" office:value="0.09036674" calcext:value-type="float">
            <text:p>0.09036674</text:p>
          </table:table-cell>
          <table:table-cell office:value-type="float" office:value="0.3976208" calcext:value-type="float">
            <text:p>0.3976208</text:p>
          </table:table-cell>
          <table:table-cell office:value-type="float" office:value="0.7972894" calcext:value-type="float">
            <text:p>0.7972894</text:p>
          </table:table-cell>
          <table:table-cell office:value-type="float" office:value="0.60242" calcext:value-type="float">
            <text:p>0.60242</text:p>
          </table:table-cell>
          <table:table-cell office:value-type="float" office:value="0.1482074" calcext:value-type="float">
            <text:p>0.1482074</text:p>
          </table:table-cell>
          <table:table-cell office:value-type="float" office:value="0.6272148" calcext:value-type="float">
            <text:p>0.6272148</text:p>
          </table:table-cell>
          <table:table-cell office:value-type="float" office:value="0.7170776" calcext:value-type="float">
            <text:p>0.7170776</text:p>
          </table:table-cell>
          <table:table-cell office:value-type="float" office:value="0.7885026" calcext:value-type="float">
            <text:p>0.7885026</text:p>
          </table:table-cell>
          <table:table-cell office:value-type="float" office:value="0.4785177" calcext:value-type="float">
            <text:p>0.4785177</text:p>
          </table:table-cell>
          <table:table-cell office:value-type="float" office:value="0.7994491" calcext:value-type="float">
            <text:p>0.7994491</text:p>
          </table:table-cell>
          <table:table-cell office:value-type="float" office:value="0.7556886" calcext:value-type="float">
            <text:p>0.7556886</text:p>
          </table:table-cell>
          <table:table-cell office:value-type="float" office:value="0.02319577" calcext:value-type="float">
            <text:p>0.02319577</text:p>
          </table:table-cell>
          <table:table-cell office:value-type="float" office:value="0.6193879" calcext:value-type="float">
            <text:p>0.6193879</text:p>
          </table:table-cell>
          <table:table-cell office:value-type="float" office:value="0.5577046" calcext:value-type="float">
            <text:p>0.5577046</text:p>
          </table:table-cell>
          <table:table-cell office:value-type="float" office:value="0.03712765" calcext:value-type="float">
            <text:p>0.037127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804564" calcext:value-type="float">
            <text:p>0.1804564</text:p>
          </table:table-cell>
        </table:table-row>
        <table:table-row table:style-name="ro1">
          <table:table-cell office:value-type="float" office:value="0.140499" calcext:value-type="float">
            <text:p>0.140499</text:p>
          </table:table-cell>
          <table:table-cell office:value-type="float" office:value="4.97334" calcext:value-type="float">
            <text:p>4.97334</text:p>
          </table:table-cell>
          <table:table-cell office:value-type="float" office:value="0.140499" calcext:value-type="float">
            <text:p>0.140499</text:p>
          </table:table-cell>
          <table:table-cell office:value-type="float" office:value="0.7267979" calcext:value-type="float">
            <text:p>0.7267979</text:p>
          </table:table-cell>
          <table:table-cell office:value-type="float" office:value="0.8709659" calcext:value-type="float">
            <text:p>0.8709659</text:p>
          </table:table-cell>
          <table:table-cell office:value-type="float" office:value="0.06042081" calcext:value-type="float">
            <text:p>0.06042081</text:p>
          </table:table-cell>
          <table:table-cell office:value-type="float" office:value="0.7463915" calcext:value-type="float">
            <text:p>0.7463915</text:p>
          </table:table-cell>
          <table:table-cell office:value-type="float" office:value="0.7932165" calcext:value-type="float">
            <text:p>0.7932165</text:p>
          </table:table-cell>
          <table:table-cell office:value-type="float" office:value="0.7031513" calcext:value-type="float">
            <text:p>0.7031513</text:p>
          </table:table-cell>
          <table:table-cell office:value-type="float" office:value="0.02694592" calcext:value-type="float">
            <text:p>0.02694592</text:p>
          </table:table-cell>
          <table:table-cell office:value-type="float" office:value="0.9740292" calcext:value-type="float">
            <text:p>0.9740292</text:p>
          </table:table-cell>
          <table:table-cell office:value-type="float" office:value="0.2275884" calcext:value-type="float">
            <text:p>0.2275884</text:p>
          </table:table-cell>
          <table:table-cell office:value-type="float" office:value="0.4202429" calcext:value-type="float">
            <text:p>0.4202429</text:p>
          </table:table-cell>
          <table:table-cell office:value-type="float" office:value="0.1012426" calcext:value-type="float">
            <text:p>0.1012426</text:p>
          </table:table-cell>
          <table:table-cell office:value-type="float" office:value="0.7985624" calcext:value-type="float">
            <text:p>0.7985624</text:p>
          </table:table-cell>
          <table:table-cell office:value-type="float" office:value="0.06533406" calcext:value-type="float">
            <text:p>0.06533406</text:p>
          </table:table-cell>
          <table:table-cell office:value-type="float" office:value="0.7123069" calcext:value-type="float">
            <text:p>0.7123069</text:p>
          </table:table-cell>
          <table:table-cell office:value-type="float" office:value="0.9778234" calcext:value-type="float">
            <text:p>0.9778234</text:p>
          </table:table-cell>
          <table:table-cell office:value-type="float" office:value="0.3124956" calcext:value-type="float">
            <text:p>0.3124956</text:p>
          </table:table-cell>
          <table:table-cell office:value-type="float" office:value="0.8250404" calcext:value-type="float">
            <text:p>0.8250404</text:p>
          </table:table-cell>
          <table:table-cell office:value-type="float" office:value="0.134322" calcext:value-type="float">
            <text:p>0.134322</text:p>
          </table:table-cell>
          <table:table-cell office:value-type="float" office:value="0.5767786" calcext:value-type="float">
            <text:p>0.5767786</text:p>
          </table:table-cell>
          <table:table-cell office:value-type="float" office:value="0.7261645" calcext:value-type="float">
            <text:p>0.7261645</text:p>
          </table:table-cell>
          <table:table-cell office:value-type="float" office:value="0.7332101" calcext:value-type="float">
            <text:p>0.7332101</text:p>
          </table:table-cell>
          <table:table-cell office:value-type="float" office:value="0.5641793" calcext:value-type="float">
            <text:p>0.5641793</text:p>
          </table:table-cell>
          <table:table-cell office:value-type="float" office:value="0.4433028" calcext:value-type="float">
            <text:p>0.4433028</text:p>
          </table:table-cell>
          <table:table-cell office:value-type="float" office:value="0.5379902" calcext:value-type="float">
            <text:p>0.5379902</text:p>
          </table:table-cell>
          <table:table-cell office:value-type="float" office:value="0.1630823" calcext:value-type="float">
            <text:p>0.1630823</text:p>
          </table:table-cell>
          <table:table-cell office:value-type="float" office:value="0.7069511" calcext:value-type="float">
            <text:p>0.7069511</text:p>
          </table:table-cell>
          <table:table-cell office:value-type="float" office:value="0.9856707" calcext:value-type="float">
            <text:p>0.9856707</text:p>
          </table:table-cell>
          <table:table-cell office:value-type="float" office:value="0.4289156" calcext:value-type="float">
            <text:p>0.4289156</text:p>
          </table:table-cell>
          <table:table-cell office:value-type="float" office:value="0.3892103" calcext:value-type="float">
            <text:p>0.38921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56941" calcext:value-type="float">
            <text:p>0.256941</text:p>
          </table:table-cell>
        </table:table-row>
        <table:table-row table:style-name="ro1">
          <table:table-cell office:value-type="float" office:value="0.09265712" calcext:value-type="float">
            <text:p>0.09265712</text:p>
          </table:table-cell>
          <table:table-cell office:value-type="float" office:value="5.368426" calcext:value-type="float">
            <text:p>5.368426</text:p>
          </table:table-cell>
          <table:table-cell office:value-type="float" office:value="0.09265712" calcext:value-type="float">
            <text:p>0.09265712</text:p>
          </table:table-cell>
          <table:table-cell office:value-type="float" office:value="0.3130213" calcext:value-type="float">
            <text:p>0.3130213</text:p>
          </table:table-cell>
          <table:table-cell office:value-type="float" office:value="0.9944337" calcext:value-type="float">
            <text:p>0.9944337</text:p>
          </table:table-cell>
          <table:table-cell office:value-type="float" office:value="0.3628224" calcext:value-type="float">
            <text:p>0.3628224</text:p>
          </table:table-cell>
          <table:table-cell office:value-type="float" office:value="0.8684573" calcext:value-type="float">
            <text:p>0.8684573</text:p>
          </table:table-cell>
          <table:table-cell office:value-type="float" office:value="0.9222024" calcext:value-type="float">
            <text:p>0.9222024</text:p>
          </table:table-cell>
          <table:table-cell office:value-type="float" office:value="0.7518401" calcext:value-type="float">
            <text:p>0.7518401</text:p>
          </table:table-cell>
          <table:table-cell office:value-type="float" office:value="0.9310213" calcext:value-type="float">
            <text:p>0.9310213</text:p>
          </table:table-cell>
          <table:table-cell office:value-type="float" office:value="0.6396652" calcext:value-type="float">
            <text:p>0.6396652</text:p>
          </table:table-cell>
          <table:table-cell office:value-type="float" office:value="0.1125433" calcext:value-type="float">
            <text:p>0.1125433</text:p>
          </table:table-cell>
          <table:table-cell office:value-type="float" office:value="0.08512519" calcext:value-type="float">
            <text:p>0.08512519</text:p>
          </table:table-cell>
          <table:table-cell office:value-type="float" office:value="0.972249" calcext:value-type="float">
            <text:p>0.972249</text:p>
          </table:table-cell>
          <table:table-cell office:value-type="float" office:value="0.468098" calcext:value-type="float">
            <text:p>0.468098</text:p>
          </table:table-cell>
          <table:table-cell office:value-type="float" office:value="0.5714288" calcext:value-type="float">
            <text:p>0.5714288</text:p>
          </table:table-cell>
          <table:table-cell office:value-type="float" office:value="0.9010503" calcext:value-type="float">
            <text:p>0.9010503</text:p>
          </table:table-cell>
          <table:table-cell office:value-type="float" office:value="0.9838675" calcext:value-type="float">
            <text:p>0.9838675</text:p>
          </table:table-cell>
          <table:table-cell office:value-type="float" office:value="0.2243233" calcext:value-type="float">
            <text:p>0.2243233</text:p>
          </table:table-cell>
          <table:table-cell office:value-type="float" office:value="0.03521484" calcext:value-type="float">
            <text:p>0.03521484</text:p>
          </table:table-cell>
          <table:table-cell office:value-type="float" office:value="0.2614589" calcext:value-type="float">
            <text:p>0.2614589</text:p>
          </table:table-cell>
          <table:table-cell office:value-type="float" office:value="0.5926064" calcext:value-type="float">
            <text:p>0.5926064</text:p>
          </table:table-cell>
          <table:table-cell office:value-type="float" office:value="0.3162447" calcext:value-type="float">
            <text:p>0.3162447</text:p>
          </table:table-cell>
          <table:table-cell office:value-type="float" office:value="0.6337173" calcext:value-type="float">
            <text:p>0.6337173</text:p>
          </table:table-cell>
          <table:table-cell office:value-type="float" office:value="0.128789" calcext:value-type="float">
            <text:p>0.128789</text:p>
          </table:table-cell>
          <table:table-cell office:value-type="float" office:value="0.6479174" calcext:value-type="float">
            <text:p>0.6479174</text:p>
          </table:table-cell>
          <table:table-cell office:value-type="float" office:value="0.04784184" calcext:value-type="float">
            <text:p>0.04784184</text:p>
          </table:table-cell>
          <table:table-cell office:value-type="float" office:value="0.4137766" calcext:value-type="float">
            <text:p>0.4137766</text:p>
          </table:table-cell>
          <table:table-cell office:value-type="float" office:value="0.8765322" calcext:value-type="float">
            <text:p>0.8765322</text:p>
          </table:table-cell>
          <table:table-cell office:value-type="float" office:value="0.6975984" calcext:value-type="float">
            <text:p>0.6975984</text:p>
          </table:table-cell>
          <table:table-cell office:value-type="float" office:value="0.8779342" calcext:value-type="float">
            <text:p>0.8779342</text:p>
          </table:table-cell>
          <table:table-cell office:value-type="float" office:value="0.8710141" calcext:value-type="float">
            <text:p>0.87101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7721301" calcext:value-type="float">
            <text:p>0.7721301</text:p>
          </table:table-cell>
          <table:table-cell office:value-type="float" office:value="2.866005" calcext:value-type="float">
            <text:p>2.866005</text:p>
          </table:table-cell>
          <table:table-cell office:value-type="float" office:value="0.7721301" calcext:value-type="float">
            <text:p>0.7721301</text:p>
          </table:table-cell>
          <table:table-cell office:value-type="float" office:value="0.3872807" calcext:value-type="float">
            <text:p>0.3872807</text:p>
          </table:table-cell>
          <table:table-cell office:value-type="float" office:value="0.8614859" calcext:value-type="float">
            <text:p>0.8614859</text:p>
          </table:table-cell>
          <table:table-cell office:value-type="float" office:value="0.1424632" calcext:value-type="float">
            <text:p>0.1424632</text:p>
          </table:table-cell>
          <table:table-cell office:value-type="float" office:value="0.4479939" calcext:value-type="float">
            <text:p>0.4479939</text:p>
          </table:table-cell>
          <table:table-cell office:value-type="float" office:value="0.6331446" calcext:value-type="float">
            <text:p>0.6331446</text:p>
          </table:table-cell>
          <table:table-cell office:value-type="float" office:value="0.2271336" calcext:value-type="float">
            <text:p>0.2271336</text:p>
          </table:table-cell>
          <table:table-cell office:value-type="float" office:value="0.1642838" calcext:value-type="float">
            <text:p>0.1642838</text:p>
          </table:table-cell>
          <table:table-cell office:value-type="float" office:value="0.7284394" calcext:value-type="float">
            <text:p>0.7284394</text:p>
          </table:table-cell>
          <table:table-cell office:value-type="float" office:value="0.7535001" calcext:value-type="float">
            <text:p>0.7535001</text:p>
          </table:table-cell>
          <table:table-cell office:value-type="float" office:value="0.2772808" calcext:value-type="float">
            <text:p>0.2772808</text:p>
          </table:table-cell>
          <table:table-cell office:value-type="float" office:value="0.5635815" calcext:value-type="float">
            <text:p>0.5635815</text:p>
          </table:table-cell>
          <table:table-cell office:value-type="float" office:value="0.5417157" calcext:value-type="float">
            <text:p>0.5417157</text:p>
          </table:table-cell>
          <table:table-cell office:value-type="float" office:value="0.2605339" calcext:value-type="float">
            <text:p>0.2605339</text:p>
          </table:table-cell>
          <table:table-cell office:value-type="float" office:value="0.09244725" calcext:value-type="float">
            <text:p>0.09244725</text:p>
          </table:table-cell>
          <table:table-cell office:value-type="float" office:value="0.6044211" calcext:value-type="float">
            <text:p>0.6044211</text:p>
          </table:table-cell>
          <table:table-cell office:value-type="float" office:value="0.916262" calcext:value-type="float">
            <text:p>0.916262</text:p>
          </table:table-cell>
          <table:table-cell office:value-type="float" office:value="0.395461" calcext:value-type="float">
            <text:p>0.395461</text:p>
          </table:table-cell>
          <table:table-cell office:value-type="float" office:value="0.1242137" calcext:value-type="float">
            <text:p>0.1242137</text:p>
          </table:table-cell>
          <table:table-cell office:value-type="float" office:value="0.2865501" calcext:value-type="float">
            <text:p>0.2865501</text:p>
          </table:table-cell>
          <table:table-cell office:value-type="float" office:value="0.009352669" calcext:value-type="float">
            <text:p>0.009352669</text:p>
          </table:table-cell>
          <table:table-cell office:value-type="float" office:value="0.1077365" calcext:value-type="float">
            <text:p>0.1077365</text:p>
          </table:table-cell>
          <table:table-cell office:value-type="float" office:value="0.5579015" calcext:value-type="float">
            <text:p>0.5579015</text:p>
          </table:table-cell>
          <table:table-cell office:value-type="float" office:value="0.8165319" calcext:value-type="float">
            <text:p>0.8165319</text:p>
          </table:table-cell>
          <table:table-cell office:value-type="float" office:value="0.3205271" calcext:value-type="float">
            <text:p>0.3205271</text:p>
          </table:table-cell>
          <table:table-cell office:value-type="float" office:value="0.9257406" calcext:value-type="float">
            <text:p>0.9257406</text:p>
          </table:table-cell>
          <table:table-cell office:value-type="float" office:value="0.1329479" calcext:value-type="float">
            <text:p>0.1329479</text:p>
          </table:table-cell>
          <table:table-cell office:value-type="float" office:value="0.2203592" calcext:value-type="float">
            <text:p>0.2203592</text:p>
          </table:table-cell>
          <table:table-cell office:value-type="float" office:value="0.4204634" calcext:value-type="float">
            <text:p>0.4204634</text:p>
          </table:table-cell>
          <table:table-cell office:value-type="float" office:value="0.2890578" calcext:value-type="float">
            <text:p>0.28905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002279" calcext:value-type="float">
            <text:p>0.1002279</text:p>
          </table:table-cell>
        </table:table-row>
        <table:table-row table:style-name="ro1">
          <table:table-cell office:value-type="float" office:value="0.5247065" calcext:value-type="float">
            <text:p>0.5247065</text:p>
          </table:table-cell>
          <table:table-cell office:value-type="float" office:value="3.891905" calcext:value-type="float">
            <text:p>3.891905</text:p>
          </table:table-cell>
          <table:table-cell office:value-type="float" office:value="0.5247065" calcext:value-type="float">
            <text:p>0.5247065</text:p>
          </table:table-cell>
          <table:table-cell office:value-type="float" office:value="0.7667375" calcext:value-type="float">
            <text:p>0.7667375</text:p>
          </table:table-cell>
          <table:table-cell office:value-type="float" office:value="0.9112258" calcext:value-type="float">
            <text:p>0.9112258</text:p>
          </table:table-cell>
          <table:table-cell office:value-type="float" office:value="0.3590432" calcext:value-type="float">
            <text:p>0.3590432</text:p>
          </table:table-cell>
          <table:table-cell office:value-type="float" office:value="0.8078444" calcext:value-type="float">
            <text:p>0.8078444</text:p>
          </table:table-cell>
          <table:table-cell office:value-type="float" office:value="0.4086675" calcext:value-type="float">
            <text:p>0.4086675</text:p>
          </table:table-cell>
          <table:table-cell office:value-type="float" office:value="0.9263823" calcext:value-type="float">
            <text:p>0.9263823</text:p>
          </table:table-cell>
          <table:table-cell office:value-type="float" office:value="0.3108949" calcext:value-type="float">
            <text:p>0.3108949</text:p>
          </table:table-cell>
          <table:table-cell office:value-type="float" office:value="0.808603" calcext:value-type="float">
            <text:p>0.808603</text:p>
          </table:table-cell>
          <table:table-cell office:value-type="float" office:value="0.3794464" calcext:value-type="float">
            <text:p>0.3794464</text:p>
          </table:table-cell>
          <table:table-cell office:value-type="float" office:value="0.3080613" calcext:value-type="float">
            <text:p>0.3080613</text:p>
          </table:table-cell>
          <table:table-cell office:value-type="float" office:value="0.6397539" calcext:value-type="float">
            <text:p>0.6397539</text:p>
          </table:table-cell>
          <table:table-cell office:value-type="float" office:value="0.1372452" calcext:value-type="float">
            <text:p>0.1372452</text:p>
          </table:table-cell>
          <table:table-cell office:value-type="float" office:value="0.3060563" calcext:value-type="float">
            <text:p>0.3060563</text:p>
          </table:table-cell>
          <table:table-cell office:value-type="float" office:value="0.306892" calcext:value-type="float">
            <text:p>0.306892</text:p>
          </table:table-cell>
          <table:table-cell office:value-type="float" office:value="0.5259808" calcext:value-type="float">
            <text:p>0.5259808</text:p>
          </table:table-cell>
          <table:table-cell office:value-type="float" office:value="0.5708875" calcext:value-type="float">
            <text:p>0.5708875</text:p>
          </table:table-cell>
          <table:table-cell office:value-type="float" office:value="0.8313854" calcext:value-type="float">
            <text:p>0.8313854</text:p>
          </table:table-cell>
          <table:table-cell office:value-type="float" office:value="0.7273148" calcext:value-type="float">
            <text:p>0.7273148</text:p>
          </table:table-cell>
          <table:table-cell office:value-type="float" office:value="0.488036" calcext:value-type="float">
            <text:p>0.488036</text:p>
          </table:table-cell>
          <table:table-cell office:value-type="float" office:value="0.7435843" calcext:value-type="float">
            <text:p>0.7435843</text:p>
          </table:table-cell>
          <table:table-cell office:value-type="float" office:value="0.4772392" calcext:value-type="float">
            <text:p>0.4772392</text:p>
          </table:table-cell>
          <table:table-cell office:value-type="float" office:value="0.4574708" calcext:value-type="float">
            <text:p>0.4574708</text:p>
          </table:table-cell>
          <table:table-cell office:value-type="float" office:value="0.5819563" calcext:value-type="float">
            <text:p>0.5819563</text:p>
          </table:table-cell>
          <table:table-cell office:value-type="float" office:value="0.005392554" calcext:value-type="float">
            <text:p>0.005392554</text:p>
          </table:table-cell>
          <table:table-cell office:value-type="float" office:value="0.4760549" calcext:value-type="float">
            <text:p>0.4760549</text:p>
          </table:table-cell>
          <table:table-cell office:value-type="float" office:value="0.5024427" calcext:value-type="float">
            <text:p>0.5024427</text:p>
          </table:table-cell>
          <table:table-cell office:value-type="float" office:value="0.3346188" calcext:value-type="float">
            <text:p>0.3346188</text:p>
          </table:table-cell>
          <table:table-cell office:value-type="float" office:value="0.03932639" calcext:value-type="float">
            <text:p>0.03932639</text:p>
          </table:table-cell>
          <table:table-cell office:value-type="float" office:value="0.7067623" calcext:value-type="float">
            <text:p>0.70676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922039" calcext:value-type="float">
            <text:p>0.2922039</text:p>
          </table:table-cell>
        </table:table-row>
        <table:table-row table:style-name="ro1">
          <table:table-cell office:value-type="float" office:value="0.9162388" calcext:value-type="float">
            <text:p>0.9162388</text:p>
          </table:table-cell>
          <table:table-cell office:value-type="float" office:value="3.566476" calcext:value-type="float">
            <text:p>3.566476</text:p>
          </table:table-cell>
          <table:table-cell office:value-type="float" office:value="0.9162388" calcext:value-type="float">
            <text:p>0.9162388</text:p>
          </table:table-cell>
          <table:table-cell office:value-type="float" office:value="0.3556807" calcext:value-type="float">
            <text:p>0.3556807</text:p>
          </table:table-cell>
          <table:table-cell office:value-type="float" office:value="0.348993" calcext:value-type="float">
            <text:p>0.348993</text:p>
          </table:table-cell>
          <table:table-cell office:value-type="float" office:value="0.4454388" calcext:value-type="float">
            <text:p>0.4454388</text:p>
          </table:table-cell>
          <table:table-cell office:value-type="float" office:value="0.6375269" calcext:value-type="float">
            <text:p>0.6375269</text:p>
          </table:table-cell>
          <table:table-cell office:value-type="float" office:value="0.4263363" calcext:value-type="float">
            <text:p>0.4263363</text:p>
          </table:table-cell>
          <table:table-cell office:value-type="float" office:value="0.2356594" calcext:value-type="float">
            <text:p>0.2356594</text:p>
          </table:table-cell>
          <table:table-cell office:value-type="float" office:value="0.9536419" calcext:value-type="float">
            <text:p>0.9536419</text:p>
          </table:table-cell>
          <table:table-cell office:value-type="float" office:value="0.5664664" calcext:value-type="float">
            <text:p>0.5664664</text:p>
          </table:table-cell>
          <table:table-cell office:value-type="float" office:value="0.03353357" calcext:value-type="float">
            <text:p>0.03353357</text:p>
          </table:table-cell>
          <table:table-cell office:value-type="float" office:value="0.08487657" calcext:value-type="float">
            <text:p>0.08487657</text:p>
          </table:table-cell>
          <table:table-cell office:value-type="float" office:value="0.6681462" calcext:value-type="float">
            <text:p>0.6681462</text:p>
          </table:table-cell>
          <table:table-cell office:value-type="float" office:value="0.6361777" calcext:value-type="float">
            <text:p>0.6361777</text:p>
          </table:table-cell>
          <table:table-cell office:value-type="float" office:value="0.5429657" calcext:value-type="float">
            <text:p>0.5429657</text:p>
          </table:table-cell>
          <table:table-cell office:value-type="float" office:value="0.5321134" calcext:value-type="float">
            <text:p>0.5321134</text:p>
          </table:table-cell>
          <table:table-cell office:value-type="float" office:value="0.6502656" calcext:value-type="float">
            <text:p>0.6502656</text:p>
          </table:table-cell>
          <table:table-cell office:value-type="float" office:value="0.9759452" calcext:value-type="float">
            <text:p>0.9759452</text:p>
          </table:table-cell>
          <table:table-cell office:value-type="float" office:value="0.7685601" calcext:value-type="float">
            <text:p>0.7685601</text:p>
          </table:table-cell>
          <table:table-cell office:value-type="float" office:value="0.3151345" calcext:value-type="float">
            <text:p>0.3151345</text:p>
          </table:table-cell>
          <table:table-cell office:value-type="float" office:value="0.4496856" calcext:value-type="float">
            <text:p>0.4496856</text:p>
          </table:table-cell>
          <table:table-cell office:value-type="float" office:value="0.6305052" calcext:value-type="float">
            <text:p>0.6305052</text:p>
          </table:table-cell>
          <table:table-cell office:value-type="float" office:value="0.8857404" calcext:value-type="float">
            <text:p>0.8857404</text:p>
          </table:table-cell>
          <table:table-cell office:value-type="float" office:value="0.381137" calcext:value-type="float">
            <text:p>0.381137</text:p>
          </table:table-cell>
          <table:table-cell office:value-type="float" office:value="0.5822955" calcext:value-type="float">
            <text:p>0.5822955</text:p>
          </table:table-cell>
          <table:table-cell office:value-type="float" office:value="0.6084677" calcext:value-type="float">
            <text:p>0.6084677</text:p>
          </table:table-cell>
          <table:table-cell office:value-type="float" office:value="0.4110568" calcext:value-type="float">
            <text:p>0.4110568</text:p>
          </table:table-cell>
          <table:table-cell office:value-type="float" office:value="0.5622328" calcext:value-type="float">
            <text:p>0.5622328</text:p>
          </table:table-cell>
          <table:table-cell office:value-type="float" office:value="0.9136044" calcext:value-type="float">
            <text:p>0.9136044</text:p>
          </table:table-cell>
          <table:table-cell office:value-type="float" office:value="0.1703174" calcext:value-type="float">
            <text:p>0.1703174</text:p>
          </table:table-cell>
          <table:table-cell office:value-type="float" office:value="0.9823312" calcext:value-type="float">
            <text:p>0.98233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117434" calcext:value-type="float">
            <text:p>0.2117434</text:p>
          </table:table-cell>
        </table:table-row>
        <table:table-row table:style-name="ro1">
          <table:table-cell office:value-type="float" office:value="0.6907229" calcext:value-type="float">
            <text:p>0.6907229</text:p>
          </table:table-cell>
          <table:table-cell office:value-type="float" office:value="3.110826" calcext:value-type="float">
            <text:p>3.110826</text:p>
          </table:table-cell>
          <table:table-cell office:value-type="float" office:value="0.6907229" calcext:value-type="float">
            <text:p>0.6907229</text:p>
          </table:table-cell>
          <table:table-cell office:value-type="float" office:value="0.3572529" calcext:value-type="float">
            <text:p>0.3572529</text:p>
          </table:table-cell>
          <table:table-cell office:value-type="float" office:value="0.2421366" calcext:value-type="float">
            <text:p>0.2421366</text:p>
          </table:table-cell>
          <table:table-cell office:value-type="float" office:value="0.3459129" calcext:value-type="float">
            <text:p>0.3459129</text:p>
          </table:table-cell>
          <table:table-cell office:value-type="float" office:value="0.2231847" calcext:value-type="float">
            <text:p>0.2231847</text:p>
          </table:table-cell>
          <table:table-cell office:value-type="float" office:value="0.9716077" calcext:value-type="float">
            <text:p>0.9716077</text:p>
          </table:table-cell>
          <table:table-cell office:value-type="float" office:value="0.5010675" calcext:value-type="float">
            <text:p>0.5010675</text:p>
          </table:table-cell>
          <table:table-cell office:value-type="float" office:value="0.7630905" calcext:value-type="float">
            <text:p>0.7630905</text:p>
          </table:table-cell>
          <table:table-cell office:value-type="float" office:value="0.7747786" calcext:value-type="float">
            <text:p>0.7747786</text:p>
          </table:table-cell>
          <table:table-cell office:value-type="float" office:value="0.8757152" calcext:value-type="float">
            <text:p>0.8757152</text:p>
          </table:table-cell>
          <table:table-cell office:value-type="float" office:value="0.5949423" calcext:value-type="float">
            <text:p>0.5949423</text:p>
          </table:table-cell>
          <table:table-cell office:value-type="float" office:value="0.06282536" calcext:value-type="float">
            <text:p>0.06282536</text:p>
          </table:table-cell>
          <table:table-cell office:value-type="float" office:value="0.4121803" calcext:value-type="float">
            <text:p>0.4121803</text:p>
          </table:table-cell>
          <table:table-cell office:value-type="float" office:value="0.03835035" calcext:value-type="float">
            <text:p>0.03835035</text:p>
          </table:table-cell>
          <table:table-cell office:value-type="float" office:value="0.1130791" calcext:value-type="float">
            <text:p>0.1130791</text:p>
          </table:table-cell>
          <table:table-cell office:value-type="float" office:value="0.5914988" calcext:value-type="float">
            <text:p>0.5914988</text:p>
          </table:table-cell>
          <table:table-cell office:value-type="float" office:value="0.07633382" calcext:value-type="float">
            <text:p>0.07633382</text:p>
          </table:table-cell>
          <table:table-cell office:value-type="float" office:value="0.9996608" calcext:value-type="float">
            <text:p>0.9996608</text:p>
          </table:table-cell>
          <table:table-cell office:value-type="float" office:value="0.5943358" calcext:value-type="float">
            <text:p>0.5943358</text:p>
          </table:table-cell>
          <table:table-cell office:value-type="float" office:value="0.9138221" calcext:value-type="float">
            <text:p>0.9138221</text:p>
          </table:table-cell>
          <table:table-cell office:value-type="float" office:value="0.5888382" calcext:value-type="float">
            <text:p>0.5888382</text:p>
          </table:table-cell>
          <table:table-cell office:value-type="float" office:value="0.1643014" calcext:value-type="float">
            <text:p>0.1643014</text:p>
          </table:table-cell>
          <table:table-cell office:value-type="float" office:value="0.05699522" calcext:value-type="float">
            <text:p>0.05699522</text:p>
          </table:table-cell>
          <table:table-cell office:value-type="float" office:value="0.0160394" calcext:value-type="float">
            <text:p>0.0160394</text:p>
          </table:table-cell>
          <table:table-cell office:value-type="float" office:value="0.5589859" calcext:value-type="float">
            <text:p>0.5589859</text:p>
          </table:table-cell>
          <table:table-cell office:value-type="float" office:value="0.1135441" calcext:value-type="float">
            <text:p>0.1135441</text:p>
          </table:table-cell>
          <table:table-cell office:value-type="float" office:value="0.0030801" calcext:value-type="float">
            <text:p>0.0030801</text:p>
          </table:table-cell>
          <table:table-cell office:value-type="float" office:value="0.2222541" calcext:value-type="float">
            <text:p>0.2222541</text:p>
          </table:table-cell>
          <table:table-cell office:value-type="float" office:value="0.6659193" calcext:value-type="float">
            <text:p>0.6659193</text:p>
          </table:table-cell>
          <table:table-cell office:value-type="float" office:value="0.9252688" calcext:value-type="float">
            <text:p>0.92526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277516" calcext:value-type="float">
            <text:p>0.1277516</text:p>
          </table:table-cell>
        </table:table-row>
        <table:table-row table:style-name="ro1">
          <table:table-cell office:value-type="float" office:value="0.4725688" calcext:value-type="float">
            <text:p>0.4725688</text:p>
          </table:table-cell>
          <table:table-cell office:value-type="float" office:value="3.564356" calcext:value-type="float">
            <text:p>3.564356</text:p>
          </table:table-cell>
          <table:table-cell office:value-type="float" office:value="0.4725688" calcext:value-type="float">
            <text:p>0.4725688</text:p>
          </table:table-cell>
          <table:table-cell office:value-type="float" office:value="0.1788634" calcext:value-type="float">
            <text:p>0.1788634</text:p>
          </table:table-cell>
          <table:table-cell office:value-type="float" office:value="0.6907513" calcext:value-type="float">
            <text:p>0.6907513</text:p>
          </table:table-cell>
          <table:table-cell office:value-type="float" office:value="0.4385913" calcext:value-type="float">
            <text:p>0.4385913</text:p>
          </table:table-cell>
          <table:table-cell office:value-type="float" office:value="0.02205121" calcext:value-type="float">
            <text:p>0.02205121</text:p>
          </table:table-cell>
          <table:table-cell office:value-type="float" office:value="0.2559659" calcext:value-type="float">
            <text:p>0.2559659</text:p>
          </table:table-cell>
          <table:table-cell office:value-type="float" office:value="0.5978273" calcext:value-type="float">
            <text:p>0.5978273</text:p>
          </table:table-cell>
          <table:table-cell office:value-type="float" office:value="0.4298866" calcext:value-type="float">
            <text:p>0.4298866</text:p>
          </table:table-cell>
          <table:table-cell office:value-type="float" office:value="0.9406146" calcext:value-type="float">
            <text:p>0.9406146</text:p>
          </table:table-cell>
          <table:table-cell office:value-type="float" office:value="0.5739318" calcext:value-type="float">
            <text:p>0.5739318</text:p>
          </table:table-cell>
          <table:table-cell office:value-type="float" office:value="0.9762845" calcext:value-type="float">
            <text:p>0.9762845</text:p>
          </table:table-cell>
          <table:table-cell office:value-type="float" office:value="0.3290559" calcext:value-type="float">
            <text:p>0.3290559</text:p>
          </table:table-cell>
          <table:table-cell office:value-type="float" office:value="0.7207987" calcext:value-type="float">
            <text:p>0.7207987</text:p>
          </table:table-cell>
          <table:table-cell office:value-type="float" office:value="0.5358635" calcext:value-type="float">
            <text:p>0.5358635</text:p>
          </table:table-cell>
          <table:table-cell office:value-type="float" office:value="0.04166696" calcext:value-type="float">
            <text:p>0.04166696</text:p>
          </table:table-cell>
          <table:table-cell office:value-type="float" office:value="0.7214391" calcext:value-type="float">
            <text:p>0.7214391</text:p>
          </table:table-cell>
          <table:table-cell office:value-type="float" office:value="0.3241418" calcext:value-type="float">
            <text:p>0.3241418</text:p>
          </table:table-cell>
          <table:table-cell office:value-type="float" office:value="0.5662561" calcext:value-type="float">
            <text:p>0.5662561</text:p>
          </table:table-cell>
          <table:table-cell office:value-type="float" office:value="0.04948186" calcext:value-type="float">
            <text:p>0.04948186</text:p>
          </table:table-cell>
          <table:table-cell office:value-type="float" office:value="0.2975127" calcext:value-type="float">
            <text:p>0.2975127</text:p>
          </table:table-cell>
          <table:table-cell office:value-type="float" office:value="0.5591527" calcext:value-type="float">
            <text:p>0.5591527</text:p>
          </table:table-cell>
          <table:table-cell office:value-type="float" office:value="0.6913503" calcext:value-type="float">
            <text:p>0.6913503</text:p>
          </table:table-cell>
          <table:table-cell office:value-type="float" office:value="0.5043982" calcext:value-type="float">
            <text:p>0.5043982</text:p>
          </table:table-cell>
          <table:table-cell office:value-type="float" office:value="0.05706235" calcext:value-type="float">
            <text:p>0.05706235</text:p>
          </table:table-cell>
          <table:table-cell office:value-type="float" office:value="0.2181541" calcext:value-type="float">
            <text:p>0.2181541</text:p>
          </table:table-cell>
          <table:table-cell office:value-type="float" office:value="0.1783895" calcext:value-type="float">
            <text:p>0.1783895</text:p>
          </table:table-cell>
          <table:table-cell office:value-type="float" office:value="0.5513853" calcext:value-type="float">
            <text:p>0.5513853</text:p>
          </table:table-cell>
          <table:table-cell office:value-type="float" office:value="0.9073215" calcext:value-type="float">
            <text:p>0.9073215</text:p>
          </table:table-cell>
          <table:table-cell office:value-type="float" office:value="0.2011335" calcext:value-type="float">
            <text:p>0.2011335</text:p>
          </table:table-cell>
          <table:table-cell office:value-type="float" office:value="0.7156418" calcext:value-type="float">
            <text:p>0.71564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123453" calcext:value-type="float">
            <text:p>0.1123453</text:p>
          </table:table-cell>
        </table:table-row>
        <table:table-row table:style-name="ro1">
          <table:table-cell office:value-type="float" office:value="0.9032402" calcext:value-type="float">
            <text:p>0.9032402</text:p>
          </table:table-cell>
          <table:table-cell office:value-type="float" office:value="3.327356" calcext:value-type="float">
            <text:p>3.327356</text:p>
          </table:table-cell>
          <table:table-cell office:value-type="float" office:value="0.9032402" calcext:value-type="float">
            <text:p>0.9032402</text:p>
          </table:table-cell>
          <table:table-cell office:value-type="float" office:value="0.3332039" calcext:value-type="float">
            <text:p>0.3332039</text:p>
          </table:table-cell>
          <table:table-cell office:value-type="float" office:value="0.834164" calcext:value-type="float">
            <text:p>0.834164</text:p>
          </table:table-cell>
          <table:table-cell office:value-type="float" office:value="0.3017833" calcext:value-type="float">
            <text:p>0.3017833</text:p>
          </table:table-cell>
          <table:table-cell office:value-type="float" office:value="0.6186578" calcext:value-type="float">
            <text:p>0.6186578</text:p>
          </table:table-cell>
          <table:table-cell office:value-type="float" office:value="0.7337695" calcext:value-type="float">
            <text:p>0.7337695</text:p>
          </table:table-cell>
          <table:table-cell office:value-type="float" office:value="0.6913815" calcext:value-type="float">
            <text:p>0.6913815</text:p>
          </table:table-cell>
          <table:table-cell office:value-type="float" office:value="0.5024868" calcext:value-type="float">
            <text:p>0.5024868</text:p>
          </table:table-cell>
          <table:table-cell office:value-type="float" office:value="0.07141219" calcext:value-type="float">
            <text:p>0.07141219</text:p>
          </table:table-cell>
          <table:table-cell office:value-type="float" office:value="0.8700598" calcext:value-type="float">
            <text:p>0.8700598</text:p>
          </table:table-cell>
          <table:table-cell office:value-type="float" office:value="0.752192" calcext:value-type="float">
            <text:p>0.752192</text:p>
          </table:table-cell>
          <table:table-cell office:value-type="float" office:value="0.4334047" calcext:value-type="float">
            <text:p>0.4334047</text:p>
          </table:table-cell>
          <table:table-cell office:value-type="float" office:value="0.2968231" calcext:value-type="float">
            <text:p>0.2968231</text:p>
          </table:table-cell>
          <table:table-cell office:value-type="float" office:value="0.3546694" calcext:value-type="float">
            <text:p>0.3546694</text:p>
          </table:table-cell>
          <table:table-cell office:value-type="float" office:value="0.8974879" calcext:value-type="float">
            <text:p>0.8974879</text:p>
          </table:table-cell>
          <table:table-cell office:value-type="float" office:value="0.6599032" calcext:value-type="float">
            <text:p>0.6599032</text:p>
          </table:table-cell>
          <table:table-cell office:value-type="float" office:value="0.9999329" calcext:value-type="float">
            <text:p>0.9999329</text:p>
          </table:table-cell>
          <table:table-cell office:value-type="float" office:value="0.7978853" calcext:value-type="float">
            <text:p>0.7978853</text:p>
          </table:table-cell>
          <table:table-cell office:value-type="float" office:value="0.3805963" calcext:value-type="float">
            <text:p>0.3805963</text:p>
          </table:table-cell>
          <table:table-cell office:value-type="float" office:value="0.5621588" calcext:value-type="float">
            <text:p>0.5621588</text:p>
          </table:table-cell>
          <table:table-cell office:value-type="float" office:value="0.09575856" calcext:value-type="float">
            <text:p>0.09575856</text:p>
          </table:table-cell>
          <table:table-cell office:value-type="float" office:value="0.02112056" calcext:value-type="float">
            <text:p>0.02112056</text:p>
          </table:table-cell>
          <table:table-cell office:value-type="float" office:value="0.9502775" calcext:value-type="float">
            <text:p>0.9502775</text:p>
          </table:table-cell>
          <table:table-cell office:value-type="float" office:value="0.02202867" calcext:value-type="float">
            <text:p>0.02202867</text:p>
          </table:table-cell>
          <table:table-cell office:value-type="float" office:value="0.1393649" calcext:value-type="float">
            <text:p>0.1393649</text:p>
          </table:table-cell>
          <table:table-cell office:value-type="float" office:value="0.3446994" calcext:value-type="float">
            <text:p>0.3446994</text:p>
          </table:table-cell>
          <table:table-cell office:value-type="float" office:value="0.3889679" calcext:value-type="float">
            <text:p>0.3889679</text:p>
          </table:table-cell>
          <table:table-cell office:value-type="float" office:value="0.8199335" calcext:value-type="float">
            <text:p>0.8199335</text:p>
          </table:table-cell>
          <table:table-cell office:value-type="float" office:value="0.2882817" calcext:value-type="float">
            <text:p>0.2882817</text:p>
          </table:table-cell>
          <table:table-cell office:value-type="float" office:value="0.5645844" calcext:value-type="float">
            <text:p>0.56458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09534052" calcext:value-type="float">
            <text:p>0.09534052</text:p>
          </table:table-cell>
          <table:table-cell office:value-type="float" office:value="4.598012" calcext:value-type="float">
            <text:p>4.598012</text:p>
          </table:table-cell>
          <table:table-cell office:value-type="float" office:value="0.09534052" calcext:value-type="float">
            <text:p>0.09534052</text:p>
          </table:table-cell>
          <table:table-cell office:value-type="float" office:value="0.3584744" calcext:value-type="float">
            <text:p>0.3584744</text:p>
          </table:table-cell>
          <table:table-cell office:value-type="float" office:value="0.07055483" calcext:value-type="float">
            <text:p>0.07055483</text:p>
          </table:table-cell>
          <table:table-cell office:value-type="float" office:value="0.8217398" calcext:value-type="float">
            <text:p>0.8217398</text:p>
          </table:table-cell>
          <table:table-cell office:value-type="float" office:value="0.5428798" calcext:value-type="float">
            <text:p>0.5428798</text:p>
          </table:table-cell>
          <table:table-cell office:value-type="float" office:value="0.9390336" calcext:value-type="float">
            <text:p>0.9390336</text:p>
          </table:table-cell>
          <table:table-cell office:value-type="float" office:value="0.4239756" calcext:value-type="float">
            <text:p>0.4239756</text:p>
          </table:table-cell>
          <table:table-cell office:value-type="float" office:value="0.1811941" calcext:value-type="float">
            <text:p>0.1811941</text:p>
          </table:table-cell>
          <table:table-cell office:value-type="float" office:value="0.1441791" calcext:value-type="float">
            <text:p>0.1441791</text:p>
          </table:table-cell>
          <table:table-cell office:value-type="float" office:value="0.06153585" calcext:value-type="float">
            <text:p>0.06153585</text:p>
          </table:table-cell>
          <table:table-cell office:value-type="float" office:value="0.3242089" calcext:value-type="float">
            <text:p>0.3242089</text:p>
          </table:table-cell>
          <table:table-cell office:value-type="float" office:value="0.7683708" calcext:value-type="float">
            <text:p>0.7683708</text:p>
          </table:table-cell>
          <table:table-cell office:value-type="float" office:value="0.6688855" calcext:value-type="float">
            <text:p>0.6688855</text:p>
          </table:table-cell>
          <table:table-cell office:value-type="float" office:value="0.7353539" calcext:value-type="float">
            <text:p>0.7353539</text:p>
          </table:table-cell>
          <table:table-cell office:value-type="float" office:value="0.4633942" calcext:value-type="float">
            <text:p>0.4633942</text:p>
          </table:table-cell>
          <table:table-cell office:value-type="float" office:value="0.6702298" calcext:value-type="float">
            <text:p>0.6702298</text:p>
          </table:table-cell>
          <table:table-cell office:value-type="float" office:value="0.5541206" calcext:value-type="float">
            <text:p>0.5541206</text:p>
          </table:table-cell>
          <table:table-cell office:value-type="float" office:value="0.03503368" calcext:value-type="float">
            <text:p>0.03503368</text:p>
          </table:table-cell>
          <table:table-cell office:value-type="float" office:value="0.07878916" calcext:value-type="float">
            <text:p>0.07878916</text:p>
          </table:table-cell>
          <table:table-cell office:value-type="float" office:value="0.8336901" calcext:value-type="float">
            <text:p>0.8336901</text:p>
          </table:table-cell>
          <table:table-cell office:value-type="float" office:value="0.1624174" calcext:value-type="float">
            <text:p>0.1624174</text:p>
          </table:table-cell>
          <table:table-cell office:value-type="float" office:value="0.08738803" calcext:value-type="float">
            <text:p>0.08738803</text:p>
          </table:table-cell>
          <table:table-cell office:value-type="float" office:value="0.9128518" calcext:value-type="float">
            <text:p>0.9128518</text:p>
          </table:table-cell>
          <table:table-cell office:value-type="float" office:value="0.1510574" calcext:value-type="float">
            <text:p>0.1510574</text:p>
          </table:table-cell>
          <table:table-cell office:value-type="float" office:value="0.8078996" calcext:value-type="float">
            <text:p>0.8078996</text:p>
          </table:table-cell>
          <table:table-cell office:value-type="float" office:value="0.9747295" calcext:value-type="float">
            <text:p>0.9747295</text:p>
          </table:table-cell>
          <table:table-cell office:value-type="float" office:value="0.7636091" calcext:value-type="float">
            <text:p>0.7636091</text:p>
          </table:table-cell>
          <table:table-cell office:value-type="float" office:value="0.4800436" calcext:value-type="float">
            <text:p>0.4800436</text:p>
          </table:table-cell>
          <table:table-cell office:value-type="float" office:value="0.07577805" calcext:value-type="float">
            <text:p>0.07577805</text:p>
          </table:table-cell>
          <table:table-cell office:value-type="float" office:value="0.7947359" calcext:value-type="float">
            <text:p>0.7947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691512" calcext:value-type="float">
            <text:p>0.1691512</text:p>
          </table:table-cell>
        </table:table-row>
        <table:table-row table:style-name="ro1">
          <table:table-cell office:value-type="float" office:value="0.2674059" calcext:value-type="float">
            <text:p>0.2674059</text:p>
          </table:table-cell>
          <table:table-cell office:value-type="float" office:value="4.381985" calcext:value-type="float">
            <text:p>4.381985</text:p>
          </table:table-cell>
          <table:table-cell office:value-type="float" office:value="0.2674059" calcext:value-type="float">
            <text:p>0.2674059</text:p>
          </table:table-cell>
          <table:table-cell office:value-type="float" office:value="0.3212927" calcext:value-type="float">
            <text:p>0.3212927</text:p>
          </table:table-cell>
          <table:table-cell office:value-type="float" office:value="0.9272331" calcext:value-type="float">
            <text:p>0.9272331</text:p>
          </table:table-cell>
          <table:table-cell office:value-type="float" office:value="0.8085239" calcext:value-type="float">
            <text:p>0.8085239</text:p>
          </table:table-cell>
          <table:table-cell office:value-type="float" office:value="0.4279831" calcext:value-type="float">
            <text:p>0.4279831</text:p>
          </table:table-cell>
          <table:table-cell office:value-type="float" office:value="0.665034" calcext:value-type="float">
            <text:p>0.665034</text:p>
          </table:table-cell>
          <table:table-cell office:value-type="float" office:value="0.5614692" calcext:value-type="float">
            <text:p>0.5614692</text:p>
          </table:table-cell>
          <table:table-cell office:value-type="float" office:value="0.8912752" calcext:value-type="float">
            <text:p>0.8912752</text:p>
          </table:table-cell>
          <table:table-cell office:value-type="float" office:value="0.2272581" calcext:value-type="float">
            <text:p>0.2272581</text:p>
          </table:table-cell>
          <table:table-cell office:value-type="float" office:value="0.1057826" calcext:value-type="float">
            <text:p>0.1057826</text:p>
          </table:table-cell>
          <table:table-cell office:value-type="float" office:value="0.9648992" calcext:value-type="float">
            <text:p>0.9648992</text:p>
          </table:table-cell>
          <table:table-cell office:value-type="float" office:value="0.7190962" calcext:value-type="float">
            <text:p>0.7190962</text:p>
          </table:table-cell>
          <table:table-cell office:value-type="float" office:value="0.5469062" calcext:value-type="float">
            <text:p>0.5469062</text:p>
          </table:table-cell>
          <table:table-cell office:value-type="float" office:value="0.3997414" calcext:value-type="float">
            <text:p>0.3997414</text:p>
          </table:table-cell>
          <table:table-cell office:value-type="float" office:value="0.008370529" calcext:value-type="float">
            <text:p>0.008370529</text:p>
          </table:table-cell>
          <table:table-cell office:value-type="float" office:value="0.1082688" calcext:value-type="float">
            <text:p>0.1082688</text:p>
          </table:table-cell>
          <table:table-cell office:value-type="float" office:value="0.7992201" calcext:value-type="float">
            <text:p>0.7992201</text:p>
          </table:table-cell>
          <table:table-cell office:value-type="float" office:value="0.214129" calcext:value-type="float">
            <text:p>0.214129</text:p>
          </table:table-cell>
          <table:table-cell office:value-type="float" office:value="0.1646354" calcext:value-type="float">
            <text:p>0.1646354</text:p>
          </table:table-cell>
          <table:table-cell office:value-type="float" office:value="0.5810903" calcext:value-type="float">
            <text:p>0.5810903</text:p>
          </table:table-cell>
          <table:table-cell office:value-type="float" office:value="0.9089244" calcext:value-type="float">
            <text:p>0.9089244</text:p>
          </table:table-cell>
          <table:table-cell office:value-type="float" office:value="0.7441555" calcext:value-type="float">
            <text:p>0.7441555</text:p>
          </table:table-cell>
          <table:table-cell office:value-type="float" office:value="0.4935458" calcext:value-type="float">
            <text:p>0.4935458</text:p>
          </table:table-cell>
          <table:table-cell office:value-type="float" office:value="0.2971785" calcext:value-type="float">
            <text:p>0.2971785</text:p>
          </table:table-cell>
          <table:table-cell office:value-type="float" office:value="0.7740478" calcext:value-type="float">
            <text:p>0.7740478</text:p>
          </table:table-cell>
          <table:table-cell office:value-type="float" office:value="0.4312413" calcext:value-type="float">
            <text:p>0.4312413</text:p>
          </table:table-cell>
          <table:table-cell office:value-type="float" office:value="0.2620309" calcext:value-type="float">
            <text:p>0.2620309</text:p>
          </table:table-cell>
          <table:table-cell office:value-type="float" office:value="0.3937566" calcext:value-type="float">
            <text:p>0.3937566</text:p>
          </table:table-cell>
          <table:table-cell office:value-type="float" office:value="0.8778458" calcext:value-type="float">
            <text:p>0.8778458</text:p>
          </table:table-cell>
          <table:table-cell office:value-type="float" office:value="0.2178968" calcext:value-type="float">
            <text:p>0.21789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814008" calcext:value-type="float">
            <text:p>0.2814008</text:p>
          </table:table-cell>
        </table:table-row>
        <table:table-row table:style-name="ro1">
          <table:table-cell office:value-type="float" office:value="0.8625064" calcext:value-type="float">
            <text:p>0.8625064</text:p>
          </table:table-cell>
          <table:table-cell office:value-type="float" office:value="2.847966" calcext:value-type="float">
            <text:p>2.847966</text:p>
          </table:table-cell>
          <table:table-cell office:value-type="float" office:value="0.8625064" calcext:value-type="float">
            <text:p>0.8625064</text:p>
          </table:table-cell>
          <table:table-cell office:value-type="float" office:value="0.2899189" calcext:value-type="float">
            <text:p>0.2899189</text:p>
          </table:table-cell>
          <table:table-cell office:value-type="float" office:value="0.9169209" calcext:value-type="float">
            <text:p>0.9169209</text:p>
          </table:table-cell>
          <table:table-cell office:value-type="float" office:value="0.9557533" calcext:value-type="float">
            <text:p>0.9557533</text:p>
          </table:table-cell>
          <table:table-cell office:value-type="float" office:value="0.3593097" calcext:value-type="float">
            <text:p>0.3593097</text:p>
          </table:table-cell>
          <table:table-cell office:value-type="float" office:value="0.04927459" calcext:value-type="float">
            <text:p>0.04927459</text:p>
          </table:table-cell>
          <table:table-cell office:value-type="float" office:value="0.1219793" calcext:value-type="float">
            <text:p>0.1219793</text:p>
          </table:table-cell>
          <table:table-cell office:value-type="float" office:value="0.3356124" calcext:value-type="float">
            <text:p>0.3356124</text:p>
          </table:table-cell>
          <table:table-cell office:value-type="float" office:value="0.4550236" calcext:value-type="float">
            <text:p>0.4550236</text:p>
          </table:table-cell>
          <table:table-cell office:value-type="float" office:value="0.561961" calcext:value-type="float">
            <text:p>0.561961</text:p>
          </table:table-cell>
          <table:table-cell office:value-type="float" office:value="0.7549005" calcext:value-type="float">
            <text:p>0.7549005</text:p>
          </table:table-cell>
          <table:table-cell office:value-type="float" office:value="0.8209046" calcext:value-type="float">
            <text:p>0.8209046</text:p>
          </table:table-cell>
          <table:table-cell office:value-type="float" office:value="0.9141538" calcext:value-type="float">
            <text:p>0.9141538</text:p>
          </table:table-cell>
          <table:table-cell office:value-type="float" office:value="0.2525998" calcext:value-type="float">
            <text:p>0.2525998</text:p>
          </table:table-cell>
          <table:table-cell office:value-type="float" office:value="0.253493" calcext:value-type="float">
            <text:p>0.253493</text:p>
          </table:table-cell>
          <table:table-cell office:value-type="float" office:value="0.3432326" calcext:value-type="float">
            <text:p>0.3432326</text:p>
          </table:table-cell>
          <table:table-cell office:value-type="float" office:value="0.419306" calcext:value-type="float">
            <text:p>0.419306</text:p>
          </table:table-cell>
          <table:table-cell office:value-type="float" office:value="0.8538789" calcext:value-type="float">
            <text:p>0.8538789</text:p>
          </table:table-cell>
          <table:table-cell office:value-type="float" office:value="0.03385181" calcext:value-type="float">
            <text:p>0.03385181</text:p>
          </table:table-cell>
          <table:table-cell office:value-type="float" office:value="0.5434883" calcext:value-type="float">
            <text:p>0.5434883</text:p>
          </table:table-cell>
          <table:table-cell office:value-type="float" office:value="0.5015782" calcext:value-type="float">
            <text:p>0.5015782</text:p>
          </table:table-cell>
          <table:table-cell office:value-type="float" office:value="0.0862869" calcext:value-type="float">
            <text:p>0.0862869</text:p>
          </table:table-cell>
          <table:table-cell office:value-type="float" office:value="0.1979323" calcext:value-type="float">
            <text:p>0.1979323</text:p>
          </table:table-cell>
          <table:table-cell office:value-type="float" office:value="0.5768391" calcext:value-type="float">
            <text:p>0.5768391</text:p>
          </table:table-cell>
          <table:table-cell office:value-type="float" office:value="0.4048995" calcext:value-type="float">
            <text:p>0.4048995</text:p>
          </table:table-cell>
          <table:table-cell office:value-type="float" office:value="0.03137377" calcext:value-type="float">
            <text:p>0.03137377</text:p>
          </table:table-cell>
          <table:table-cell office:value-type="float" office:value="0.0103122" calcext:value-type="float">
            <text:p>0.0103122</text:p>
          </table:table-cell>
          <table:table-cell office:value-type="float" office:value="0.8527706" calcext:value-type="float">
            <text:p>0.8527706</text:p>
          </table:table-cell>
          <table:table-cell office:value-type="float" office:value="0.06867343" calcext:value-type="float">
            <text:p>0.06867343</text:p>
          </table:table-cell>
          <table:table-cell office:value-type="float" office:value="0.6157594" calcext:value-type="float">
            <text:p>0.61575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2258568" calcext:value-type="float">
            <text:p>0.2258568</text:p>
          </table:table-cell>
          <table:table-cell office:value-type="float" office:value="4.465082" calcext:value-type="float">
            <text:p>4.465082</text:p>
          </table:table-cell>
          <table:table-cell office:value-type="float" office:value="0.2258568" calcext:value-type="float">
            <text:p>0.2258568</text:p>
          </table:table-cell>
          <table:table-cell office:value-type="float" office:value="0.4362516" calcext:value-type="float">
            <text:p>0.4362516</text:p>
          </table:table-cell>
          <table:table-cell office:value-type="float" office:value="0.6652971" calcext:value-type="float">
            <text:p>0.6652971</text:p>
          </table:table-cell>
          <table:table-cell office:value-type="float" office:value="0.350882" calcext:value-type="float">
            <text:p>0.350882</text:p>
          </table:table-cell>
          <table:table-cell office:value-type="float" office:value="0.1439945" calcext:value-type="float">
            <text:p>0.1439945</text:p>
          </table:table-cell>
          <table:table-cell office:value-type="float" office:value="0.8049424" calcext:value-type="float">
            <text:p>0.8049424</text:p>
          </table:table-cell>
          <table:table-cell office:value-type="float" office:value="0.2943065" calcext:value-type="float">
            <text:p>0.2943065</text:p>
          </table:table-cell>
          <table:table-cell office:value-type="float" office:value="0.1462485" calcext:value-type="float">
            <text:p>0.1462485</text:p>
          </table:table-cell>
          <table:table-cell office:value-type="float" office:value="0.665138" calcext:value-type="float">
            <text:p>0.665138</text:p>
          </table:table-cell>
          <table:table-cell office:value-type="float" office:value="0.6889628" calcext:value-type="float">
            <text:p>0.6889628</text:p>
          </table:table-cell>
          <table:table-cell office:value-type="float" office:value="0.9453412" calcext:value-type="float">
            <text:p>0.9453412</text:p>
          </table:table-cell>
          <table:table-cell office:value-type="float" office:value="0.1802772" calcext:value-type="float">
            <text:p>0.1802772</text:p>
          </table:table-cell>
          <table:table-cell office:value-type="float" office:value="0.6211471" calcext:value-type="float">
            <text:p>0.6211471</text:p>
          </table:table-cell>
          <table:table-cell office:value-type="float" office:value="0.07951207" calcext:value-type="float">
            <text:p>0.07951207</text:p>
          </table:table-cell>
          <table:table-cell office:value-type="float" office:value="0.8226375" calcext:value-type="float">
            <text:p>0.8226375</text:p>
          </table:table-cell>
          <table:table-cell office:value-type="float" office:value="0.5462232" calcext:value-type="float">
            <text:p>0.5462232</text:p>
          </table:table-cell>
          <table:table-cell office:value-type="float" office:value="0.9167067" calcext:value-type="float">
            <text:p>0.9167067</text:p>
          </table:table-cell>
          <table:table-cell office:value-type="float" office:value="0.8922789" calcext:value-type="float">
            <text:p>0.8922789</text:p>
          </table:table-cell>
          <table:table-cell office:value-type="float" office:value="0.7426741" calcext:value-type="float">
            <text:p>0.7426741</text:p>
          </table:table-cell>
          <table:table-cell office:value-type="float" office:value="0.4209291" calcext:value-type="float">
            <text:p>0.4209291</text:p>
          </table:table-cell>
          <table:table-cell office:value-type="float" office:value="0.4092603" calcext:value-type="float">
            <text:p>0.4092603</text:p>
          </table:table-cell>
          <table:table-cell office:value-type="float" office:value="0.3250832" calcext:value-type="float">
            <text:p>0.3250832</text:p>
          </table:table-cell>
          <table:table-cell office:value-type="float" office:value="0.2620864" calcext:value-type="float">
            <text:p>0.2620864</text:p>
          </table:table-cell>
          <table:table-cell office:value-type="float" office:value="0.6187393" calcext:value-type="float">
            <text:p>0.6187393</text:p>
          </table:table-cell>
          <table:table-cell office:value-type="float" office:value="0.6366496" calcext:value-type="float">
            <text:p>0.6366496</text:p>
          </table:table-cell>
          <table:table-cell office:value-type="float" office:value="0.8536674" calcext:value-type="float">
            <text:p>0.8536674</text:p>
          </table:table-cell>
          <table:table-cell office:value-type="float" office:value="0.2516238" calcext:value-type="float">
            <text:p>0.2516238</text:p>
          </table:table-cell>
          <table:table-cell office:value-type="float" office:value="0.6048713" calcext:value-type="float">
            <text:p>0.6048713</text:p>
          </table:table-cell>
          <table:table-cell office:value-type="float" office:value="0.2153152" calcext:value-type="float">
            <text:p>0.2153152</text:p>
          </table:table-cell>
          <table:table-cell office:value-type="float" office:value="0.2443322" calcext:value-type="float">
            <text:p>0.24433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935361" calcext:value-type="float">
            <text:p>0.08935361</text:p>
          </table:table-cell>
        </table:table-row>
        <table:table-row table:style-name="ro1">
          <table:table-cell office:value-type="float" office:value="0.8276728" calcext:value-type="float">
            <text:p>0.8276728</text:p>
          </table:table-cell>
          <table:table-cell office:value-type="float" office:value="3.700788" calcext:value-type="float">
            <text:p>3.700788</text:p>
          </table:table-cell>
          <table:table-cell office:value-type="float" office:value="0.8276728" calcext:value-type="float">
            <text:p>0.8276728</text:p>
          </table:table-cell>
          <table:table-cell office:value-type="float" office:value="0.1893639" calcext:value-type="float">
            <text:p>0.1893639</text:p>
          </table:table-cell>
          <table:table-cell office:value-type="float" office:value="0.7898857" calcext:value-type="float">
            <text:p>0.7898857</text:p>
          </table:table-cell>
          <table:table-cell office:value-type="float" office:value="0.8729982" calcext:value-type="float">
            <text:p>0.8729982</text:p>
          </table:table-cell>
          <table:table-cell office:value-type="float" office:value="0.8095594" calcext:value-type="float">
            <text:p>0.8095594</text:p>
          </table:table-cell>
          <table:table-cell office:value-type="float" office:value="0.6406274" calcext:value-type="float">
            <text:p>0.6406274</text:p>
          </table:table-cell>
          <table:table-cell office:value-type="float" office:value="0.2930067" calcext:value-type="float">
            <text:p>0.2930067</text:p>
          </table:table-cell>
          <table:table-cell office:value-type="float" office:value="0.1730877" calcext:value-type="float">
            <text:p>0.1730877</text:p>
          </table:table-cell>
          <table:table-cell office:value-type="float" office:value="0.4308555" calcext:value-type="float">
            <text:p>0.4308555</text:p>
          </table:table-cell>
          <table:table-cell office:value-type="float" office:value="0.7970093" calcext:value-type="float">
            <text:p>0.7970093</text:p>
          </table:table-cell>
          <table:table-cell office:value-type="float" office:value="0.5025993" calcext:value-type="float">
            <text:p>0.5025993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2911778" calcext:value-type="float">
            <text:p>0.2911778</text:p>
          </table:table-cell>
          <table:table-cell office:value-type="float" office:value="0.1225592" calcext:value-type="float">
            <text:p>0.1225592</text:p>
          </table:table-cell>
          <table:table-cell office:value-type="float" office:value="0.09231795" calcext:value-type="float">
            <text:p>0.09231795</text:p>
          </table:table-cell>
          <table:table-cell office:value-type="float" office:value="0.7612037" calcext:value-type="float">
            <text:p>0.7612037</text:p>
          </table:table-cell>
          <table:table-cell office:value-type="float" office:value="0.9358458" calcext:value-type="float">
            <text:p>0.9358458</text:p>
          </table:table-cell>
          <table:table-cell office:value-type="float" office:value="0.9580999" calcext:value-type="float">
            <text:p>0.9580999</text:p>
          </table:table-cell>
          <table:table-cell office:value-type="float" office:value="0.76825" calcext:value-type="float">
            <text:p>0.76825</text:p>
          </table:table-cell>
          <table:table-cell office:value-type="float" office:value="0.1777064" calcext:value-type="float">
            <text:p>0.1777064</text:p>
          </table:table-cell>
          <table:table-cell office:value-type="float" office:value="0.7586884" calcext:value-type="float">
            <text:p>0.7586884</text:p>
          </table:table-cell>
          <table:table-cell office:value-type="float" office:value="0.2478994" calcext:value-type="float">
            <text:p>0.2478994</text:p>
          </table:table-cell>
          <table:table-cell office:value-type="float" office:value="0.8533583" calcext:value-type="float">
            <text:p>0.8533583</text:p>
          </table:table-cell>
          <table:table-cell office:value-type="float" office:value="0.3714271" calcext:value-type="float">
            <text:p>0.3714271</text:p>
          </table:table-cell>
          <table:table-cell office:value-type="float" office:value="0.03649289" calcext:value-type="float">
            <text:p>0.03649289</text:p>
          </table:table-cell>
          <table:table-cell office:value-type="float" office:value="0.6463659" calcext:value-type="float">
            <text:p>0.6463659</text:p>
          </table:table-cell>
          <table:table-cell office:value-type="float" office:value="0.7922989" calcext:value-type="float">
            <text:p>0.7922989</text:p>
          </table:table-cell>
          <table:table-cell office:value-type="float" office:value="0.5413227" calcext:value-type="float">
            <text:p>0.5413227</text:p>
          </table:table-cell>
          <table:table-cell office:value-type="float" office:value="0.5033671" calcext:value-type="float">
            <text:p>0.5033671</text:p>
          </table:table-cell>
          <table:table-cell office:value-type="float" office:value="0.5119357" calcext:value-type="float">
            <text:p>0.51193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875351" calcext:value-type="float">
            <text:p>0.1875351</text:p>
          </table:table-cell>
        </table:table-row>
        <table:table-row table:style-name="ro1">
          <table:table-cell office:value-type="float" office:value="0.1212187" calcext:value-type="float">
            <text:p>0.1212187</text:p>
          </table:table-cell>
          <table:table-cell office:value-type="float" office:value="5.583374" calcext:value-type="float">
            <text:p>5.583374</text:p>
          </table:table-cell>
          <table:table-cell office:value-type="float" office:value="0.1212187" calcext:value-type="float">
            <text:p>0.1212187</text:p>
          </table:table-cell>
          <table:table-cell office:value-type="float" office:value="0.715393" calcext:value-type="float">
            <text:p>0.715393</text:p>
          </table:table-cell>
          <table:table-cell office:value-type="float" office:value="0.8681286" calcext:value-type="float">
            <text:p>0.8681286</text:p>
          </table:table-cell>
          <table:table-cell office:value-type="float" office:value="0.1863635" calcext:value-type="float">
            <text:p>0.1863635</text:p>
          </table:table-cell>
          <table:table-cell office:value-type="float" office:value="0.9837411" calcext:value-type="float">
            <text:p>0.9837411</text:p>
          </table:table-cell>
          <table:table-cell office:value-type="float" office:value="0.8890995" calcext:value-type="float">
            <text:p>0.8890995</text:p>
          </table:table-cell>
          <table:table-cell office:value-type="float" office:value="0.4985879" calcext:value-type="float">
            <text:p>0.4985879</text:p>
          </table:table-cell>
          <table:table-cell office:value-type="float" office:value="0.9871941" calcext:value-type="float">
            <text:p>0.9871941</text:p>
          </table:table-cell>
          <table:table-cell office:value-type="float" office:value="0.06143381" calcext:value-type="float">
            <text:p>0.06143381</text:p>
          </table:table-cell>
          <table:table-cell office:value-type="float" office:value="0.6103774" calcext:value-type="float">
            <text:p>0.6103774</text:p>
          </table:table-cell>
          <table:table-cell office:value-type="float" office:value="0.9586068" calcext:value-type="float">
            <text:p>0.9586068</text:p>
          </table:table-cell>
          <table:table-cell office:value-type="float" office:value="0.124029" calcext:value-type="float">
            <text:p>0.124029</text:p>
          </table:table-cell>
          <table:table-cell office:value-type="float" office:value="0.5649677" calcext:value-type="float">
            <text:p>0.5649677</text:p>
          </table:table-cell>
          <table:table-cell office:value-type="float" office:value="0.6622407" calcext:value-type="float">
            <text:p>0.6622407</text:p>
          </table:table-cell>
          <table:table-cell office:value-type="float" office:value="0.1613609" calcext:value-type="float">
            <text:p>0.1613609</text:p>
          </table:table-cell>
          <table:table-cell office:value-type="float" office:value="0.471725" calcext:value-type="float">
            <text:p>0.471725</text:p>
          </table:table-cell>
          <table:table-cell office:value-type="float" office:value="0.8906593" calcext:value-type="float">
            <text:p>0.8906593</text:p>
          </table:table-cell>
          <table:table-cell office:value-type="float" office:value="0.8472546" calcext:value-type="float">
            <text:p>0.8472546</text:p>
          </table:table-cell>
          <table:table-cell office:value-type="float" office:value="0.6001567" calcext:value-type="float">
            <text:p>0.6001567</text:p>
          </table:table-cell>
          <table:table-cell office:value-type="float" office:value="0.2073015" calcext:value-type="float">
            <text:p>0.2073015</text:p>
          </table:table-cell>
          <table:table-cell office:value-type="float" office:value="0.4593249" calcext:value-type="float">
            <text:p>0.4593249</text:p>
          </table:table-cell>
          <table:table-cell office:value-type="float" office:value="0.06354858" calcext:value-type="float">
            <text:p>0.06354858</text:p>
          </table:table-cell>
          <table:table-cell office:value-type="float" office:value="0.711948" calcext:value-type="float">
            <text:p>0.711948</text:p>
          </table:table-cell>
          <table:table-cell office:value-type="float" office:value="0.7323965" calcext:value-type="float">
            <text:p>0.7323965</text:p>
          </table:table-cell>
          <table:table-cell office:value-type="float" office:value="0.7064541" calcext:value-type="float">
            <text:p>0.7064541</text:p>
          </table:table-cell>
          <table:table-cell office:value-type="float" office:value="0.473971" calcext:value-type="float">
            <text:p>0.473971</text:p>
          </table:table-cell>
          <table:table-cell office:value-type="float" office:value="0.9217571" calcext:value-type="float">
            <text:p>0.9217571</text:p>
          </table:table-cell>
          <table:table-cell office:value-type="float" office:value="0.6866347" calcext:value-type="float">
            <text:p>0.6866347</text:p>
          </table:table-cell>
          <table:table-cell office:value-type="float" office:value="0.8258182" calcext:value-type="float">
            <text:p>0.8258182</text:p>
          </table:table-cell>
          <table:table-cell office:value-type="float" office:value="0.751528" calcext:value-type="float">
            <text:p>0.7515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7944188" calcext:value-type="float">
            <text:p>0.7944188</text:p>
          </table:table-cell>
          <table:table-cell office:value-type="float" office:value="3.179433" calcext:value-type="float">
            <text:p>3.179433</text:p>
          </table:table-cell>
          <table:table-cell office:value-type="float" office:value="0.7944188" calcext:value-type="float">
            <text:p>0.7944188</text:p>
          </table:table-cell>
          <table:table-cell office:value-type="float" office:value="0.1858936" calcext:value-type="float">
            <text:p>0.1858936</text:p>
          </table:table-cell>
          <table:table-cell office:value-type="float" office:value="0.3694217" calcext:value-type="float">
            <text:p>0.3694217</text:p>
          </table:table-cell>
          <table:table-cell office:value-type="float" office:value="0.1866319" calcext:value-type="float">
            <text:p>0.1866319</text:p>
          </table:table-cell>
          <table:table-cell office:value-type="float" office:value="0.5439925" calcext:value-type="float">
            <text:p>0.5439925</text:p>
          </table:table-cell>
          <table:table-cell office:value-type="float" office:value="0.837571" calcext:value-type="float">
            <text:p>0.837571</text:p>
          </table:table-cell>
          <table:table-cell office:value-type="float" office:value="0.7262101" calcext:value-type="float">
            <text:p>0.7262101</text:p>
          </table:table-cell>
          <table:table-cell office:value-type="float" office:value="0.4603185" calcext:value-type="float">
            <text:p>0.4603185</text:p>
          </table:table-cell>
          <table:table-cell office:value-type="float" office:value="0.9309571" calcext:value-type="float">
            <text:p>0.9309571</text:p>
          </table:table-cell>
          <table:table-cell office:value-type="float" office:value="0.2894787" calcext:value-type="float">
            <text:p>0.2894787</text:p>
          </table:table-cell>
          <table:table-cell office:value-type="float" office:value="0.04518653" calcext:value-type="float">
            <text:p>0.04518653</text:p>
          </table:table-cell>
          <table:table-cell office:value-type="float" office:value="0.1108453" calcext:value-type="float">
            <text:p>0.1108453</text:p>
          </table:table-cell>
          <table:table-cell office:value-type="float" office:value="0.1680933" calcext:value-type="float">
            <text:p>0.1680933</text:p>
          </table:table-cell>
          <table:table-cell office:value-type="float" office:value="0.9704049" calcext:value-type="float">
            <text:p>0.9704049</text:p>
          </table:table-cell>
          <table:table-cell office:value-type="float" office:value="0.2993634" calcext:value-type="float">
            <text:p>0.2993634</text:p>
          </table:table-cell>
          <table:table-cell office:value-type="float" office:value="0.1843508" calcext:value-type="float">
            <text:p>0.1843508</text:p>
          </table:table-cell>
          <table:table-cell office:value-type="float" office:value="0.1414102" calcext:value-type="float">
            <text:p>0.1414102</text:p>
          </table:table-cell>
          <table:table-cell office:value-type="float" office:value="0.6390306" calcext:value-type="float">
            <text:p>0.6390306</text:p>
          </table:table-cell>
          <table:table-cell office:value-type="float" office:value="0.5625219" calcext:value-type="float">
            <text:p>0.5625219</text:p>
          </table:table-cell>
          <table:table-cell office:value-type="float" office:value="0.7246088" calcext:value-type="float">
            <text:p>0.7246088</text:p>
          </table:table-cell>
          <table:table-cell office:value-type="float" office:value="0.1056641" calcext:value-type="float">
            <text:p>0.1056641</text:p>
          </table:table-cell>
          <table:table-cell office:value-type="float" office:value="0.7155044" calcext:value-type="float">
            <text:p>0.7155044</text:p>
          </table:table-cell>
          <table:table-cell office:value-type="float" office:value="0.7518392" calcext:value-type="float">
            <text:p>0.7518392</text:p>
          </table:table-cell>
          <table:table-cell office:value-type="float" office:value="0.7175169" calcext:value-type="float">
            <text:p>0.7175169</text:p>
          </table:table-cell>
          <table:table-cell office:value-type="float" office:value="0.9353251" calcext:value-type="float">
            <text:p>0.9353251</text:p>
          </table:table-cell>
          <table:table-cell office:value-type="float" office:value="0.3459713" calcext:value-type="float">
            <text:p>0.3459713</text:p>
          </table:table-cell>
          <table:table-cell office:value-type="float" office:value="0.6814967" calcext:value-type="float">
            <text:p>0.6814967</text:p>
          </table:table-cell>
          <table:table-cell office:value-type="float" office:value="0.642371" calcext:value-type="float">
            <text:p>0.642371</text:p>
          </table:table-cell>
          <table:table-cell office:value-type="float" office:value="0.1461701" calcext:value-type="float">
            <text:p>0.1461701</text:p>
          </table:table-cell>
          <table:table-cell office:value-type="float" office:value="0.1628894" calcext:value-type="float">
            <text:p>0.16288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8775825" calcext:value-type="float">
            <text:p>0.08775825</text:p>
          </table:table-cell>
        </table:table-row>
        <table:table-row table:style-name="ro1">
          <table:table-cell office:value-type="float" office:value="0.03826941" calcext:value-type="float">
            <text:p>0.03826941</text:p>
          </table:table-cell>
          <table:table-cell office:value-type="float" office:value="5.138557" calcext:value-type="float">
            <text:p>5.138557</text:p>
          </table:table-cell>
          <table:table-cell office:value-type="float" office:value="0.03826941" calcext:value-type="float">
            <text:p>0.03826941</text:p>
          </table:table-cell>
          <table:table-cell office:value-type="float" office:value="0.05623705" calcext:value-type="float">
            <text:p>0.05623705</text:p>
          </table:table-cell>
          <table:table-cell office:value-type="float" office:value="0.7719551" calcext:value-type="float">
            <text:p>0.7719551</text:p>
          </table:table-cell>
          <table:table-cell office:value-type="float" office:value="0.5651909" calcext:value-type="float">
            <text:p>0.5651909</text:p>
          </table:table-cell>
          <table:table-cell office:value-type="float" office:value="0.8477615" calcext:value-type="float">
            <text:p>0.8477615</text:p>
          </table:table-cell>
          <table:table-cell office:value-type="float" office:value="0.9559357" calcext:value-type="float">
            <text:p>0.9559357</text:p>
          </table:table-cell>
          <table:table-cell office:value-type="float" office:value="0.5945627" calcext:value-type="float">
            <text:p>0.5945627</text:p>
          </table:table-cell>
          <table:table-cell office:value-type="float" office:value="0.3628773" calcext:value-type="float">
            <text:p>0.3628773</text:p>
          </table:table-cell>
          <table:table-cell office:value-type="float" office:value="0.9770101" calcext:value-type="float">
            <text:p>0.9770101</text:p>
          </table:table-cell>
          <table:table-cell office:value-type="float" office:value="0.3303147" calcext:value-type="float">
            <text:p>0.3303147</text:p>
          </table:table-cell>
          <table:table-cell office:value-type="float" office:value="0.2516287" calcext:value-type="float">
            <text:p>0.2516287</text:p>
          </table:table-cell>
          <table:table-cell office:value-type="float" office:value="0.782224" calcext:value-type="float">
            <text:p>0.782224</text:p>
          </table:table-cell>
          <table:table-cell office:value-type="float" office:value="0.03763473" calcext:value-type="float">
            <text:p>0.03763473</text:p>
          </table:table-cell>
          <table:table-cell office:value-type="float" office:value="0.4826926" calcext:value-type="float">
            <text:p>0.4826926</text:p>
          </table:table-cell>
          <table:table-cell office:value-type="float" office:value="0.3536608" calcext:value-type="float">
            <text:p>0.3536608</text:p>
          </table:table-cell>
          <table:table-cell office:value-type="float" office:value="0.3480441" calcext:value-type="float">
            <text:p>0.3480441</text:p>
          </table:table-cell>
          <table:table-cell office:value-type="float" office:value="0.9601089" calcext:value-type="float">
            <text:p>0.9601089</text:p>
          </table:table-cell>
          <table:table-cell office:value-type="float" office:value="0.01487965" calcext:value-type="float">
            <text:p>0.01487965</text:p>
          </table:table-cell>
          <table:table-cell office:value-type="float" office:value="0.771129" calcext:value-type="float">
            <text:p>0.771129</text:p>
          </table:table-cell>
          <table:table-cell office:value-type="float" office:value="0.1279996" calcext:value-type="float">
            <text:p>0.1279996</text:p>
          </table:table-cell>
          <table:table-cell office:value-type="float" office:value="0.2402604" calcext:value-type="float">
            <text:p>0.2402604</text:p>
          </table:table-cell>
          <table:table-cell office:value-type="float" office:value="0.04426377" calcext:value-type="float">
            <text:p>0.04426377</text:p>
          </table:table-cell>
          <table:table-cell office:value-type="float" office:value="0.6796481" calcext:value-type="float">
            <text:p>0.6796481</text:p>
          </table:table-cell>
          <table:table-cell office:value-type="float" office:value="0.5886386" calcext:value-type="float">
            <text:p>0.5886386</text:p>
          </table:table-cell>
          <table:table-cell office:value-type="float" office:value="0.7561494" calcext:value-type="float">
            <text:p>0.7561494</text:p>
          </table:table-cell>
          <table:table-cell office:value-type="float" office:value="0.1296566" calcext:value-type="float">
            <text:p>0.1296566</text:p>
          </table:table-cell>
          <table:table-cell office:value-type="float" office:value="0.5974666" calcext:value-type="float">
            <text:p>0.5974666</text:p>
          </table:table-cell>
          <table:table-cell office:value-type="float" office:value="0.6214411" calcext:value-type="float">
            <text:p>0.6214411</text:p>
          </table:table-cell>
          <table:table-cell office:value-type="float" office:value="0.696231" calcext:value-type="float">
            <text:p>0.696231</text:p>
          </table:table-cell>
          <table:table-cell office:value-type="float" office:value="0.8816354" calcext:value-type="float">
            <text:p>0.88163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625657" calcext:value-type="float">
            <text:p>0.1625657</text:p>
          </table:table-cell>
        </table:table-row>
        <table:table-row table:style-name="ro1">
          <table:table-cell office:value-type="float" office:value="0.1316474" calcext:value-type="float">
            <text:p>0.1316474</text:p>
          </table:table-cell>
          <table:table-cell office:value-type="float" office:value="4.880477" calcext:value-type="float">
            <text:p>4.880477</text:p>
          </table:table-cell>
          <table:table-cell office:value-type="float" office:value="0.1316474" calcext:value-type="float">
            <text:p>0.1316474</text:p>
          </table:table-cell>
          <table:table-cell office:value-type="float" office:value="0.09744124" calcext:value-type="float">
            <text:p>0.09744124</text:p>
          </table:table-cell>
          <table:table-cell office:value-type="float" office:value="0.953947" calcext:value-type="float">
            <text:p>0.953947</text:p>
          </table:table-cell>
          <table:table-cell office:value-type="float" office:value="0.959164" calcext:value-type="float">
            <text:p>0.959164</text:p>
          </table:table-cell>
          <table:table-cell office:value-type="float" office:value="0.7935579" calcext:value-type="float">
            <text:p>0.7935579</text:p>
          </table:table-cell>
          <table:table-cell office:value-type="float" office:value="0.3286213" calcext:value-type="float">
            <text:p>0.3286213</text:p>
          </table:table-cell>
          <table:table-cell office:value-type="float" office:value="0.1304586" calcext:value-type="float">
            <text:p>0.1304586</text:p>
          </table:table-cell>
          <table:table-cell office:value-type="float" office:value="0.4877123" calcext:value-type="float">
            <text:p>0.4877123</text:p>
          </table:table-cell>
          <table:table-cell office:value-type="float" office:value="0.9457026" calcext:value-type="float">
            <text:p>0.9457026</text:p>
          </table:table-cell>
          <table:table-cell office:value-type="float" office:value="0.8363067" calcext:value-type="float">
            <text:p>0.8363067</text:p>
          </table:table-cell>
          <table:table-cell office:value-type="float" office:value="0.1813013" calcext:value-type="float">
            <text:p>0.1813013</text:p>
          </table:table-cell>
          <table:table-cell office:value-type="float" office:value="0.624151" calcext:value-type="float">
            <text:p>0.624151</text:p>
          </table:table-cell>
          <table:table-cell office:value-type="float" office:value="0.4345223" calcext:value-type="float">
            <text:p>0.4345223</text:p>
          </table:table-cell>
          <table:table-cell office:value-type="float" office:value="0.4843485" calcext:value-type="float">
            <text:p>0.4843485</text:p>
          </table:table-cell>
          <table:table-cell office:value-type="float" office:value="0.06140037" calcext:value-type="float">
            <text:p>0.06140037</text:p>
          </table:table-cell>
          <table:table-cell office:value-type="float" office:value="0.03585631" calcext:value-type="float">
            <text:p>0.03585631</text:p>
          </table:table-cell>
          <table:table-cell office:value-type="float" office:value="0.1632006" calcext:value-type="float">
            <text:p>0.1632006</text:p>
          </table:table-cell>
          <table:table-cell office:value-type="float" office:value="0.9613675" calcext:value-type="float">
            <text:p>0.9613675</text:p>
          </table:table-cell>
          <table:table-cell office:value-type="float" office:value="0.8056686" calcext:value-type="float">
            <text:p>0.8056686</text:p>
          </table:table-cell>
          <table:table-cell office:value-type="float" office:value="0.7485047" calcext:value-type="float">
            <text:p>0.7485047</text:p>
          </table:table-cell>
          <table:table-cell office:value-type="float" office:value="0.06005561" calcext:value-type="float">
            <text:p>0.06005561</text:p>
          </table:table-cell>
          <table:table-cell office:value-type="float" office:value="0.94614" calcext:value-type="float">
            <text:p>0.94614</text:p>
          </table:table-cell>
          <table:table-cell office:value-type="float" office:value="0.2645347" calcext:value-type="float">
            <text:p>0.2645347</text:p>
          </table:table-cell>
          <table:table-cell office:value-type="float" office:value="0.03124199" calcext:value-type="float">
            <text:p>0.03124199</text:p>
          </table:table-cell>
          <table:table-cell office:value-type="float" office:value="0.9408282" calcext:value-type="float">
            <text:p>0.9408282</text:p>
          </table:table-cell>
          <table:table-cell office:value-type="float" office:value="0.1022901" calcext:value-type="float">
            <text:p>0.1022901</text:p>
          </table:table-cell>
          <table:table-cell office:value-type="float" office:value="0.8127911" calcext:value-type="float">
            <text:p>0.8127911</text:p>
          </table:table-cell>
          <table:table-cell office:value-type="float" office:value="0.771633" calcext:value-type="float">
            <text:p>0.771633</text:p>
          </table:table-cell>
          <table:table-cell office:value-type="float" office:value="0.5191403" calcext:value-type="float">
            <text:p>0.5191403</text:p>
          </table:table-cell>
          <table:table-cell office:value-type="float" office:value="0.8254771" calcext:value-type="float">
            <text:p>0.8254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2511" calcext:value-type="float">
            <text:p>0.102511</text:p>
          </table:table-cell>
        </table:table-row>
        <table:table-row table:style-name="ro1">
          <table:table-cell office:value-type="float" office:value="0.1068504" calcext:value-type="float">
            <text:p>0.1068504</text:p>
          </table:table-cell>
          <table:table-cell office:value-type="float" office:value="4.450778" calcext:value-type="float">
            <text:p>4.450778</text:p>
          </table:table-cell>
          <table:table-cell office:value-type="float" office:value="0.1068504" calcext:value-type="float">
            <text:p>0.1068504</text:p>
          </table:table-cell>
          <table:table-cell office:value-type="float" office:value="0.4171746" calcext:value-type="float">
            <text:p>0.4171746</text:p>
          </table:table-cell>
          <table:table-cell office:value-type="float" office:value="0.1407034" calcext:value-type="float">
            <text:p>0.1407034</text:p>
          </table:table-cell>
          <table:table-cell office:value-type="float" office:value="0.1490134" calcext:value-type="float">
            <text:p>0.1490134</text:p>
          </table:table-cell>
          <table:table-cell office:value-type="float" office:value="0.6274777" calcext:value-type="float">
            <text:p>0.6274777</text:p>
          </table:table-cell>
          <table:table-cell office:value-type="float" office:value="0.4883224" calcext:value-type="float">
            <text:p>0.4883224</text:p>
          </table:table-cell>
          <table:table-cell office:value-type="float" office:value="0.6031124" calcext:value-type="float">
            <text:p>0.6031124</text:p>
          </table:table-cell>
          <table:table-cell office:value-type="float" office:value="0.9983442" calcext:value-type="float">
            <text:p>0.9983442</text:p>
          </table:table-cell>
          <table:table-cell office:value-type="float" office:value="0.2922604" calcext:value-type="float">
            <text:p>0.2922604</text:p>
          </table:table-cell>
          <table:table-cell office:value-type="float" office:value="0.3121878" calcext:value-type="float">
            <text:p>0.3121878</text:p>
          </table:table-cell>
          <table:table-cell office:value-type="float" office:value="0.7969083" calcext:value-type="float">
            <text:p>0.7969083</text:p>
          </table:table-cell>
          <table:table-cell office:value-type="float" office:value="0.05351215" calcext:value-type="float">
            <text:p>0.05351215</text:p>
          </table:table-cell>
          <table:table-cell office:value-type="float" office:value="0.9654604" calcext:value-type="float">
            <text:p>0.9654604</text:p>
          </table:table-cell>
          <table:table-cell office:value-type="float" office:value="0.3794949" calcext:value-type="float">
            <text:p>0.3794949</text:p>
          </table:table-cell>
          <table:table-cell office:value-type="float" office:value="0.1802048" calcext:value-type="float">
            <text:p>0.1802048</text:p>
          </table:table-cell>
          <table:table-cell office:value-type="float" office:value="0.09812375" calcext:value-type="float">
            <text:p>0.09812375</text:p>
          </table:table-cell>
          <table:table-cell office:value-type="float" office:value="0.4151134" calcext:value-type="float">
            <text:p>0.4151134</text:p>
          </table:table-cell>
          <table:table-cell office:value-type="float" office:value="0.5573966" calcext:value-type="float">
            <text:p>0.5573966</text:p>
          </table:table-cell>
          <table:table-cell office:value-type="float" office:value="0.8153212" calcext:value-type="float">
            <text:p>0.8153212</text:p>
          </table:table-cell>
          <table:table-cell office:value-type="float" office:value="0.02736648" calcext:value-type="float">
            <text:p>0.02736648</text:p>
          </table:table-cell>
          <table:table-cell office:value-type="float" office:value="0.7846755" calcext:value-type="float">
            <text:p>0.7846755</text:p>
          </table:table-cell>
          <table:table-cell office:value-type="float" office:value="0.8498081" calcext:value-type="float">
            <text:p>0.8498081</text:p>
          </table:table-cell>
          <table:table-cell office:value-type="float" office:value="0.1770907" calcext:value-type="float">
            <text:p>0.1770907</text:p>
          </table:table-cell>
          <table:table-cell office:value-type="float" office:value="0.05615826" calcext:value-type="float">
            <text:p>0.05615826</text:p>
          </table:table-cell>
          <table:table-cell office:value-type="float" office:value="0.02479696" calcext:value-type="float">
            <text:p>0.02479696</text:p>
          </table:table-cell>
          <table:table-cell office:value-type="float" office:value="0.6802666" calcext:value-type="float">
            <text:p>0.6802666</text:p>
          </table:table-cell>
          <table:table-cell office:value-type="float" office:value="0.8132435" calcext:value-type="float">
            <text:p>0.8132435</text:p>
          </table:table-cell>
          <table:table-cell office:value-type="float" office:value="0.8101506" calcext:value-type="float">
            <text:p>0.8101506</text:p>
          </table:table-cell>
          <table:table-cell office:value-type="float" office:value="0.1660801" calcext:value-type="float">
            <text:p>0.1660801</text:p>
          </table:table-cell>
          <table:table-cell office:value-type="float" office:value="0.8402989" calcext:value-type="float">
            <text:p>0.8402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07653" calcext:value-type="float">
            <text:p>0.04807653</text:p>
          </table:table-cell>
        </table:table-row>
        <table:table-row table:style-name="ro1">
          <table:table-cell office:value-type="float" office:value="0.5273461" calcext:value-type="float">
            <text:p>0.5273461</text:p>
          </table:table-cell>
          <table:table-cell office:value-type="float" office:value="3.500703" calcext:value-type="float">
            <text:p>3.500703</text:p>
          </table:table-cell>
          <table:table-cell office:value-type="float" office:value="0.5273461" calcext:value-type="float">
            <text:p>0.5273461</text:p>
          </table:table-cell>
          <table:table-cell office:value-type="float" office:value="0.4893681" calcext:value-type="float">
            <text:p>0.4893681</text:p>
          </table:table-cell>
          <table:table-cell office:value-type="float" office:value="0.6534422" calcext:value-type="float">
            <text:p>0.6534422</text:p>
          </table:table-cell>
          <table:table-cell office:value-type="float" office:value="0.5241188" calcext:value-type="float">
            <text:p>0.5241188</text:p>
          </table:table-cell>
          <table:table-cell office:value-type="float" office:value="0.384393" calcext:value-type="float">
            <text:p>0.384393</text:p>
          </table:table-cell>
          <table:table-cell office:value-type="float" office:value="0.5706388" calcext:value-type="float">
            <text:p>0.5706388</text:p>
          </table:table-cell>
          <table:table-cell office:value-type="float" office:value="0.05502738" calcext:value-type="float">
            <text:p>0.05502738</text:p>
          </table:table-cell>
          <table:table-cell office:value-type="float" office:value="0.3041437" calcext:value-type="float">
            <text:p>0.3041437</text:p>
          </table:table-cell>
          <table:table-cell office:value-type="float" office:value="0.9632766" calcext:value-type="float">
            <text:p>0.9632766</text:p>
          </table:table-cell>
          <table:table-cell office:value-type="float" office:value="0.6207429" calcext:value-type="float">
            <text:p>0.6207429</text:p>
          </table:table-cell>
          <table:table-cell office:value-type="float" office:value="0.605804" calcext:value-type="float">
            <text:p>0.605804</text:p>
          </table:table-cell>
          <table:table-cell office:value-type="float" office:value="0.1460463" calcext:value-type="float">
            <text:p>0.1460463</text:p>
          </table:table-cell>
          <table:table-cell office:value-type="float" office:value="0.7783021" calcext:value-type="float">
            <text:p>0.7783021</text:p>
          </table:table-cell>
          <table:table-cell office:value-type="float" office:value="0.9638292" calcext:value-type="float">
            <text:p>0.9638292</text:p>
          </table:table-cell>
          <table:table-cell office:value-type="float" office:value="0.2102475" calcext:value-type="float">
            <text:p>0.2102475</text:p>
          </table:table-cell>
          <table:table-cell office:value-type="float" office:value="0.7690493" calcext:value-type="float">
            <text:p>0.7690493</text:p>
          </table:table-cell>
          <table:table-cell office:value-type="float" office:value="0.2083765" calcext:value-type="float">
            <text:p>0.2083765</text:p>
          </table:table-cell>
          <table:table-cell office:value-type="float" office:value="0.006445025" calcext:value-type="float">
            <text:p>0.006445025</text:p>
          </table:table-cell>
          <table:table-cell office:value-type="float" office:value="0.2605615" calcext:value-type="float">
            <text:p>0.2605615</text:p>
          </table:table-cell>
          <table:table-cell office:value-type="float" office:value="0.2890465" calcext:value-type="float">
            <text:p>0.2890465</text:p>
          </table:table-cell>
          <table:table-cell office:value-type="float" office:value="0.002640446" calcext:value-type="float">
            <text:p>0.002640446</text:p>
          </table:table-cell>
          <table:table-cell office:value-type="float" office:value="0.6055529" calcext:value-type="float">
            <text:p>0.6055529</text:p>
          </table:table-cell>
          <table:table-cell office:value-type="float" office:value="0.6788414" calcext:value-type="float">
            <text:p>0.6788414</text:p>
          </table:table-cell>
          <table:table-cell office:value-type="float" office:value="0.298131" calcext:value-type="float">
            <text:p>0.298131</text:p>
          </table:table-cell>
          <table:table-cell office:value-type="float" office:value="0.6174823" calcext:value-type="float">
            <text:p>0.6174823</text:p>
          </table:table-cell>
          <table:table-cell office:value-type="float" office:value="0.7637324" calcext:value-type="float">
            <text:p>0.7637324</text:p>
          </table:table-cell>
          <table:table-cell office:value-type="float" office:value="0.6165846" calcext:value-type="float">
            <text:p>0.6165846</text:p>
          </table:table-cell>
          <table:table-cell office:value-type="float" office:value="0.7646203" calcext:value-type="float">
            <text:p>0.7646203</text:p>
          </table:table-cell>
          <table:table-cell office:value-type="float" office:value="0.0568389" calcext:value-type="float">
            <text:p>0.0568389</text:p>
          </table:table-cell>
          <table:table-cell office:value-type="float" office:value="0.1598812" calcext:value-type="float">
            <text:p>0.15988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750215" calcext:value-type="float">
            <text:p>0.1750215</text:p>
          </table:table-cell>
        </table:table-row>
        <table:table-row table:style-name="ro1">
          <table:table-cell office:value-type="float" office:value="0.5480851" calcext:value-type="float">
            <text:p>0.5480851</text:p>
          </table:table-cell>
          <table:table-cell office:value-type="float" office:value="3.944993" calcext:value-type="float">
            <text:p>3.944993</text:p>
          </table:table-cell>
          <table:table-cell office:value-type="float" office:value="0.5480851" calcext:value-type="float">
            <text:p>0.5480851</text:p>
          </table:table-cell>
          <table:table-cell office:value-type="float" office:value="0.6942004" calcext:value-type="float">
            <text:p>0.6942004</text:p>
          </table:table-cell>
          <table:table-cell office:value-type="float" office:value="0.3289838" calcext:value-type="float">
            <text:p>0.3289838</text:p>
          </table:table-cell>
          <table:table-cell office:value-type="float" office:value="0.6914449" calcext:value-type="float">
            <text:p>0.6914449</text:p>
          </table:table-cell>
          <table:table-cell office:value-type="float" office:value="0.1911043" calcext:value-type="float">
            <text:p>0.1911043</text:p>
          </table:table-cell>
          <table:table-cell office:value-type="float" office:value="0.9074659" calcext:value-type="float">
            <text:p>0.9074659</text:p>
          </table:table-cell>
          <table:table-cell office:value-type="float" office:value="0.1871584" calcext:value-type="float">
            <text:p>0.1871584</text:p>
          </table:table-cell>
          <table:table-cell office:value-type="float" office:value="0.4156657" calcext:value-type="float">
            <text:p>0.4156657</text:p>
          </table:table-cell>
          <table:table-cell office:value-type="float" office:value="0.9699572" calcext:value-type="float">
            <text:p>0.9699572</text:p>
          </table:table-cell>
          <table:table-cell office:value-type="float" office:value="0.3290744" calcext:value-type="float">
            <text:p>0.3290744</text:p>
          </table:table-cell>
          <table:table-cell office:value-type="float" office:value="0.2067369" calcext:value-type="float">
            <text:p>0.2067369</text:p>
          </table:table-cell>
          <table:table-cell office:value-type="float" office:value="0.5509516" calcext:value-type="float">
            <text:p>0.5509516</text:p>
          </table:table-cell>
          <table:table-cell office:value-type="float" office:value="0.5547597" calcext:value-type="float">
            <text:p>0.5547597</text:p>
          </table:table-cell>
          <table:table-cell office:value-type="float" office:value="0.7383199" calcext:value-type="float">
            <text:p>0.7383199</text:p>
          </table:table-cell>
          <table:table-cell office:value-type="float" office:value="0.7820351" calcext:value-type="float">
            <text:p>0.7820351</text:p>
          </table:table-cell>
          <table:table-cell office:value-type="float" office:value="0.2442552" calcext:value-type="float">
            <text:p>0.2442552</text:p>
          </table:table-cell>
          <table:table-cell office:value-type="float" office:value="0.4982493" calcext:value-type="float">
            <text:p>0.4982493</text:p>
          </table:table-cell>
          <table:table-cell office:value-type="float" office:value="0.7580273" calcext:value-type="float">
            <text:p>0.7580273</text:p>
          </table:table-cell>
          <table:table-cell office:value-type="float" office:value="0.4073147" calcext:value-type="float">
            <text:p>0.4073147</text:p>
          </table:table-cell>
          <table:table-cell office:value-type="float" office:value="0.9165342" calcext:value-type="float">
            <text:p>0.9165342</text:p>
          </table:table-cell>
          <table:table-cell office:value-type="float" office:value="0.1966589" calcext:value-type="float">
            <text:p>0.1966589</text:p>
          </table:table-cell>
          <table:table-cell office:value-type="float" office:value="0.04553029" calcext:value-type="float">
            <text:p>0.04553029</text:p>
          </table:table-cell>
          <table:table-cell office:value-type="float" office:value="0.1092412" calcext:value-type="float">
            <text:p>0.1092412</text:p>
          </table:table-cell>
          <table:table-cell office:value-type="float" office:value="0.6804177" calcext:value-type="float">
            <text:p>0.6804177</text:p>
          </table:table-cell>
          <table:table-cell office:value-type="float" office:value="0.9792611" calcext:value-type="float">
            <text:p>0.9792611</text:p>
          </table:table-cell>
          <table:table-cell office:value-type="float" office:value="0.7951677" calcext:value-type="float">
            <text:p>0.7951677</text:p>
          </table:table-cell>
          <table:table-cell office:value-type="float" office:value="0.3244584" calcext:value-type="float">
            <text:p>0.3244584</text:p>
          </table:table-cell>
          <table:table-cell office:value-type="float" office:value="0.8326739" calcext:value-type="float">
            <text:p>0.8326739</text:p>
          </table:table-cell>
          <table:table-cell office:value-type="float" office:value="0.1932887" calcext:value-type="float">
            <text:p>0.1932887</text:p>
          </table:table-cell>
          <table:table-cell office:value-type="float" office:value="0.663173" calcext:value-type="float">
            <text:p>0.6631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4151941" calcext:value-type="float">
            <text:p>0.4151941</text:p>
          </table:table-cell>
        </table:table-row>
        <table:table-row table:style-name="ro1">
          <table:table-cell office:value-type="float" office:value="0.6393617" calcext:value-type="float">
            <text:p>0.6393617</text:p>
          </table:table-cell>
          <table:table-cell office:value-type="float" office:value="3.35945" calcext:value-type="float">
            <text:p>3.35945</text:p>
          </table:table-cell>
          <table:table-cell office:value-type="float" office:value="0.6393617" calcext:value-type="float">
            <text:p>0.6393617</text:p>
          </table:table-cell>
          <table:table-cell office:value-type="float" office:value="0.3341865" calcext:value-type="float">
            <text:p>0.3341865</text:p>
          </table:table-cell>
          <table:table-cell office:value-type="float" office:value="0.6342022" calcext:value-type="float">
            <text:p>0.6342022</text:p>
          </table:table-cell>
          <table:table-cell office:value-type="float" office:value="0.414006" calcext:value-type="float">
            <text:p>0.414006</text:p>
          </table:table-cell>
          <table:table-cell office:value-type="float" office:value="0.0548524" calcext:value-type="float">
            <text:p>0.0548524</text:p>
          </table:table-cell>
          <table:table-cell office:value-type="float" office:value="0.5912866" calcext:value-type="float">
            <text:p>0.5912866</text:p>
          </table:table-cell>
          <table:table-cell office:value-type="float" office:value="0.03998214" calcext:value-type="float">
            <text:p>0.03998214</text:p>
          </table:table-cell>
          <table:table-cell office:value-type="float" office:value="0.1817941" calcext:value-type="float">
            <text:p>0.1817941</text:p>
          </table:table-cell>
          <table:table-cell office:value-type="float" office:value="0.9659924" calcext:value-type="float">
            <text:p>0.965992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4503492" calcext:value-type="float">
            <text:p>0.4503492</text:p>
          </table:table-cell>
          <table:table-cell office:value-type="float" office:value="0.5991304" calcext:value-type="float">
            <text:p>0.5991304</text:p>
          </table:table-cell>
          <table:table-cell office:value-type="float" office:value="0.3440273" calcext:value-type="float">
            <text:p>0.3440273</text:p>
          </table:table-cell>
          <table:table-cell office:value-type="float" office:value="0.09238761" calcext:value-type="float">
            <text:p>0.09238761</text:p>
          </table:table-cell>
          <table:table-cell office:value-type="float" office:value="0.9571102" calcext:value-type="float">
            <text:p>0.9571102</text:p>
          </table:table-cell>
          <table:table-cell office:value-type="float" office:value="0.4963116" calcext:value-type="float">
            <text:p>0.4963116</text:p>
          </table:table-cell>
          <table:table-cell office:value-type="float" office:value="0.9984237" calcext:value-type="float">
            <text:p>0.9984237</text:p>
          </table:table-cell>
          <table:table-cell office:value-type="float" office:value="0.3188699" calcext:value-type="float">
            <text:p>0.3188699</text:p>
          </table:table-cell>
          <table:table-cell office:value-type="float" office:value="0.8223146" calcext:value-type="float">
            <text:p>0.8223146</text:p>
          </table:table-cell>
          <table:table-cell office:value-type="float" office:value="0.439274" calcext:value-type="float">
            <text:p>0.439274</text:p>
          </table:table-cell>
          <table:table-cell office:value-type="float" office:value="0.7839107" calcext:value-type="float">
            <text:p>0.7839107</text:p>
          </table:table-cell>
          <table:table-cell office:value-type="float" office:value="0.5713316" calcext:value-type="float">
            <text:p>0.5713316</text:p>
          </table:table-cell>
          <table:table-cell office:value-type="float" office:value="0.3936659" calcext:value-type="float">
            <text:p>0.3936659</text:p>
          </table:table-cell>
          <table:table-cell office:value-type="float" office:value="0.01859838" calcext:value-type="float">
            <text:p>0.01859838</text:p>
          </table:table-cell>
          <table:table-cell office:value-type="float" office:value="0.9087234" calcext:value-type="float">
            <text:p>0.9087234</text:p>
          </table:table-cell>
          <table:table-cell office:value-type="float" office:value="0.3600139" calcext:value-type="float">
            <text:p>0.3600139</text:p>
          </table:table-cell>
          <table:table-cell office:value-type="float" office:value="0.6947816" calcext:value-type="float">
            <text:p>0.6947816</text:p>
          </table:table-cell>
          <table:table-cell office:value-type="float" office:value="0.277439" calcext:value-type="float">
            <text:p>0.277439</text:p>
          </table:table-cell>
          <table:table-cell office:value-type="float" office:value="0.1362519" calcext:value-type="float">
            <text:p>0.1362519</text:p>
          </table:table-cell>
          <table:table-cell office:value-type="float" office:value="0.3161793" calcext:value-type="float">
            <text:p>0.3161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708836" calcext:value-type="float">
            <text:p>0.1708836</text:p>
          </table:table-cell>
        </table:table-row>
        <table:table-row table:style-name="ro1">
          <table:table-cell office:value-type="float" office:value="0.1471762" calcext:value-type="float">
            <text:p>0.1471762</text:p>
          </table:table-cell>
          <table:table-cell office:value-type="float" office:value="4.243797" calcext:value-type="float">
            <text:p>4.243797</text:p>
          </table:table-cell>
          <table:table-cell office:value-type="float" office:value="0.1471762" calcext:value-type="float">
            <text:p>0.1471762</text:p>
          </table:table-cell>
          <table:table-cell office:value-type="float" office:value="0.2338716" calcext:value-type="float">
            <text:p>0.2338716</text:p>
          </table:table-cell>
          <table:table-cell office:value-type="float" office:value="0.003964851" calcext:value-type="float">
            <text:p>0.003964851</text:p>
          </table:table-cell>
          <table:table-cell office:value-type="float" office:value="0.05827447" calcext:value-type="float">
            <text:p>0.05827447</text:p>
          </table:table-cell>
          <table:table-cell office:value-type="float" office:value="0.7563877" calcext:value-type="float">
            <text:p>0.7563877</text:p>
          </table:table-cell>
          <table:table-cell office:value-type="float" office:value="0.9518212" calcext:value-type="float">
            <text:p>0.9518212</text:p>
          </table:table-cell>
          <table:table-cell office:value-type="float" office:value="0.2107324" calcext:value-type="float">
            <text:p>0.2107324</text:p>
          </table:table-cell>
          <table:table-cell office:value-type="float" office:value="0.6459323" calcext:value-type="float">
            <text:p>0.6459323</text:p>
          </table:table-cell>
          <table:table-cell office:value-type="float" office:value="0.8249249" calcext:value-type="float">
            <text:p>0.8249249</text:p>
          </table:table-cell>
          <table:table-cell office:value-type="float" office:value="0.7479436" calcext:value-type="float">
            <text:p>0.7479436</text:p>
          </table:table-cell>
          <table:table-cell office:value-type="float" office:value="0.4998256" calcext:value-type="float">
            <text:p>0.4998256</text:p>
          </table:table-cell>
          <table:table-cell office:value-type="float" office:value="0.4391573" calcext:value-type="float">
            <text:p>0.4391573</text:p>
          </table:table-cell>
          <table:table-cell office:value-type="float" office:value="0.5850001" calcext:value-type="float">
            <text:p>0.5850001</text:p>
          </table:table-cell>
          <table:table-cell office:value-type="float" office:value="0.4772602" calcext:value-type="float">
            <text:p>0.4772602</text:p>
          </table:table-cell>
          <table:table-cell office:value-type="float" office:value="0.4127482" calcext:value-type="float">
            <text:p>0.4127482</text:p>
          </table:table-cell>
          <table:table-cell office:value-type="float" office:value="0.4741987" calcext:value-type="float">
            <text:p>0.4741987</text:p>
          </table:table-cell>
          <table:table-cell office:value-type="float" office:value="0.7155753" calcext:value-type="float">
            <text:p>0.7155753</text:p>
          </table:table-cell>
          <table:table-cell office:value-type="float" office:value="0.6618193" calcext:value-type="float">
            <text:p>0.6618193</text:p>
          </table:table-cell>
          <table:table-cell office:value-type="float" office:value="0.07053767" calcext:value-type="float">
            <text:p>0.07053767</text:p>
          </table:table-cell>
          <table:table-cell office:value-type="float" office:value="0.4351537" calcext:value-type="float">
            <text:p>0.4351537</text:p>
          </table:table-cell>
          <table:table-cell office:value-type="float" office:value="0.6296768" calcext:value-type="float">
            <text:p>0.6296768</text:p>
          </table:table-cell>
          <table:table-cell office:value-type="float" office:value="0.5552349" calcext:value-type="float">
            <text:p>0.5552349</text:p>
          </table:table-cell>
          <table:table-cell office:value-type="float" office:value="0.05703679" calcext:value-type="float">
            <text:p>0.05703679</text:p>
          </table:table-cell>
          <table:table-cell office:value-type="float" office:value="0.3469937" calcext:value-type="float">
            <text:p>0.3469937</text:p>
          </table:table-cell>
          <table:table-cell office:value-type="float" office:value="0.40549" calcext:value-type="float">
            <text:p>0.40549</text:p>
          </table:table-cell>
          <table:table-cell office:value-type="float" office:value="0.3302217" calcext:value-type="float">
            <text:p>0.3302217</text:p>
          </table:table-cell>
          <table:table-cell office:value-type="float" office:value="0.5759277" calcext:value-type="float">
            <text:p>0.5759277</text:p>
          </table:table-cell>
          <table:table-cell office:value-type="float" office:value="0.6576182" calcext:value-type="float">
            <text:p>0.6576182</text:p>
          </table:table-cell>
          <table:table-cell office:value-type="float" office:value="0.1030312" calcext:value-type="float">
            <text:p>0.1030312</text:p>
          </table:table-cell>
          <table:table-cell office:value-type="float" office:value="0.3805542" calcext:value-type="float">
            <text:p>0.38055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124118" calcext:value-type="float">
            <text:p>0.2124118</text:p>
          </table:table-cell>
        </table:table-row>
        <table:table-row table:style-name="ro1">
          <table:table-cell office:value-type="float" office:value="0.3940498" calcext:value-type="float">
            <text:p>0.3940498</text:p>
          </table:table-cell>
          <table:table-cell office:value-type="float" office:value="3.733911" calcext:value-type="float">
            <text:p>3.733911</text:p>
          </table:table-cell>
          <table:table-cell office:value-type="float" office:value="0.3940498" calcext:value-type="float">
            <text:p>0.3940498</text:p>
          </table:table-cell>
          <table:table-cell office:value-type="float" office:value="0.3568692" calcext:value-type="float">
            <text:p>0.3568692</text:p>
          </table:table-cell>
          <table:table-cell office:value-type="float" office:value="0.2180488" calcext:value-type="float">
            <text:p>0.2180488</text:p>
          </table:table-cell>
          <table:table-cell office:value-type="float" office:value="0.7709743" calcext:value-type="float">
            <text:p>0.7709743</text:p>
          </table:table-cell>
          <table:table-cell office:value-type="float" office:value="0.01119186" calcext:value-type="float">
            <text:p>0.01119186</text:p>
          </table:table-cell>
          <table:table-cell office:value-type="float" office:value="0.0141303" calcext:value-type="float">
            <text:p>0.0141303</text:p>
          </table:table-cell>
          <table:table-cell office:value-type="float" office:value="0.8667671" calcext:value-type="float">
            <text:p>0.8667671</text:p>
          </table:table-cell>
          <table:table-cell office:value-type="float" office:value="0.6796394" calcext:value-type="float">
            <text:p>0.6796394</text:p>
          </table:table-cell>
          <table:table-cell office:value-type="float" office:value="0.4829115" calcext:value-type="float">
            <text:p>0.4829115</text:p>
          </table:table-cell>
          <table:table-cell office:value-type="float" office:value="0.7807363" calcext:value-type="float">
            <text:p>0.7807363</text:p>
          </table:table-cell>
          <table:table-cell office:value-type="float" office:value="0.3366044" calcext:value-type="float">
            <text:p>0.3366044</text:p>
          </table:table-cell>
          <table:table-cell office:value-type="float" office:value="0.2483323" calcext:value-type="float">
            <text:p>0.2483323</text:p>
          </table:table-cell>
          <table:table-cell office:value-type="float" office:value="0.3871609" calcext:value-type="float">
            <text:p>0.3871609</text:p>
          </table:table-cell>
          <table:table-cell office:value-type="float" office:value="0.8095972" calcext:value-type="float">
            <text:p>0.8095972</text:p>
          </table:table-cell>
          <table:table-cell office:value-type="float" office:value="0.2286758" calcext:value-type="float">
            <text:p>0.2286758</text:p>
          </table:table-cell>
          <table:table-cell office:value-type="float" office:value="0.5142948" calcext:value-type="float">
            <text:p>0.5142948</text:p>
          </table:table-cell>
          <table:table-cell office:value-type="float" office:value="0.04667225" calcext:value-type="float">
            <text:p>0.04667225</text:p>
          </table:table-cell>
          <table:table-cell office:value-type="float" office:value="0.02449177" calcext:value-type="float">
            <text:p>0.02449177</text:p>
          </table:table-cell>
          <table:table-cell office:value-type="float" office:value="0.5032334" calcext:value-type="float">
            <text:p>0.5032334</text:p>
          </table:table-cell>
          <table:table-cell office:value-type="float" office:value="0.02979228" calcext:value-type="float">
            <text:p>0.02979228</text:p>
          </table:table-cell>
          <table:table-cell office:value-type="float" office:value="0.1188539" calcext:value-type="float">
            <text:p>0.1188539</text:p>
          </table:table-cell>
          <table:table-cell office:value-type="float" office:value="0.6198207" calcext:value-type="float">
            <text:p>0.6198207</text:p>
          </table:table-cell>
          <table:table-cell office:value-type="float" office:value="0.03322075" calcext:value-type="float">
            <text:p>0.03322075</text:p>
          </table:table-cell>
          <table:table-cell office:value-type="float" office:value="0.935625" calcext:value-type="float">
            <text:p>0.935625</text:p>
          </table:table-cell>
          <table:table-cell office:value-type="float" office:value="0.7531264" calcext:value-type="float">
            <text:p>0.7531264</text:p>
          </table:table-cell>
          <table:table-cell office:value-type="float" office:value="0.8770024" calcext:value-type="float">
            <text:p>0.8770024</text:p>
          </table:table-cell>
          <table:table-cell office:value-type="float" office:value="0.7859161" calcext:value-type="float">
            <text:p>0.7859161</text:p>
          </table:table-cell>
          <table:table-cell office:value-type="float" office:value="0.2873001" calcext:value-type="float">
            <text:p>0.2873001</text:p>
          </table:table-cell>
          <table:table-cell office:value-type="float" office:value="0.7451959" calcext:value-type="float">
            <text:p>0.7451959</text:p>
          </table:table-cell>
          <table:table-cell office:value-type="float" office:value="0.9376909" calcext:value-type="float">
            <text:p>0.9376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313128" calcext:value-type="float">
            <text:p>0.1313128</text:p>
          </table:table-cell>
        </table:table-row>
        <table:table-row table:style-name="ro1">
          <table:table-cell office:value-type="float" office:value="0.3439653" calcext:value-type="float">
            <text:p>0.3439653</text:p>
          </table:table-cell>
          <table:table-cell office:value-type="float" office:value="4.046681" calcext:value-type="float">
            <text:p>4.046681</text:p>
          </table:table-cell>
          <table:table-cell office:value-type="float" office:value="0.3439653" calcext:value-type="float">
            <text:p>0.3439653</text:p>
          </table:table-cell>
          <table:table-cell office:value-type="float" office:value="0.9662929" calcext:value-type="float">
            <text:p>0.9662929</text:p>
          </table:table-cell>
          <table:table-cell office:value-type="float" office:value="0.3420134" calcext:value-type="float">
            <text:p>0.3420134</text:p>
          </table:table-cell>
          <table:table-cell office:value-type="float" office:value="0.9672072" calcext:value-type="float">
            <text:p>0.9672072</text:p>
          </table:table-cell>
          <table:table-cell office:value-type="float" office:value="0.1632213" calcext:value-type="float">
            <text:p>0.1632213</text:p>
          </table:table-cell>
          <table:table-cell office:value-type="float" office:value="0.1908251" calcext:value-type="float">
            <text:p>0.1908251</text:p>
          </table:table-cell>
          <table:table-cell office:value-type="float" office:value="0.1978392" calcext:value-type="float">
            <text:p>0.1978392</text:p>
          </table:table-cell>
          <table:table-cell office:value-type="float" office:value="0.667663" calcext:value-type="float">
            <text:p>0.667663</text:p>
          </table:table-cell>
          <table:table-cell office:value-type="float" office:value="0.1840724" calcext:value-type="float">
            <text:p>0.1840724</text:p>
          </table:table-cell>
          <table:table-cell office:value-type="float" office:value="0.9599039" calcext:value-type="float">
            <text:p>0.9599039</text:p>
          </table:table-cell>
          <table:table-cell office:value-type="float" office:value="0.668903" calcext:value-type="float">
            <text:p>0.668903</text:p>
          </table:table-cell>
          <table:table-cell office:value-type="float" office:value="0.6373275" calcext:value-type="float">
            <text:p>0.6373275</text:p>
          </table:table-cell>
          <table:table-cell office:value-type="float" office:value="0.5673043" calcext:value-type="float">
            <text:p>0.5673043</text:p>
          </table:table-cell>
          <table:table-cell office:value-type="float" office:value="0.4053615" calcext:value-type="float">
            <text:p>0.4053615</text:p>
          </table:table-cell>
          <table:table-cell office:value-type="float" office:value="0.5108228" calcext:value-type="float">
            <text:p>0.5108228</text:p>
          </table:table-cell>
          <table:table-cell office:value-type="float" office:value="0.9354142" calcext:value-type="float">
            <text:p>0.9354142</text:p>
          </table:table-cell>
          <table:table-cell office:value-type="float" office:value="0.02381604" calcext:value-type="float">
            <text:p>0.02381604</text:p>
          </table:table-cell>
          <table:table-cell office:value-type="float" office:value="0.4113687" calcext:value-type="float">
            <text:p>0.4113687</text:p>
          </table:table-cell>
          <table:table-cell office:value-type="float" office:value="0.5284876" calcext:value-type="float">
            <text:p>0.5284876</text:p>
          </table:table-cell>
          <table:table-cell office:value-type="float" office:value="0.5443056" calcext:value-type="float">
            <text:p>0.5443056</text:p>
          </table:table-cell>
          <table:table-cell office:value-type="float" office:value="0.2886276" calcext:value-type="float">
            <text:p>0.2886276</text:p>
          </table:table-cell>
          <table:table-cell office:value-type="float" office:value="0.9124224" calcext:value-type="float">
            <text:p>0.9124224</text:p>
          </table:table-cell>
          <table:table-cell office:value-type="float" office:value="0.1653403" calcext:value-type="float">
            <text:p>0.1653403</text:p>
          </table:table-cell>
          <table:table-cell office:value-type="float" office:value="0.03658891" calcext:value-type="float">
            <text:p>0.03658891</text:p>
          </table:table-cell>
          <table:table-cell office:value-type="float" office:value="0.4277569" calcext:value-type="float">
            <text:p>0.4277569</text:p>
          </table:table-cell>
          <table:table-cell office:value-type="float" office:value="0.01485574" calcext:value-type="float">
            <text:p>0.01485574</text:p>
          </table:table-cell>
          <table:table-cell office:value-type="float" office:value="0.2508416" calcext:value-type="float">
            <text:p>0.2508416</text:p>
          </table:table-cell>
          <table:table-cell office:value-type="float" office:value="0.6077531" calcext:value-type="float">
            <text:p>0.6077531</text:p>
          </table:table-cell>
          <table:table-cell office:value-type="float" office:value="0.8203668" calcext:value-type="float">
            <text:p>0.8203668</text:p>
          </table:table-cell>
          <table:table-cell office:value-type="float" office:value="0.8162911" calcext:value-type="float">
            <text:p>0.81629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776712" calcext:value-type="float">
            <text:p>0.2776712</text:p>
          </table:table-cell>
        </table:table-row>
        <table:table-row table:style-name="ro1">
          <table:table-cell office:value-type="float" office:value="0.199104" calcext:value-type="float">
            <text:p>0.199104</text:p>
          </table:table-cell>
          <table:table-cell office:value-type="float" office:value="5.291172" calcext:value-type="float">
            <text:p>5.291172</text:p>
          </table:table-cell>
          <table:table-cell office:value-type="float" office:value="0.199104" calcext:value-type="float">
            <text:p>0.199104</text:p>
          </table:table-cell>
          <table:table-cell office:value-type="float" office:value="0.4955669" calcext:value-type="float">
            <text:p>0.4955669</text:p>
          </table:table-cell>
          <table:table-cell office:value-type="float" office:value="0.5230076" calcext:value-type="float">
            <text:p>0.5230076</text:p>
          </table:table-cell>
          <table:table-cell office:value-type="float" office:value="0.1118333" calcext:value-type="float">
            <text:p>0.1118333</text:p>
          </table:table-cell>
          <table:table-cell office:value-type="float" office:value="0.6992769" calcext:value-type="float">
            <text:p>0.6992769</text:p>
          </table:table-cell>
          <table:table-cell office:value-type="float" office:value="0.681028" calcext:value-type="float">
            <text:p>0.681028</text:p>
          </table:table-cell>
          <table:table-cell office:value-type="float" office:value="0.9817994" calcext:value-type="float">
            <text:p>0.9817994</text:p>
          </table:table-cell>
          <table:table-cell office:value-type="float" office:value="0.2987744" calcext:value-type="float">
            <text:p>0.2987744</text:p>
          </table:table-cell>
          <table:table-cell office:value-type="float" office:value="0.2932616" calcext:value-type="float">
            <text:p>0.2932616</text:p>
          </table:table-cell>
          <table:table-cell office:value-type="float" office:value="0.4904788" calcext:value-type="float">
            <text:p>0.4904788</text:p>
          </table:table-cell>
          <table:table-cell office:value-type="float" office:value="0.6353036" calcext:value-type="float">
            <text:p>0.6353036</text:p>
          </table:table-cell>
          <table:table-cell office:value-type="float" office:value="0.7835116" calcext:value-type="float">
            <text:p>0.7835116</text:p>
          </table:table-cell>
          <table:table-cell office:value-type="float" office:value="0.9747458" calcext:value-type="float">
            <text:p>0.9747458</text:p>
          </table:table-cell>
          <table:table-cell office:value-type="float" office:value="0.4854867" calcext:value-type="float">
            <text:p>0.4854867</text:p>
          </table:table-cell>
          <table:table-cell office:value-type="float" office:value="0.8302264" calcext:value-type="float">
            <text:p>0.8302264</text:p>
          </table:table-cell>
          <table:table-cell office:value-type="float" office:value="0.7073984" calcext:value-type="float">
            <text:p>0.7073984</text:p>
          </table:table-cell>
          <table:table-cell office:value-type="float" office:value="0.8678805" calcext:value-type="float">
            <text:p>0.8678805</text:p>
          </table:table-cell>
          <table:table-cell office:value-type="float" office:value="0.8990361" calcext:value-type="float">
            <text:p>0.8990361</text:p>
          </table:table-cell>
          <table:table-cell office:value-type="float" office:value="0.3253695" calcext:value-type="float">
            <text:p>0.3253695</text:p>
          </table:table-cell>
          <table:table-cell office:value-type="float" office:value="0.8621467" calcext:value-type="float">
            <text:p>0.8621467</text:p>
          </table:table-cell>
          <table:table-cell office:value-type="float" office:value="0.5350745" calcext:value-type="float">
            <text:p>0.5350745</text:p>
          </table:table-cell>
          <table:table-cell office:value-type="float" office:value="0.6795471" calcext:value-type="float">
            <text:p>0.6795471</text:p>
          </table:table-cell>
          <table:table-cell office:value-type="float" office:value="0.9248291" calcext:value-type="float">
            <text:p>0.9248291</text:p>
          </table:table-cell>
          <table:table-cell office:value-type="float" office:value="0.1213998" calcext:value-type="float">
            <text:p>0.1213998</text:p>
          </table:table-cell>
          <table:table-cell office:value-type="float" office:value="0.1448613" calcext:value-type="float">
            <text:p>0.1448613</text:p>
          </table:table-cell>
          <table:table-cell office:value-type="float" office:value="0.470726" calcext:value-type="float">
            <text:p>0.470726</text:p>
          </table:table-cell>
          <table:table-cell office:value-type="float" office:value="0.8190058" calcext:value-type="float">
            <text:p>0.8190058</text:p>
          </table:table-cell>
          <table:table-cell office:value-type="float" office:value="0.8553739" calcext:value-type="float">
            <text:p>0.8553739</text:p>
          </table:table-cell>
          <table:table-cell office:value-type="float" office:value="0.4639444" calcext:value-type="float">
            <text:p>0.4639444</text:p>
          </table:table-cell>
          <table:table-cell office:value-type="float" office:value="0.5097971" calcext:value-type="float">
            <text:p>0.509797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2160398" calcext:value-type="float">
            <text:p>0.2160398</text:p>
          </table:table-cell>
          <table:table-cell office:value-type="float" office:value="4.275135" calcext:value-type="float">
            <text:p>4.275135</text:p>
          </table:table-cell>
          <table:table-cell office:value-type="float" office:value="0.2160398" calcext:value-type="float">
            <text:p>0.2160398</text:p>
          </table:table-cell>
          <table:table-cell office:value-type="float" office:value="0.3688886" calcext:value-type="float">
            <text:p>0.3688886</text:p>
          </table:table-cell>
          <table:table-cell office:value-type="float" office:value="0.8908109" calcext:value-type="float">
            <text:p>0.8908109</text:p>
          </table:table-cell>
          <table:table-cell office:value-type="float" office:value="0.4694251" calcext:value-type="float">
            <text:p>0.4694251</text:p>
          </table:table-cell>
          <table:table-cell office:value-type="float" office:value="0.03359947" calcext:value-type="float">
            <text:p>0.03359947</text:p>
          </table:table-cell>
          <table:table-cell office:value-type="float" office:value="0.853816" calcext:value-type="float">
            <text:p>0.853816</text:p>
          </table:table-cell>
          <table:table-cell office:value-type="float" office:value="0.5925585" calcext:value-type="float">
            <text:p>0.5925585</text:p>
          </table:table-cell>
          <table:table-cell office:value-type="float" office:value="0.9198748" calcext:value-type="float">
            <text:p>0.9198748</text:p>
          </table:table-cell>
          <table:table-cell office:value-type="float" office:value="0.6805964" calcext:value-type="float">
            <text:p>0.6805964</text:p>
          </table:table-cell>
          <table:table-cell office:value-type="float" office:value="0.2280158" calcext:value-type="float">
            <text:p>0.2280158</text:p>
          </table:table-cell>
          <table:table-cell office:value-type="float" office:value="0.1559355" calcext:value-type="float">
            <text:p>0.1559355</text:p>
          </table:table-cell>
          <table:table-cell office:value-type="float" office:value="0.5123326" calcext:value-type="float">
            <text:p>0.5123326</text:p>
          </table:table-cell>
          <table:table-cell office:value-type="float" office:value="0.6663409" calcext:value-type="float">
            <text:p>0.6663409</text:p>
          </table:table-cell>
          <table:table-cell office:value-type="float" office:value="0.009231101" calcext:value-type="float">
            <text:p>0.009231101</text:p>
          </table:table-cell>
          <table:table-cell office:value-type="float" office:value="0.6090805" calcext:value-type="float">
            <text:p>0.6090805</text:p>
          </table:table-cell>
          <table:table-cell office:value-type="float" office:value="0.9875932" calcext:value-type="float">
            <text:p>0.9875932</text:p>
          </table:table-cell>
          <table:table-cell office:value-type="float" office:value="0.04394047" calcext:value-type="float">
            <text:p>0.04394047</text:p>
          </table:table-cell>
          <table:table-cell office:value-type="float" office:value="0.8917276" calcext:value-type="float">
            <text:p>0.8917276</text:p>
          </table:table-cell>
          <table:table-cell office:value-type="float" office:value="0.9570309" calcext:value-type="float">
            <text:p>0.9570309</text:p>
          </table:table-cell>
          <table:table-cell office:value-type="float" office:value="0.1958499" calcext:value-type="float">
            <text:p>0.1958499</text:p>
          </table:table-cell>
          <table:table-cell office:value-type="float" office:value="0.3954676" calcext:value-type="float">
            <text:p>0.3954676</text:p>
          </table:table-cell>
          <table:table-cell office:value-type="float" office:value="0.1438087" calcext:value-type="float">
            <text:p>0.1438087</text:p>
          </table:table-cell>
          <table:table-cell office:value-type="float" office:value="0.3105696" calcext:value-type="float">
            <text:p>0.3105696</text:p>
          </table:table-cell>
          <table:table-cell office:value-type="float" office:value="0.6002514" calcext:value-type="float">
            <text:p>0.6002514</text:p>
          </table:table-cell>
          <table:table-cell office:value-type="float" office:value="0.8302154" calcext:value-type="float">
            <text:p>0.8302154</text:p>
          </table:table-cell>
          <table:table-cell office:value-type="float" office:value="0.6047561" calcext:value-type="float">
            <text:p>0.6047561</text:p>
          </table:table-cell>
          <table:table-cell office:value-type="float" office:value="0.05358257" calcext:value-type="float">
            <text:p>0.05358257</text:p>
          </table:table-cell>
          <table:table-cell office:value-type="float" office:value="0.07823382" calcext:value-type="float">
            <text:p>0.07823382</text:p>
          </table:table-cell>
          <table:table-cell office:value-type="float" office:value="0.8454609" calcext:value-type="float">
            <text:p>0.8454609</text:p>
          </table:table-cell>
          <table:table-cell office:value-type="float" office:value="0.08846942" calcext:value-type="float">
            <text:p>0.088469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360334" calcext:value-type="float">
            <text:p>0.1360334</text:p>
          </table:table-cell>
        </table:table-row>
        <table:table-row table:style-name="ro1">
          <table:table-cell office:value-type="float" office:value="0.06192464" calcext:value-type="float">
            <text:p>0.06192464</text:p>
          </table:table-cell>
          <table:table-cell office:value-type="float" office:value="5.044547" calcext:value-type="float">
            <text:p>5.044547</text:p>
          </table:table-cell>
          <table:table-cell office:value-type="float" office:value="0.06192464" calcext:value-type="float">
            <text:p>0.06192464</text:p>
          </table:table-cell>
          <table:table-cell office:value-type="float" office:value="0.618178" calcext:value-type="float">
            <text:p>0.618178</text:p>
          </table:table-cell>
          <table:table-cell office:value-type="float" office:value="0.06524578" calcext:value-type="float">
            <text:p>0.06524578</text:p>
          </table:table-cell>
          <table:table-cell office:value-type="float" office:value="0.3345432" calcext:value-type="float">
            <text:p>0.3345432</text:p>
          </table:table-cell>
          <table:table-cell office:value-type="float" office:value="0.122971" calcext:value-type="float">
            <text:p>0.122971</text:p>
          </table:table-cell>
          <table:table-cell office:value-type="float" office:value="0.8679009" calcext:value-type="float">
            <text:p>0.8679009</text:p>
          </table:table-cell>
          <table:table-cell office:value-type="float" office:value="0.3084048" calcext:value-type="float">
            <text:p>0.3084048</text:p>
          </table:table-cell>
          <table:table-cell office:value-type="float" office:value="0.4762556" calcext:value-type="float">
            <text:p>0.4762556</text:p>
          </table:table-cell>
          <table:table-cell office:value-type="float" office:value="0.2211459" calcext:value-type="float">
            <text:p>0.2211459</text:p>
          </table:table-cell>
          <table:table-cell office:value-type="float" office:value="0.7198051" calcext:value-type="float">
            <text:p>0.7198051</text:p>
          </table:table-cell>
          <table:table-cell office:value-type="float" office:value="0.82394" calcext:value-type="float">
            <text:p>0.82394</text:p>
          </table:table-cell>
          <table:table-cell office:value-type="float" office:value="0.007308471" calcext:value-type="float">
            <text:p>0.007308471</text:p>
          </table:table-cell>
          <table:table-cell office:value-type="float" office:value="0.3683387" calcext:value-type="float">
            <text:p>0.3683387</text:p>
          </table:table-cell>
          <table:table-cell office:value-type="float" office:value="0.6662968" calcext:value-type="float">
            <text:p>0.6662968</text:p>
          </table:table-cell>
          <table:table-cell office:value-type="float" office:value="0.1396069" calcext:value-type="float">
            <text:p>0.1396069</text:p>
          </table:table-cell>
          <table:table-cell office:value-type="float" office:value="0.5357384" calcext:value-type="float">
            <text:p>0.5357384</text:p>
          </table:table-cell>
          <table:table-cell office:value-type="float" office:value="0.6142595" calcext:value-type="float">
            <text:p>0.6142595</text:p>
          </table:table-cell>
          <table:table-cell office:value-type="float" office:value="0.5211484" calcext:value-type="float">
            <text:p>0.5211484</text:p>
          </table:table-cell>
          <table:table-cell office:value-type="float" office:value="0.3146458" calcext:value-type="float">
            <text:p>0.3146458</text:p>
          </table:table-cell>
          <table:table-cell office:value-type="float" office:value="0.8659699" calcext:value-type="float">
            <text:p>0.8659699</text:p>
          </table:table-cell>
          <table:table-cell office:value-type="float" office:value="0.7654232" calcext:value-type="float">
            <text:p>0.7654232</text:p>
          </table:table-cell>
          <table:table-cell office:value-type="float" office:value="0.7771401" calcext:value-type="float">
            <text:p>0.7771401</text:p>
          </table:table-cell>
          <table:table-cell office:value-type="float" office:value="0.6184835" calcext:value-type="float">
            <text:p>0.6184835</text:p>
          </table:table-cell>
          <table:table-cell office:value-type="float" office:value="0.4213277" calcext:value-type="float">
            <text:p>0.4213277</text:p>
          </table:table-cell>
          <table:table-cell office:value-type="float" office:value="0.1541151" calcext:value-type="float">
            <text:p>0.1541151</text:p>
          </table:table-cell>
          <table:table-cell office:value-type="float" office:value="0.7507107" calcext:value-type="float">
            <text:p>0.7507107</text:p>
          </table:table-cell>
          <table:table-cell office:value-type="float" office:value="0.8255651" calcext:value-type="float">
            <text:p>0.8255651</text:p>
          </table:table-cell>
          <table:table-cell office:value-type="float" office:value="0.1348818" calcext:value-type="float">
            <text:p>0.1348818</text:p>
          </table:table-cell>
          <table:table-cell office:value-type="float" office:value="0.9106284" calcext:value-type="float">
            <text:p>0.9106284</text:p>
          </table:table-cell>
          <table:table-cell office:value-type="float" office:value="0.9859151" calcext:value-type="float">
            <text:p>0.9859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217434" calcext:value-type="float">
            <text:p>0.04217434</text:p>
          </table:table-cell>
        </table:table-row>
        <table:table-row table:style-name="ro1">
          <table:table-cell office:value-type="float" office:value="0.2841537" calcext:value-type="float">
            <text:p>0.2841537</text:p>
          </table:table-cell>
          <table:table-cell office:value-type="float" office:value="3.988754" calcext:value-type="float">
            <text:p>3.988754</text:p>
          </table:table-cell>
          <table:table-cell office:value-type="float" office:value="0.2841537" calcext:value-type="float">
            <text:p>0.2841537</text:p>
          </table:table-cell>
          <table:table-cell office:value-type="float" office:value="0.4436192" calcext:value-type="float">
            <text:p>0.4436192</text:p>
          </table:table-cell>
          <table:table-cell office:value-type="float" office:value="0.4594506" calcext:value-type="float">
            <text:p>0.4594506</text:p>
          </table:table-cell>
          <table:table-cell office:value-type="float" office:value="0.5082107" calcext:value-type="float">
            <text:p>0.5082107</text:p>
          </table:table-cell>
          <table:table-cell office:value-type="float" office:value="0.3319955" calcext:value-type="float">
            <text:p>0.3319955</text:p>
          </table:table-cell>
          <table:table-cell office:value-type="float" office:value="0.5050241" calcext:value-type="float">
            <text:p>0.5050241</text:p>
          </table:table-cell>
          <table:table-cell office:value-type="float" office:value="0.00004415374" calcext:value-type="float">
            <text:p>4.415374E-05</text:p>
          </table:table-cell>
          <table:table-cell office:value-type="float" office:value="0.8696242" calcext:value-type="float">
            <text:p>0.8696242</text:p>
          </table:table-cell>
          <table:table-cell office:value-type="float" office:value="0.07334214" calcext:value-type="float">
            <text:p>0.07334214</text:p>
          </table:table-cell>
          <table:table-cell office:value-type="float" office:value="0.3733338" calcext:value-type="float">
            <text:p>0.3733338</text:p>
          </table:table-cell>
          <table:table-cell office:value-type="float" office:value="0.522792" calcext:value-type="float">
            <text:p>0.522792</text:p>
          </table:table-cell>
          <table:table-cell office:value-type="float" office:value="0.5770818" calcext:value-type="float">
            <text:p>0.5770818</text:p>
          </table:table-cell>
          <table:table-cell office:value-type="float" office:value="0.09106098" calcext:value-type="float">
            <text:p>0.09106098</text:p>
          </table:table-cell>
          <table:table-cell office:value-type="float" office:value="0.4304267" calcext:value-type="float">
            <text:p>0.4304267</text:p>
          </table:table-cell>
          <table:table-cell office:value-type="float" office:value="0.6183275" calcext:value-type="float">
            <text:p>0.6183275</text:p>
          </table:table-cell>
          <table:table-cell office:value-type="float" office:value="0.5253252" calcext:value-type="float">
            <text:p>0.5253252</text:p>
          </table:table-cell>
          <table:table-cell office:value-type="float" office:value="0.8892419" calcext:value-type="float">
            <text:p>0.8892419</text:p>
          </table:table-cell>
          <table:table-cell office:value-type="float" office:value="0.4461362" calcext:value-type="float">
            <text:p>0.4461362</text:p>
          </table:table-cell>
          <table:table-cell office:value-type="float" office:value="0.07950476" calcext:value-type="float">
            <text:p>0.07950476</text:p>
          </table:table-cell>
          <table:table-cell office:value-type="float" office:value="0.779191" calcext:value-type="float">
            <text:p>0.779191</text:p>
          </table:table-cell>
          <table:table-cell office:value-type="float" office:value="0.9187007" calcext:value-type="float">
            <text:p>0.9187007</text:p>
          </table:table-cell>
          <table:table-cell office:value-type="float" office:value="0.1676054" calcext:value-type="float">
            <text:p>0.1676054</text:p>
          </table:table-cell>
          <table:table-cell office:value-type="float" office:value="0.8595458" calcext:value-type="float">
            <text:p>0.8595458</text:p>
          </table:table-cell>
          <table:table-cell office:value-type="float" office:value="0.8043157" calcext:value-type="float">
            <text:p>0.8043157</text:p>
          </table:table-cell>
          <table:table-cell office:value-type="float" office:value="0.6183055" calcext:value-type="float">
            <text:p>0.6183055</text:p>
          </table:table-cell>
          <table:table-cell office:value-type="float" office:value="0.1587274" calcext:value-type="float">
            <text:p>0.1587274</text:p>
          </table:table-cell>
          <table:table-cell office:value-type="float" office:value="0.5570351" calcext:value-type="float">
            <text:p>0.5570351</text:p>
          </table:table-cell>
          <table:table-cell office:value-type="float" office:value="0.00254772" calcext:value-type="float">
            <text:p>0.00254772</text:p>
          </table:table-cell>
          <table:table-cell office:value-type="float" office:value="0.6179469" calcext:value-type="float">
            <text:p>0.6179469</text:p>
          </table:table-cell>
          <table:table-cell office:value-type="float" office:value="0.3206289" calcext:value-type="float">
            <text:p>0.32062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044993" calcext:value-type="float">
            <text:p>0.2044993</text:p>
          </table:table-cell>
        </table:table-row>
        <table:table-row table:style-name="ro1">
          <table:table-cell office:value-type="float" office:value="0.3083607" calcext:value-type="float">
            <text:p>0.3083607</text:p>
          </table:table-cell>
          <table:table-cell office:value-type="float" office:value="3.438659" calcext:value-type="float">
            <text:p>3.438659</text:p>
          </table:table-cell>
          <table:table-cell office:value-type="float" office:value="0.3083607" calcext:value-type="float">
            <text:p>0.3083607</text:p>
          </table:table-cell>
          <table:table-cell office:value-type="float" office:value="0.6066314" calcext:value-type="float">
            <text:p>0.6066314</text:p>
          </table:table-cell>
          <table:table-cell office:value-type="float" office:value="0.1478037" calcext:value-type="float">
            <text:p>0.1478037</text:p>
          </table:table-cell>
          <table:table-cell office:value-type="float" office:value="0.3464714" calcext:value-type="float">
            <text:p>0.3464714</text:p>
          </table:table-cell>
          <table:table-cell office:value-type="float" office:value="0.301148" calcext:value-type="float">
            <text:p>0.301148</text:p>
          </table:table-cell>
          <table:table-cell office:value-type="float" office:value="0.4302267" calcext:value-type="float">
            <text:p>0.4302267</text:p>
          </table:table-cell>
          <table:table-cell office:value-type="float" office:value="0.2772777" calcext:value-type="float">
            <text:p>0.2772777</text:p>
          </table:table-cell>
          <table:table-cell office:value-type="float" office:value="0.2358701" calcext:value-type="float">
            <text:p>0.2358701</text:p>
          </table:table-cell>
          <table:table-cell office:value-type="float" office:value="0.5212794" calcext:value-type="float">
            <text:p>0.5212794</text:p>
          </table:table-cell>
          <table:table-cell office:value-type="float" office:value="0.01041315" calcext:value-type="float">
            <text:p>0.01041315</text:p>
          </table:table-cell>
          <table:table-cell office:value-type="float" office:value="0.7250175" calcext:value-type="float">
            <text:p>0.7250175</text:p>
          </table:table-cell>
          <table:table-cell office:value-type="float" office:value="0.0750122" calcext:value-type="float">
            <text:p>0.0750122</text:p>
          </table:table-cell>
          <table:table-cell office:value-type="float" office:value="0.2351411" calcext:value-type="float">
            <text:p>0.2351411</text:p>
          </table:table-cell>
          <table:table-cell office:value-type="float" office:value="0.08677888" calcext:value-type="float">
            <text:p>0.08677888</text:p>
          </table:table-cell>
          <table:table-cell office:value-type="float" office:value="0.8467225" calcext:value-type="float">
            <text:p>0.8467225</text:p>
          </table:table-cell>
          <table:table-cell office:value-type="float" office:value="0.6095348" calcext:value-type="float">
            <text:p>0.6095348</text:p>
          </table:table-cell>
          <table:table-cell office:value-type="float" office:value="0.7589376" calcext:value-type="float">
            <text:p>0.7589376</text:p>
          </table:table-cell>
          <table:table-cell office:value-type="float" office:value="0.617012" calcext:value-type="float">
            <text:p>0.617012</text:p>
          </table:table-cell>
          <table:table-cell office:value-type="float" office:value="0.5358097" calcext:value-type="float">
            <text:p>0.5358097</text:p>
          </table:table-cell>
          <table:table-cell office:value-type="float" office:value="0.5919833" calcext:value-type="float">
            <text:p>0.5919833</text:p>
          </table:table-cell>
          <table:table-cell office:value-type="float" office:value="0.26853" calcext:value-type="float">
            <text:p>0.26853</text:p>
          </table:table-cell>
          <table:table-cell office:value-type="float" office:value="0.1323341" calcext:value-type="float">
            <text:p>0.1323341</text:p>
          </table:table-cell>
          <table:table-cell office:value-type="float" office:value="0.2926815" calcext:value-type="float">
            <text:p>0.2926815</text:p>
          </table:table-cell>
          <table:table-cell office:value-type="float" office:value="0.6652862" calcext:value-type="float">
            <text:p>0.6652862</text:p>
          </table:table-cell>
          <table:table-cell office:value-type="float" office:value="0.975793" calcext:value-type="float">
            <text:p>0.975793</text:p>
          </table:table-cell>
          <table:table-cell office:value-type="float" office:value="0.8369878" calcext:value-type="float">
            <text:p>0.8369878</text:p>
          </table:table-cell>
          <table:table-cell office:value-type="float" office:value="0.3116468" calcext:value-type="float">
            <text:p>0.3116468</text:p>
          </table:table-cell>
          <table:table-cell office:value-type="float" office:value="0.1617393" calcext:value-type="float">
            <text:p>0.1617393</text:p>
          </table:table-cell>
          <table:table-cell office:value-type="float" office:value="0.03084754" calcext:value-type="float">
            <text:p>0.03084754</text:p>
          </table:table-cell>
          <table:table-cell office:value-type="float" office:value="0.07479741" calcext:value-type="float">
            <text:p>0.074797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412463" calcext:value-type="float">
            <text:p>0.1412463</text:p>
          </table:table-cell>
        </table:table-row>
        <table:table-row table:style-name="ro1">
          <table:table-cell office:value-type="float" office:value="0.7641741" calcext:value-type="float">
            <text:p>0.7641741</text:p>
          </table:table-cell>
          <table:table-cell office:value-type="float" office:value="3.372604" calcext:value-type="float">
            <text:p>3.372604</text:p>
          </table:table-cell>
          <table:table-cell office:value-type="float" office:value="0.7641741" calcext:value-type="float">
            <text:p>0.7641741</text:p>
          </table:table-cell>
          <table:table-cell office:value-type="float" office:value="0.3483448" calcext:value-type="float">
            <text:p>0.3483448</text:p>
          </table:table-cell>
          <table:table-cell office:value-type="float" office:value="0.06292899" calcext:value-type="float">
            <text:p>0.06292899</text:p>
          </table:table-cell>
          <table:table-cell office:value-type="float" office:value="0.6483162" calcext:value-type="float">
            <text:p>0.6483162</text:p>
          </table:table-cell>
          <table:table-cell office:value-type="float" office:value="0.4477798" calcext:value-type="float">
            <text:p>0.4477798</text:p>
          </table:table-cell>
          <table:table-cell office:value-type="float" office:value="0.3419407" calcext:value-type="float">
            <text:p>0.3419407</text:p>
          </table:table-cell>
          <table:table-cell office:value-type="float" office:value="0.004282097" calcext:value-type="float">
            <text:p>0.004282097</text:p>
          </table:table-cell>
          <table:table-cell office:value-type="float" office:value="0.5837042" calcext:value-type="float">
            <text:p>0.5837042</text:p>
          </table:table-cell>
          <table:table-cell office:value-type="float" office:value="0.00879274" calcext:value-type="float">
            <text:p>0.00879274</text:p>
          </table:table-cell>
          <table:table-cell office:value-type="float" office:value="0.7663876" calcext:value-type="float">
            <text:p>0.7663876</text:p>
          </table:table-cell>
          <table:table-cell office:value-type="float" office:value="0.2722299" calcext:value-type="float">
            <text:p>0.2722299</text:p>
          </table:table-cell>
          <table:table-cell office:value-type="float" office:value="0.9103266" calcext:value-type="float">
            <text:p>0.9103266</text:p>
          </table:table-cell>
          <table:table-cell office:value-type="float" office:value="0.4875215" calcext:value-type="float">
            <text:p>0.4875215</text:p>
          </table:table-cell>
          <table:table-cell office:value-type="float" office:value="0.5106611" calcext:value-type="float">
            <text:p>0.5106611</text:p>
          </table:table-cell>
          <table:table-cell office:value-type="float" office:value="0.7863667" calcext:value-type="float">
            <text:p>0.7863667</text:p>
          </table:table-cell>
          <table:table-cell office:value-type="float" office:value="0.8749239" calcext:value-type="float">
            <text:p>0.8749239</text:p>
          </table:table-cell>
          <table:table-cell office:value-type="float" office:value="0.1942596" calcext:value-type="float">
            <text:p>0.1942596</text:p>
          </table:table-cell>
          <table:table-cell office:value-type="float" office:value="0.8285227" calcext:value-type="float">
            <text:p>0.8285227</text:p>
          </table:table-cell>
          <table:table-cell office:value-type="float" office:value="0.7813176" calcext:value-type="float">
            <text:p>0.7813176</text:p>
          </table:table-cell>
          <table:table-cell office:value-type="float" office:value="0.8470805" calcext:value-type="float">
            <text:p>0.8470805</text:p>
          </table:table-cell>
          <table:table-cell office:value-type="float" office:value="0.3952958" calcext:value-type="float">
            <text:p>0.3952958</text:p>
          </table:table-cell>
          <table:table-cell office:value-type="float" office:value="0.9717002" calcext:value-type="float">
            <text:p>0.9717002</text:p>
          </table:table-cell>
          <table:table-cell office:value-type="float" office:value="0.5431495" calcext:value-type="float">
            <text:p>0.5431495</text:p>
          </table:table-cell>
          <table:table-cell office:value-type="float" office:value="0.05063456" calcext:value-type="float">
            <text:p>0.05063456</text:p>
          </table:table-cell>
          <table:table-cell office:value-type="float" office:value="0.5441866" calcext:value-type="float">
            <text:p>0.5441866</text:p>
          </table:table-cell>
          <table:table-cell office:value-type="float" office:value="0.2582865" calcext:value-type="float">
            <text:p>0.2582865</text:p>
          </table:table-cell>
          <table:table-cell office:value-type="float" office:value="0.08487475" calcext:value-type="float">
            <text:p>0.08487475</text:p>
          </table:table-cell>
          <table:table-cell office:value-type="float" office:value="0.6981551" calcext:value-type="float">
            <text:p>0.6981551</text:p>
          </table:table-cell>
          <table:table-cell office:value-type="float" office:value="0.8533681" calcext:value-type="float">
            <text:p>0.8533681</text:p>
          </table:table-cell>
          <table:table-cell office:value-type="float" office:value="0.08828596" calcext:value-type="float">
            <text:p>0.088285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03007" calcext:value-type="float">
            <text:p>0.303007</text:p>
          </table:table-cell>
        </table:table-row>
        <table:table-row table:style-name="ro1">
          <table:table-cell office:value-type="float" office:value="0.2729956" calcext:value-type="float">
            <text:p>0.2729956</text:p>
          </table:table-cell>
          <table:table-cell office:value-type="float" office:value="4.440245" calcext:value-type="float">
            <text:p>4.440245</text:p>
          </table:table-cell>
          <table:table-cell office:value-type="float" office:value="0.2729956" calcext:value-type="float">
            <text:p>0.2729956</text:p>
          </table:table-cell>
          <table:table-cell office:value-type="float" office:value="0.6521659" calcext:value-type="float">
            <text:p>0.6521659</text:p>
          </table:table-cell>
          <table:table-cell office:value-type="float" office:value="0.5124866" calcext:value-type="float">
            <text:p>0.5124866</text:p>
          </table:table-cell>
          <table:table-cell office:value-type="float" office:value="0.2440256" calcext:value-type="float">
            <text:p>0.2440256</text:p>
          </table:table-cell>
          <table:table-cell office:value-type="float" office:value="0.4527876" calcext:value-type="float">
            <text:p>0.4527876</text:p>
          </table:table-cell>
          <table:table-cell office:value-type="float" office:value="0.1646856" calcext:value-type="float">
            <text:p>0.1646856</text:p>
          </table:table-cell>
          <table:table-cell office:value-type="float" office:value="0.7476196" calcext:value-type="float">
            <text:p>0.7476196</text:p>
          </table:table-cell>
          <table:table-cell office:value-type="float" office:value="0.5761178" calcext:value-type="float">
            <text:p>0.5761178</text:p>
          </table:table-cell>
          <table:table-cell office:value-type="float" office:value="0.06035585" calcext:value-type="float">
            <text:p>0.06035585</text:p>
          </table:table-cell>
          <table:table-cell office:value-type="float" office:value="0.7346109" calcext:value-type="float">
            <text:p>0.7346109</text:p>
          </table:table-cell>
          <table:table-cell office:value-type="float" office:value="0.564678" calcext:value-type="float">
            <text:p>0.564678</text:p>
          </table:table-cell>
          <table:table-cell office:value-type="float" office:value="0.7884893" calcext:value-type="float">
            <text:p>0.7884893</text:p>
          </table:table-cell>
          <table:table-cell office:value-type="float" office:value="0.754492" calcext:value-type="float">
            <text:p>0.754492</text:p>
          </table:table-cell>
          <table:table-cell office:value-type="float" office:value="0.7449028" calcext:value-type="float">
            <text:p>0.7449028</text:p>
          </table:table-cell>
          <table:table-cell office:value-type="float" office:value="0.8732342" calcext:value-type="float">
            <text:p>0.8732342</text:p>
          </table:table-cell>
          <table:table-cell office:value-type="float" office:value="0.1606339" calcext:value-type="float">
            <text:p>0.1606339</text:p>
          </table:table-cell>
          <table:table-cell office:value-type="float" office:value="0.749532" calcext:value-type="float">
            <text:p>0.749532</text:p>
          </table:table-cell>
          <table:table-cell office:value-type="float" office:value="0.6146516" calcext:value-type="float">
            <text:p>0.6146516</text:p>
          </table:table-cell>
          <table:table-cell office:value-type="float" office:value="0.4316064" calcext:value-type="float">
            <text:p>0.4316064</text:p>
          </table:table-cell>
          <table:table-cell office:value-type="float" office:value="0.5787013" calcext:value-type="float">
            <text:p>0.5787013</text:p>
          </table:table-cell>
          <table:table-cell office:value-type="float" office:value="0.2267721" calcext:value-type="float">
            <text:p>0.2267721</text:p>
          </table:table-cell>
          <table:table-cell office:value-type="float" office:value="0.4635842" calcext:value-type="float">
            <text:p>0.4635842</text:p>
          </table:table-cell>
          <table:table-cell office:value-type="float" office:value="0.1774794" calcext:value-type="float">
            <text:p>0.1774794</text:p>
          </table:table-cell>
          <table:table-cell office:value-type="float" office:value="0.9865115" calcext:value-type="float">
            <text:p>0.9865115</text:p>
          </table:table-cell>
          <table:table-cell office:value-type="float" office:value="0.1120082" calcext:value-type="float">
            <text:p>0.1120082</text:p>
          </table:table-cell>
          <table:table-cell office:value-type="float" office:value="0.8358582" calcext:value-type="float">
            <text:p>0.8358582</text:p>
          </table:table-cell>
          <table:table-cell office:value-type="float" office:value="0.8189034" calcext:value-type="float">
            <text:p>0.8189034</text:p>
          </table:table-cell>
          <table:table-cell office:value-type="float" office:value="0.1955286" calcext:value-type="float">
            <text:p>0.1955286</text:p>
          </table:table-cell>
          <table:table-cell office:value-type="float" office:value="0.2830942" calcext:value-type="float">
            <text:p>0.2830942</text:p>
          </table:table-cell>
          <table:table-cell office:value-type="float" office:value="0.5943211" calcext:value-type="float">
            <text:p>0.59432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077315" calcext:value-type="float">
            <text:p>0.5077315</text:p>
          </table:table-cell>
        </table:table-row>
        <table:table-row table:style-name="ro1">
          <table:table-cell office:value-type="float" office:value="0.4281643" calcext:value-type="float">
            <text:p>0.4281643</text:p>
          </table:table-cell>
          <table:table-cell office:value-type="float" office:value="3.519988" calcext:value-type="float">
            <text:p>3.519988</text:p>
          </table:table-cell>
          <table:table-cell office:value-type="float" office:value="0.4281643" calcext:value-type="float">
            <text:p>0.4281643</text:p>
          </table:table-cell>
          <table:table-cell office:value-type="float" office:value="0.5233483" calcext:value-type="float">
            <text:p>0.5233483</text:p>
          </table:table-cell>
          <table:table-cell office:value-type="float" office:value="0.2741818" calcext:value-type="float">
            <text:p>0.2741818</text:p>
          </table:table-cell>
          <table:table-cell office:value-type="float" office:value="0.2017096" calcext:value-type="float">
            <text:p>0.2017096</text:p>
          </table:table-cell>
          <table:table-cell office:value-type="float" office:value="0.4837407" calcext:value-type="float">
            <text:p>0.4837407</text:p>
          </table:table-cell>
          <table:table-cell office:value-type="float" office:value="0.1558345" calcext:value-type="float">
            <text:p>0.1558345</text:p>
          </table:table-cell>
          <table:table-cell office:value-type="float" office:value="0.7426187" calcext:value-type="float">
            <text:p>0.7426187</text:p>
          </table:table-cell>
          <table:table-cell office:value-type="float" office:value="0.6374269" calcext:value-type="float">
            <text:p>0.6374269</text:p>
          </table:table-cell>
          <table:table-cell office:value-type="float" office:value="0.6257327" calcext:value-type="float">
            <text:p>0.6257327</text:p>
          </table:table-cell>
          <table:table-cell office:value-type="float" office:value="0.1253919" calcext:value-type="float">
            <text:p>0.1253919</text:p>
          </table:table-cell>
          <table:table-cell office:value-type="float" office:value="0.579608" calcext:value-type="float">
            <text:p>0.579608</text:p>
          </table:table-cell>
          <table:table-cell office:value-type="float" office:value="0.3969164" calcext:value-type="float">
            <text:p>0.3969164</text:p>
          </table:table-cell>
          <table:table-cell office:value-type="float" office:value="0.2026163" calcext:value-type="float">
            <text:p>0.2026163</text:p>
          </table:table-cell>
          <table:table-cell office:value-type="float" office:value="0.6203084" calcext:value-type="float">
            <text:p>0.6203084</text:p>
          </table:table-cell>
          <table:table-cell office:value-type="float" office:value="0.9317116" calcext:value-type="float">
            <text:p>0.9317116</text:p>
          </table:table-cell>
          <table:table-cell office:value-type="float" office:value="0.7942208" calcext:value-type="float">
            <text:p>0.7942208</text:p>
          </table:table-cell>
          <table:table-cell office:value-type="float" office:value="0.5566381" calcext:value-type="float">
            <text:p>0.5566381</text:p>
          </table:table-cell>
          <table:table-cell office:value-type="float" office:value="0.05363582" calcext:value-type="float">
            <text:p>0.05363582</text:p>
          </table:table-cell>
          <table:table-cell office:value-type="float" office:value="0.4321784" calcext:value-type="float">
            <text:p>0.4321784</text:p>
          </table:table-cell>
          <table:table-cell office:value-type="float" office:value="0.4224283" calcext:value-type="float">
            <text:p>0.4224283</text:p>
          </table:table-cell>
          <table:table-cell office:value-type="float" office:value="0.2659713" calcext:value-type="float">
            <text:p>0.2659713</text:p>
          </table:table-cell>
          <table:table-cell office:value-type="float" office:value="0.5026265" calcext:value-type="float">
            <text:p>0.5026265</text:p>
          </table:table-cell>
          <table:table-cell office:value-type="float" office:value="0.5702739" calcext:value-type="float">
            <text:p>0.5702739</text:p>
          </table:table-cell>
          <table:table-cell office:value-type="float" office:value="0.4939648" calcext:value-type="float">
            <text:p>0.4939648</text:p>
          </table:table-cell>
          <table:table-cell office:value-type="float" office:value="0.8448313" calcext:value-type="float">
            <text:p>0.8448313</text:p>
          </table:table-cell>
          <table:table-cell office:value-type="float" office:value="0.1288176" calcext:value-type="float">
            <text:p>0.1288176</text:p>
          </table:table-cell>
          <table:table-cell office:value-type="float" office:value="0.2383048" calcext:value-type="float">
            <text:p>0.2383048</text:p>
          </table:table-cell>
          <table:table-cell office:value-type="float" office:value="0.04231602" calcext:value-type="float">
            <text:p>0.04231602</text:p>
          </table:table-cell>
          <table:table-cell office:value-type="float" office:value="0.969047" calcext:value-type="float">
            <text:p>0.969047</text:p>
          </table:table-cell>
          <table:table-cell office:value-type="float" office:value="0.008851101" calcext:value-type="float">
            <text:p>0.008851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51063" calcext:value-type="float">
            <text:p>0.1051063</text:p>
          </table:table-cell>
        </table:table-row>
        <table:table-row table:style-name="ro1">
          <table:table-cell office:value-type="float" office:value="0.005000884" calcext:value-type="float">
            <text:p>0.005000884</text:p>
          </table:table-cell>
          <table:table-cell office:value-type="float" office:value="5.755484" calcext:value-type="float">
            <text:p>5.755484</text:p>
          </table:table-cell>
          <table:table-cell office:value-type="float" office:value="0.005000884" calcext:value-type="float">
            <text:p>0.005000884</text:p>
          </table:table-cell>
          <table:table-cell office:value-type="float" office:value="0.9386909" calcext:value-type="float">
            <text:p>0.9386909</text:p>
          </table:table-cell>
          <table:table-cell office:value-type="float" office:value="0.4346231" calcext:value-type="float">
            <text:p>0.4346231</text:p>
          </table:table-cell>
          <table:table-cell office:value-type="float" office:value="0.609219" calcext:value-type="float">
            <text:p>0.609219</text:p>
          </table:table-cell>
          <table:table-cell office:value-type="float" office:value="0.98507" calcext:value-type="float">
            <text:p>0.98507</text:p>
          </table:table-cell>
          <table:table-cell office:value-type="float" office:value="0.3915729" calcext:value-type="float">
            <text:p>0.3915729</text:p>
          </table:table-cell>
          <table:table-cell office:value-type="float" office:value="0.5518757" calcext:value-type="float">
            <text:p>0.5518757</text:p>
          </table:table-cell>
          <table:table-cell office:value-type="float" office:value="0.1245943" calcext:value-type="float">
            <text:p>0.1245943</text:p>
          </table:table-cell>
          <table:table-cell office:value-type="float" office:value="0.9415226" calcext:value-type="float">
            <text:p>0.9415226</text:p>
          </table:table-cell>
          <table:table-cell office:value-type="float" office:value="0.3664132" calcext:value-type="float">
            <text:p>0.3664132</text:p>
          </table:table-cell>
          <table:table-cell office:value-type="float" office:value="0.1928939" calcext:value-type="float">
            <text:p>0.1928939</text:p>
          </table:table-cell>
          <table:table-cell office:value-type="float" office:value="0.5610158" calcext:value-type="float">
            <text:p>0.5610158</text:p>
          </table:table-cell>
          <table:table-cell office:value-type="float" office:value="0.9994279" calcext:value-type="float">
            <text:p>0.9994279</text:p>
          </table:table-cell>
          <table:table-cell office:value-type="float" office:value="0.156273" calcext:value-type="float">
            <text:p>0.156273</text:p>
          </table:table-cell>
          <table:table-cell office:value-type="float" office:value="0.9608008" calcext:value-type="float">
            <text:p>0.9608008</text:p>
          </table:table-cell>
          <table:table-cell office:value-type="float" office:value="0.9609577" calcext:value-type="float">
            <text:p>0.9609577</text:p>
          </table:table-cell>
          <table:table-cell office:value-type="float" office:value="0.6072055" calcext:value-type="float">
            <text:p>0.6072055</text:p>
          </table:table-cell>
          <table:table-cell office:value-type="float" office:value="0.4925466" calcext:value-type="float">
            <text:p>0.4925466</text:p>
          </table:table-cell>
          <table:table-cell office:value-type="float" office:value="0.9831906" calcext:value-type="float">
            <text:p>0.9831906</text:p>
          </table:table-cell>
          <table:table-cell office:value-type="float" office:value="0.5975534" calcext:value-type="float">
            <text:p>0.5975534</text:p>
          </table:table-cell>
          <table:table-cell office:value-type="float" office:value="0.7765874" calcext:value-type="float">
            <text:p>0.7765874</text:p>
          </table:table-cell>
          <table:table-cell office:value-type="float" office:value="0.2264817" calcext:value-type="float">
            <text:p>0.2264817</text:p>
          </table:table-cell>
          <table:table-cell office:value-type="float" office:value="0.2742431" calcext:value-type="float">
            <text:p>0.2742431</text:p>
          </table:table-cell>
          <table:table-cell office:value-type="float" office:value="0.5893202" calcext:value-type="float">
            <text:p>0.5893202</text:p>
          </table:table-cell>
          <table:table-cell office:value-type="float" office:value="0.4894733" calcext:value-type="float">
            <text:p>0.4894733</text:p>
          </table:table-cell>
          <table:table-cell office:value-type="float" office:value="0.08872522" calcext:value-type="float">
            <text:p>0.08872522</text:p>
          </table:table-cell>
          <table:table-cell office:value-type="float" office:value="0.6649628" calcext:value-type="float">
            <text:p>0.6649628</text:p>
          </table:table-cell>
          <table:table-cell office:value-type="float" office:value="0.2166396" calcext:value-type="float">
            <text:p>0.2166396</text:p>
          </table:table-cell>
          <table:table-cell office:value-type="float" office:value="0.09216775" calcext:value-type="float">
            <text:p>0.09216775</text:p>
          </table:table-cell>
          <table:table-cell office:value-type="float" office:value="0.6039588" calcext:value-type="float">
            <text:p>0.6039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6180244" calcext:value-type="float">
            <text:p>0.6180244</text:p>
          </table:table-cell>
          <table:table-cell office:value-type="float" office:value="3.757609" calcext:value-type="float">
            <text:p>3.757609</text:p>
          </table:table-cell>
          <table:table-cell office:value-type="float" office:value="0.6180244" calcext:value-type="float">
            <text:p>0.6180244</text:p>
          </table:table-cell>
          <table:table-cell office:value-type="float" office:value="0.6959043" calcext:value-type="float">
            <text:p>0.6959043</text:p>
          </table:table-cell>
          <table:table-cell office:value-type="float" office:value="0.2593196" calcext:value-type="float">
            <text:p>0.2593196</text:p>
          </table:table-cell>
          <table:table-cell office:value-type="float" office:value="0.932498" calcext:value-type="float">
            <text:p>0.932498</text:p>
          </table:table-cell>
          <table:table-cell office:value-type="float" office:value="0.01859222" calcext:value-type="float">
            <text:p>0.01859222</text:p>
          </table:table-cell>
          <table:table-cell office:value-type="float" office:value="0.3974884" calcext:value-type="float">
            <text:p>0.3974884</text:p>
          </table:table-cell>
          <table:table-cell office:value-type="float" office:value="0.04634334" calcext:value-type="float">
            <text:p>0.04634334</text:p>
          </table:table-cell>
          <table:table-cell office:value-type="float" office:value="0.6595077" calcext:value-type="float">
            <text:p>0.6595077</text:p>
          </table:table-cell>
          <table:table-cell office:value-type="float" office:value="0.9707539" calcext:value-type="float">
            <text:p>0.9707539</text:p>
          </table:table-cell>
          <table:table-cell office:value-type="float" office:value="0.1870153" calcext:value-type="float">
            <text:p>0.1870153</text:p>
          </table:table-cell>
          <table:table-cell office:value-type="float" office:value="0.06409145" calcext:value-type="float">
            <text:p>0.06409145</text:p>
          </table:table-cell>
          <table:table-cell office:value-type="float" office:value="0.9014684" calcext:value-type="float">
            <text:p>0.9014684</text:p>
          </table:table-cell>
          <table:table-cell office:value-type="float" office:value="0.4489878" calcext:value-type="float">
            <text:p>0.4489878</text:p>
          </table:table-cell>
          <table:table-cell office:value-type="float" office:value="0.8248749" calcext:value-type="float">
            <text:p>0.8248749</text:p>
          </table:table-cell>
          <table:table-cell office:value-type="float" office:value="0.489384" calcext:value-type="float">
            <text:p>0.489384</text:p>
          </table:table-cell>
          <table:table-cell office:value-type="float" office:value="0.2761448" calcext:value-type="float">
            <text:p>0.2761448</text:p>
          </table:table-cell>
          <table:table-cell office:value-type="float" office:value="0.2960308" calcext:value-type="float">
            <text:p>0.2960308</text:p>
          </table:table-cell>
          <table:table-cell office:value-type="float" office:value="0.9046446" calcext:value-type="float">
            <text:p>0.9046446</text:p>
          </table:table-cell>
          <table:table-cell office:value-type="float" office:value="0.355358" calcext:value-type="float">
            <text:p>0.355358</text:p>
          </table:table-cell>
          <table:table-cell office:value-type="float" office:value="0.04009233" calcext:value-type="float">
            <text:p>0.04009233</text:p>
          </table:table-cell>
          <table:table-cell office:value-type="float" office:value="0.573342" calcext:value-type="float">
            <text:p>0.573342</text:p>
          </table:table-cell>
          <table:table-cell office:value-type="float" office:value="0.8256764" calcext:value-type="float">
            <text:p>0.8256764</text:p>
          </table:table-cell>
          <table:table-cell office:value-type="float" office:value="0.8768792" calcext:value-type="float">
            <text:p>0.8768792</text:p>
          </table:table-cell>
          <table:table-cell office:value-type="float" office:value="0.4048923" calcext:value-type="float">
            <text:p>0.4048923</text:p>
          </table:table-cell>
          <table:table-cell office:value-type="float" office:value="0.3869765" calcext:value-type="float">
            <text:p>0.3869765</text:p>
          </table:table-cell>
          <table:table-cell office:value-type="float" office:value="0.2427866" calcext:value-type="float">
            <text:p>0.2427866</text:p>
          </table:table-cell>
          <table:table-cell office:value-type="float" office:value="0.1753035" calcext:value-type="float">
            <text:p>0.1753035</text:p>
          </table:table-cell>
          <table:table-cell office:value-type="float" office:value="0.6767211" calcext:value-type="float">
            <text:p>0.6767211</text:p>
          </table:table-cell>
          <table:table-cell office:value-type="float" office:value="0.9664778" calcext:value-type="float">
            <text:p>0.9664778</text:p>
          </table:table-cell>
          <table:table-cell office:value-type="float" office:value="0.9940845" calcext:value-type="float">
            <text:p>0.99408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19992" calcext:value-type="float">
            <text:p>0.219992</text:p>
          </table:table-cell>
        </table:table-row>
        <table:table-row table:style-name="ro1">
          <table:table-cell office:value-type="float" office:value="0.5055324" calcext:value-type="float">
            <text:p>0.5055324</text:p>
          </table:table-cell>
          <table:table-cell office:value-type="float" office:value="3.764933" calcext:value-type="float">
            <text:p>3.764933</text:p>
          </table:table-cell>
          <table:table-cell office:value-type="float" office:value="0.5055324" calcext:value-type="float">
            <text:p>0.5055324</text:p>
          </table:table-cell>
          <table:table-cell office:value-type="float" office:value="0.4650867" calcext:value-type="float">
            <text:p>0.4650867</text:p>
          </table:table-cell>
          <table:table-cell office:value-type="float" office:value="0.9707687" calcext:value-type="float">
            <text:p>0.9707687</text:p>
          </table:table-cell>
          <table:table-cell office:value-type="float" office:value="0.1793979" calcext:value-type="float">
            <text:p>0.1793979</text:p>
          </table:table-cell>
          <table:table-cell office:value-type="float" office:value="0.1288025" calcext:value-type="float">
            <text:p>0.1288025</text:p>
          </table:table-cell>
          <table:table-cell office:value-type="float" office:value="0.6595474" calcext:value-type="float">
            <text:p>0.6595474</text:p>
          </table:table-cell>
          <table:table-cell office:value-type="float" office:value="0.5504401" calcext:value-type="float">
            <text:p>0.5504401</text:p>
          </table:table-cell>
          <table:table-cell office:value-type="float" office:value="0.331398" calcext:value-type="float">
            <text:p>0.331398</text:p>
          </table:table-cell>
          <table:table-cell office:value-type="float" office:value="0.4714168" calcext:value-type="float">
            <text:p>0.4714168</text:p>
          </table:table-cell>
          <table:table-cell office:value-type="float" office:value="0.6848129" calcext:value-type="float">
            <text:p>0.6848129</text:p>
          </table:table-cell>
          <table:table-cell office:value-type="float" office:value="0.3111747" calcext:value-type="float">
            <text:p>0.3111747</text:p>
          </table:table-cell>
          <table:table-cell office:value-type="float" office:value="0.587902" calcext:value-type="float">
            <text:p>0.587902</text:p>
          </table:table-cell>
          <table:table-cell office:value-type="float" office:value="0.9430983" calcext:value-type="float">
            <text:p>0.9430983</text:p>
          </table:table-cell>
          <table:table-cell office:value-type="float" office:value="0.02421143" calcext:value-type="float">
            <text:p>0.02421143</text:p>
          </table:table-cell>
          <table:table-cell office:value-type="float" office:value="0.950911" calcext:value-type="float">
            <text:p>0.950911</text:p>
          </table:table-cell>
          <table:table-cell office:value-type="float" office:value="0.3496025" calcext:value-type="float">
            <text:p>0.3496025</text:p>
          </table:table-cell>
          <table:table-cell office:value-type="float" office:value="0.8693508" calcext:value-type="float">
            <text:p>0.8693508</text:p>
          </table:table-cell>
          <table:table-cell office:value-type="float" office:value="0.2023437" calcext:value-type="float">
            <text:p>0.2023437</text:p>
          </table:table-cell>
          <table:table-cell office:value-type="float" office:value="0.2466867" calcext:value-type="float">
            <text:p>0.2466867</text:p>
          </table:table-cell>
          <table:table-cell office:value-type="float" office:value="0.9134217" calcext:value-type="float">
            <text:p>0.9134217</text:p>
          </table:table-cell>
          <table:table-cell office:value-type="float" office:value="0.9882418" calcext:value-type="float">
            <text:p>0.9882418</text:p>
          </table:table-cell>
          <table:table-cell office:value-type="float" office:value="0.2501618" calcext:value-type="float">
            <text:p>0.2501618</text:p>
          </table:table-cell>
          <table:table-cell office:value-type="float" office:value="0.09808325" calcext:value-type="float">
            <text:p>0.09808325</text:p>
          </table:table-cell>
          <table:table-cell office:value-type="float" office:value="0.09842641" calcext:value-type="float">
            <text:p>0.09842641</text:p>
          </table:table-cell>
          <table:table-cell office:value-type="float" office:value="0.1529377" calcext:value-type="float">
            <text:p>0.1529377</text:p>
          </table:table-cell>
          <table:table-cell office:value-type="float" office:value="0.7251357" calcext:value-type="float">
            <text:p>0.7251357</text:p>
          </table:table-cell>
          <table:table-cell office:value-type="float" office:value="0.07992171" calcext:value-type="float">
            <text:p>0.07992171</text:p>
          </table:table-cell>
          <table:table-cell office:value-type="float" office:value="0.8036955" calcext:value-type="float">
            <text:p>0.8036955</text:p>
          </table:table-cell>
          <table:table-cell office:value-type="float" office:value="0.3590448" calcext:value-type="float">
            <text:p>0.3590448</text:p>
          </table:table-cell>
          <table:table-cell office:value-type="float" office:value="0.8470483" calcext:value-type="float">
            <text:p>0.84704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662044" calcext:value-type="float">
            <text:p>0.1662044</text:p>
          </table:table-cell>
        </table:table-row>
        <table:table-row table:style-name="ro1">
          <table:table-cell office:value-type="float" office:value="0.7149453" calcext:value-type="float">
            <text:p>0.7149453</text:p>
          </table:table-cell>
          <table:table-cell office:value-type="float" office:value="3.402838" calcext:value-type="float">
            <text:p>3.402838</text:p>
          </table:table-cell>
          <table:table-cell office:value-type="float" office:value="0.7149453" calcext:value-type="float">
            <text:p>0.7149453</text:p>
          </table:table-cell>
          <table:table-cell office:value-type="float" office:value="0.1880909" calcext:value-type="float">
            <text:p>0.1880909</text:p>
          </table:table-cell>
          <table:table-cell office:value-type="float" office:value="0.285941" calcext:value-type="float">
            <text:p>0.285941</text:p>
          </table:table-cell>
          <table:table-cell office:value-type="float" office:value="0.8758406" calcext:value-type="float">
            <text:p>0.8758406</text:p>
          </table:table-cell>
          <table:table-cell office:value-type="float" office:value="0.4761894" calcext:value-type="float">
            <text:p>0.4761894</text:p>
          </table:table-cell>
          <table:table-cell office:value-type="float" office:value="0.104659" calcext:value-type="float">
            <text:p>0.104659</text:p>
          </table:table-cell>
          <table:table-cell office:value-type="float" office:value="0.5058895" calcext:value-type="float">
            <text:p>0.5058895</text:p>
          </table:table-cell>
          <table:table-cell office:value-type="float" office:value="0.8006635" calcext:value-type="float">
            <text:p>0.8006635</text:p>
          </table:table-cell>
          <table:table-cell office:value-type="float" office:value="0.538473" calcext:value-type="float">
            <text:p>0.538473</text:p>
          </table:table-cell>
          <table:table-cell office:value-type="float" office:value="0.9265424" calcext:value-type="float">
            <text:p>0.9265424</text:p>
          </table:table-cell>
          <table:table-cell office:value-type="float" office:value="0.42668" calcext:value-type="float">
            <text:p>0.42668</text:p>
          </table:table-cell>
          <table:table-cell office:value-type="float" office:value="0.7023009" calcext:value-type="float">
            <text:p>0.7023009</text:p>
          </table:table-cell>
          <table:table-cell office:value-type="float" office:value="0.1086713" calcext:value-type="float">
            <text:p>0.1086713</text:p>
          </table:table-cell>
          <table:table-cell office:value-type="float" office:value="0.1266706" calcext:value-type="float">
            <text:p>0.1266706</text:p>
          </table:table-cell>
          <table:table-cell office:value-type="float" office:value="0.5851002" calcext:value-type="float">
            <text:p>0.5851002</text:p>
          </table:table-cell>
          <table:table-cell office:value-type="float" office:value="0.5755146" calcext:value-type="float">
            <text:p>0.5755146</text:p>
          </table:table-cell>
          <table:table-cell office:value-type="float" office:value="0.778796" calcext:value-type="float">
            <text:p>0.778796</text:p>
          </table:table-cell>
          <table:table-cell office:value-type="float" office:value="0.3064659" calcext:value-type="float">
            <text:p>0.3064659</text:p>
          </table:table-cell>
          <table:table-cell office:value-type="float" office:value="0.2340388" calcext:value-type="float">
            <text:p>0.2340388</text:p>
          </table:table-cell>
          <table:table-cell office:value-type="float" office:value="0.517651" calcext:value-type="float">
            <text:p>0.517651</text:p>
          </table:table-cell>
          <table:table-cell office:value-type="float" office:value="0.09538182" calcext:value-type="float">
            <text:p>0.09538182</text:p>
          </table:table-cell>
          <table:table-cell office:value-type="float" office:value="0.8730256" calcext:value-type="float">
            <text:p>0.8730256</text:p>
          </table:table-cell>
          <table:table-cell office:value-type="float" office:value="0.607433" calcext:value-type="float">
            <text:p>0.607433</text:p>
          </table:table-cell>
          <table:table-cell office:value-type="float" office:value="0.1470362" calcext:value-type="float">
            <text:p>0.1470362</text:p>
          </table:table-cell>
          <table:table-cell office:value-type="float" office:value="0.7905871" calcext:value-type="float">
            <text:p>0.7905871</text:p>
          </table:table-cell>
          <table:table-cell office:value-type="float" office:value="0.2769958" calcext:value-type="float">
            <text:p>0.2769958</text:p>
          </table:table-cell>
          <table:table-cell office:value-type="float" office:value="0.6848276" calcext:value-type="float">
            <text:p>0.6848276</text:p>
          </table:table-cell>
          <table:table-cell office:value-type="float" office:value="0.3035573" calcext:value-type="float">
            <text:p>0.3035573</text:p>
          </table:table-cell>
          <table:table-cell office:value-type="float" office:value="0.652613" calcext:value-type="float">
            <text:p>0.652613</text:p>
          </table:table-cell>
          <table:table-cell office:value-type="float" office:value="0.5548884" calcext:value-type="float">
            <text:p>0.55488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390916" calcext:value-type="float">
            <text:p>0.2390916</text:p>
          </table:table-cell>
        </table:table-row>
        <table:table-row table:style-name="ro1">
          <table:table-cell office:value-type="float" office:value="0.04455059" calcext:value-type="float">
            <text:p>0.04455059</text:p>
          </table:table-cell>
          <table:table-cell office:value-type="float" office:value="5.956667" calcext:value-type="float">
            <text:p>5.956667</text:p>
          </table:table-cell>
          <table:table-cell office:value-type="float" office:value="0.04455059" calcext:value-type="float">
            <text:p>0.04455059</text:p>
          </table:table-cell>
          <table:table-cell office:value-type="float" office:value="0.5307345" calcext:value-type="float">
            <text:p>0.5307345</text:p>
          </table:table-cell>
          <table:table-cell office:value-type="float" office:value="0.9329438" calcext:value-type="float">
            <text:p>0.9329438</text:p>
          </table:table-cell>
          <table:table-cell office:value-type="float" office:value="0.7582705" calcext:value-type="float">
            <text:p>0.7582705</text:p>
          </table:table-cell>
          <table:table-cell office:value-type="float" office:value="0.8844947" calcext:value-type="float">
            <text:p>0.8844947</text:p>
          </table:table-cell>
          <table:table-cell office:value-type="float" office:value="0.8856011" calcext:value-type="float">
            <text:p>0.8856011</text:p>
          </table:table-cell>
          <table:table-cell office:value-type="float" office:value="0.8164276" calcext:value-type="float">
            <text:p>0.8164276</text:p>
          </table:table-cell>
          <table:table-cell office:value-type="float" office:value="0.4391112" calcext:value-type="float">
            <text:p>0.4391112</text:p>
          </table:table-cell>
          <table:table-cell office:value-type="float" office:value="0.3753964" calcext:value-type="float">
            <text:p>0.3753964</text:p>
          </table:table-cell>
          <table:table-cell office:value-type="float" office:value="0.5708065" calcext:value-type="float">
            <text:p>0.5708065</text:p>
          </table:table-cell>
          <table:table-cell office:value-type="float" office:value="0.5628849" calcext:value-type="float">
            <text:p>0.5628849</text:p>
          </table:table-cell>
          <table:table-cell office:value-type="float" office:value="0.968305" calcext:value-type="float">
            <text:p>0.968305</text:p>
          </table:table-cell>
          <table:table-cell office:value-type="float" office:value="0.7290357" calcext:value-type="float">
            <text:p>0.7290357</text:p>
          </table:table-cell>
          <table:table-cell office:value-type="float" office:value="0.8180399" calcext:value-type="float">
            <text:p>0.8180399</text:p>
          </table:table-cell>
          <table:table-cell office:value-type="float" office:value="0.1152162" calcext:value-type="float">
            <text:p>0.1152162</text:p>
          </table:table-cell>
          <table:table-cell office:value-type="float" office:value="0.6427289" calcext:value-type="float">
            <text:p>0.6427289</text:p>
          </table:table-cell>
          <table:table-cell office:value-type="float" office:value="0.951047" calcext:value-type="float">
            <text:p>0.951047</text:p>
          </table:table-cell>
          <table:table-cell office:value-type="float" office:value="0.3078393" calcext:value-type="float">
            <text:p>0.3078393</text:p>
          </table:table-cell>
          <table:table-cell office:value-type="float" office:value="0.875942" calcext:value-type="float">
            <text:p>0.875942</text:p>
          </table:table-cell>
          <table:table-cell office:value-type="float" office:value="0.04030804" calcext:value-type="float">
            <text:p>0.04030804</text:p>
          </table:table-cell>
          <table:table-cell office:value-type="float" office:value="0.7763644" calcext:value-type="float">
            <text:p>0.7763644</text:p>
          </table:table-cell>
          <table:table-cell office:value-type="float" office:value="0.1510824" calcext:value-type="float">
            <text:p>0.1510824</text:p>
          </table:table-cell>
          <table:table-cell office:value-type="float" office:value="0.8041564" calcext:value-type="float">
            <text:p>0.8041564</text:p>
          </table:table-cell>
          <table:table-cell office:value-type="float" office:value="0.8024977" calcext:value-type="float">
            <text:p>0.8024977</text:p>
          </table:table-cell>
          <table:table-cell office:value-type="float" office:value="0.1842108" calcext:value-type="float">
            <text:p>0.1842108</text:p>
          </table:table-cell>
          <table:table-cell office:value-type="float" office:value="0.2551471" calcext:value-type="float">
            <text:p>0.2551471</text:p>
          </table:table-cell>
          <table:table-cell office:value-type="float" office:value="0.5276705" calcext:value-type="float">
            <text:p>0.5276705</text:p>
          </table:table-cell>
          <table:table-cell office:value-type="float" office:value="0.9913459" calcext:value-type="float">
            <text:p>0.9913459</text:p>
          </table:table-cell>
          <table:table-cell office:value-type="float" office:value="0.5905883" calcext:value-type="float">
            <text:p>0.5905883</text:p>
          </table:table-cell>
          <table:table-cell office:value-type="float" office:value="0.4165209" calcext:value-type="float">
            <text:p>0.4165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6894619" calcext:value-type="float">
            <text:p>0.6894619</text:p>
          </table:table-cell>
          <table:table-cell office:value-type="float" office:value="3.067005" calcext:value-type="float">
            <text:p>3.067005</text:p>
          </table:table-cell>
          <table:table-cell office:value-type="float" office:value="0.6894619" calcext:value-type="float">
            <text:p>0.6894619</text:p>
          </table:table-cell>
          <table:table-cell office:value-type="float" office:value="0.3615523" calcext:value-type="float">
            <text:p>0.3615523</text:p>
          </table:table-cell>
          <table:table-cell office:value-type="float" office:value="0.1630767" calcext:value-type="float">
            <text:p>0.1630767</text:p>
          </table:table-cell>
          <table:table-cell office:value-type="float" office:value="0.3557358" calcext:value-type="float">
            <text:p>0.3557358</text:p>
          </table:table-cell>
          <table:table-cell office:value-type="float" office:value="0.8637951" calcext:value-type="float">
            <text:p>0.8637951</text:p>
          </table:table-cell>
          <table:table-cell office:value-type="float" office:value="0.7339959" calcext:value-type="float">
            <text:p>0.7339959</text:p>
          </table:table-cell>
          <table:table-cell office:value-type="float" office:value="0.3796356" calcext:value-type="float">
            <text:p>0.3796356</text:p>
          </table:table-cell>
          <table:table-cell office:value-type="float" office:value="0.3086308" calcext:value-type="float">
            <text:p>0.3086308</text:p>
          </table:table-cell>
          <table:table-cell office:value-type="float" office:value="0.469884" calcext:value-type="float">
            <text:p>0.469884</text:p>
          </table:table-cell>
          <table:table-cell office:value-type="float" office:value="0.9327857" calcext:value-type="float">
            <text:p>0.9327857</text:p>
          </table:table-cell>
          <table:table-cell office:value-type="float" office:value="0.8277489" calcext:value-type="float">
            <text:p>0.8277489</text:p>
          </table:table-cell>
          <table:table-cell office:value-type="float" office:value="0.9986266" calcext:value-type="float">
            <text:p>0.9986266</text:p>
          </table:table-cell>
          <table:table-cell office:value-type="float" office:value="0.3580968" calcext:value-type="float">
            <text:p>0.3580968</text:p>
          </table:table-cell>
          <table:table-cell office:value-type="float" office:value="0.4773429" calcext:value-type="float">
            <text:p>0.4773429</text:p>
          </table:table-cell>
          <table:table-cell office:value-type="float" office:value="0.3190174" calcext:value-type="float">
            <text:p>0.3190174</text:p>
          </table:table-cell>
          <table:table-cell office:value-type="float" office:value="0.7219432" calcext:value-type="float">
            <text:p>0.7219432</text:p>
          </table:table-cell>
          <table:table-cell office:value-type="float" office:value="0.8032766" calcext:value-type="float">
            <text:p>0.8032766</text:p>
          </table:table-cell>
          <table:table-cell office:value-type="float" office:value="0.3445385" calcext:value-type="float">
            <text:p>0.3445385</text:p>
          </table:table-cell>
          <table:table-cell office:value-type="float" office:value="0.6063763" calcext:value-type="float">
            <text:p>0.6063763</text:p>
          </table:table-cell>
          <table:table-cell office:value-type="float" office:value="0.02184862" calcext:value-type="float">
            <text:p>0.02184862</text:p>
          </table:table-cell>
          <table:table-cell office:value-type="float" office:value="0.1571571" calcext:value-type="float">
            <text:p>0.1571571</text:p>
          </table:table-cell>
          <table:table-cell office:value-type="float" office:value="0.3122114" calcext:value-type="float">
            <text:p>0.3122114</text:p>
          </table:table-cell>
          <table:table-cell office:value-type="float" office:value="0.06202473" calcext:value-type="float">
            <text:p>0.06202473</text:p>
          </table:table-cell>
          <table:table-cell office:value-type="float" office:value="0.1383676" calcext:value-type="float">
            <text:p>0.1383676</text:p>
          </table:table-cell>
          <table:table-cell office:value-type="float" office:value="0.3550887" calcext:value-type="float">
            <text:p>0.3550887</text:p>
          </table:table-cell>
          <table:table-cell office:value-type="float" office:value="0.1691822" calcext:value-type="float">
            <text:p>0.1691822</text:p>
          </table:table-cell>
          <table:table-cell office:value-type="float" office:value="0.7698671" calcext:value-type="float">
            <text:p>0.7698671</text:p>
          </table:table-cell>
          <table:table-cell office:value-type="float" office:value="0.4025347" calcext:value-type="float">
            <text:p>0.4025347</text:p>
          </table:table-cell>
          <table:table-cell office:value-type="float" office:value="0.02069962" calcext:value-type="float">
            <text:p>0.02069962</text:p>
          </table:table-cell>
          <table:table-cell office:value-type="float" office:value="0.1516052" calcext:value-type="float">
            <text:p>0.15160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398524" calcext:value-type="float">
            <text:p>0.2398524</text:p>
          </table:table-cell>
        </table:table-row>
        <table:table-row table:style-name="ro1">
          <table:table-cell office:value-type="float" office:value="0.5077969" calcext:value-type="float">
            <text:p>0.5077969</text:p>
          </table:table-cell>
          <table:table-cell office:value-type="float" office:value="3.828276" calcext:value-type="float">
            <text:p>3.828276</text:p>
          </table:table-cell>
          <table:table-cell office:value-type="float" office:value="0.5077969" calcext:value-type="float">
            <text:p>0.5077969</text:p>
          </table:table-cell>
          <table:table-cell office:value-type="float" office:value="0.9692272" calcext:value-type="float">
            <text:p>0.9692272</text:p>
          </table:table-cell>
          <table:table-cell office:value-type="float" office:value="0.4426106" calcext:value-type="float">
            <text:p>0.4426106</text:p>
          </table:table-cell>
          <table:table-cell office:value-type="float" office:value="0.7430576" calcext:value-type="float">
            <text:p>0.7430576</text:p>
          </table:table-cell>
          <table:table-cell office:value-type="float" office:value="0.5642583" calcext:value-type="float">
            <text:p>0.5642583</text:p>
          </table:table-cell>
          <table:table-cell office:value-type="float" office:value="0.6102082" calcext:value-type="float">
            <text:p>0.6102082</text:p>
          </table:table-cell>
          <table:table-cell office:value-type="float" office:value="0.2516928" calcext:value-type="float">
            <text:p>0.2516928</text:p>
          </table:table-cell>
          <table:table-cell office:value-type="float" office:value="0.4990225" calcext:value-type="float">
            <text:p>0.4990225</text:p>
          </table:table-cell>
          <table:table-cell office:value-type="float" office:value="0.393273" calcext:value-type="float">
            <text:p>0.393273</text:p>
          </table:table-cell>
          <table:table-cell office:value-type="float" office:value="0.8394523" calcext:value-type="float">
            <text:p>0.8394523</text:p>
          </table:table-cell>
          <table:table-cell office:value-type="float" office:value="0.6065085" calcext:value-type="float">
            <text:p>0.6065085</text:p>
          </table:table-cell>
          <table:table-cell office:value-type="float" office:value="0.701463" calcext:value-type="float">
            <text:p>0.701463</text:p>
          </table:table-cell>
          <table:table-cell office:value-type="float" office:value="0.8540934" calcext:value-type="float">
            <text:p>0.8540934</text:p>
          </table:table-cell>
          <table:table-cell office:value-type="float" office:value="0.8831509" calcext:value-type="float">
            <text:p>0.8831509</text:p>
          </table:table-cell>
          <table:table-cell office:value-type="float" office:value="0.4641531" calcext:value-type="float">
            <text:p>0.4641531</text:p>
          </table:table-cell>
          <table:table-cell office:value-type="float" office:value="0.08905771" calcext:value-type="float">
            <text:p>0.08905771</text:p>
          </table:table-cell>
          <table:table-cell office:value-type="float" office:value="0.6657888" calcext:value-type="float">
            <text:p>0.6657888</text:p>
          </table:table-cell>
          <table:table-cell office:value-type="float" office:value="0.447409" calcext:value-type="float">
            <text:p>0.447409</text:p>
          </table:table-cell>
          <table:table-cell office:value-type="float" office:value="0.01502851" calcext:value-type="float">
            <text:p>0.01502851</text:p>
          </table:table-cell>
          <table:table-cell office:value-type="float" office:value="0.48528" calcext:value-type="float">
            <text:p>0.48528</text:p>
          </table:table-cell>
          <table:table-cell office:value-type="float" office:value="0.1251358" calcext:value-type="float">
            <text:p>0.1251358</text:p>
          </table:table-cell>
          <table:table-cell office:value-type="float" office:value="0.9706463" calcext:value-type="float">
            <text:p>0.9706463</text:p>
          </table:table-cell>
          <table:table-cell office:value-type="float" office:value="0.4389831" calcext:value-type="float">
            <text:p>0.4389831</text:p>
          </table:table-cell>
          <table:table-cell office:value-type="float" office:value="0.1080184" calcext:value-type="float">
            <text:p>0.1080184</text:p>
          </table:table-cell>
          <table:table-cell office:value-type="float" office:value="0.181665" calcext:value-type="float">
            <text:p>0.181665</text:p>
          </table:table-cell>
          <table:table-cell office:value-type="float" office:value="0.3923251" calcext:value-type="float">
            <text:p>0.3923251</text:p>
          </table:table-cell>
          <table:table-cell office:value-type="float" office:value="0.720466" calcext:value-type="float">
            <text:p>0.720466</text:p>
          </table:table-cell>
          <table:table-cell office:value-type="float" office:value="0.6126782" calcext:value-type="float">
            <text:p>0.6126782</text:p>
          </table:table-cell>
          <table:table-cell office:value-type="float" office:value="0.2995367" calcext:value-type="float">
            <text:p>0.2995367</text:p>
          </table:table-cell>
          <table:table-cell office:value-type="float" office:value="0.1237877" calcext:value-type="float">
            <text:p>0.123787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541753" calcext:value-type="float">
            <text:p>0.2541753</text:p>
          </table:table-cell>
        </table:table-row>
        <table:table-row table:style-name="ro1">
          <table:table-cell office:value-type="float" office:value="0.1279428" calcext:value-type="float">
            <text:p>0.1279428</text:p>
          </table:table-cell>
          <table:table-cell office:value-type="float" office:value="4.131174" calcext:value-type="float">
            <text:p>4.131174</text:p>
          </table:table-cell>
          <table:table-cell office:value-type="float" office:value="0.1279428" calcext:value-type="float">
            <text:p>0.1279428</text:p>
          </table:table-cell>
          <table:table-cell office:value-type="float" office:value="0.8096083" calcext:value-type="float">
            <text:p>0.8096083</text:p>
          </table:table-cell>
          <table:table-cell office:value-type="float" office:value="0.07661103" calcext:value-type="float">
            <text:p>0.07661103</text:p>
          </table:table-cell>
          <table:table-cell office:value-type="float" office:value="0.09333343" calcext:value-type="float">
            <text:p>0.09333343</text:p>
          </table:table-cell>
          <table:table-cell office:value-type="float" office:value="0.2212404" calcext:value-type="float">
            <text:p>0.2212404</text:p>
          </table:table-cell>
          <table:table-cell office:value-type="float" office:value="0.2971636" calcext:value-type="float">
            <text:p>0.2971636</text:p>
          </table:table-cell>
          <table:table-cell office:value-type="float" office:value="0.5040034" calcext:value-type="float">
            <text:p>0.5040034</text:p>
          </table:table-cell>
          <table:table-cell office:value-type="float" office:value="0.594192" calcext:value-type="float">
            <text:p>0.594192</text:p>
          </table:table-cell>
          <table:table-cell office:value-type="float" office:value="0.8548643" calcext:value-type="float">
            <text:p>0.8548643</text:p>
          </table:table-cell>
          <table:table-cell office:value-type="float" office:value="0.6328854" calcext:value-type="float">
            <text:p>0.6328854</text:p>
          </table:table-cell>
          <table:table-cell office:value-type="float" office:value="0.1374878" calcext:value-type="float">
            <text:p>0.1374878</text:p>
          </table:table-cell>
          <table:table-cell office:value-type="float" office:value="0.8971295" calcext:value-type="float">
            <text:p>0.8971295</text:p>
          </table:table-cell>
          <table:table-cell office:value-type="float" office:value="0.5913478" calcext:value-type="float">
            <text:p>0.5913478</text:p>
          </table:table-cell>
          <table:table-cell office:value-type="float" office:value="0.5365686" calcext:value-type="float">
            <text:p>0.5365686</text:p>
          </table:table-cell>
          <table:table-cell office:value-type="float" office:value="0.03202127" calcext:value-type="float">
            <text:p>0.03202127</text:p>
          </table:table-cell>
          <table:table-cell office:value-type="float" office:value="0.3415651" calcext:value-type="float">
            <text:p>0.3415651</text:p>
          </table:table-cell>
          <table:table-cell office:value-type="float" office:value="0.6230417" calcext:value-type="float">
            <text:p>0.6230417</text:p>
          </table:table-cell>
          <table:table-cell office:value-type="float" office:value="0.03034919" calcext:value-type="float">
            <text:p>0.03034919</text:p>
          </table:table-cell>
          <table:table-cell office:value-type="float" office:value="0.1734237" calcext:value-type="float">
            <text:p>0.1734237</text:p>
          </table:table-cell>
          <table:table-cell office:value-type="float" office:value="0.7768571" calcext:value-type="float">
            <text:p>0.7768571</text:p>
          </table:table-cell>
          <table:table-cell office:value-type="float" office:value="0.04940107" calcext:value-type="float">
            <text:p>0.04940107</text:p>
          </table:table-cell>
          <table:table-cell office:value-type="float" office:value="0.7898565" calcext:value-type="float">
            <text:p>0.7898565</text:p>
          </table:table-cell>
          <table:table-cell office:value-type="float" office:value="0.7211629" calcext:value-type="float">
            <text:p>0.7211629</text:p>
          </table:table-cell>
          <table:table-cell office:value-type="float" office:value="0.02781756" calcext:value-type="float">
            <text:p>0.02781756</text:p>
          </table:table-cell>
          <table:table-cell office:value-type="float" office:value="0.6981886" calcext:value-type="float">
            <text:p>0.6981886</text:p>
          </table:table-cell>
          <table:table-cell office:value-type="float" office:value="0.8926161" calcext:value-type="float">
            <text:p>0.8926161</text:p>
          </table:table-cell>
          <table:table-cell office:value-type="float" office:value="0.3492772" calcext:value-type="float">
            <text:p>0.3492772</text:p>
          </table:table-cell>
          <table:table-cell office:value-type="float" office:value="0.5218172" calcext:value-type="float">
            <text:p>0.5218172</text:p>
          </table:table-cell>
          <table:table-cell office:value-type="float" office:value="0.2670947" calcext:value-type="float">
            <text:p>0.2670947</text:p>
          </table:table-cell>
          <table:table-cell office:value-type="float" office:value="0.1062048" calcext:value-type="float">
            <text:p>0.1062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86871" calcext:value-type="float">
            <text:p>0.1186871</text:p>
          </table:table-cell>
        </table:table-row>
        <table:table-row table:style-name="ro1">
          <table:table-cell office:value-type="float" office:value="0.6575008" calcext:value-type="float">
            <text:p>0.6575008</text:p>
          </table:table-cell>
          <table:table-cell office:value-type="float" office:value="2.893066" calcext:value-type="float">
            <text:p>2.893066</text:p>
          </table:table-cell>
          <table:table-cell office:value-type="float" office:value="0.6575008" calcext:value-type="float">
            <text:p>0.6575008</text:p>
          </table:table-cell>
          <table:table-cell office:value-type="float" office:value="0.6441582" calcext:value-type="float">
            <text:p>0.6441582</text:p>
          </table:table-cell>
          <table:table-cell office:value-type="float" office:value="0.7603876" calcext:value-type="float">
            <text:p>0.7603876</text:p>
          </table:table-cell>
          <table:table-cell office:value-type="float" office:value="0.7019645" calcext:value-type="float">
            <text:p>0.7019645</text:p>
          </table:table-cell>
          <table:table-cell office:value-type="float" office:value="0.709379" calcext:value-type="float">
            <text:p>0.709379</text:p>
          </table:table-cell>
          <table:table-cell office:value-type="float" office:value="0.1101152" calcext:value-type="float">
            <text:p>0.1101152</text:p>
          </table:table-cell>
          <table:table-cell office:value-type="float" office:value="0.3175248" calcext:value-type="float">
            <text:p>0.3175248</text:p>
          </table:table-cell>
          <table:table-cell office:value-type="float" office:value="0.8511297" calcext:value-type="float">
            <text:p>0.8511297</text:p>
          </table:table-cell>
          <table:table-cell office:value-type="float" office:value="0.122588" calcext:value-type="float">
            <text:p>0.122588</text:p>
          </table:table-cell>
          <table:table-cell office:value-type="float" office:value="0.466016" calcext:value-type="float">
            <text:p>0.466016</text:p>
          </table:table-cell>
          <table:table-cell office:value-type="float" office:value="0.6354396" calcext:value-type="float">
            <text:p>0.6354396</text:p>
          </table:table-cell>
          <table:table-cell office:value-type="float" office:value="0.2739853" calcext:value-type="float">
            <text:p>0.2739853</text:p>
          </table:table-cell>
          <table:table-cell office:value-type="float" office:value="0.2381714" calcext:value-type="float">
            <text:p>0.2381714</text:p>
          </table:table-cell>
          <table:table-cell office:value-type="float" office:value="0.435879" calcext:value-type="float">
            <text:p>0.435879</text:p>
          </table:table-cell>
          <table:table-cell office:value-type="float" office:value="0.3352794" calcext:value-type="float">
            <text:p>0.3352794</text:p>
          </table:table-cell>
          <table:table-cell office:value-type="float" office:value="0.2494834" calcext:value-type="float">
            <text:p>0.2494834</text:p>
          </table:table-cell>
          <table:table-cell office:value-type="float" office:value="0.4111655" calcext:value-type="float">
            <text:p>0.4111655</text:p>
          </table:table-cell>
          <table:table-cell office:value-type="float" office:value="0.9274587" calcext:value-type="float">
            <text:p>0.9274587</text:p>
          </table:table-cell>
          <table:table-cell office:value-type="float" office:value="0.4834765" calcext:value-type="float">
            <text:p>0.4834765</text:p>
          </table:table-cell>
          <table:table-cell office:value-type="float" office:value="0.499709" calcext:value-type="float">
            <text:p>0.499709</text:p>
          </table:table-cell>
          <table:table-cell office:value-type="float" office:value="0.3711888" calcext:value-type="float">
            <text:p>0.3711888</text:p>
          </table:table-cell>
          <table:table-cell office:value-type="float" office:value="0.09086097" calcext:value-type="float">
            <text:p>0.09086097</text:p>
          </table:table-cell>
          <table:table-cell office:value-type="float" office:value="0.032442" calcext:value-type="float">
            <text:p>0.032442</text:p>
          </table:table-cell>
          <table:table-cell office:value-type="float" office:value="0.01758289" calcext:value-type="float">
            <text:p>0.01758289</text:p>
          </table:table-cell>
          <table:table-cell office:value-type="float" office:value="0.470442" calcext:value-type="float">
            <text:p>0.470442</text:p>
          </table:table-cell>
          <table:table-cell office:value-type="float" office:value="0.1654501" calcext:value-type="float">
            <text:p>0.1654501</text:p>
          </table:table-cell>
          <table:table-cell office:value-type="float" office:value="0.3162235" calcext:value-type="float">
            <text:p>0.3162235</text:p>
          </table:table-cell>
          <table:table-cell office:value-type="float" office:value="0.3913689" calcext:value-type="float">
            <text:p>0.3913689</text:p>
          </table:table-cell>
          <table:table-cell office:value-type="float" office:value="0.5118613" calcext:value-type="float">
            <text:p>0.5118613</text:p>
          </table:table-cell>
          <table:table-cell office:value-type="float" office:value="0.1870484" calcext:value-type="float">
            <text:p>0.18704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5799811" calcext:value-type="float">
            <text:p>0.05799811</text:p>
          </table:table-cell>
        </table:table-row>
        <table:table-row table:style-name="ro1">
          <table:table-cell office:value-type="float" office:value="0.1864786" calcext:value-type="float">
            <text:p>0.1864786</text:p>
          </table:table-cell>
          <table:table-cell office:value-type="float" office:value="4.320546" calcext:value-type="float">
            <text:p>4.320546</text:p>
          </table:table-cell>
          <table:table-cell office:value-type="float" office:value="0.1864786" calcext:value-type="float">
            <text:p>0.1864786</text:p>
          </table:table-cell>
          <table:table-cell office:value-type="float" office:value="0.7430623" calcext:value-type="float">
            <text:p>0.7430623</text:p>
          </table:table-cell>
          <table:table-cell office:value-type="float" office:value="0.7322763" calcext:value-type="float">
            <text:p>0.7322763</text:p>
          </table:table-cell>
          <table:table-cell office:value-type="float" office:value="0.1668694" calcext:value-type="float">
            <text:p>0.1668694</text:p>
          </table:table-cell>
          <table:table-cell office:value-type="float" office:value="0.5020482" calcext:value-type="float">
            <text:p>0.5020482</text:p>
          </table:table-cell>
          <table:table-cell office:value-type="float" office:value="0.6231442" calcext:value-type="float">
            <text:p>0.6231442</text:p>
          </table:table-cell>
          <table:table-cell office:value-type="float" office:value="0.3531764" calcext:value-type="float">
            <text:p>0.3531764</text:p>
          </table:table-cell>
          <table:table-cell office:value-type="float" office:value="0.1006896" calcext:value-type="float">
            <text:p>0.1006896</text:p>
          </table:table-cell>
          <table:table-cell office:value-type="float" office:value="0.6967419" calcext:value-type="float">
            <text:p>0.6967419</text:p>
          </table:table-cell>
          <table:table-cell office:value-type="float" office:value="0.09208168" calcext:value-type="float">
            <text:p>0.09208168</text:p>
          </table:table-cell>
          <table:table-cell office:value-type="float" office:value="0.2118762" calcext:value-type="float">
            <text:p>0.2118762</text:p>
          </table:table-cell>
          <table:table-cell office:value-type="float" office:value="0.1028905" calcext:value-type="float">
            <text:p>0.1028905</text:p>
          </table:table-cell>
          <table:table-cell office:value-type="float" office:value="0.6899472" calcext:value-type="float">
            <text:p>0.6899472</text:p>
          </table:table-cell>
          <table:table-cell office:value-type="float" office:value="0.2771481" calcext:value-type="float">
            <text:p>0.2771481</text:p>
          </table:table-cell>
          <table:table-cell office:value-type="float" office:value="0.6782123" calcext:value-type="float">
            <text:p>0.6782123</text:p>
          </table:table-cell>
          <table:table-cell office:value-type="float" office:value="0.6989955" calcext:value-type="float">
            <text:p>0.6989955</text:p>
          </table:table-cell>
          <table:table-cell office:value-type="float" office:value="0.6887209" calcext:value-type="float">
            <text:p>0.6887209</text:p>
          </table:table-cell>
          <table:table-cell office:value-type="float" office:value="0.01023467" calcext:value-type="float">
            <text:p>0.01023467</text:p>
          </table:table-cell>
          <table:table-cell office:value-type="float" office:value="0.5327384" calcext:value-type="float">
            <text:p>0.5327384</text:p>
          </table:table-cell>
          <table:table-cell office:value-type="float" office:value="0.5763927" calcext:value-type="float">
            <text:p>0.5763927</text:p>
          </table:table-cell>
          <table:table-cell office:value-type="float" office:value="0.9579083" calcext:value-type="float">
            <text:p>0.9579083</text:p>
          </table:table-cell>
          <table:table-cell office:value-type="float" office:value="0.009955925" calcext:value-type="float">
            <text:p>0.009955925</text:p>
          </table:table-cell>
          <table:table-cell office:value-type="float" office:value="0.08004629" calcext:value-type="float">
            <text:p>0.08004629</text:p>
          </table:table-cell>
          <table:table-cell office:value-type="float" office:value="0.9197262" calcext:value-type="float">
            <text:p>0.9197262</text:p>
          </table:table-cell>
          <table:table-cell office:value-type="float" office:value="0.9144385" calcext:value-type="float">
            <text:p>0.9144385</text:p>
          </table:table-cell>
          <table:table-cell office:value-type="float" office:value="0.9118819" calcext:value-type="float">
            <text:p>0.9118819</text:p>
          </table:table-cell>
          <table:table-cell office:value-type="float" office:value="0.5935182" calcext:value-type="float">
            <text:p>0.5935182</text:p>
          </table:table-cell>
          <table:table-cell office:value-type="float" office:value="0.1999163" calcext:value-type="float">
            <text:p>0.1999163</text:p>
          </table:table-cell>
          <table:table-cell office:value-type="float" office:value="0.08623486" calcext:value-type="float">
            <text:p>0.08623486</text:p>
          </table:table-cell>
          <table:table-cell office:value-type="float" office:value="0.7569387" calcext:value-type="float">
            <text:p>0.7569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79725" calcext:value-type="float">
            <text:p>0.1079725</text:p>
          </table:table-cell>
        </table:table-row>
        <table:table-row table:style-name="ro1">
          <table:table-cell office:value-type="float" office:value="0.2168352" calcext:value-type="float">
            <text:p>0.2168352</text:p>
          </table:table-cell>
          <table:table-cell office:value-type="float" office:value="4.623157" calcext:value-type="float">
            <text:p>4.623157</text:p>
          </table:table-cell>
          <table:table-cell office:value-type="float" office:value="0.2168352" calcext:value-type="float">
            <text:p>0.2168352</text:p>
          </table:table-cell>
          <table:table-cell office:value-type="float" office:value="0.1543878" calcext:value-type="float">
            <text:p>0.1543878</text:p>
          </table:table-cell>
          <table:table-cell office:value-type="float" office:value="0.03050633" calcext:value-type="float">
            <text:p>0.03050633</text:p>
          </table:table-cell>
          <table:table-cell office:value-type="float" office:value="0.2541399" calcext:value-type="float">
            <text:p>0.2541399</text:p>
          </table:table-cell>
          <table:table-cell office:value-type="float" office:value="0.5325491" calcext:value-type="float">
            <text:p>0.5325491</text:p>
          </table:table-cell>
          <table:table-cell office:value-type="float" office:value="0.5840381" calcext:value-type="float">
            <text:p>0.5840381</text:p>
          </table:table-cell>
          <table:table-cell office:value-type="float" office:value="0.9610233" calcext:value-type="float">
            <text:p>0.9610233</text:p>
          </table:table-cell>
          <table:table-cell office:value-type="float" office:value="0.7576667" calcext:value-type="float">
            <text:p>0.7576667</text:p>
          </table:table-cell>
          <table:table-cell office:value-type="float" office:value="0.6362839" calcext:value-type="float">
            <text:p>0.6362839</text:p>
          </table:table-cell>
          <table:table-cell office:value-type="float" office:value="0.5607625" calcext:value-type="float">
            <text:p>0.5607625</text:p>
          </table:table-cell>
          <table:table-cell office:value-type="float" office:value="0.4009308" calcext:value-type="float">
            <text:p>0.4009308</text:p>
          </table:table-cell>
          <table:table-cell office:value-type="float" office:value="0.217341" calcext:value-type="float">
            <text:p>0.217341</text:p>
          </table:table-cell>
          <table:table-cell office:value-type="float" office:value="0.950738" calcext:value-type="float">
            <text:p>0.950738</text:p>
          </table:table-cell>
          <table:table-cell office:value-type="float" office:value="0.9233163" calcext:value-type="float">
            <text:p>0.9233163</text:p>
          </table:table-cell>
          <table:table-cell office:value-type="float" office:value="0.4132805" calcext:value-type="float">
            <text:p>0.4132805</text:p>
          </table:table-cell>
          <table:table-cell office:value-type="float" office:value="0.08090504" calcext:value-type="float">
            <text:p>0.08090504</text:p>
          </table:table-cell>
          <table:table-cell office:value-type="float" office:value="0.9523957" calcext:value-type="float">
            <text:p>0.9523957</text:p>
          </table:table-cell>
          <table:table-cell office:value-type="float" office:value="0.09785672" calcext:value-type="float">
            <text:p>0.09785672</text:p>
          </table:table-cell>
          <table:table-cell office:value-type="float" office:value="0.5560035" calcext:value-type="float">
            <text:p>0.5560035</text:p>
          </table:table-cell>
          <table:table-cell office:value-type="float" office:value="0.2535682" calcext:value-type="float">
            <text:p>0.2535682</text:p>
          </table:table-cell>
          <table:table-cell office:value-type="float" office:value="0.7227053" calcext:value-type="float">
            <text:p>0.7227053</text:p>
          </table:table-cell>
          <table:table-cell office:value-type="float" office:value="0.1914526" calcext:value-type="float">
            <text:p>0.1914526</text:p>
          </table:table-cell>
          <table:table-cell office:value-type="float" office:value="0.4256265" calcext:value-type="float">
            <text:p>0.4256265</text:p>
          </table:table-cell>
          <table:table-cell office:value-type="float" office:value="0.4301097" calcext:value-type="float">
            <text:p>0.4301097</text:p>
          </table:table-cell>
          <table:table-cell office:value-type="float" office:value="0.9696435" calcext:value-type="float">
            <text:p>0.9696435</text:p>
          </table:table-cell>
          <table:table-cell office:value-type="float" office:value="0.5886745" calcext:value-type="float">
            <text:p>0.5886745</text:p>
          </table:table-cell>
          <table:table-cell office:value-type="float" office:value="0.70177" calcext:value-type="float">
            <text:p>0.70177</text:p>
          </table:table-cell>
          <table:table-cell office:value-type="float" office:value="0.9127295" calcext:value-type="float">
            <text:p>0.9127295</text:p>
          </table:table-cell>
          <table:table-cell office:value-type="float" office:value="0.9694991" calcext:value-type="float">
            <text:p>0.9694991</text:p>
          </table:table-cell>
          <table:table-cell office:value-type="float" office:value="0.03910607" calcext:value-type="float">
            <text:p>0.039106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757305" calcext:value-type="float">
            <text:p>0.1757305</text:p>
          </table:table-cell>
        </table:table-row>
        <table:table-row table:style-name="ro1">
          <table:table-cell office:value-type="float" office:value="0.3921532" calcext:value-type="float">
            <text:p>0.3921532</text:p>
          </table:table-cell>
          <table:table-cell office:value-type="float" office:value="4.32805" calcext:value-type="float">
            <text:p>4.32805</text:p>
          </table:table-cell>
          <table:table-cell office:value-type="float" office:value="0.3921532" calcext:value-type="float">
            <text:p>0.3921532</text:p>
          </table:table-cell>
          <table:table-cell office:value-type="float" office:value="0.3430229" calcext:value-type="float">
            <text:p>0.3430229</text:p>
          </table:table-cell>
          <table:table-cell office:value-type="float" office:value="0.06045802" calcext:value-type="float">
            <text:p>0.06045802</text:p>
          </table:table-cell>
          <table:table-cell office:value-type="float" office:value="0.5313192" calcext:value-type="float">
            <text:p>0.5313192</text:p>
          </table:table-cell>
          <table:table-cell office:value-type="float" office:value="0.8109453" calcext:value-type="float">
            <text:p>0.8109453</text:p>
          </table:table-cell>
          <table:table-cell office:value-type="float" office:value="0.8855495" calcext:value-type="float">
            <text:p>0.8855495</text:p>
          </table:table-cell>
          <table:table-cell office:value-type="float" office:value="0.7392092" calcext:value-type="float">
            <text:p>0.7392092</text:p>
          </table:table-cell>
          <table:table-cell office:value-type="float" office:value="0.3538318" calcext:value-type="float">
            <text:p>0.3538318</text:p>
          </table:table-cell>
          <table:table-cell office:value-type="float" office:value="0.2649317" calcext:value-type="float">
            <text:p>0.2649317</text:p>
          </table:table-cell>
          <table:table-cell office:value-type="float" office:value="0.6180904" calcext:value-type="float">
            <text:p>0.6180904</text:p>
          </table:table-cell>
          <table:table-cell office:value-type="float" office:value="0.7363252" calcext:value-type="float">
            <text:p>0.7363252</text:p>
          </table:table-cell>
          <table:table-cell office:value-type="float" office:value="0.912378" calcext:value-type="float">
            <text:p>0.912378</text:p>
          </table:table-cell>
          <table:table-cell office:value-type="float" office:value="0.2791702" calcext:value-type="float">
            <text:p>0.2791702</text:p>
          </table:table-cell>
          <table:table-cell office:value-type="float" office:value="0.8536874" calcext:value-type="float">
            <text:p>0.8536874</text:p>
          </table:table-cell>
          <table:table-cell office:value-type="float" office:value="0.7664556" calcext:value-type="float">
            <text:p>0.7664556</text:p>
          </table:table-cell>
          <table:table-cell office:value-type="float" office:value="0.5843295" calcext:value-type="float">
            <text:p>0.5843295</text:p>
          </table:table-cell>
          <table:table-cell office:value-type="float" office:value="0.6499366" calcext:value-type="float">
            <text:p>0.6499366</text:p>
          </table:table-cell>
          <table:table-cell office:value-type="float" office:value="0.9500827" calcext:value-type="float">
            <text:p>0.9500827</text:p>
          </table:table-cell>
          <table:table-cell office:value-type="float" office:value="0.325764" calcext:value-type="float">
            <text:p>0.325764</text:p>
          </table:table-cell>
          <table:table-cell office:value-type="float" office:value="0.2101119" calcext:value-type="float">
            <text:p>0.2101119</text:p>
          </table:table-cell>
          <table:table-cell office:value-type="float" office:value="0.6807887" calcext:value-type="float">
            <text:p>0.6807887</text:p>
          </table:table-cell>
          <table:table-cell office:value-type="float" office:value="0.2304172" calcext:value-type="float">
            <text:p>0.2304172</text:p>
          </table:table-cell>
          <table:table-cell office:value-type="float" office:value="0.04712879" calcext:value-type="float">
            <text:p>0.04712879</text:p>
          </table:table-cell>
          <table:table-cell office:value-type="float" office:value="0.3647855" calcext:value-type="float">
            <text:p>0.3647855</text:p>
          </table:table-cell>
          <table:table-cell office:value-type="float" office:value="0.8738122" calcext:value-type="float">
            <text:p>0.8738122</text:p>
          </table:table-cell>
          <table:table-cell office:value-type="float" office:value="0.09392976" calcext:value-type="float">
            <text:p>0.09392976</text:p>
          </table:table-cell>
          <table:table-cell office:value-type="float" office:value="0.4991872" calcext:value-type="float">
            <text:p>0.4991872</text:p>
          </table:table-cell>
          <table:table-cell office:value-type="float" office:value="0.4431946" calcext:value-type="float">
            <text:p>0.4431946</text:p>
          </table:table-cell>
          <table:table-cell office:value-type="float" office:value="0.6469996" calcext:value-type="float">
            <text:p>0.6469996</text:p>
          </table:table-cell>
          <table:table-cell office:value-type="float" office:value="0.8448289" calcext:value-type="float">
            <text:p>0.84482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598117" calcext:value-type="float">
            <text:p>0.1598117</text:p>
          </table:table-cell>
        </table:table-row>
        <table:table-row table:style-name="ro1">
          <table:table-cell office:value-type="float" office:value="0.6071915" calcext:value-type="float">
            <text:p>0.6071915</text:p>
          </table:table-cell>
          <table:table-cell office:value-type="float" office:value="2.840238" calcext:value-type="float">
            <text:p>2.840238</text:p>
          </table:table-cell>
          <table:table-cell office:value-type="float" office:value="0.6071915" calcext:value-type="float">
            <text:p>0.6071915</text:p>
          </table:table-cell>
          <table:table-cell office:value-type="float" office:value="0.492735" calcext:value-type="float">
            <text:p>0.492735</text:p>
          </table:table-cell>
          <table:table-cell office:value-type="float" office:value="0.01819343" calcext:value-type="float">
            <text:p>0.01819343</text:p>
          </table:table-cell>
          <table:table-cell office:value-type="float" office:value="0.8244373" calcext:value-type="float">
            <text:p>0.8244373</text:p>
          </table:table-cell>
          <table:table-cell office:value-type="float" office:value="0.4885529" calcext:value-type="float">
            <text:p>0.4885529</text:p>
          </table:table-cell>
          <table:table-cell office:value-type="float" office:value="0.06322683" calcext:value-type="float">
            <text:p>0.06322683</text:p>
          </table:table-cell>
          <table:table-cell office:value-type="float" office:value="0.6715678" calcext:value-type="float">
            <text:p>0.6715678</text:p>
          </table:table-cell>
          <table:table-cell office:value-type="float" office:value="0.06962894" calcext:value-type="float">
            <text:p>0.06962894</text:p>
          </table:table-cell>
          <table:table-cell office:value-type="float" office:value="0.6468249" calcext:value-type="float">
            <text:p>0.6468249</text:p>
          </table:table-cell>
          <table:table-cell office:value-type="float" office:value="0.4965756" calcext:value-type="float">
            <text:p>0.4965756</text:p>
          </table:table-cell>
          <table:table-cell office:value-type="float" office:value="0.3024592" calcext:value-type="float">
            <text:p>0.3024592</text:p>
          </table:table-cell>
          <table:table-cell office:value-type="float" office:value="0.147774" calcext:value-type="float">
            <text:p>0.147774</text:p>
          </table:table-cell>
          <table:table-cell office:value-type="float" office:value="0.2302395" calcext:value-type="float">
            <text:p>0.2302395</text:p>
          </table:table-cell>
          <table:table-cell office:value-type="float" office:value="0.04345629" calcext:value-type="float">
            <text:p>0.04345629</text:p>
          </table:table-cell>
          <table:table-cell office:value-type="float" office:value="0.04191663" calcext:value-type="float">
            <text:p>0.04191663</text:p>
          </table:table-cell>
          <table:table-cell office:value-type="float" office:value="0.9610354" calcext:value-type="float">
            <text:p>0.9610354</text:p>
          </table:table-cell>
          <table:table-cell office:value-type="float" office:value="0.3784977" calcext:value-type="float">
            <text:p>0.3784977</text:p>
          </table:table-cell>
          <table:table-cell office:value-type="float" office:value="0.06532419" calcext:value-type="float">
            <text:p>0.06532419</text:p>
          </table:table-cell>
          <table:table-cell office:value-type="float" office:value="0.09583125" calcext:value-type="float">
            <text:p>0.09583125</text:p>
          </table:table-cell>
          <table:table-cell office:value-type="float" office:value="0.4947448" calcext:value-type="float">
            <text:p>0.4947448</text:p>
          </table:table-cell>
          <table:table-cell office:value-type="float" office:value="0.2025828" calcext:value-type="float">
            <text:p>0.2025828</text:p>
          </table:table-cell>
          <table:table-cell office:value-type="float" office:value="0.469535" calcext:value-type="float">
            <text:p>0.469535</text:p>
          </table:table-cell>
          <table:table-cell office:value-type="float" office:value="0.3224994" calcext:value-type="float">
            <text:p>0.3224994</text:p>
          </table:table-cell>
          <table:table-cell office:value-type="float" office:value="0.1942772" calcext:value-type="float">
            <text:p>0.1942772</text:p>
          </table:table-cell>
          <table:table-cell office:value-type="float" office:value="0.7849617" calcext:value-type="float">
            <text:p>0.7849617</text:p>
          </table:table-cell>
          <table:table-cell office:value-type="float" office:value="0.8502879" calcext:value-type="float">
            <text:p>0.8502879</text:p>
          </table:table-cell>
          <table:table-cell office:value-type="float" office:value="0.04226459" calcext:value-type="float">
            <text:p>0.04226459</text:p>
          </table:table-cell>
          <table:table-cell office:value-type="float" office:value="0.7068818" calcext:value-type="float">
            <text:p>0.7068818</text:p>
          </table:table-cell>
          <table:table-cell office:value-type="float" office:value="0.3223924" calcext:value-type="float">
            <text:p>0.3223924</text:p>
          </table:table-cell>
          <table:table-cell office:value-type="float" office:value="0.8223226" calcext:value-type="float">
            <text:p>0.8223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40486" calcext:value-type="float">
            <text:p>0.2840486</text:p>
          </table:table-cell>
        </table:table-row>
        <table:table-row table:style-name="ro1">
          <table:table-cell office:value-type="float" office:value="0.06764142" calcext:value-type="float">
            <text:p>0.06764142</text:p>
          </table:table-cell>
          <table:table-cell office:value-type="float" office:value="5.050951" calcext:value-type="float">
            <text:p>5.050951</text:p>
          </table:table-cell>
          <table:table-cell office:value-type="float" office:value="0.06764142" calcext:value-type="float">
            <text:p>0.06764142</text:p>
          </table:table-cell>
          <table:table-cell office:value-type="float" office:value="0.2842029" calcext:value-type="float">
            <text:p>0.2842029</text:p>
          </table:table-cell>
          <table:table-cell office:value-type="float" office:value="0.6181068" calcext:value-type="float">
            <text:p>0.6181068</text:p>
          </table:table-cell>
          <table:table-cell office:value-type="float" office:value="0.1215149" calcext:value-type="float">
            <text:p>0.1215149</text:p>
          </table:table-cell>
          <table:table-cell office:value-type="float" office:value="0.433866" calcext:value-type="float">
            <text:p>0.433866</text:p>
          </table:table-cell>
          <table:table-cell office:value-type="float" office:value="0.7646039" calcext:value-type="float">
            <text:p>0.7646039</text:p>
          </table:table-cell>
          <table:table-cell office:value-type="float" office:value="0.2357139" calcext:value-type="float">
            <text:p>0.2357139</text:p>
          </table:table-cell>
          <table:table-cell office:value-type="float" office:value="0.8117708" calcext:value-type="float">
            <text:p>0.8117708</text:p>
          </table:table-cell>
          <table:table-cell office:value-type="float" office:value="0.8054202" calcext:value-type="float">
            <text:p>0.8054202</text:p>
          </table:table-cell>
          <table:table-cell office:value-type="float" office:value="0.2058318" calcext:value-type="float">
            <text:p>0.2058318</text:p>
          </table:table-cell>
          <table:table-cell office:value-type="float" office:value="0.5846124" calcext:value-type="float">
            <text:p>0.5846124</text:p>
          </table:table-cell>
          <table:table-cell office:value-type="float" office:value="0.8542514" calcext:value-type="float">
            <text:p>0.8542514</text:p>
          </table:table-cell>
          <table:table-cell office:value-type="float" office:value="0.8310192" calcext:value-type="float">
            <text:p>0.8310192</text:p>
          </table:table-cell>
          <table:table-cell office:value-type="float" office:value="0.007529125" calcext:value-type="float">
            <text:p>0.007529125</text:p>
          </table:table-cell>
          <table:table-cell office:value-type="float" office:value="0.2112537" calcext:value-type="float">
            <text:p>0.2112537</text:p>
          </table:table-cell>
          <table:table-cell office:value-type="float" office:value="0.9079178" calcext:value-type="float">
            <text:p>0.9079178</text:p>
          </table:table-cell>
          <table:table-cell office:value-type="float" office:value="0.8528516" calcext:value-type="float">
            <text:p>0.8528516</text:p>
          </table:table-cell>
          <table:table-cell office:value-type="float" office:value="0.5798238" calcext:value-type="float">
            <text:p>0.5798238</text:p>
          </table:table-cell>
          <table:table-cell office:value-type="float" office:value="0.0235243" calcext:value-type="float">
            <text:p>0.0235243</text:p>
          </table:table-cell>
          <table:table-cell office:value-type="float" office:value="0.05166517" calcext:value-type="float">
            <text:p>0.05166517</text:p>
          </table:table-cell>
          <table:table-cell office:value-type="float" office:value="0.7923053" calcext:value-type="float">
            <text:p>0.7923053</text:p>
          </table:table-cell>
          <table:table-cell office:value-type="float" office:value="0.1208021" calcext:value-type="float">
            <text:p>0.1208021</text:p>
          </table:table-cell>
          <table:table-cell office:value-type="float" office:value="0.824677" calcext:value-type="float">
            <text:p>0.824677</text:p>
          </table:table-cell>
          <table:table-cell office:value-type="float" office:value="0.7771875" calcext:value-type="float">
            <text:p>0.7771875</text:p>
          </table:table-cell>
          <table:table-cell office:value-type="float" office:value="0.3229886" calcext:value-type="float">
            <text:p>0.3229886</text:p>
          </table:table-cell>
          <table:table-cell office:value-type="float" office:value="0.8746282" calcext:value-type="float">
            <text:p>0.8746282</text:p>
          </table:table-cell>
          <table:table-cell office:value-type="float" office:value="0.8966786" calcext:value-type="float">
            <text:p>0.8966786</text:p>
          </table:table-cell>
          <table:table-cell office:value-type="float" office:value="0.3905713" calcext:value-type="float">
            <text:p>0.3905713</text:p>
          </table:table-cell>
          <table:table-cell office:value-type="float" office:value="0.723949" calcext:value-type="float">
            <text:p>0.723949</text:p>
          </table:table-cell>
          <table:table-cell office:value-type="float" office:value="0.1393522" calcext:value-type="float">
            <text:p>0.1393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649398" calcext:value-type="float">
            <text:p>0.1649398</text:p>
          </table:table-cell>
        </table:table-row>
        <table:table-row table:style-name="ro1">
          <table:table-cell office:value-type="float" office:value="0.4358538" calcext:value-type="float">
            <text:p>0.4358538</text:p>
          </table:table-cell>
          <table:table-cell office:value-type="float" office:value="3.700124" calcext:value-type="float">
            <text:p>3.700124</text:p>
          </table:table-cell>
          <table:table-cell office:value-type="float" office:value="0.4358538" calcext:value-type="float">
            <text:p>0.4358538</text:p>
          </table:table-cell>
          <table:table-cell office:value-type="float" office:value="0.2578582" calcext:value-type="float">
            <text:p>0.2578582</text:p>
          </table:table-cell>
          <table:table-cell office:value-type="float" office:value="0.8414047" calcext:value-type="float">
            <text:p>0.8414047</text:p>
          </table:table-cell>
          <table:table-cell office:value-type="float" office:value="0.2907438" calcext:value-type="float">
            <text:p>0.2907438</text:p>
          </table:table-cell>
          <table:table-cell office:value-type="float" office:value="0.7178468" calcext:value-type="float">
            <text:p>0.7178468</text:p>
          </table:table-cell>
          <table:table-cell office:value-type="float" office:value="0.2935226" calcext:value-type="float">
            <text:p>0.2935226</text:p>
          </table:table-cell>
          <table:table-cell office:value-type="float" office:value="0.3992203" calcext:value-type="float">
            <text:p>0.3992203</text:p>
          </table:table-cell>
          <table:table-cell office:value-type="float" office:value="0.03592716" calcext:value-type="float">
            <text:p>0.03592716</text:p>
          </table:table-cell>
          <table:table-cell office:value-type="float" office:value="0.8306629" calcext:value-type="float">
            <text:p>0.8306629</text:p>
          </table:table-cell>
          <table:table-cell office:value-type="float" office:value="0.0531176" calcext:value-type="float">
            <text:p>0.0531176</text:p>
          </table:table-cell>
          <table:table-cell office:value-type="float" office:value="0.5256461" calcext:value-type="float">
            <text:p>0.5256461</text:p>
          </table:table-cell>
          <table:table-cell office:value-type="float" office:value="0.4855004" calcext:value-type="float">
            <text:p>0.4855004</text:p>
          </table:table-cell>
          <table:table-cell office:value-type="float" office:value="0.07230694" calcext:value-type="float">
            <text:p>0.07230694</text:p>
          </table:table-cell>
          <table:table-cell office:value-type="float" office:value="0.4430796" calcext:value-type="float">
            <text:p>0.4430796</text:p>
          </table:table-cell>
          <table:table-cell office:value-type="float" office:value="0.4102775" calcext:value-type="float">
            <text:p>0.4102775</text:p>
          </table:table-cell>
          <table:table-cell office:value-type="float" office:value="0.3487328" calcext:value-type="float">
            <text:p>0.3487328</text:p>
          </table:table-cell>
          <table:table-cell office:value-type="float" office:value="0.4978224" calcext:value-type="float">
            <text:p>0.4978224</text:p>
          </table:table-cell>
          <table:table-cell office:value-type="float" office:value="0.4170897" calcext:value-type="float">
            <text:p>0.4170897</text:p>
          </table:table-cell>
          <table:table-cell office:value-type="float" office:value="0.4619731" calcext:value-type="float">
            <text:p>0.4619731</text:p>
          </table:table-cell>
          <table:table-cell office:value-type="float" office:value="0.9756597" calcext:value-type="float">
            <text:p>0.9756597</text:p>
          </table:table-cell>
          <table:table-cell office:value-type="float" office:value="0.145586" calcext:value-type="float">
            <text:p>0.145586</text:p>
          </table:table-cell>
          <table:table-cell office:value-type="float" office:value="0.3163105" calcext:value-type="float">
            <text:p>0.3163105</text:p>
          </table:table-cell>
          <table:table-cell office:value-type="float" office:value="0.5984435" calcext:value-type="float">
            <text:p>0.5984435</text:p>
          </table:table-cell>
          <table:table-cell office:value-type="float" office:value="0.6829705" calcext:value-type="float">
            <text:p>0.6829705</text:p>
          </table:table-cell>
          <table:table-cell office:value-type="float" office:value="0.6317876" calcext:value-type="float">
            <text:p>0.6317876</text:p>
          </table:table-cell>
          <table:table-cell office:value-type="float" office:value="0.02634468" calcext:value-type="float">
            <text:p>0.02634468</text:p>
          </table:table-cell>
          <table:table-cell office:value-type="float" office:value="0.7767021" calcext:value-type="float">
            <text:p>0.7767021</text:p>
          </table:table-cell>
          <table:table-cell office:value-type="float" office:value="0.8307711" calcext:value-type="float">
            <text:p>0.8307711</text:p>
          </table:table-cell>
          <table:table-cell office:value-type="float" office:value="0.7160192" calcext:value-type="float">
            <text:p>0.7160192</text:p>
          </table:table-cell>
          <table:table-cell office:value-type="float" office:value="0.4710813" calcext:value-type="float">
            <text:p>0.47108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023784" calcext:value-type="float">
            <text:p>0.2023784</text:p>
          </table:table-cell>
        </table:table-row>
        <table:table-row table:style-name="ro1">
          <table:table-cell office:value-type="float" office:value="0.1997868" calcext:value-type="float">
            <text:p>0.1997868</text:p>
          </table:table-cell>
          <table:table-cell office:value-type="float" office:value="3.945238" calcext:value-type="float">
            <text:p>3.945238</text:p>
          </table:table-cell>
          <table:table-cell office:value-type="float" office:value="0.1997868" calcext:value-type="float">
            <text:p>0.1997868</text:p>
          </table:table-cell>
          <table:table-cell office:value-type="float" office:value="0.9811078" calcext:value-type="float">
            <text:p>0.9811078</text:p>
          </table:table-cell>
          <table:table-cell office:value-type="float" office:value="0.7523026" calcext:value-type="float">
            <text:p>0.7523026</text:p>
          </table:table-cell>
          <table:table-cell office:value-type="float" office:value="0.6801857" calcext:value-type="float">
            <text:p>0.6801857</text:p>
          </table:table-cell>
          <table:table-cell office:value-type="float" office:value="0.09911198" calcext:value-type="float">
            <text:p>0.09911198</text:p>
          </table:table-cell>
          <table:table-cell office:value-type="float" office:value="0.7819445" calcext:value-type="float">
            <text:p>0.7819445</text:p>
          </table:table-cell>
          <table:table-cell office:value-type="float" office:value="0.3879396" calcext:value-type="float">
            <text:p>0.3879396</text:p>
          </table:table-cell>
          <table:table-cell office:value-type="float" office:value="0.5972516" calcext:value-type="float">
            <text:p>0.5972516</text:p>
          </table:table-cell>
          <table:table-cell office:value-type="float" office:value="0.8625209" calcext:value-type="float">
            <text:p>0.8625209</text:p>
          </table:table-cell>
          <table:table-cell office:value-type="float" office:value="0.4100954" calcext:value-type="float">
            <text:p>0.4100954</text:p>
          </table:table-cell>
          <table:table-cell office:value-type="float" office:value="0.4357619" calcext:value-type="float">
            <text:p>0.4357619</text:p>
          </table:table-cell>
          <table:table-cell office:value-type="float" office:value="0.1178507" calcext:value-type="float">
            <text:p>0.1178507</text:p>
          </table:table-cell>
          <table:table-cell office:value-type="float" office:value="0.04786458" calcext:value-type="float">
            <text:p>0.04786458</text:p>
          </table:table-cell>
          <table:table-cell office:value-type="float" office:value="0.9060791" calcext:value-type="float">
            <text:p>0.9060791</text:p>
          </table:table-cell>
          <table:table-cell office:value-type="float" office:value="0.4759948" calcext:value-type="float">
            <text:p>0.4759948</text:p>
          </table:table-cell>
          <table:table-cell office:value-type="float" office:value="0.5223586" calcext:value-type="float">
            <text:p>0.5223586</text:p>
          </table:table-cell>
          <table:table-cell office:value-type="float" office:value="0.1417065" calcext:value-type="float">
            <text:p>0.1417065</text:p>
          </table:table-cell>
          <table:table-cell office:value-type="float" office:value="0.1453999" calcext:value-type="float">
            <text:p>0.1453999</text:p>
          </table:table-cell>
          <table:table-cell office:value-type="float" office:value="0.2966439" calcext:value-type="float">
            <text:p>0.2966439</text:p>
          </table:table-cell>
          <table:table-cell office:value-type="float" office:value="0.09792613" calcext:value-type="float">
            <text:p>0.09792613</text:p>
          </table:table-cell>
          <table:table-cell office:value-type="float" office:value="0.0659075" calcext:value-type="float">
            <text:p>0.0659075</text:p>
          </table:table-cell>
          <table:table-cell office:value-type="float" office:value="0.6745521" calcext:value-type="float">
            <text:p>0.6745521</text:p>
          </table:table-cell>
          <table:table-cell office:value-type="float" office:value="0.2528676" calcext:value-type="float">
            <text:p>0.2528676</text:p>
          </table:table-cell>
          <table:table-cell office:value-type="float" office:value="0.6146978" calcext:value-type="float">
            <text:p>0.6146978</text:p>
          </table:table-cell>
          <table:table-cell office:value-type="float" office:value="0.236067" calcext:value-type="float">
            <text:p>0.236067</text:p>
          </table:table-cell>
          <table:table-cell office:value-type="float" office:value="0.2767504" calcext:value-type="float">
            <text:p>0.2767504</text:p>
          </table:table-cell>
          <table:table-cell office:value-type="float" office:value="0.08910209" calcext:value-type="float">
            <text:p>0.08910209</text:p>
          </table:table-cell>
          <table:table-cell office:value-type="float" office:value="0.6105581" calcext:value-type="float">
            <text:p>0.6105581</text:p>
          </table:table-cell>
          <table:table-cell office:value-type="float" office:value="0.6187348" calcext:value-type="float">
            <text:p>0.6187348</text:p>
          </table:table-cell>
          <table:table-cell office:value-type="float" office:value="0.5115781" calcext:value-type="float">
            <text:p>0.51157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45471" calcext:value-type="float">
            <text:p>0.1845471</text:p>
          </table:table-cell>
        </table:table-row>
        <table:table-row table:style-name="ro1">
          <table:table-cell office:value-type="float" office:value="0.01128064" calcext:value-type="float">
            <text:p>0.01128064</text:p>
          </table:table-cell>
          <table:table-cell office:value-type="float" office:value="5.010801" calcext:value-type="float">
            <text:p>5.010801</text:p>
          </table:table-cell>
          <table:table-cell office:value-type="float" office:value="0.01128064" calcext:value-type="float">
            <text:p>0.01128064</text:p>
          </table:table-cell>
          <table:table-cell office:value-type="float" office:value="0.4386755" calcext:value-type="float">
            <text:p>0.4386755</text:p>
          </table:table-cell>
          <table:table-cell office:value-type="float" office:value="0.9681421" calcext:value-type="float">
            <text:p>0.9681421</text:p>
          </table:table-cell>
          <table:table-cell office:value-type="float" office:value="0.6430222" calcext:value-type="float">
            <text:p>0.6430222</text:p>
          </table:table-cell>
          <table:table-cell office:value-type="float" office:value="0.08988413" calcext:value-type="float">
            <text:p>0.08988413</text:p>
          </table:table-cell>
          <table:table-cell office:value-type="float" office:value="0.3676497" calcext:value-type="float">
            <text:p>0.3676497</text:p>
          </table:table-cell>
          <table:table-cell office:value-type="float" office:value="0.02444236" calcext:value-type="float">
            <text:p>0.02444236</text:p>
          </table:table-cell>
          <table:table-cell office:value-type="float" office:value="0.5370004" calcext:value-type="float">
            <text:p>0.5370004</text:p>
          </table:table-cell>
          <table:table-cell office:value-type="float" office:value="0.9342827" calcext:value-type="float">
            <text:p>0.9342827</text:p>
          </table:table-cell>
          <table:table-cell office:value-type="float" office:value="0.8263742" calcext:value-type="float">
            <text:p>0.8263742</text:p>
          </table:table-cell>
          <table:table-cell office:value-type="float" office:value="0.3561159" calcext:value-type="float">
            <text:p>0.3561159</text:p>
          </table:table-cell>
          <table:table-cell office:value-type="float" office:value="0.2716898" calcext:value-type="float">
            <text:p>0.2716898</text:p>
          </table:table-cell>
          <table:table-cell office:value-type="float" office:value="0.1653293" calcext:value-type="float">
            <text:p>0.1653293</text:p>
          </table:table-cell>
          <table:table-cell office:value-type="float" office:value="0.8777336" calcext:value-type="float">
            <text:p>0.8777336</text:p>
          </table:table-cell>
          <table:table-cell office:value-type="float" office:value="0.07967853" calcext:value-type="float">
            <text:p>0.07967853</text:p>
          </table:table-cell>
          <table:table-cell office:value-type="float" office:value="0.6417585" calcext:value-type="float">
            <text:p>0.6417585</text:p>
          </table:table-cell>
          <table:table-cell office:value-type="float" office:value="0.3455758" calcext:value-type="float">
            <text:p>0.3455758</text:p>
          </table:table-cell>
          <table:table-cell office:value-type="float" office:value="0.06827271" calcext:value-type="float">
            <text:p>0.06827271</text:p>
          </table:table-cell>
          <table:table-cell office:value-type="float" office:value="0.3957205" calcext:value-type="float">
            <text:p>0.3957205</text:p>
          </table:table-cell>
          <table:table-cell office:value-type="float" office:value="0.7495943" calcext:value-type="float">
            <text:p>0.7495943</text:p>
          </table:table-cell>
          <table:table-cell office:value-type="float" office:value="0.6876" calcext:value-type="float">
            <text:p>0.6876</text:p>
          </table:table-cell>
          <table:table-cell office:value-type="float" office:value="0.220213" calcext:value-type="float">
            <text:p>0.220213</text:p>
          </table:table-cell>
          <table:table-cell office:value-type="float" office:value="0.09728442" calcext:value-type="float">
            <text:p>0.09728442</text:p>
          </table:table-cell>
          <table:table-cell office:value-type="float" office:value="0.9595032" calcext:value-type="float">
            <text:p>0.9595032</text:p>
          </table:table-cell>
          <table:table-cell office:value-type="float" office:value="0.7611113" calcext:value-type="float">
            <text:p>0.7611113</text:p>
          </table:table-cell>
          <table:table-cell office:value-type="float" office:value="0.01296575" calcext:value-type="float">
            <text:p>0.01296575</text:p>
          </table:table-cell>
          <table:table-cell office:value-type="float" office:value="0.1092804" calcext:value-type="float">
            <text:p>0.1092804</text:p>
          </table:table-cell>
          <table:table-cell office:value-type="float" office:value="0.5903016" calcext:value-type="float">
            <text:p>0.5903016</text:p>
          </table:table-cell>
          <table:table-cell office:value-type="float" office:value="0.7314623" calcext:value-type="float">
            <text:p>0.7314623</text:p>
          </table:table-cell>
          <table:table-cell office:value-type="float" office:value="0.7575021" calcext:value-type="float">
            <text:p>0.7575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98985" calcext:value-type="float">
            <text:p>0.1598985</text:p>
          </table:table-cell>
        </table:table-row>
        <table:table-row table:style-name="ro1">
          <table:table-cell office:value-type="float" office:value="0.8509392" calcext:value-type="float">
            <text:p>0.8509392</text:p>
          </table:table-cell>
          <table:table-cell office:value-type="float" office:value="3.374938" calcext:value-type="float">
            <text:p>3.374938</text:p>
          </table:table-cell>
          <table:table-cell office:value-type="float" office:value="0.8509392" calcext:value-type="float">
            <text:p>0.8509392</text:p>
          </table:table-cell>
          <table:table-cell office:value-type="float" office:value="0.6629689" calcext:value-type="float">
            <text:p>0.6629689</text:p>
          </table:table-cell>
          <table:table-cell office:value-type="float" office:value="0.03614664" calcext:value-type="float">
            <text:p>0.03614664</text:p>
          </table:table-cell>
          <table:table-cell office:value-type="float" office:value="0.0539795" calcext:value-type="float">
            <text:p>0.0539795</text:p>
          </table:table-cell>
          <table:table-cell office:value-type="float" office:value="0.1640721" calcext:value-type="float">
            <text:p>0.1640721</text:p>
          </table:table-cell>
          <table:table-cell office:value-type="float" office:value="0.9525214" calcext:value-type="float">
            <text:p>0.9525214</text:p>
          </table:table-cell>
          <table:table-cell office:value-type="float" office:value="0.170131" calcext:value-type="float">
            <text:p>0.170131</text:p>
          </table:table-cell>
          <table:table-cell office:value-type="float" office:value="0.8264006" calcext:value-type="float">
            <text:p>0.8264006</text:p>
          </table:table-cell>
          <table:table-cell office:value-type="float" office:value="0.8342363" calcext:value-type="float">
            <text:p>0.8342363</text:p>
          </table:table-cell>
          <table:table-cell office:value-type="float" office:value="0.1767828" calcext:value-type="float">
            <text:p>0.1767828</text:p>
          </table:table-cell>
          <table:table-cell office:value-type="float" office:value="0.07343381" calcext:value-type="float">
            <text:p>0.07343381</text:p>
          </table:table-cell>
          <table:table-cell office:value-type="float" office:value="0.7496794" calcext:value-type="float">
            <text:p>0.7496794</text:p>
          </table:table-cell>
          <table:table-cell office:value-type="float" office:value="0.5470496" calcext:value-type="float">
            <text:p>0.5470496</text:p>
          </table:table-cell>
          <table:table-cell office:value-type="float" office:value="0.4103261" calcext:value-type="float">
            <text:p>0.4103261</text:p>
          </table:table-cell>
          <table:table-cell office:value-type="float" office:value="0.8456945" calcext:value-type="float">
            <text:p>0.8456945</text:p>
          </table:table-cell>
          <table:table-cell office:value-type="float" office:value="0.5772677" calcext:value-type="float">
            <text:p>0.5772677</text:p>
          </table:table-cell>
          <table:table-cell office:value-type="float" office:value="0.2933644" calcext:value-type="float">
            <text:p>0.2933644</text:p>
          </table:table-cell>
          <table:table-cell office:value-type="float" office:value="0.101324" calcext:value-type="float">
            <text:p>0.101324</text:p>
          </table:table-cell>
          <table:table-cell office:value-type="float" office:value="0.4749558" calcext:value-type="float">
            <text:p>0.4749558</text:p>
          </table:table-cell>
          <table:table-cell office:value-type="float" office:value="0.2637846" calcext:value-type="float">
            <text:p>0.2637846</text:p>
          </table:table-cell>
          <table:table-cell office:value-type="float" office:value="0.9798217" calcext:value-type="float">
            <text:p>0.9798217</text:p>
          </table:table-cell>
          <table:table-cell office:value-type="float" office:value="0.02025648" calcext:value-type="float">
            <text:p>0.02025648</text:p>
          </table:table-cell>
          <table:table-cell office:value-type="float" office:value="0.8872726" calcext:value-type="float">
            <text:p>0.8872726</text:p>
          </table:table-cell>
          <table:table-cell office:value-type="float" office:value="0.754076" calcext:value-type="float">
            <text:p>0.754076</text:p>
          </table:table-cell>
          <table:table-cell office:value-type="float" office:value="0.1603415" calcext:value-type="float">
            <text:p>0.1603415</text:p>
          </table:table-cell>
          <table:table-cell office:value-type="float" office:value="0.7757066" calcext:value-type="float">
            <text:p>0.7757066</text:p>
          </table:table-cell>
          <table:table-cell office:value-type="float" office:value="0.9319954" calcext:value-type="float">
            <text:p>0.9319954</text:p>
          </table:table-cell>
          <table:table-cell office:value-type="float" office:value="0.5890427" calcext:value-type="float">
            <text:p>0.5890427</text:p>
          </table:table-cell>
          <table:table-cell office:value-type="float" office:value="0.925812" calcext:value-type="float">
            <text:p>0.925812</text:p>
          </table:table-cell>
          <table:table-cell office:value-type="float" office:value="0.4151283" calcext:value-type="float">
            <text:p>0.41512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952346" calcext:value-type="float">
            <text:p>0.5952346</text:p>
          </table:table-cell>
        </table:table-row>
        <table:table-row table:style-name="ro1">
          <table:table-cell office:value-type="float" office:value="0.8543114" calcext:value-type="float">
            <text:p>0.8543114</text:p>
          </table:table-cell>
          <table:table-cell office:value-type="float" office:value="3.135061" calcext:value-type="float">
            <text:p>3.135061</text:p>
          </table:table-cell>
          <table:table-cell office:value-type="float" office:value="0.8543114" calcext:value-type="float">
            <text:p>0.8543114</text:p>
          </table:table-cell>
          <table:table-cell office:value-type="float" office:value="0.7105998" calcext:value-type="float">
            <text:p>0.7105998</text:p>
          </table:table-cell>
          <table:table-cell office:value-type="float" office:value="0.1000464" calcext:value-type="float">
            <text:p>0.1000464</text:p>
          </table:table-cell>
          <table:table-cell office:value-type="float" office:value="0.6495914" calcext:value-type="float">
            <text:p>0.6495914</text:p>
          </table:table-cell>
          <table:table-cell office:value-type="float" office:value="0.2826821" calcext:value-type="float">
            <text:p>0.2826821</text:p>
          </table:table-cell>
          <table:table-cell office:value-type="float" office:value="0.5220104" calcext:value-type="float">
            <text:p>0.5220104</text:p>
          </table:table-cell>
          <table:table-cell office:value-type="float" office:value="0.6182797" calcext:value-type="float">
            <text:p>0.6182797</text:p>
          </table:table-cell>
          <table:table-cell office:value-type="float" office:value="0.4674074" calcext:value-type="float">
            <text:p>0.4674074</text:p>
          </table:table-cell>
          <table:table-cell office:value-type="float" office:value="0.233984" calcext:value-type="float">
            <text:p>0.233984</text:p>
          </table:table-cell>
          <table:table-cell office:value-type="float" office:value="0.0644908" calcext:value-type="float">
            <text:p>0.0644908</text:p>
          </table:table-cell>
          <table:table-cell office:value-type="float" office:value="0.05221143" calcext:value-type="float">
            <text:p>0.05221143</text:p>
          </table:table-cell>
          <table:table-cell office:value-type="float" office:value="0.9669487" calcext:value-type="float">
            <text:p>0.9669487</text:p>
          </table:table-cell>
          <table:table-cell office:value-type="float" office:value="0.9207648" calcext:value-type="float">
            <text:p>0.9207648</text:p>
          </table:table-cell>
          <table:table-cell office:value-type="float" office:value="0.4858097" calcext:value-type="float">
            <text:p>0.4858097</text:p>
          </table:table-cell>
          <table:table-cell office:value-type="float" office:value="0.7077783" calcext:value-type="float">
            <text:p>0.7077783</text:p>
          </table:table-cell>
          <table:table-cell office:value-type="float" office:value="0.1999565" calcext:value-type="float">
            <text:p>0.1999565</text:p>
          </table:table-cell>
          <table:table-cell office:value-type="float" office:value="0.2100119" calcext:value-type="float">
            <text:p>0.2100119</text:p>
          </table:table-cell>
          <table:table-cell office:value-type="float" office:value="0.2054273" calcext:value-type="float">
            <text:p>0.2054273</text:p>
          </table:table-cell>
          <table:table-cell office:value-type="float" office:value="0.9854047" calcext:value-type="float">
            <text:p>0.9854047</text:p>
          </table:table-cell>
          <table:table-cell office:value-type="float" office:value="0.08097032" calcext:value-type="float">
            <text:p>0.08097032</text:p>
          </table:table-cell>
          <table:table-cell office:value-type="float" office:value="0.5202377" calcext:value-type="float">
            <text:p>0.5202377</text:p>
          </table:table-cell>
          <table:table-cell office:value-type="float" office:value="0.6644896" calcext:value-type="float">
            <text:p>0.6644896</text:p>
          </table:table-cell>
          <table:table-cell office:value-type="float" office:value="0.316334" calcext:value-type="float">
            <text:p>0.316334</text:p>
          </table:table-cell>
          <table:table-cell office:value-type="float" office:value="0.9031908" calcext:value-type="float">
            <text:p>0.9031908</text:p>
          </table:table-cell>
          <table:table-cell office:value-type="float" office:value="0.1403394" calcext:value-type="float">
            <text:p>0.1403394</text:p>
          </table:table-cell>
          <table:table-cell office:value-type="float" office:value="0.5629226" calcext:value-type="float">
            <text:p>0.5629226</text:p>
          </table:table-cell>
          <table:table-cell office:value-type="float" office:value="0.3865552" calcext:value-type="float">
            <text:p>0.3865552</text:p>
          </table:table-cell>
          <table:table-cell office:value-type="float" office:value="0.7712974" calcext:value-type="float">
            <text:p>0.7712974</text:p>
          </table:table-cell>
          <table:table-cell office:value-type="float" office:value="0.6420617" calcext:value-type="float">
            <text:p>0.6420617</text:p>
          </table:table-cell>
          <table:table-cell office:value-type="float" office:value="0.3342417" calcext:value-type="float">
            <text:p>0.33424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7027236" calcext:value-type="float">
            <text:p>0.7027236</text:p>
          </table:table-cell>
          <table:table-cell office:value-type="float" office:value="2.876995" calcext:value-type="float">
            <text:p>2.876995</text:p>
          </table:table-cell>
          <table:table-cell office:value-type="float" office:value="0.7027236" calcext:value-type="float">
            <text:p>0.7027236</text:p>
          </table:table-cell>
          <table:table-cell office:value-type="float" office:value="0.5924166" calcext:value-type="float">
            <text:p>0.5924166</text:p>
          </table:table-cell>
          <table:table-cell office:value-type="float" office:value="0.7697455" calcext:value-type="float">
            <text:p>0.7697455</text:p>
          </table:table-cell>
          <table:table-cell office:value-type="float" office:value="0.1245714" calcext:value-type="float">
            <text:p>0.1245714</text:p>
          </table:table-cell>
          <table:table-cell office:value-type="float" office:value="0.1064851" calcext:value-type="float">
            <text:p>0.1064851</text:p>
          </table:table-cell>
          <table:table-cell office:value-type="float" office:value="0.8289146" calcext:value-type="float">
            <text:p>0.8289146</text:p>
          </table:table-cell>
          <table:table-cell office:value-type="float" office:value="0.06123988" calcext:value-type="float">
            <text:p>0.06123988</text:p>
          </table:table-cell>
          <table:table-cell office:value-type="float" office:value="0.7025478" calcext:value-type="float">
            <text:p>0.7025478</text:p>
          </table:table-cell>
          <table:table-cell office:value-type="float" office:value="0.645738" calcext:value-type="float">
            <text:p>0.645738</text:p>
          </table:table-cell>
          <table:table-cell office:value-type="float" office:value="0.3672558" calcext:value-type="float">
            <text:p>0.3672558</text:p>
          </table:table-cell>
          <table:table-cell office:value-type="float" office:value="0.08793714" calcext:value-type="float">
            <text:p>0.08793714</text:p>
          </table:table-cell>
          <table:table-cell office:value-type="float" office:value="0.7482917" calcext:value-type="float">
            <text:p>0.7482917</text:p>
          </table:table-cell>
          <table:table-cell office:value-type="float" office:value="0.4895511" calcext:value-type="float">
            <text:p>0.4895511</text:p>
          </table:table-cell>
          <table:table-cell office:value-type="float" office:value="0.1828143" calcext:value-type="float">
            <text:p>0.1828143</text:p>
          </table:table-cell>
          <table:table-cell office:value-type="float" office:value="0.459584" calcext:value-type="float">
            <text:p>0.459584</text:p>
          </table:table-cell>
          <table:table-cell office:value-type="float" office:value="0.3557669" calcext:value-type="float">
            <text:p>0.3557669</text:p>
          </table:table-cell>
          <table:table-cell office:value-type="float" office:value="0.5709386" calcext:value-type="float">
            <text:p>0.5709386</text:p>
          </table:table-cell>
          <table:table-cell office:value-type="float" office:value="0.8508852" calcext:value-type="float">
            <text:p>0.8508852</text:p>
          </table:table-cell>
          <table:table-cell office:value-type="float" office:value="0.02000209" calcext:value-type="float">
            <text:p>0.02000209</text:p>
          </table:table-cell>
          <table:table-cell office:value-type="float" office:value="0.212784" calcext:value-type="float">
            <text:p>0.212784</text:p>
          </table:table-cell>
          <table:table-cell office:value-type="float" office:value="0.5454402" calcext:value-type="float">
            <text:p>0.5454402</text:p>
          </table:table-cell>
          <table:table-cell office:value-type="float" office:value="0.8177453" calcext:value-type="float">
            <text:p>0.8177453</text:p>
          </table:table-cell>
          <table:table-cell office:value-type="float" office:value="0.2837503" calcext:value-type="float">
            <text:p>0.2837503</text:p>
          </table:table-cell>
          <table:table-cell office:value-type="float" office:value="0.08088656" calcext:value-type="float">
            <text:p>0.08088656</text:p>
          </table:table-cell>
          <table:table-cell office:value-type="float" office:value="0.1515878" calcext:value-type="float">
            <text:p>0.1515878</text:p>
          </table:table-cell>
          <table:table-cell office:value-type="float" office:value="0.1181832" calcext:value-type="float">
            <text:p>0.1181832</text:p>
          </table:table-cell>
          <table:table-cell office:value-type="float" office:value="0.3303008" calcext:value-type="float">
            <text:p>0.3303008</text:p>
          </table:table-cell>
          <table:table-cell office:value-type="float" office:value="0.5250201" calcext:value-type="float">
            <text:p>0.5250201</text:p>
          </table:table-cell>
          <table:table-cell office:value-type="float" office:value="0.176197" calcext:value-type="float">
            <text:p>0.176197</text:p>
          </table:table-cell>
          <table:table-cell office:value-type="float" office:value="0.6930958" calcext:value-type="float">
            <text:p>0.69309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292322" calcext:value-type="float">
            <text:p>0.07292322</text:p>
          </table:table-cell>
        </table:table-row>
        <table:table-row table:style-name="ro1">
          <table:table-cell office:value-type="float" office:value="0.5570398" calcext:value-type="float">
            <text:p>0.5570398</text:p>
          </table:table-cell>
          <table:table-cell office:value-type="float" office:value="3.966684" calcext:value-type="float">
            <text:p>3.966684</text:p>
          </table:table-cell>
          <table:table-cell office:value-type="float" office:value="0.5570398" calcext:value-type="float">
            <text:p>0.5570398</text:p>
          </table:table-cell>
          <table:table-cell office:value-type="float" office:value="0.7648596" calcext:value-type="float">
            <text:p>0.7648596</text:p>
          </table:table-cell>
          <table:table-cell office:value-type="float" office:value="0.588246" calcext:value-type="float">
            <text:p>0.588246</text:p>
          </table:table-cell>
          <table:table-cell office:value-type="float" office:value="0.697235" calcext:value-type="float">
            <text:p>0.697235</text:p>
          </table:table-cell>
          <table:table-cell office:value-type="float" office:value="0.9642743" calcext:value-type="float">
            <text:p>0.9642743</text:p>
          </table:table-cell>
          <table:table-cell office:value-type="float" office:value="0.218657" calcext:value-type="float">
            <text:p>0.218657</text:p>
          </table:table-cell>
          <table:table-cell office:value-type="float" office:value="0.4312137" calcext:value-type="float">
            <text:p>0.4312137</text:p>
          </table:table-cell>
          <table:table-cell office:value-type="float" office:value="0.3029954" calcext:value-type="float">
            <text:p>0.3029954</text:p>
          </table:table-cell>
          <table:table-cell office:value-type="float" office:value="0.2481944" calcext:value-type="float">
            <text:p>0.2481944</text:p>
          </table:table-cell>
          <table:table-cell office:value-type="float" office:value="0.8441896" calcext:value-type="float">
            <text:p>0.8441896</text:p>
          </table:table-cell>
          <table:table-cell office:value-type="float" office:value="0.6390733" calcext:value-type="float">
            <text:p>0.6390733</text:p>
          </table:table-cell>
          <table:table-cell office:value-type="float" office:value="0.3545421" calcext:value-type="float">
            <text:p>0.3545421</text:p>
          </table:table-cell>
          <table:table-cell office:value-type="float" office:value="0.7726207" calcext:value-type="float">
            <text:p>0.7726207</text:p>
          </table:table-cell>
          <table:table-cell office:value-type="float" office:value="0.5355301" calcext:value-type="float">
            <text:p>0.5355301</text:p>
          </table:table-cell>
          <table:table-cell office:value-type="float" office:value="0.7024924" calcext:value-type="float">
            <text:p>0.7024924</text:p>
          </table:table-cell>
          <table:table-cell office:value-type="float" office:value="0.3807394" calcext:value-type="float">
            <text:p>0.3807394</text:p>
          </table:table-cell>
          <table:table-cell office:value-type="float" office:value="0.2354474" calcext:value-type="float">
            <text:p>0.2354474</text:p>
          </table:table-cell>
          <table:table-cell office:value-type="float" office:value="0.751603" calcext:value-type="float">
            <text:p>0.751603</text:p>
          </table:table-cell>
          <table:table-cell office:value-type="float" office:value="0.02215611" calcext:value-type="float">
            <text:p>0.02215611</text:p>
          </table:table-cell>
          <table:table-cell office:value-type="float" office:value="0.2326217" calcext:value-type="float">
            <text:p>0.2326217</text:p>
          </table:table-cell>
          <table:table-cell office:value-type="float" office:value="0.8615352" calcext:value-type="float">
            <text:p>0.8615352</text:p>
          </table:table-cell>
          <table:table-cell office:value-type="float" office:value="0.5951005" calcext:value-type="float">
            <text:p>0.5951005</text:p>
          </table:table-cell>
          <table:table-cell office:value-type="float" office:value="0.9489659" calcext:value-type="float">
            <text:p>0.9489659</text:p>
          </table:table-cell>
          <table:table-cell office:value-type="float" office:value="0.7772019" calcext:value-type="float">
            <text:p>0.7772019</text:p>
          </table:table-cell>
          <table:table-cell office:value-type="float" office:value="0.9378639" calcext:value-type="float">
            <text:p>0.9378639</text:p>
          </table:table-cell>
          <table:table-cell office:value-type="float" office:value="0.004170582" calcext:value-type="float">
            <text:p>0.004170582</text:p>
          </table:table-cell>
          <table:table-cell office:value-type="float" office:value="0.07251052" calcext:value-type="float">
            <text:p>0.07251052</text:p>
          </table:table-cell>
          <table:table-cell office:value-type="float" office:value="0.1602971" calcext:value-type="float">
            <text:p>0.1602971</text:p>
          </table:table-cell>
          <table:table-cell office:value-type="float" office:value="0.8878282" calcext:value-type="float">
            <text:p>0.8878282</text:p>
          </table:table-cell>
          <table:table-cell office:value-type="float" office:value="0.397701" calcext:value-type="float">
            <text:p>0.3977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7582445" calcext:value-type="float">
            <text:p>0.7582445</text:p>
          </table:table-cell>
          <table:table-cell office:value-type="float" office:value="3.741958" calcext:value-type="float">
            <text:p>3.741958</text:p>
          </table:table-cell>
          <table:table-cell office:value-type="float" office:value="0.7582445" calcext:value-type="float">
            <text:p>0.7582445</text:p>
          </table:table-cell>
          <table:table-cell office:value-type="float" office:value="0.4543535" calcext:value-type="float">
            <text:p>0.4543535</text:p>
          </table:table-cell>
          <table:table-cell office:value-type="float" office:value="0.8015484" calcext:value-type="float">
            <text:p>0.8015484</text:p>
          </table:table-cell>
          <table:table-cell office:value-type="float" office:value="0.7281825" calcext:value-type="float">
            <text:p>0.7281825</text:p>
          </table:table-cell>
          <table:table-cell office:value-type="float" office:value="0.7333951" calcext:value-type="float">
            <text:p>0.7333951</text:p>
          </table:table-cell>
          <table:table-cell office:value-type="float" office:value="0.4152615" calcext:value-type="float">
            <text:p>0.4152615</text:p>
          </table:table-cell>
          <table:table-cell office:value-type="float" office:value="0.7169304" calcext:value-type="float">
            <text:p>0.7169304</text:p>
          </table:table-cell>
          <table:table-cell office:value-type="float" office:value="0.6472842" calcext:value-type="float">
            <text:p>0.6472842</text:p>
          </table:table-cell>
          <table:table-cell office:value-type="float" office:value="0.7570915" calcext:value-type="float">
            <text:p>0.7570915</text:p>
          </table:table-cell>
          <table:table-cell office:value-type="float" office:value="0.9750275" calcext:value-type="float">
            <text:p>0.9750275</text:p>
          </table:table-cell>
          <table:table-cell office:value-type="float" office:value="0.3354912" calcext:value-type="float">
            <text:p>0.3354912</text:p>
          </table:table-cell>
          <table:table-cell office:value-type="float" office:value="0.09928222" calcext:value-type="float">
            <text:p>0.09928222</text:p>
          </table:table-cell>
          <table:table-cell office:value-type="float" office:value="0.997846" calcext:value-type="float">
            <text:p>0.997846</text:p>
          </table:table-cell>
          <table:table-cell office:value-type="float" office:value="0.9801623" calcext:value-type="float">
            <text:p>0.9801623</text:p>
          </table:table-cell>
          <table:table-cell office:value-type="float" office:value="0.6839051" calcext:value-type="float">
            <text:p>0.6839051</text:p>
          </table:table-cell>
          <table:table-cell office:value-type="float" office:value="0.2226448" calcext:value-type="float">
            <text:p>0.2226448</text:p>
          </table:table-cell>
          <table:table-cell office:value-type="float" office:value="0.3347843" calcext:value-type="float">
            <text:p>0.3347843</text:p>
          </table:table-cell>
          <table:table-cell office:value-type="float" office:value="0.3036846" calcext:value-type="float">
            <text:p>0.3036846</text:p>
          </table:table-cell>
          <table:table-cell office:value-type="float" office:value="0.2137239" calcext:value-type="float">
            <text:p>0.2137239</text:p>
          </table:table-cell>
          <table:table-cell office:value-type="float" office:value="0.1140127" calcext:value-type="float">
            <text:p>0.1140127</text:p>
          </table:table-cell>
          <table:table-cell office:value-type="float" office:value="0.2577903" calcext:value-type="float">
            <text:p>0.2577903</text:p>
          </table:table-cell>
          <table:table-cell office:value-type="float" office:value="0.364723" calcext:value-type="float">
            <text:p>0.364723</text:p>
          </table:table-cell>
          <table:table-cell office:value-type="float" office:value="0.2883688" calcext:value-type="float">
            <text:p>0.2883688</text:p>
          </table:table-cell>
          <table:table-cell office:value-type="float" office:value="0.2953949" calcext:value-type="float">
            <text:p>0.2953949</text:p>
          </table:table-cell>
          <table:table-cell office:value-type="float" office:value="0.7987953" calcext:value-type="float">
            <text:p>0.7987953</text:p>
          </table:table-cell>
          <table:table-cell office:value-type="float" office:value="0.3105061" calcext:value-type="float">
            <text:p>0.3105061</text:p>
          </table:table-cell>
          <table:table-cell office:value-type="float" office:value="0.7866976" calcext:value-type="float">
            <text:p>0.7866976</text:p>
          </table:table-cell>
          <table:table-cell office:value-type="float" office:value="0.9690525" calcext:value-type="float">
            <text:p>0.9690525</text:p>
          </table:table-cell>
          <table:table-cell office:value-type="float" office:value="0.2308792" calcext:value-type="float">
            <text:p>0.2308792</text:p>
          </table:table-cell>
          <table:table-cell office:value-type="float" office:value="0.8033954" calcext:value-type="float">
            <text:p>0.80339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79543" calcext:value-type="float">
            <text:p>0.179543</text:p>
          </table:table-cell>
        </table:table-row>
        <table:table-row table:style-name="ro1">
          <table:table-cell office:value-type="float" office:value="0.7142832" calcext:value-type="float">
            <text:p>0.7142832</text:p>
          </table:table-cell>
          <table:table-cell office:value-type="float" office:value="3.942205" calcext:value-type="float">
            <text:p>3.942205</text:p>
          </table:table-cell>
          <table:table-cell office:value-type="float" office:value="0.7142832" calcext:value-type="float">
            <text:p>0.7142832</text:p>
          </table:table-cell>
          <table:table-cell office:value-type="float" office:value="0.6557112" calcext:value-type="float">
            <text:p>0.6557112</text:p>
          </table:table-cell>
          <table:table-cell office:value-type="float" office:value="0.4911028" calcext:value-type="float">
            <text:p>0.4911028</text:p>
          </table:table-cell>
          <table:table-cell office:value-type="float" office:value="0.8691621" calcext:value-type="float">
            <text:p>0.8691621</text:p>
          </table:table-cell>
          <table:table-cell office:value-type="float" office:value="0.3035821" calcext:value-type="float">
            <text:p>0.3035821</text:p>
          </table:table-cell>
          <table:table-cell office:value-type="float" office:value="0.2552599" calcext:value-type="float">
            <text:p>0.2552599</text:p>
          </table:table-cell>
          <table:table-cell office:value-type="float" office:value="0.7924584" calcext:value-type="float">
            <text:p>0.7924584</text:p>
          </table:table-cell>
          <table:table-cell office:value-type="float" office:value="0.8516251" calcext:value-type="float">
            <text:p>0.8516251</text:p>
          </table:table-cell>
          <table:table-cell office:value-type="float" office:value="0.4798476" calcext:value-type="float">
            <text:p>0.4798476</text:p>
          </table:table-cell>
          <table:table-cell office:value-type="float" office:value="0.04595503" calcext:value-type="float">
            <text:p>0.04595503</text:p>
          </table:table-cell>
          <table:table-cell office:value-type="float" office:value="0.9317628" calcext:value-type="float">
            <text:p>0.9317628</text:p>
          </table:table-cell>
          <table:table-cell office:value-type="float" office:value="0.5378791" calcext:value-type="float">
            <text:p>0.5378791</text:p>
          </table:table-cell>
          <table:table-cell office:value-type="float" office:value="0.9081434" calcext:value-type="float">
            <text:p>0.9081434</text:p>
          </table:table-cell>
          <table:table-cell office:value-type="float" office:value="0.9748314" calcext:value-type="float">
            <text:p>0.9748314</text:p>
          </table:table-cell>
          <table:table-cell office:value-type="float" office:value="0.4968121" calcext:value-type="float">
            <text:p>0.4968121</text:p>
          </table:table-cell>
          <table:table-cell office:value-type="float" office:value="0.3067317" calcext:value-type="float">
            <text:p>0.3067317</text:p>
          </table:table-cell>
          <table:table-cell office:value-type="float" office:value="0.6535711" calcext:value-type="float">
            <text:p>0.6535711</text:p>
          </table:table-cell>
          <table:table-cell office:value-type="float" office:value="0.9784066" calcext:value-type="float">
            <text:p>0.9784066</text:p>
          </table:table-cell>
          <table:table-cell office:value-type="float" office:value="0.6273578" calcext:value-type="float">
            <text:p>0.6273578</text:p>
          </table:table-cell>
          <table:table-cell office:value-type="float" office:value="0.2174729" calcext:value-type="float">
            <text:p>0.2174729</text:p>
          </table:table-cell>
          <table:table-cell office:value-type="float" office:value="0.103458" calcext:value-type="float">
            <text:p>0.103458</text:p>
          </table:table-cell>
          <table:table-cell office:value-type="float" office:value="0.9294178" calcext:value-type="float">
            <text:p>0.9294178</text:p>
          </table:table-cell>
          <table:table-cell office:value-type="float" office:value="0.08443275" calcext:value-type="float">
            <text:p>0.08443275</text:p>
          </table:table-cell>
          <table:table-cell office:value-type="float" office:value="0.6834177" calcext:value-type="float">
            <text:p>0.6834177</text:p>
          </table:table-cell>
          <table:table-cell office:value-type="float" office:value="0.1025332" calcext:value-type="float">
            <text:p>0.1025332</text:p>
          </table:table-cell>
          <table:table-cell office:value-type="float" office:value="0.9632506" calcext:value-type="float">
            <text:p>0.9632506</text:p>
          </table:table-cell>
          <table:table-cell office:value-type="float" office:value="0.9323862" calcext:value-type="float">
            <text:p>0.9323862</text:p>
          </table:table-cell>
          <table:table-cell office:value-type="float" office:value="0.4246004" calcext:value-type="float">
            <text:p>0.4246004</text:p>
          </table:table-cell>
          <table:table-cell office:value-type="float" office:value="0.4781352" calcext:value-type="float">
            <text:p>0.4781352</text:p>
          </table:table-cell>
          <table:table-cell office:value-type="float" office:value="0.08007731" calcext:value-type="float">
            <text:p>0.080077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5855188" calcext:value-type="float">
            <text:p>0.5855188</text:p>
          </table:table-cell>
        </table:table-row>
        <table:table-row table:style-name="ro1">
          <table:table-cell office:value-type="float" office:value="0.924472" calcext:value-type="float">
            <text:p>0.924472</text:p>
          </table:table-cell>
          <table:table-cell office:value-type="float" office:value="3.710946" calcext:value-type="float">
            <text:p>3.710946</text:p>
          </table:table-cell>
          <table:table-cell office:value-type="float" office:value="0.924472" calcext:value-type="float">
            <text:p>0.924472</text:p>
          </table:table-cell>
          <table:table-cell office:value-type="float" office:value="0.7956591" calcext:value-type="float">
            <text:p>0.7956591</text:p>
          </table:table-cell>
          <table:table-cell office:value-type="float" office:value="0.2772439" calcext:value-type="float">
            <text:p>0.2772439</text:p>
          </table:table-cell>
          <table:table-cell office:value-type="float" office:value="0.9290725" calcext:value-type="float">
            <text:p>0.9290725</text:p>
          </table:table-cell>
          <table:table-cell office:value-type="float" office:value="0.4037284" calcext:value-type="float">
            <text:p>0.4037284</text:p>
          </table:table-cell>
          <table:table-cell office:value-type="float" office:value="0.5614031" calcext:value-type="float">
            <text:p>0.5614031</text:p>
          </table:table-cell>
          <table:table-cell office:value-type="float" office:value="0.08970253" calcext:value-type="float">
            <text:p>0.08970253</text:p>
          </table:table-cell>
          <table:table-cell office:value-type="float" office:value="0.00533086" calcext:value-type="float">
            <text:p>0.00533086</text:p>
          </table:table-cell>
          <table:table-cell office:value-type="float" office:value="0.1870929" calcext:value-type="float">
            <text:p>0.1870929</text:p>
          </table:table-cell>
          <table:table-cell office:value-type="float" office:value="0.9159131" calcext:value-type="float">
            <text:p>0.9159131</text:p>
          </table:table-cell>
          <table:table-cell office:value-type="float" office:value="0.6812133" calcext:value-type="float">
            <text:p>0.6812133</text:p>
          </table:table-cell>
          <table:table-cell office:value-type="float" office:value="0.325278" calcext:value-type="float">
            <text:p>0.325278</text:p>
          </table:table-cell>
          <table:table-cell office:value-type="float" office:value="0.5863661" calcext:value-type="float">
            <text:p>0.5863661</text:p>
          </table:table-cell>
          <table:table-cell office:value-type="float" office:value="0.8965397" calcext:value-type="float">
            <text:p>0.8965397</text:p>
          </table:table-cell>
          <table:table-cell office:value-type="float" office:value="0.1543323" calcext:value-type="float">
            <text:p>0.1543323</text:p>
          </table:table-cell>
          <table:table-cell office:value-type="float" office:value="0.4353052" calcext:value-type="float">
            <text:p>0.4353052</text:p>
          </table:table-cell>
          <table:table-cell office:value-type="float" office:value="0.203936" calcext:value-type="float">
            <text:p>0.203936</text:p>
          </table:table-cell>
          <table:table-cell office:value-type="float" office:value="0.6119771" calcext:value-type="float">
            <text:p>0.6119771</text:p>
          </table:table-cell>
          <table:table-cell office:value-type="float" office:value="0.6962621" calcext:value-type="float">
            <text:p>0.6962621</text:p>
          </table:table-cell>
          <table:table-cell office:value-type="float" office:value="0.3472555" calcext:value-type="float">
            <text:p>0.3472555</text:p>
          </table:table-cell>
          <table:table-cell office:value-type="float" office:value="0.8543114" calcext:value-type="float">
            <text:p>0.8543114</text:p>
          </table:table-cell>
          <table:table-cell office:value-type="float" office:value="0.5444521" calcext:value-type="float">
            <text:p>0.5444521</text:p>
          </table:table-cell>
          <table:table-cell office:value-type="float" office:value="0.7527441" calcext:value-type="float">
            <text:p>0.7527441</text:p>
          </table:table-cell>
          <table:table-cell office:value-type="float" office:value="0.7233181" calcext:value-type="float">
            <text:p>0.7233181</text:p>
          </table:table-cell>
          <table:table-cell office:value-type="float" office:value="0.7898112" calcext:value-type="float">
            <text:p>0.7898112</text:p>
          </table:table-cell>
          <table:table-cell office:value-type="float" office:value="0.8600521" calcext:value-type="float">
            <text:p>0.8600521</text:p>
          </table:table-cell>
          <table:table-cell office:value-type="float" office:value="0.213859" calcext:value-type="float">
            <text:p>0.213859</text:p>
          </table:table-cell>
          <table:table-cell office:value-type="float" office:value="0.9400897" calcext:value-type="float">
            <text:p>0.9400897</text:p>
          </table:table-cell>
          <table:table-cell office:value-type="float" office:value="0.8998537" calcext:value-type="float">
            <text:p>0.8998537</text:p>
          </table:table-cell>
          <table:table-cell office:value-type="float" office:value="0.6938567" calcext:value-type="float">
            <text:p>0.69385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7871276" calcext:value-type="float">
            <text:p>0.7871276</text:p>
          </table:table-cell>
          <table:table-cell office:value-type="float" office:value="3.340406" calcext:value-type="float">
            <text:p>3.340406</text:p>
          </table:table-cell>
          <table:table-cell office:value-type="float" office:value="0.7871276" calcext:value-type="float">
            <text:p>0.7871276</text:p>
          </table:table-cell>
          <table:table-cell office:value-type="float" office:value="0.6645322" calcext:value-type="float">
            <text:p>0.6645322</text:p>
          </table:table-cell>
          <table:table-cell office:value-type="float" office:value="0.5639345" calcext:value-type="float">
            <text:p>0.5639345</text:p>
          </table:table-cell>
          <table:table-cell office:value-type="float" office:value="0.3647417" calcext:value-type="float">
            <text:p>0.3647417</text:p>
          </table:table-cell>
          <table:table-cell office:value-type="float" office:value="0.6064848" calcext:value-type="float">
            <text:p>0.6064848</text:p>
          </table:table-cell>
          <table:table-cell office:value-type="float" office:value="0.951513" calcext:value-type="float">
            <text:p>0.951513</text:p>
          </table:table-cell>
          <table:table-cell office:value-type="float" office:value="0.01160373" calcext:value-type="float">
            <text:p>0.01160373</text:p>
          </table:table-cell>
          <table:table-cell office:value-type="float" office:value="0.8204991" calcext:value-type="float">
            <text:p>0.8204991</text:p>
          </table:table-cell>
          <table:table-cell office:value-type="float" office:value="0.06150694" calcext:value-type="float">
            <text:p>0.06150694</text:p>
          </table:table-cell>
          <table:table-cell office:value-type="float" office:value="0.1027957" calcext:value-type="float">
            <text:p>0.1027957</text:p>
          </table:table-cell>
          <table:table-cell office:value-type="float" office:value="0.04159391" calcext:value-type="float">
            <text:p>0.04159391</text:p>
          </table:table-cell>
          <table:table-cell office:value-type="float" office:value="0.2821445" calcext:value-type="float">
            <text:p>0.2821445</text:p>
          </table:table-cell>
          <table:table-cell office:value-type="float" office:value="0.2801023" calcext:value-type="float">
            <text:p>0.2801023</text:p>
          </table:table-cell>
          <table:table-cell office:value-type="float" office:value="0.3631615" calcext:value-type="float">
            <text:p>0.3631615</text:p>
          </table:table-cell>
          <table:table-cell office:value-type="float" office:value="0.559006" calcext:value-type="float">
            <text:p>0.559006</text:p>
          </table:table-cell>
          <table:table-cell office:value-type="float" office:value="0.1766738" calcext:value-type="float">
            <text:p>0.1766738</text:p>
          </table:table-cell>
          <table:table-cell office:value-type="float" office:value="0.3611146" calcext:value-type="float">
            <text:p>0.3611146</text:p>
          </table:table-cell>
          <table:table-cell office:value-type="float" office:value="0.8936065" calcext:value-type="float">
            <text:p>0.8936065</text:p>
          </table:table-cell>
          <table:table-cell office:value-type="float" office:value="0.2424811" calcext:value-type="float">
            <text:p>0.2424811</text:p>
          </table:table-cell>
          <table:table-cell office:value-type="float" office:value="0.7493917" calcext:value-type="float">
            <text:p>0.7493917</text:p>
          </table:table-cell>
          <table:table-cell office:value-type="float" office:value="0.9922966" calcext:value-type="float">
            <text:p>0.9922966</text:p>
          </table:table-cell>
          <table:table-cell office:value-type="float" office:value="0.5247468" calcext:value-type="float">
            <text:p>0.5247468</text:p>
          </table:table-cell>
          <table:table-cell office:value-type="float" office:value="0.7842784" calcext:value-type="float">
            <text:p>0.7842784</text:p>
          </table:table-cell>
          <table:table-cell office:value-type="float" office:value="0.8345956" calcext:value-type="float">
            <text:p>0.8345956</text:p>
          </table:table-cell>
          <table:table-cell office:value-type="float" office:value="0.1373445" calcext:value-type="float">
            <text:p>0.1373445</text:p>
          </table:table-cell>
          <table:table-cell office:value-type="float" office:value="0.131127" calcext:value-type="float">
            <text:p>0.131127</text:p>
          </table:table-cell>
          <table:table-cell office:value-type="float" office:value="0.7133094" calcext:value-type="float">
            <text:p>0.7133094</text:p>
          </table:table-cell>
          <table:table-cell office:value-type="float" office:value="0.5643307" calcext:value-type="float">
            <text:p>0.5643307</text:p>
          </table:table-cell>
          <table:table-cell office:value-type="float" office:value="0.7972437" calcext:value-type="float">
            <text:p>0.7972437</text:p>
          </table:table-cell>
          <table:table-cell office:value-type="float" office:value="0.6098901" calcext:value-type="float">
            <text:p>0.60989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6745996" calcext:value-type="float">
            <text:p>0.06745996</text:p>
          </table:table-cell>
        </table:table-row>
        <table:table-row table:style-name="ro1">
          <table:table-cell office:value-type="float" office:value="0.0780988" calcext:value-type="float">
            <text:p>0.0780988</text:p>
          </table:table-cell>
          <table:table-cell office:value-type="float" office:value="5.026147" calcext:value-type="float">
            <text:p>5.026147</text:p>
          </table:table-cell>
          <table:table-cell office:value-type="float" office:value="0.0780988" calcext:value-type="float">
            <text:p>0.0780988</text:p>
          </table:table-cell>
          <table:table-cell office:value-type="float" office:value="0.1848317" calcext:value-type="float">
            <text:p>0.1848317</text:p>
          </table:table-cell>
          <table:table-cell office:value-type="float" office:value="0.125586" calcext:value-type="float">
            <text:p>0.125586</text:p>
          </table:table-cell>
          <table:table-cell office:value-type="float" office:value="0.8131175" calcext:value-type="float">
            <text:p>0.8131175</text:p>
          </table:table-cell>
          <table:table-cell office:value-type="float" office:value="0.6396194" calcext:value-type="float">
            <text:p>0.6396194</text:p>
          </table:table-cell>
          <table:table-cell office:value-type="float" office:value="0.04313352" calcext:value-type="float">
            <text:p>0.04313352</text:p>
          </table:table-cell>
          <table:table-cell office:value-type="float" office:value="0.3062638" calcext:value-type="float">
            <text:p>0.3062638</text:p>
          </table:table-cell>
          <table:table-cell office:value-type="float" office:value="0.5333782" calcext:value-type="float">
            <text:p>0.5333782</text:p>
          </table:table-cell>
          <table:table-cell office:value-type="float" office:value="0.5953263" calcext:value-type="float">
            <text:p>0.5953263</text:p>
          </table:table-cell>
          <table:table-cell office:value-type="float" office:value="0.2586314" calcext:value-type="float">
            <text:p>0.2586314</text:p>
          </table:table-cell>
          <table:table-cell office:value-type="float" office:value="0.8428214" calcext:value-type="float">
            <text:p>0.8428214</text:p>
          </table:table-cell>
          <table:table-cell office:value-type="float" office:value="0.7183707" calcext:value-type="float">
            <text:p>0.7183707</text:p>
          </table:table-cell>
          <table:table-cell office:value-type="float" office:value="0.453781" calcext:value-type="float">
            <text:p>0.453781</text:p>
          </table:table-cell>
          <table:table-cell office:value-type="float" office:value="0.5978639" calcext:value-type="float">
            <text:p>0.5978639</text:p>
          </table:table-cell>
          <table:table-cell office:value-type="float" office:value="0.8620148" calcext:value-type="float">
            <text:p>0.8620148</text:p>
          </table:table-cell>
          <table:table-cell office:value-type="float" office:value="0.01970528" calcext:value-type="float">
            <text:p>0.01970528</text:p>
          </table:table-cell>
          <table:table-cell office:value-type="float" office:value="0.9684656" calcext:value-type="float">
            <text:p>0.9684656</text:p>
          </table:table-cell>
          <table:table-cell office:value-type="float" office:value="0.8887225" calcext:value-type="float">
            <text:p>0.8887225</text:p>
          </table:table-cell>
          <table:table-cell office:value-type="float" office:value="0.6524668" calcext:value-type="float">
            <text:p>0.6524668</text:p>
          </table:table-cell>
          <table:table-cell office:value-type="float" office:value="0.7289252" calcext:value-type="float">
            <text:p>0.7289252</text:p>
          </table:table-cell>
          <table:table-cell office:value-type="float" office:value="0.5005496" calcext:value-type="float">
            <text:p>0.5005496</text:p>
          </table:table-cell>
          <table:table-cell office:value-type="float" office:value="0.3757589" calcext:value-type="float">
            <text:p>0.3757589</text:p>
          </table:table-cell>
          <table:table-cell office:value-type="float" office:value="0.10261" calcext:value-type="float">
            <text:p>0.10261</text:p>
          </table:table-cell>
          <table:table-cell office:value-type="float" office:value="0.08396668" calcext:value-type="float">
            <text:p>0.08396668</text:p>
          </table:table-cell>
          <table:table-cell office:value-type="float" office:value="0.6022958" calcext:value-type="float">
            <text:p>0.6022958</text:p>
          </table:table-cell>
          <table:table-cell office:value-type="float" office:value="0.5389462" calcext:value-type="float">
            <text:p>0.5389462</text:p>
          </table:table-cell>
          <table:table-cell office:value-type="float" office:value="0.750817" calcext:value-type="float">
            <text:p>0.750817</text:p>
          </table:table-cell>
          <table:table-cell office:value-type="float" office:value="0.7251224" calcext:value-type="float">
            <text:p>0.7251224</text:p>
          </table:table-cell>
          <table:table-cell office:value-type="float" office:value="0.5633512" calcext:value-type="float">
            <text:p>0.5633512</text:p>
          </table:table-cell>
          <table:table-cell office:value-type="float" office:value="0.6452493" calcext:value-type="float">
            <text:p>0.64524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9295304" calcext:value-type="float">
            <text:p>0.09295304</text:p>
          </table:table-cell>
        </table:table-row>
        <table:table-row table:style-name="ro1">
          <table:table-cell office:value-type="float" office:value="0.4782256" calcext:value-type="float">
            <text:p>0.4782256</text:p>
          </table:table-cell>
          <table:table-cell office:value-type="float" office:value="4.102664" calcext:value-type="float">
            <text:p>4.102664</text:p>
          </table:table-cell>
          <table:table-cell office:value-type="float" office:value="0.4782256" calcext:value-type="float">
            <text:p>0.4782256</text:p>
          </table:table-cell>
          <table:table-cell office:value-type="float" office:value="0.2251728" calcext:value-type="float">
            <text:p>0.2251728</text:p>
          </table:table-cell>
          <table:table-cell office:value-type="float" office:value="0.8028755" calcext:value-type="float">
            <text:p>0.8028755</text:p>
          </table:table-cell>
          <table:table-cell office:value-type="float" office:value="0.2599743" calcext:value-type="float">
            <text:p>0.2599743</text:p>
          </table:table-cell>
          <table:table-cell office:value-type="float" office:value="0.3232232" calcext:value-type="float">
            <text:p>0.3232232</text:p>
          </table:table-cell>
          <table:table-cell office:value-type="float" office:value="0.8283635" calcext:value-type="float">
            <text:p>0.8283635</text:p>
          </table:table-cell>
          <table:table-cell office:value-type="float" office:value="0.6822384" calcext:value-type="float">
            <text:p>0.6822384</text:p>
          </table:table-cell>
          <table:table-cell office:value-type="float" office:value="0.5011467" calcext:value-type="float">
            <text:p>0.5011467</text:p>
          </table:table-cell>
          <table:table-cell office:value-type="float" office:value="0.5393007" calcext:value-type="float">
            <text:p>0.5393007</text:p>
          </table:table-cell>
          <table:table-cell office:value-type="float" office:value="0.2082081" calcext:value-type="float">
            <text:p>0.2082081</text:p>
          </table:table-cell>
          <table:table-cell office:value-type="float" office:value="0.4723922" calcext:value-type="float">
            <text:p>0.4723922</text:p>
          </table:table-cell>
          <table:table-cell office:value-type="float" office:value="0.2411397" calcext:value-type="float">
            <text:p>0.2411397</text:p>
          </table:table-cell>
          <table:table-cell office:value-type="float" office:value="0.5135559" calcext:value-type="float">
            <text:p>0.5135559</text:p>
          </table:table-cell>
          <table:table-cell office:value-type="float" office:value="0.2488421" calcext:value-type="float">
            <text:p>0.2488421</text:p>
          </table:table-cell>
          <table:table-cell office:value-type="float" office:value="0.6165376" calcext:value-type="float">
            <text:p>0.6165376</text:p>
          </table:table-cell>
          <table:table-cell office:value-type="float" office:value="0.4221368" calcext:value-type="float">
            <text:p>0.4221368</text:p>
          </table:table-cell>
          <table:table-cell office:value-type="float" office:value="0.7003118" calcext:value-type="float">
            <text:p>0.7003118</text:p>
          </table:table-cell>
          <table:table-cell office:value-type="float" office:value="0.6672127" calcext:value-type="float">
            <text:p>0.6672127</text:p>
          </table:table-cell>
          <table:table-cell office:value-type="float" office:value="0.5350486" calcext:value-type="float">
            <text:p>0.5350486</text:p>
          </table:table-cell>
          <table:table-cell office:value-type="float" office:value="0.5921808" calcext:value-type="float">
            <text:p>0.5921808</text:p>
          </table:table-cell>
          <table:table-cell office:value-type="float" office:value="0.9624923" calcext:value-type="float">
            <text:p>0.9624923</text:p>
          </table:table-cell>
          <table:table-cell office:value-type="float" office:value="0.8392084" calcext:value-type="float">
            <text:p>0.8392084</text:p>
          </table:table-cell>
          <table:table-cell office:value-type="float" office:value="0.2338924" calcext:value-type="float">
            <text:p>0.2338924</text:p>
          </table:table-cell>
          <table:table-cell office:value-type="float" office:value="0.9646408" calcext:value-type="float">
            <text:p>0.9646408</text:p>
          </table:table-cell>
          <table:table-cell office:value-type="float" office:value="0.5998733" calcext:value-type="float">
            <text:p>0.5998733</text:p>
          </table:table-cell>
          <table:table-cell office:value-type="float" office:value="0.9596589" calcext:value-type="float">
            <text:p>0.9596589</text:p>
          </table:table-cell>
          <table:table-cell office:value-type="float" office:value="0.3227105" calcext:value-type="float">
            <text:p>0.3227105</text:p>
          </table:table-cell>
          <table:table-cell office:value-type="float" office:value="0.5531432" calcext:value-type="float">
            <text:p>0.5531432</text:p>
          </table:table-cell>
          <table:table-cell office:value-type="float" office:value="0.3163961" calcext:value-type="float">
            <text:p>0.3163961</text:p>
          </table:table-cell>
          <table:table-cell office:value-type="float" office:value="0.21477" calcext:value-type="float">
            <text:p>0.214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474559" calcext:value-type="float">
            <text:p>0.3474559</text:p>
          </table:table-cell>
        </table:table-row>
        <table:table-row table:style-name="ro1">
          <table:table-cell office:value-type="float" office:value="0.6240253" calcext:value-type="float">
            <text:p>0.6240253</text:p>
          </table:table-cell>
          <table:table-cell office:value-type="float" office:value="2.94411" calcext:value-type="float">
            <text:p>2.94411</text:p>
          </table:table-cell>
          <table:table-cell office:value-type="float" office:value="0.6240253" calcext:value-type="float">
            <text:p>0.6240253</text:p>
          </table:table-cell>
          <table:table-cell office:value-type="float" office:value="0.03223147" calcext:value-type="float">
            <text:p>0.03223147</text:p>
          </table:table-cell>
          <table:table-cell office:value-type="float" office:value="0.05602561" calcext:value-type="float">
            <text:p>0.05602561</text:p>
          </table:table-cell>
          <table:table-cell office:value-type="float" office:value="0.05042332" calcext:value-type="float">
            <text:p>0.05042332</text:p>
          </table:table-cell>
          <table:table-cell office:value-type="float" office:value="0.3704292" calcext:value-type="float">
            <text:p>0.3704292</text:p>
          </table:table-cell>
          <table:table-cell office:value-type="float" office:value="0.477231" calcext:value-type="float">
            <text:p>0.477231</text:p>
          </table:table-cell>
          <table:table-cell office:value-type="float" office:value="0.9402251" calcext:value-type="float">
            <text:p>0.9402251</text:p>
          </table:table-cell>
          <table:table-cell office:value-type="float" office:value="0.3490218" calcext:value-type="float">
            <text:p>0.3490218</text:p>
          </table:table-cell>
          <table:table-cell office:value-type="float" office:value="0.2454772" calcext:value-type="float">
            <text:p>0.2454772</text:p>
          </table:table-cell>
          <table:table-cell office:value-type="float" office:value="0.5975685" calcext:value-type="float">
            <text:p>0.5975685</text:p>
          </table:table-cell>
          <table:table-cell office:value-type="float" office:value="0.2681539" calcext:value-type="float">
            <text:p>0.2681539</text:p>
          </table:table-cell>
          <table:table-cell office:value-type="float" office:value="0.2215097" calcext:value-type="float">
            <text:p>0.2215097</text:p>
          </table:table-cell>
          <table:table-cell office:value-type="float" office:value="0.1174182" calcext:value-type="float">
            <text:p>0.1174182</text:p>
          </table:table-cell>
          <table:table-cell office:value-type="float" office:value="0.1367444" calcext:value-type="float">
            <text:p>0.1367444</text:p>
          </table:table-cell>
          <table:table-cell office:value-type="float" office:value="0.5380572" calcext:value-type="float">
            <text:p>0.5380572</text:p>
          </table:table-cell>
          <table:table-cell office:value-type="float" office:value="0.5365506" calcext:value-type="float">
            <text:p>0.5365506</text:p>
          </table:table-cell>
          <table:table-cell office:value-type="float" office:value="0.8687175" calcext:value-type="float">
            <text:p>0.8687175</text:p>
          </table:table-cell>
          <table:table-cell office:value-type="float" office:value="0.1193259" calcext:value-type="float">
            <text:p>0.1193259</text:p>
          </table:table-cell>
          <table:table-cell office:value-type="float" office:value="0.6426369" calcext:value-type="float">
            <text:p>0.6426369</text:p>
          </table:table-cell>
          <table:table-cell office:value-type="float" office:value="0.2162357" calcext:value-type="float">
            <text:p>0.2162357</text:p>
          </table:table-cell>
          <table:table-cell office:value-type="float" office:value="0.1976739" calcext:value-type="float">
            <text:p>0.1976739</text:p>
          </table:table-cell>
          <table:table-cell office:value-type="float" office:value="0.4087262" calcext:value-type="float">
            <text:p>0.4087262</text:p>
          </table:table-cell>
          <table:table-cell office:value-type="float" office:value="0.3485812" calcext:value-type="float">
            <text:p>0.3485812</text:p>
          </table:table-cell>
          <table:table-cell office:value-type="float" office:value="0.02122393" calcext:value-type="float">
            <text:p>0.02122393</text:p>
          </table:table-cell>
          <table:table-cell office:value-type="float" office:value="0.4459941" calcext:value-type="float">
            <text:p>0.4459941</text:p>
          </table:table-cell>
          <table:table-cell office:value-type="float" office:value="0.1691472" calcext:value-type="float">
            <text:p>0.1691472</text:p>
          </table:table-cell>
          <table:table-cell office:value-type="float" office:value="0.7524522" calcext:value-type="float">
            <text:p>0.7524522</text:p>
          </table:table-cell>
          <table:table-cell office:value-type="float" office:value="0.8895451" calcext:value-type="float">
            <text:p>0.8895451</text:p>
          </table:table-cell>
          <table:table-cell office:value-type="float" office:value="0.8459922" calcext:value-type="float">
            <text:p>0.8459922</text:p>
          </table:table-cell>
          <table:table-cell office:value-type="float" office:value="0.8881384" calcext:value-type="float">
            <text:p>0.88813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79986" calcext:value-type="float">
            <text:p>0.179986</text:p>
          </table:table-cell>
        </table:table-row>
        <table:table-row table:style-name="ro1">
          <table:table-cell office:value-type="float" office:value="0.3332167" calcext:value-type="float">
            <text:p>0.3332167</text:p>
          </table:table-cell>
          <table:table-cell office:value-type="float" office:value="3.995765" calcext:value-type="float">
            <text:p>3.995765</text:p>
          </table:table-cell>
          <table:table-cell office:value-type="float" office:value="0.3332167" calcext:value-type="float">
            <text:p>0.3332167</text:p>
          </table:table-cell>
          <table:table-cell office:value-type="float" office:value="0.2556695" calcext:value-type="float">
            <text:p>0.2556695</text:p>
          </table:table-cell>
          <table:table-cell office:value-type="float" office:value="0.9417322" calcext:value-type="float">
            <text:p>0.9417322</text:p>
          </table:table-cell>
          <table:table-cell office:value-type="float" office:value="0.9400543" calcext:value-type="float">
            <text:p>0.9400543</text:p>
          </table:table-cell>
          <table:table-cell office:value-type="float" office:value="0.2508824" calcext:value-type="float">
            <text:p>0.2508824</text:p>
          </table:table-cell>
          <table:table-cell office:value-type="float" office:value="0.1237215" calcext:value-type="float">
            <text:p>0.1237215</text:p>
          </table:table-cell>
          <table:table-cell office:value-type="float" office:value="0.3768115" calcext:value-type="float">
            <text:p>0.3768115</text:p>
          </table:table-cell>
          <table:table-cell office:value-type="float" office:value="0.7107849" calcext:value-type="float">
            <text:p>0.7107849</text:p>
          </table:table-cell>
          <table:table-cell office:value-type="float" office:value="0.07998708" calcext:value-type="float">
            <text:p>0.07998708</text:p>
          </table:table-cell>
          <table:table-cell office:value-type="float" office:value="0.5534192" calcext:value-type="float">
            <text:p>0.5534192</text:p>
          </table:table-cell>
          <table:table-cell office:value-type="float" office:value="0.5809859" calcext:value-type="float">
            <text:p>0.5809859</text:p>
          </table:table-cell>
          <table:table-cell office:value-type="float" office:value="0.09970312" calcext:value-type="float">
            <text:p>0.09970312</text:p>
          </table:table-cell>
          <table:table-cell office:value-type="float" office:value="0.8924117" calcext:value-type="float">
            <text:p>0.8924117</text:p>
          </table:table-cell>
          <table:table-cell office:value-type="float" office:value="0.3759451" calcext:value-type="float">
            <text:p>0.3759451</text:p>
          </table:table-cell>
          <table:table-cell office:value-type="float" office:value="0.7648185" calcext:value-type="float">
            <text:p>0.7648185</text:p>
          </table:table-cell>
          <table:table-cell office:value-type="float" office:value="0.4304822" calcext:value-type="float">
            <text:p>0.4304822</text:p>
          </table:table-cell>
          <table:table-cell office:value-type="float" office:value="0.8853112" calcext:value-type="float">
            <text:p>0.8853112</text:p>
          </table:table-cell>
          <table:table-cell office:value-type="float" office:value="0.9434169" calcext:value-type="float">
            <text:p>0.9434169</text:p>
          </table:table-cell>
          <table:table-cell office:value-type="float" office:value="0.1538792" calcext:value-type="float">
            <text:p>0.1538792</text:p>
          </table:table-cell>
          <table:table-cell office:value-type="float" office:value="0.7905117" calcext:value-type="float">
            <text:p>0.7905117</text:p>
          </table:table-cell>
          <table:table-cell office:value-type="float" office:value="0.5702583" calcext:value-type="float">
            <text:p>0.5702583</text:p>
          </table:table-cell>
          <table:table-cell office:value-type="float" office:value="0.6635981" calcext:value-type="float">
            <text:p>0.6635981</text:p>
          </table:table-cell>
          <table:table-cell office:value-type="float" office:value="0.4704039" calcext:value-type="float">
            <text:p>0.4704039</text:p>
          </table:table-cell>
          <table:table-cell office:value-type="float" office:value="0.3266316" calcext:value-type="float">
            <text:p>0.3266316</text:p>
          </table:table-cell>
          <table:table-cell office:value-type="float" office:value="0.2908087" calcext:value-type="float">
            <text:p>0.2908087</text:p>
          </table:table-cell>
          <table:table-cell office:value-type="float" office:value="0.776562" calcext:value-type="float">
            <text:p>0.776562</text:p>
          </table:table-cell>
          <table:table-cell office:value-type="float" office:value="0.1142934" calcext:value-type="float">
            <text:p>0.1142934</text:p>
          </table:table-cell>
          <table:table-cell office:value-type="float" office:value="0.110369" calcext:value-type="float">
            <text:p>0.110369</text:p>
          </table:table-cell>
          <table:table-cell office:value-type="float" office:value="0.1195468" calcext:value-type="float">
            <text:p>0.1195468</text:p>
          </table:table-cell>
          <table:table-cell office:value-type="float" office:value="0.3535095" calcext:value-type="float">
            <text:p>0.3535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890194" calcext:value-type="float">
            <text:p>0.1890194</text:p>
          </table:table-cell>
        </table:table-row>
        <table:table-row table:style-name="ro1">
          <table:table-cell office:value-type="float" office:value="0.5634136" calcext:value-type="float">
            <text:p>0.5634136</text:p>
          </table:table-cell>
          <table:table-cell office:value-type="float" office:value="3.693063" calcext:value-type="float">
            <text:p>3.693063</text:p>
          </table:table-cell>
          <table:table-cell office:value-type="float" office:value="0.5634136" calcext:value-type="float">
            <text:p>0.5634136</text:p>
          </table:table-cell>
          <table:table-cell office:value-type="float" office:value="0.6382369" calcext:value-type="float">
            <text:p>0.6382369</text:p>
          </table:table-cell>
          <table:table-cell office:value-type="float" office:value="0.1654901" calcext:value-type="float">
            <text:p>0.1654901</text:p>
          </table:table-cell>
          <table:table-cell office:value-type="float" office:value="0.04414925" calcext:value-type="float">
            <text:p>0.04414925</text:p>
          </table:table-cell>
          <table:table-cell office:value-type="float" office:value="0.687168" calcext:value-type="float">
            <text:p>0.687168</text:p>
          </table:table-cell>
          <table:table-cell office:value-type="float" office:value="0.1218066" calcext:value-type="float">
            <text:p>0.1218066</text:p>
          </table:table-cell>
          <table:table-cell office:value-type="float" office:value="0.2250064" calcext:value-type="float">
            <text:p>0.2250064</text:p>
          </table:table-cell>
          <table:table-cell office:value-type="float" office:value="0.7607993" calcext:value-type="float">
            <text:p>0.7607993</text:p>
          </table:table-cell>
          <table:table-cell office:value-type="float" office:value="0.7732387" calcext:value-type="float">
            <text:p>0.7732387</text:p>
          </table:table-cell>
          <table:table-cell office:value-type="float" office:value="0.1060684" calcext:value-type="float">
            <text:p>0.1060684</text:p>
          </table:table-cell>
          <table:table-cell office:value-type="float" office:value="0.9834063" calcext:value-type="float">
            <text:p>0.9834063</text:p>
          </table:table-cell>
          <table:table-cell office:value-type="float" office:value="0.175909" calcext:value-type="float">
            <text:p>0.175909</text:p>
          </table:table-cell>
          <table:table-cell office:value-type="float" office:value="0.8521252" calcext:value-type="float">
            <text:p>0.8521252</text:p>
          </table:table-cell>
          <table:table-cell office:value-type="float" office:value="0.6459774" calcext:value-type="float">
            <text:p>0.6459774</text:p>
          </table:table-cell>
          <table:table-cell office:value-type="float" office:value="0.5340758" calcext:value-type="float">
            <text:p>0.5340758</text:p>
          </table:table-cell>
          <table:table-cell office:value-type="float" office:value="0.9383223" calcext:value-type="float">
            <text:p>0.9383223</text:p>
          </table:table-cell>
          <table:table-cell office:value-type="float" office:value="0.0219496" calcext:value-type="float">
            <text:p>0.0219496</text:p>
          </table:table-cell>
          <table:table-cell office:value-type="float" office:value="0.7304153" calcext:value-type="float">
            <text:p>0.7304153</text:p>
          </table:table-cell>
          <table:table-cell office:value-type="float" office:value="0.6694321" calcext:value-type="float">
            <text:p>0.6694321</text:p>
          </table:table-cell>
          <table:table-cell office:value-type="float" office:value="0.05485379" calcext:value-type="float">
            <text:p>0.05485379</text:p>
          </table:table-cell>
          <table:table-cell office:value-type="float" office:value="0.6420831" calcext:value-type="float">
            <text:p>0.6420831</text:p>
          </table:table-cell>
          <table:table-cell office:value-type="float" office:value="0.7699983" calcext:value-type="float">
            <text:p>0.7699983</text:p>
          </table:table-cell>
          <table:table-cell office:value-type="float" office:value="0.4924828" calcext:value-type="float">
            <text:p>0.4924828</text:p>
          </table:table-cell>
          <table:table-cell office:value-type="float" office:value="0.3247248" calcext:value-type="float">
            <text:p>0.3247248</text:p>
          </table:table-cell>
          <table:table-cell office:value-type="float" office:value="0.6949798" calcext:value-type="float">
            <text:p>0.6949798</text:p>
          </table:table-cell>
          <table:table-cell office:value-type="float" office:value="0.09017938" calcext:value-type="float">
            <text:p>0.09017938</text:p>
          </table:table-cell>
          <table:table-cell office:value-type="float" office:value="0.897583" calcext:value-type="float">
            <text:p>0.897583</text:p>
          </table:table-cell>
          <table:table-cell office:value-type="float" office:value="0.2528863" calcext:value-type="float">
            <text:p>0.2528863</text:p>
          </table:table-cell>
          <table:table-cell office:value-type="float" office:value="0.1290758" calcext:value-type="float">
            <text:p>0.1290758</text:p>
          </table:table-cell>
          <table:table-cell office:value-type="float" office:value="0.8987151" calcext:value-type="float">
            <text:p>0.89871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8645686" calcext:value-type="float">
            <text:p>0.08645686</text:p>
          </table:table-cell>
        </table:table-row>
        <table:table-row table:style-name="ro1">
          <table:table-cell office:value-type="float" office:value="0.6160122" calcext:value-type="float">
            <text:p>0.6160122</text:p>
          </table:table-cell>
          <table:table-cell office:value-type="float" office:value="4.3089" calcext:value-type="float">
            <text:p>4.3089</text:p>
          </table:table-cell>
          <table:table-cell office:value-type="float" office:value="0.6160122" calcext:value-type="float">
            <text:p>0.6160122</text:p>
          </table:table-cell>
          <table:table-cell office:value-type="float" office:value="0.9375461" calcext:value-type="float">
            <text:p>0.9375461</text:p>
          </table:table-cell>
          <table:table-cell office:value-type="float" office:value="0.9739187" calcext:value-type="float">
            <text:p>0.9739187</text:p>
          </table:table-cell>
          <table:table-cell office:value-type="float" office:value="0.5700129" calcext:value-type="float">
            <text:p>0.5700129</text:p>
          </table:table-cell>
          <table:table-cell office:value-type="float" office:value="0.4050769" calcext:value-type="float">
            <text:p>0.4050769</text:p>
          </table:table-cell>
          <table:table-cell office:value-type="float" office:value="0.6860727" calcext:value-type="float">
            <text:p>0.6860727</text:p>
          </table:table-cell>
          <table:table-cell office:value-type="float" office:value="0.04028659" calcext:value-type="float">
            <text:p>0.04028659</text:p>
          </table:table-cell>
          <table:table-cell office:value-type="float" office:value="0.7299677" calcext:value-type="float">
            <text:p>0.7299677</text:p>
          </table:table-cell>
          <table:table-cell office:value-type="float" office:value="0.2307427" calcext:value-type="float">
            <text:p>0.2307427</text:p>
          </table:table-cell>
          <table:table-cell office:value-type="float" office:value="0.4921599" calcext:value-type="float">
            <text:p>0.4921599</text:p>
          </table:table-cell>
          <table:table-cell office:value-type="float" office:value="0.8633616" calcext:value-type="float">
            <text:p>0.8633616</text:p>
          </table:table-cell>
          <table:table-cell office:value-type="float" office:value="0.2130016" calcext:value-type="float">
            <text:p>0.2130016</text:p>
          </table:table-cell>
          <table:table-cell office:value-type="float" office:value="0.4844471" calcext:value-type="float">
            <text:p>0.4844471</text:p>
          </table:table-cell>
          <table:table-cell office:value-type="float" office:value="0.7356579" calcext:value-type="float">
            <text:p>0.7356579</text:p>
          </table:table-cell>
          <table:table-cell office:value-type="float" office:value="0.9281752" calcext:value-type="float">
            <text:p>0.9281752</text:p>
          </table:table-cell>
          <table:table-cell office:value-type="float" office:value="0.8935998" calcext:value-type="float">
            <text:p>0.8935998</text:p>
          </table:table-cell>
          <table:table-cell office:value-type="float" office:value="0.9779211" calcext:value-type="float">
            <text:p>0.9779211</text:p>
          </table:table-cell>
          <table:table-cell office:value-type="float" office:value="0.001906781" calcext:value-type="float">
            <text:p>0.001906781</text:p>
          </table:table-cell>
          <table:table-cell office:value-type="float" office:value="0.5958289" calcext:value-type="float">
            <text:p>0.5958289</text:p>
          </table:table-cell>
          <table:table-cell office:value-type="float" office:value="0.6863826" calcext:value-type="float">
            <text:p>0.6863826</text:p>
          </table:table-cell>
          <table:table-cell office:value-type="float" office:value="0.2167105" calcext:value-type="float">
            <text:p>0.2167105</text:p>
          </table:table-cell>
          <table:table-cell office:value-type="float" office:value="0.8574827" calcext:value-type="float">
            <text:p>0.8574827</text:p>
          </table:table-cell>
          <table:table-cell office:value-type="float" office:value="0.990471" calcext:value-type="float">
            <text:p>0.990471</text:p>
          </table:table-cell>
          <table:table-cell office:value-type="float" office:value="0.4547943" calcext:value-type="float">
            <text:p>0.4547943</text:p>
          </table:table-cell>
          <table:table-cell office:value-type="float" office:value="0.9474014" calcext:value-type="float">
            <text:p>0.9474014</text:p>
          </table:table-cell>
          <table:table-cell office:value-type="float" office:value="0.7006907" calcext:value-type="float">
            <text:p>0.7006907</text:p>
          </table:table-cell>
          <table:table-cell office:value-type="float" office:value="0.1915714" calcext:value-type="float">
            <text:p>0.1915714</text:p>
          </table:table-cell>
          <table:table-cell office:value-type="float" office:value="0.4741363" calcext:value-type="float">
            <text:p>0.4741363</text:p>
          </table:table-cell>
          <table:table-cell office:value-type="float" office:value="0.2820911" calcext:value-type="float">
            <text:p>0.2820911</text:p>
          </table:table-cell>
          <table:table-cell office:value-type="float" office:value="0.435734" calcext:value-type="float">
            <text:p>0.4357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47198" calcext:value-type="float">
            <text:p>0.1847198</text:p>
          </table:table-cell>
          <table:table-cell office:value-type="float" office:value="5.013198" calcext:value-type="float">
            <text:p>5.013198</text:p>
          </table:table-cell>
          <table:table-cell office:value-type="float" office:value="0.1847198" calcext:value-type="float">
            <text:p>0.1847198</text:p>
          </table:table-cell>
          <table:table-cell office:value-type="float" office:value="0.03083165" calcext:value-type="float">
            <text:p>0.03083165</text:p>
          </table:table-cell>
          <table:table-cell office:value-type="float" office:value="0.5424961" calcext:value-type="float">
            <text:p>0.5424961</text:p>
          </table:table-cell>
          <table:table-cell office:value-type="float" office:value="0.6139085" calcext:value-type="float">
            <text:p>0.6139085</text:p>
          </table:table-cell>
          <table:table-cell office:value-type="float" office:value="0.1200447" calcext:value-type="float">
            <text:p>0.1200447</text:p>
          </table:table-cell>
          <table:table-cell office:value-type="float" office:value="0.9629074" calcext:value-type="float">
            <text:p>0.9629074</text:p>
          </table:table-cell>
          <table:table-cell office:value-type="float" office:value="0.1164672" calcext:value-type="float">
            <text:p>0.1164672</text:p>
          </table:table-cell>
          <table:table-cell office:value-type="float" office:value="0.7178022" calcext:value-type="float">
            <text:p>0.7178022</text:p>
          </table:table-cell>
          <table:table-cell office:value-type="float" office:value="0.640476" calcext:value-type="float">
            <text:p>0.640476</text:p>
          </table:table-cell>
          <table:table-cell office:value-type="float" office:value="0.9604012" calcext:value-type="float">
            <text:p>0.9604012</text:p>
          </table:table-cell>
          <table:table-cell office:value-type="float" office:value="0.02004282" calcext:value-type="float">
            <text:p>0.02004282</text:p>
          </table:table-cell>
          <table:table-cell office:value-type="float" office:value="0.1345864" calcext:value-type="float">
            <text:p>0.1345864</text:p>
          </table:table-cell>
          <table:table-cell office:value-type="float" office:value="0.9830495" calcext:value-type="float">
            <text:p>0.9830495</text:p>
          </table:table-cell>
          <table:table-cell office:value-type="float" office:value="0.8381433" calcext:value-type="float">
            <text:p>0.8381433</text:p>
          </table:table-cell>
          <table:table-cell office:value-type="float" office:value="0.7846004" calcext:value-type="float">
            <text:p>0.7846004</text:p>
          </table:table-cell>
          <table:table-cell office:value-type="float" office:value="0.7795273" calcext:value-type="float">
            <text:p>0.7795273</text:p>
          </table:table-cell>
          <table:table-cell office:value-type="float" office:value="0.03768848" calcext:value-type="float">
            <text:p>0.03768848</text:p>
          </table:table-cell>
          <table:table-cell office:value-type="float" office:value="0.3773234" calcext:value-type="float">
            <text:p>0.3773234</text:p>
          </table:table-cell>
          <table:table-cell office:value-type="float" office:value="0.9942891" calcext:value-type="float">
            <text:p>0.9942891</text:p>
          </table:table-cell>
          <table:table-cell office:value-type="float" office:value="0.8986079" calcext:value-type="float">
            <text:p>0.8986079</text:p>
          </table:table-cell>
          <table:table-cell office:value-type="float" office:value="0.4234466" calcext:value-type="float">
            <text:p>0.4234466</text:p>
          </table:table-cell>
          <table:table-cell office:value-type="float" office:value="0.9707952" calcext:value-type="float">
            <text:p>0.9707952</text:p>
          </table:table-cell>
          <table:table-cell office:value-type="float" office:value="0.6933419" calcext:value-type="float">
            <text:p>0.6933419</text:p>
          </table:table-cell>
          <table:table-cell office:value-type="float" office:value="0.7139953" calcext:value-type="float">
            <text:p>0.7139953</text:p>
          </table:table-cell>
          <table:table-cell office:value-type="float" office:value="0.5851805" calcext:value-type="float">
            <text:p>0.5851805</text:p>
          </table:table-cell>
          <table:table-cell office:value-type="float" office:value="0.3950501" calcext:value-type="float">
            <text:p>0.3950501</text:p>
          </table:table-cell>
          <table:table-cell office:value-type="float" office:value="0.3600102" calcext:value-type="float">
            <text:p>0.3600102</text:p>
          </table:table-cell>
          <table:table-cell office:value-type="float" office:value="0.4499682" calcext:value-type="float">
            <text:p>0.4499682</text:p>
          </table:table-cell>
          <table:table-cell office:value-type="float" office:value="0.4421695" calcext:value-type="float">
            <text:p>0.4421695</text:p>
          </table:table-cell>
          <table:table-cell office:value-type="float" office:value="0.7568893" calcext:value-type="float">
            <text:p>0.75688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450562" calcext:value-type="float">
            <text:p>0.3450562</text:p>
          </table:table-cell>
        </table:table-row>
        <table:table-row table:style-name="ro1">
          <table:table-cell office:value-type="float" office:value="0.9238194" calcext:value-type="float">
            <text:p>0.9238194</text:p>
          </table:table-cell>
          <table:table-cell office:value-type="float" office:value="3.345232" calcext:value-type="float">
            <text:p>3.345232</text:p>
          </table:table-cell>
          <table:table-cell office:value-type="float" office:value="0.9238194" calcext:value-type="float">
            <text:p>0.9238194</text:p>
          </table:table-cell>
          <table:table-cell office:value-type="float" office:value="0.01216545" calcext:value-type="float">
            <text:p>0.01216545</text:p>
          </table:table-cell>
          <table:table-cell office:value-type="float" office:value="0.5902667" calcext:value-type="float">
            <text:p>0.5902667</text:p>
          </table:table-cell>
          <table:table-cell office:value-type="float" office:value="0.5317587" calcext:value-type="float">
            <text:p>0.5317587</text:p>
          </table:table-cell>
          <table:table-cell office:value-type="float" office:value="0.8433188" calcext:value-type="float">
            <text:p>0.8433188</text:p>
          </table:table-cell>
          <table:table-cell office:value-type="float" office:value="0.07841521" calcext:value-type="float">
            <text:p>0.07841521</text:p>
          </table:table-cell>
          <table:table-cell office:value-type="float" office:value="0.5013975" calcext:value-type="float">
            <text:p>0.5013975</text:p>
          </table:table-cell>
          <table:table-cell office:value-type="float" office:value="0.8975146" calcext:value-type="float">
            <text:p>0.8975146</text:p>
          </table:table-cell>
          <table:table-cell office:value-type="float" office:value="0.1435748" calcext:value-type="float">
            <text:p>0.1435748</text:p>
          </table:table-cell>
          <table:table-cell office:value-type="float" office:value="0.1140725" calcext:value-type="float">
            <text:p>0.1140725</text:p>
          </table:table-cell>
          <table:table-cell office:value-type="float" office:value="0.9402326" calcext:value-type="float">
            <text:p>0.9402326</text:p>
          </table:table-cell>
          <table:table-cell office:value-type="float" office:value="0.6245833" calcext:value-type="float">
            <text:p>0.6245833</text:p>
          </table:table-cell>
          <table:table-cell office:value-type="float" office:value="0.6015398" calcext:value-type="float">
            <text:p>0.6015398</text:p>
          </table:table-cell>
          <table:table-cell office:value-type="float" office:value="0.7877746" calcext:value-type="float">
            <text:p>0.7877746</text:p>
          </table:table-cell>
          <table:table-cell office:value-type="float" office:value="0.7932638" calcext:value-type="float">
            <text:p>0.7932638</text:p>
          </table:table-cell>
          <table:table-cell office:value-type="float" office:value="0.8866875" calcext:value-type="float">
            <text:p>0.8866875</text:p>
          </table:table-cell>
          <table:table-cell office:value-type="float" office:value="0.2971291" calcext:value-type="float">
            <text:p>0.2971291</text:p>
          </table:table-cell>
          <table:table-cell office:value-type="float" office:value="0.740799" calcext:value-type="float">
            <text:p>0.740799</text:p>
          </table:table-cell>
          <table:table-cell office:value-type="float" office:value="0.3622209" calcext:value-type="float">
            <text:p>0.3622209</text:p>
          </table:table-cell>
          <table:table-cell office:value-type="float" office:value="0.3056406" calcext:value-type="float">
            <text:p>0.3056406</text:p>
          </table:table-cell>
          <table:table-cell office:value-type="float" office:value="0.8315613" calcext:value-type="float">
            <text:p>0.8315613</text:p>
          </table:table-cell>
          <table:table-cell office:value-type="float" office:value="0.02416812" calcext:value-type="float">
            <text:p>0.02416812</text:p>
          </table:table-cell>
          <table:table-cell office:value-type="float" office:value="0.8399216" calcext:value-type="float">
            <text:p>0.8399216</text:p>
          </table:table-cell>
          <table:table-cell office:value-type="float" office:value="0.6788447" calcext:value-type="float">
            <text:p>0.6788447</text:p>
          </table:table-cell>
          <table:table-cell office:value-type="float" office:value="0.2609004" calcext:value-type="float">
            <text:p>0.2609004</text:p>
          </table:table-cell>
          <table:table-cell office:value-type="float" office:value="0.0186662" calcext:value-type="float">
            <text:p>0.0186662</text:p>
          </table:table-cell>
          <table:table-cell office:value-type="float" office:value="0.9522294" calcext:value-type="float">
            <text:p>0.9522294</text:p>
          </table:table-cell>
          <table:table-cell office:value-type="float" office:value="0.08214986" calcext:value-type="float">
            <text:p>0.08214986</text:p>
          </table:table-cell>
          <table:table-cell office:value-type="float" office:value="0.2767259" calcext:value-type="float">
            <text:p>0.2767259</text:p>
          </table:table-cell>
          <table:table-cell office:value-type="float" office:value="0.8844922" calcext:value-type="float">
            <text:p>0.88449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2189526" calcext:value-type="float">
            <text:p>0.2189526</text:p>
          </table:table-cell>
          <table:table-cell office:value-type="float" office:value="3.373919" calcext:value-type="float">
            <text:p>3.373919</text:p>
          </table:table-cell>
          <table:table-cell office:value-type="float" office:value="0.2189526" calcext:value-type="float">
            <text:p>0.2189526</text:p>
          </table:table-cell>
          <table:table-cell office:value-type="float" office:value="0.5742275" calcext:value-type="float">
            <text:p>0.5742275</text:p>
          </table:table-cell>
          <table:table-cell office:value-type="float" office:value="0.5264035" calcext:value-type="float">
            <text:p>0.5264035</text:p>
          </table:table-cell>
          <table:table-cell office:value-type="float" office:value="0.02016856" calcext:value-type="float">
            <text:p>0.02016856</text:p>
          </table:table-cell>
          <table:table-cell office:value-type="float" office:value="0.3954595" calcext:value-type="float">
            <text:p>0.3954595</text:p>
          </table:table-cell>
          <table:table-cell office:value-type="float" office:value="0.5330466" calcext:value-type="float">
            <text:p>0.5330466</text:p>
          </table:table-cell>
          <table:table-cell office:value-type="float" office:value="0.1952749" calcext:value-type="float">
            <text:p>0.1952749</text:p>
          </table:table-cell>
          <table:table-cell office:value-type="float" office:value="0.0448795" calcext:value-type="float">
            <text:p>0.0448795</text:p>
          </table:table-cell>
          <table:table-cell office:value-type="float" office:value="0.8979129" calcext:value-type="float">
            <text:p>0.8979129</text:p>
          </table:table-cell>
          <table:table-cell office:value-type="float" office:value="0.4823982" calcext:value-type="float">
            <text:p>0.4823982</text:p>
          </table:table-cell>
          <table:table-cell office:value-type="float" office:value="0.2968895" calcext:value-type="float">
            <text:p>0.2968895</text:p>
          </table:table-cell>
          <table:table-cell office:value-type="float" office:value="0.01510256" calcext:value-type="float">
            <text:p>0.01510256</text:p>
          </table:table-cell>
          <table:table-cell office:value-type="float" office:value="0.6886484" calcext:value-type="float">
            <text:p>0.6886484</text:p>
          </table:table-cell>
          <table:table-cell office:value-type="float" office:value="0.06704668" calcext:value-type="float">
            <text:p>0.06704668</text:p>
          </table:table-cell>
          <table:table-cell office:value-type="float" office:value="0.3992785" calcext:value-type="float">
            <text:p>0.3992785</text:p>
          </table:table-cell>
          <table:table-cell office:value-type="float" office:value="0.1308736" calcext:value-type="float">
            <text:p>0.1308736</text:p>
          </table:table-cell>
          <table:table-cell office:value-type="float" office:value="0.01449716" calcext:value-type="float">
            <text:p>0.01449716</text:p>
          </table:table-cell>
          <table:table-cell office:value-type="float" office:value="0.4530949" calcext:value-type="float">
            <text:p>0.4530949</text:p>
          </table:table-cell>
          <table:table-cell office:value-type="float" office:value="0.5665143" calcext:value-type="float">
            <text:p>0.5665143</text:p>
          </table:table-cell>
          <table:table-cell office:value-type="float" office:value="0.4428207" calcext:value-type="float">
            <text:p>0.4428207</text:p>
          </table:table-cell>
          <table:table-cell office:value-type="float" office:value="0.2778603" calcext:value-type="float">
            <text:p>0.2778603</text:p>
          </table:table-cell>
          <table:table-cell office:value-type="float" office:value="0.1732423" calcext:value-type="float">
            <text:p>0.1732423</text:p>
          </table:table-cell>
          <table:table-cell office:value-type="float" office:value="0.5576773" calcext:value-type="float">
            <text:p>0.5576773</text:p>
          </table:table-cell>
          <table:table-cell office:value-type="float" office:value="0.3291034" calcext:value-type="float">
            <text:p>0.3291034</text:p>
          </table:table-cell>
          <table:table-cell office:value-type="float" office:value="0.7048667" calcext:value-type="float">
            <text:p>0.7048667</text:p>
          </table:table-cell>
          <table:table-cell office:value-type="float" office:value="0.437938" calcext:value-type="float">
            <text:p>0.437938</text:p>
          </table:table-cell>
          <table:table-cell office:value-type="float" office:value="0.06386319" calcext:value-type="float">
            <text:p>0.06386319</text:p>
          </table:table-cell>
          <table:table-cell office:value-type="float" office:value="0.5115901" calcext:value-type="float">
            <text:p>0.5115901</text:p>
          </table:table-cell>
          <table:table-cell office:value-type="float" office:value="0.4478593" calcext:value-type="float">
            <text:p>0.4478593</text:p>
          </table:table-cell>
          <table:table-cell office:value-type="float" office:value="0.5453686" calcext:value-type="float">
            <text:p>0.5453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8627" calcext:value-type="float">
            <text:p>0.288627</text:p>
          </table:table-cell>
        </table:table-row>
        <table:table-row table:style-name="ro1">
          <table:table-cell office:value-type="float" office:value="0.3061227" calcext:value-type="float">
            <text:p>0.3061227</text:p>
          </table:table-cell>
          <table:table-cell office:value-type="float" office:value="4.93617" calcext:value-type="float">
            <text:p>4.93617</text:p>
          </table:table-cell>
          <table:table-cell office:value-type="float" office:value="0.3061227" calcext:value-type="float">
            <text:p>0.3061227</text:p>
          </table:table-cell>
          <table:table-cell office:value-type="float" office:value="0.8526351" calcext:value-type="float">
            <text:p>0.8526351</text:p>
          </table:table-cell>
          <table:table-cell office:value-type="float" office:value="0.2456619" calcext:value-type="float">
            <text:p>0.2456619</text:p>
          </table:table-cell>
          <table:table-cell office:value-type="float" office:value="0.6316743" calcext:value-type="float">
            <text:p>0.6316743</text:p>
          </table:table-cell>
          <table:table-cell office:value-type="float" office:value="0.6433432" calcext:value-type="float">
            <text:p>0.6433432</text:p>
          </table:table-cell>
          <table:table-cell office:value-type="float" office:value="0.6094808" calcext:value-type="float">
            <text:p>0.6094808</text:p>
          </table:table-cell>
          <table:table-cell office:value-type="float" office:value="0.9128914" calcext:value-type="float">
            <text:p>0.9128914</text:p>
          </table:table-cell>
          <table:table-cell office:value-type="float" office:value="0.720728" calcext:value-type="float">
            <text:p>0.720728</text:p>
          </table:table-cell>
          <table:table-cell office:value-type="float" office:value="0.3939853" calcext:value-type="float">
            <text:p>0.3939853</text:p>
          </table:table-cell>
          <table:table-cell office:value-type="float" office:value="0.7558139" calcext:value-type="float">
            <text:p>0.7558139</text:p>
          </table:table-cell>
          <table:table-cell office:value-type="float" office:value="0.282632" calcext:value-type="float">
            <text:p>0.282632</text:p>
          </table:table-cell>
          <table:table-cell office:value-type="float" office:value="0.2877041" calcext:value-type="float">
            <text:p>0.2877041</text:p>
          </table:table-cell>
          <table:table-cell office:value-type="float" office:value="0.7957065" calcext:value-type="float">
            <text:p>0.7957065</text:p>
          </table:table-cell>
          <table:table-cell office:value-type="float" office:value="0.8628199" calcext:value-type="float">
            <text:p>0.8628199</text:p>
          </table:table-cell>
          <table:table-cell office:value-type="float" office:value="0.553701" calcext:value-type="float">
            <text:p>0.553701</text:p>
          </table:table-cell>
          <table:table-cell office:value-type="float" office:value="0.8509258" calcext:value-type="float">
            <text:p>0.8509258</text:p>
          </table:table-cell>
          <table:table-cell office:value-type="float" office:value="0.2822444" calcext:value-type="float">
            <text:p>0.2822444</text:p>
          </table:table-cell>
          <table:table-cell office:value-type="float" office:value="0.3497413" calcext:value-type="float">
            <text:p>0.3497413</text:p>
          </table:table-cell>
          <table:table-cell office:value-type="float" office:value="0.5560337" calcext:value-type="float">
            <text:p>0.5560337</text:p>
          </table:table-cell>
          <table:table-cell office:value-type="float" office:value="0.5807282" calcext:value-type="float">
            <text:p>0.5807282</text:p>
          </table:table-cell>
          <table:table-cell office:value-type="float" office:value="0.8883662" calcext:value-type="float">
            <text:p>0.8883662</text:p>
          </table:table-cell>
          <table:table-cell office:value-type="float" office:value="0.5705597" calcext:value-type="float">
            <text:p>0.5705597</text:p>
          </table:table-cell>
          <table:table-cell office:value-type="float" office:value="0.8288665" calcext:value-type="float">
            <text:p>0.8288665</text:p>
          </table:table-cell>
          <table:table-cell office:value-type="float" office:value="0.3391236" calcext:value-type="float">
            <text:p>0.3391236</text:p>
          </table:table-cell>
          <table:table-cell office:value-type="float" office:value="0.3663175" calcext:value-type="float">
            <text:p>0.3663175</text:p>
          </table:table-cell>
          <table:table-cell office:value-type="float" office:value="0.3285656" calcext:value-type="float">
            <text:p>0.3285656</text:p>
          </table:table-cell>
          <table:table-cell office:value-type="float" office:value="0.8947292" calcext:value-type="float">
            <text:p>0.8947292</text:p>
          </table:table-cell>
          <table:table-cell office:value-type="float" office:value="0.3768254" calcext:value-type="float">
            <text:p>0.3768254</text:p>
          </table:table-cell>
          <table:table-cell office:value-type="float" office:value="0.7859787" calcext:value-type="float">
            <text:p>0.7859787</text:p>
          </table:table-cell>
          <table:table-cell office:value-type="float" office:value="0.6201552" calcext:value-type="float">
            <text:p>0.62015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570029" calcext:value-type="float">
            <text:p>0.2570029</text:p>
          </table:table-cell>
        </table:table-row>
        <table:table-row table:style-name="ro1">
          <table:table-cell office:value-type="float" office:value="0.4745469" calcext:value-type="float">
            <text:p>0.4745469</text:p>
          </table:table-cell>
          <table:table-cell office:value-type="float" office:value="3.612224" calcext:value-type="float">
            <text:p>3.612224</text:p>
          </table:table-cell>
          <table:table-cell office:value-type="float" office:value="0.4745469" calcext:value-type="float">
            <text:p>0.4745469</text:p>
          </table:table-cell>
          <table:table-cell office:value-type="float" office:value="0.6508942" calcext:value-type="float">
            <text:p>0.6508942</text:p>
          </table:table-cell>
          <table:table-cell office:value-type="float" office:value="0.142099" calcext:value-type="float">
            <text:p>0.142099</text:p>
          </table:table-cell>
          <table:table-cell office:value-type="float" office:value="0.1997663" calcext:value-type="float">
            <text:p>0.1997663</text:p>
          </table:table-cell>
          <table:table-cell office:value-type="float" office:value="0.00918538" calcext:value-type="float">
            <text:p>0.00918538</text:p>
          </table:table-cell>
          <table:table-cell office:value-type="float" office:value="0.219396" calcext:value-type="float">
            <text:p>0.219396</text:p>
          </table:table-cell>
          <table:table-cell office:value-type="float" office:value="0.8258285" calcext:value-type="float">
            <text:p>0.8258285</text:p>
          </table:table-cell>
          <table:table-cell office:value-type="float" office:value="0.5133457" calcext:value-type="float">
            <text:p>0.5133457</text:p>
          </table:table-cell>
          <table:table-cell office:value-type="float" office:value="0.5483527" calcext:value-type="float">
            <text:p>0.5483527</text:p>
          </table:table-cell>
          <table:table-cell office:value-type="float" office:value="0.8486292" calcext:value-type="float">
            <text:p>0.8486292</text:p>
          </table:table-cell>
          <table:table-cell office:value-type="float" office:value="0.6647558" calcext:value-type="float">
            <text:p>0.6647558</text:p>
          </table:table-cell>
          <table:table-cell office:value-type="float" office:value="0.8970612" calcext:value-type="float">
            <text:p>0.8970612</text:p>
          </table:table-cell>
          <table:table-cell office:value-type="float" office:value="0.9857861" calcext:value-type="float">
            <text:p>0.9857861</text:p>
          </table:table-cell>
          <table:table-cell office:value-type="float" office:value="0.5544546" calcext:value-type="float">
            <text:p>0.5544546</text:p>
          </table:table-cell>
          <table:table-cell office:value-type="float" office:value="0.7073006" calcext:value-type="float">
            <text:p>0.7073006</text:p>
          </table:table-cell>
          <table:table-cell office:value-type="float" office:value="0.3443758" calcext:value-type="float">
            <text:p>0.3443758</text:p>
          </table:table-cell>
          <table:table-cell office:value-type="float" office:value="0.2185537" calcext:value-type="float">
            <text:p>0.2185537</text:p>
          </table:table-cell>
          <table:table-cell office:value-type="float" office:value="0.2074402" calcext:value-type="float">
            <text:p>0.2074402</text:p>
          </table:table-cell>
          <table:table-cell office:value-type="float" office:value="0.3385492" calcext:value-type="float">
            <text:p>0.3385492</text:p>
          </table:table-cell>
          <table:table-cell office:value-type="float" office:value="0.1093724" calcext:value-type="float">
            <text:p>0.1093724</text:p>
          </table:table-cell>
          <table:table-cell office:value-type="float" office:value="0.169134" calcext:value-type="float">
            <text:p>0.169134</text:p>
          </table:table-cell>
          <table:table-cell office:value-type="float" office:value="0.1347647" calcext:value-type="float">
            <text:p>0.1347647</text:p>
          </table:table-cell>
          <table:table-cell office:value-type="float" office:value="0.6618806" calcext:value-type="float">
            <text:p>0.6618806</text:p>
          </table:table-cell>
          <table:table-cell office:value-type="float" office:value="0.9252134" calcext:value-type="float">
            <text:p>0.9252134</text:p>
          </table:table-cell>
          <table:table-cell office:value-type="float" office:value="0.8315758" calcext:value-type="float">
            <text:p>0.8315758</text:p>
          </table:table-cell>
          <table:table-cell office:value-type="float" office:value="0.2017409" calcext:value-type="float">
            <text:p>0.2017409</text:p>
          </table:table-cell>
          <table:table-cell office:value-type="float" office:value="0.1035629" calcext:value-type="float">
            <text:p>0.1035629</text:p>
          </table:table-cell>
          <table:table-cell office:value-type="float" office:value="0.431908" calcext:value-type="float">
            <text:p>0.431908</text:p>
          </table:table-cell>
          <table:table-cell office:value-type="float" office:value="0.6341578" calcext:value-type="float">
            <text:p>0.6341578</text:p>
          </table:table-cell>
          <table:table-cell office:value-type="float" office:value="0.3900848" calcext:value-type="float">
            <text:p>0.39008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453925" calcext:value-type="float">
            <text:p>0.3453925</text:p>
          </table:table-cell>
        </table:table-row>
        <table:table-row table:style-name="ro1">
          <table:table-cell office:value-type="float" office:value="0.08706287" calcext:value-type="float">
            <text:p>0.08706287</text:p>
          </table:table-cell>
          <table:table-cell office:value-type="float" office:value="4.520962" calcext:value-type="float">
            <text:p>4.520962</text:p>
          </table:table-cell>
          <table:table-cell office:value-type="float" office:value="0.08706287" calcext:value-type="float">
            <text:p>0.08706287</text:p>
          </table:table-cell>
          <table:table-cell office:value-type="float" office:value="0.2073823" calcext:value-type="float">
            <text:p>0.2073823</text:p>
          </table:table-cell>
          <table:table-cell office:value-type="float" office:value="0.8456326" calcext:value-type="float">
            <text:p>0.8456326</text:p>
          </table:table-cell>
          <table:table-cell office:value-type="float" office:value="0.9071847" calcext:value-type="float">
            <text:p>0.9071847</text:p>
          </table:table-cell>
          <table:table-cell office:value-type="float" office:value="0.6178761" calcext:value-type="float">
            <text:p>0.6178761</text:p>
          </table:table-cell>
          <table:table-cell office:value-type="float" office:value="0.3906429" calcext:value-type="float">
            <text:p>0.3906429</text:p>
          </table:table-cell>
          <table:table-cell office:value-type="float" office:value="0.8099204" calcext:value-type="float">
            <text:p>0.8099204</text:p>
          </table:table-cell>
          <table:table-cell office:value-type="float" office:value="0.3083654" calcext:value-type="float">
            <text:p>0.3083654</text:p>
          </table:table-cell>
          <table:table-cell office:value-type="float" office:value="0.8464004" calcext:value-type="float">
            <text:p>0.8464004</text:p>
          </table:table-cell>
          <table:table-cell office:value-type="float" office:value="0.50655" calcext:value-type="float">
            <text:p>0.50655</text:p>
          </table:table-cell>
          <table:table-cell office:value-type="float" office:value="0.06369072" calcext:value-type="float">
            <text:p>0.06369072</text:p>
          </table:table-cell>
          <table:table-cell office:value-type="float" office:value="0.1423011" calcext:value-type="float">
            <text:p>0.1423011</text:p>
          </table:table-cell>
          <table:table-cell office:value-type="float" office:value="0.2174845" calcext:value-type="float">
            <text:p>0.2174845</text:p>
          </table:table-cell>
          <table:table-cell office:value-type="float" office:value="0.4713559" calcext:value-type="float">
            <text:p>0.4713559</text:p>
          </table:table-cell>
          <table:table-cell office:value-type="float" office:value="0.7192322" calcext:value-type="float">
            <text:p>0.7192322</text:p>
          </table:table-cell>
          <table:table-cell office:value-type="float" office:value="0.4357951" calcext:value-type="float">
            <text:p>0.4357951</text:p>
          </table:table-cell>
          <table:table-cell office:value-type="float" office:value="0.1669859" calcext:value-type="float">
            <text:p>0.1669859</text:p>
          </table:table-cell>
          <table:table-cell office:value-type="float" office:value="0.4139103" calcext:value-type="float">
            <text:p>0.4139103</text:p>
          </table:table-cell>
          <table:table-cell office:value-type="float" office:value="0.1645766" calcext:value-type="float">
            <text:p>0.1645766</text:p>
          </table:table-cell>
          <table:table-cell office:value-type="float" office:value="0.2250028" calcext:value-type="float">
            <text:p>0.2250028</text:p>
          </table:table-cell>
          <table:table-cell office:value-type="float" office:value="0.4628212" calcext:value-type="float">
            <text:p>0.4628212</text:p>
          </table:table-cell>
          <table:table-cell office:value-type="float" office:value="0.7426676" calcext:value-type="float">
            <text:p>0.7426676</text:p>
          </table:table-cell>
          <table:table-cell office:value-type="float" office:value="0.3958939" calcext:value-type="float">
            <text:p>0.3958939</text:p>
          </table:table-cell>
          <table:table-cell office:value-type="float" office:value="0.5330924" calcext:value-type="float">
            <text:p>0.5330924</text:p>
          </table:table-cell>
          <table:table-cell office:value-type="float" office:value="0.2671646" calcext:value-type="float">
            <text:p>0.2671646</text:p>
          </table:table-cell>
          <table:table-cell office:value-type="float" office:value="0.8052615" calcext:value-type="float">
            <text:p>0.8052615</text:p>
          </table:table-cell>
          <table:table-cell office:value-type="float" office:value="0.2349143" calcext:value-type="float">
            <text:p>0.2349143</text:p>
          </table:table-cell>
          <table:table-cell office:value-type="float" office:value="0.5818901" calcext:value-type="float">
            <text:p>0.5818901</text:p>
          </table:table-cell>
          <table:table-cell office:value-type="float" office:value="0.6185425" calcext:value-type="float">
            <text:p>0.6185425</text:p>
          </table:table-cell>
          <table:table-cell office:value-type="float" office:value="0.4094756" calcext:value-type="float">
            <text:p>0.40947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46662" calcext:value-type="float">
            <text:p>0.1246662</text:p>
          </table:table-cell>
        </table:table-row>
        <table:table-row table:style-name="ro1">
          <table:table-cell office:value-type="float" office:value="0.5174631" calcext:value-type="float">
            <text:p>0.5174631</text:p>
          </table:table-cell>
          <table:table-cell office:value-type="float" office:value="4.089451" calcext:value-type="float">
            <text:p>4.089451</text:p>
          </table:table-cell>
          <table:table-cell office:value-type="float" office:value="0.5174631" calcext:value-type="float">
            <text:p>0.5174631</text:p>
          </table:table-cell>
          <table:table-cell office:value-type="float" office:value="0.6669453" calcext:value-type="float">
            <text:p>0.6669453</text:p>
          </table:table-cell>
          <table:table-cell office:value-type="float" office:value="0.0418027" calcext:value-type="float">
            <text:p>0.0418027</text:p>
          </table:table-cell>
          <table:table-cell office:value-type="float" office:value="0.7849385" calcext:value-type="float">
            <text:p>0.7849385</text:p>
          </table:table-cell>
          <table:table-cell office:value-type="float" office:value="0.5224547" calcext:value-type="float">
            <text:p>0.5224547</text:p>
          </table:table-cell>
          <table:table-cell office:value-type="float" office:value="0.6795767" calcext:value-type="float">
            <text:p>0.6795767</text:p>
          </table:table-cell>
          <table:table-cell office:value-type="float" office:value="0.5144302" calcext:value-type="float">
            <text:p>0.5144302</text:p>
          </table:table-cell>
          <table:table-cell office:value-type="float" office:value="0.8352224" calcext:value-type="float">
            <text:p>0.8352224</text:p>
          </table:table-cell>
          <table:table-cell office:value-type="float" office:value="0.2715055" calcext:value-type="float">
            <text:p>0.2715055</text:p>
          </table:table-cell>
          <table:table-cell office:value-type="float" office:value="0.1773899" calcext:value-type="float">
            <text:p>0.1773899</text:p>
          </table:table-cell>
          <table:table-cell office:value-type="float" office:value="0.8046434" calcext:value-type="float">
            <text:p>0.8046434</text:p>
          </table:table-cell>
          <table:table-cell office:value-type="float" office:value="0.9173528" calcext:value-type="float">
            <text:p>0.9173528</text:p>
          </table:table-cell>
          <table:table-cell office:value-type="float" office:value="0.1739726" calcext:value-type="float">
            <text:p>0.1739726</text:p>
          </table:table-cell>
          <table:table-cell office:value-type="float" office:value="0.8843696" calcext:value-type="float">
            <text:p>0.8843696</text:p>
          </table:table-cell>
          <table:table-cell office:value-type="float" office:value="0.7063127" calcext:value-type="float">
            <text:p>0.7063127</text:p>
          </table:table-cell>
          <table:table-cell office:value-type="float" office:value="0.3920971" calcext:value-type="float">
            <text:p>0.3920971</text:p>
          </table:table-cell>
          <table:table-cell office:value-type="float" office:value="0.2659867" calcext:value-type="float">
            <text:p>0.2659867</text:p>
          </table:table-cell>
          <table:table-cell office:value-type="float" office:value="0.392121" calcext:value-type="float">
            <text:p>0.392121</text:p>
          </table:table-cell>
          <table:table-cell office:value-type="float" office:value="0.5644111" calcext:value-type="float">
            <text:p>0.5644111</text:p>
          </table:table-cell>
          <table:table-cell office:value-type="float" office:value="0.3964794" calcext:value-type="float">
            <text:p>0.3964794</text:p>
          </table:table-cell>
          <table:table-cell office:value-type="float" office:value="0.8686486" calcext:value-type="float">
            <text:p>0.8686486</text:p>
          </table:table-cell>
          <table:table-cell office:value-type="float" office:value="0.8500179" calcext:value-type="float">
            <text:p>0.8500179</text:p>
          </table:table-cell>
          <table:table-cell office:value-type="float" office:value="0.0156153" calcext:value-type="float">
            <text:p>0.0156153</text:p>
          </table:table-cell>
          <table:table-cell office:value-type="float" office:value="0.9806092" calcext:value-type="float">
            <text:p>0.9806092</text:p>
          </table:table-cell>
          <table:table-cell office:value-type="float" office:value="0.5695997" calcext:value-type="float">
            <text:p>0.5695997</text:p>
          </table:table-cell>
          <table:table-cell office:value-type="float" office:value="0.5404369" calcext:value-type="float">
            <text:p>0.5404369</text:p>
          </table:table-cell>
          <table:table-cell office:value-type="float" office:value="0.80383" calcext:value-type="float">
            <text:p>0.80383</text:p>
          </table:table-cell>
          <table:table-cell office:value-type="float" office:value="0.1222462" calcext:value-type="float">
            <text:p>0.1222462</text:p>
          </table:table-cell>
          <table:table-cell office:value-type="float" office:value="0.09542138" calcext:value-type="float">
            <text:p>0.09542138</text:p>
          </table:table-cell>
          <table:table-cell office:value-type="float" office:value="0.7110662" calcext:value-type="float">
            <text:p>0.71106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229111" calcext:value-type="float">
            <text:p>0.2229111</text:p>
          </table:table-cell>
        </table:table-row>
        <table:table-row table:style-name="ro1">
          <table:table-cell office:value-type="float" office:value="0.2954902" calcext:value-type="float">
            <text:p>0.2954902</text:p>
          </table:table-cell>
          <table:table-cell office:value-type="float" office:value="3.534879" calcext:value-type="float">
            <text:p>3.534879</text:p>
          </table:table-cell>
          <table:table-cell office:value-type="float" office:value="0.2954902" calcext:value-type="float">
            <text:p>0.2954902</text:p>
          </table:table-cell>
          <table:table-cell office:value-type="float" office:value="0.473143" calcext:value-type="float">
            <text:p>0.473143</text:p>
          </table:table-cell>
          <table:table-cell office:value-type="float" office:value="0.5748949" calcext:value-type="float">
            <text:p>0.5748949</text:p>
          </table:table-cell>
          <table:table-cell office:value-type="float" office:value="0.3291601" calcext:value-type="float">
            <text:p>0.3291601</text:p>
          </table:table-cell>
          <table:table-cell office:value-type="float" office:value="0.2590473" calcext:value-type="float">
            <text:p>0.2590473</text:p>
          </table:table-cell>
          <table:table-cell office:value-type="float" office:value="0.2249484" calcext:value-type="float">
            <text:p>0.2249484</text:p>
          </table:table-cell>
          <table:table-cell office:value-type="float" office:value="0.04351183" calcext:value-type="float">
            <text:p>0.04351183</text:p>
          </table:table-cell>
          <table:table-cell office:value-type="float" office:value="0.5869863" calcext:value-type="float">
            <text:p>0.5869863</text:p>
          </table:table-cell>
          <table:table-cell office:value-type="float" office:value="0.01291946" calcext:value-type="float">
            <text:p>0.01291946</text:p>
          </table:table-cell>
          <table:table-cell office:value-type="float" office:value="0.04369799" calcext:value-type="float">
            <text:p>0.04369799</text:p>
          </table:table-cell>
          <table:table-cell office:value-type="float" office:value="0.9009992" calcext:value-type="float">
            <text:p>0.9009992</text:p>
          </table:table-cell>
          <table:table-cell office:value-type="float" office:value="0.02178928" calcext:value-type="float">
            <text:p>0.02178928</text:p>
          </table:table-cell>
          <table:table-cell office:value-type="float" office:value="0.7680971" calcext:value-type="float">
            <text:p>0.7680971</text:p>
          </table:table-cell>
          <table:table-cell office:value-type="float" office:value="0.3563541" calcext:value-type="float">
            <text:p>0.3563541</text:p>
          </table:table-cell>
          <table:table-cell office:value-type="float" office:value="0.6128033" calcext:value-type="float">
            <text:p>0.6128033</text:p>
          </table:table-cell>
          <table:table-cell office:value-type="float" office:value="0.7270523" calcext:value-type="float">
            <text:p>0.7270523</text:p>
          </table:table-cell>
          <table:table-cell office:value-type="float" office:value="0.4152847" calcext:value-type="float">
            <text:p>0.4152847</text:p>
          </table:table-cell>
          <table:table-cell office:value-type="float" office:value="0.9634926" calcext:value-type="float">
            <text:p>0.9634926</text:p>
          </table:table-cell>
          <table:table-cell office:value-type="float" office:value="0.7267277" calcext:value-type="float">
            <text:p>0.7267277</text:p>
          </table:table-cell>
          <table:table-cell office:value-type="float" office:value="0.001431554" calcext:value-type="float">
            <text:p>0.001431554</text:p>
          </table:table-cell>
          <table:table-cell office:value-type="float" office:value="0.112668" calcext:value-type="float">
            <text:p>0.112668</text:p>
          </table:table-cell>
          <table:table-cell office:value-type="float" office:value="0.4864688" calcext:value-type="float">
            <text:p>0.4864688</text:p>
          </table:table-cell>
          <table:table-cell office:value-type="float" office:value="0.9074763" calcext:value-type="float">
            <text:p>0.9074763</text:p>
          </table:table-cell>
          <table:table-cell office:value-type="float" office:value="0.1139854" calcext:value-type="float">
            <text:p>0.1139854</text:p>
          </table:table-cell>
          <table:table-cell office:value-type="float" office:value="0.04432011" calcext:value-type="float">
            <text:p>0.04432011</text:p>
          </table:table-cell>
          <table:table-cell office:value-type="float" office:value="0.09205044" calcext:value-type="float">
            <text:p>0.09205044</text:p>
          </table:table-cell>
          <table:table-cell office:value-type="float" office:value="0.7126426" calcext:value-type="float">
            <text:p>0.7126426</text:p>
          </table:table-cell>
          <table:table-cell office:value-type="float" office:value="0.5258912" calcext:value-type="float">
            <text:p>0.5258912</text:p>
          </table:table-cell>
          <table:table-cell office:value-type="float" office:value="0.2975064" calcext:value-type="float">
            <text:p>0.2975064</text:p>
          </table:table-cell>
          <table:table-cell office:value-type="float" office:value="0.6360649" calcext:value-type="float">
            <text:p>0.63606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043764" calcext:value-type="float">
            <text:p>0.1043764</text:p>
          </table:table-cell>
        </table:table-row>
        <table:table-row table:style-name="ro1">
          <table:table-cell office:value-type="float" office:value="0.927444" calcext:value-type="float">
            <text:p>0.927444</text:p>
          </table:table-cell>
          <table:table-cell office:value-type="float" office:value="2.888805" calcext:value-type="float">
            <text:p>2.888805</text:p>
          </table:table-cell>
          <table:table-cell office:value-type="float" office:value="0.927444" calcext:value-type="float">
            <text:p>0.927444</text:p>
          </table:table-cell>
          <table:table-cell office:value-type="float" office:value="0.8223029" calcext:value-type="float">
            <text:p>0.8223029</text:p>
          </table:table-cell>
          <table:table-cell office:value-type="float" office:value="0.2278075" calcext:value-type="float">
            <text:p>0.2278075</text:p>
          </table:table-cell>
          <table:table-cell office:value-type="float" office:value="0.2763907" calcext:value-type="float">
            <text:p>0.2763907</text:p>
          </table:table-cell>
          <table:table-cell office:value-type="float" office:value="0.7828541" calcext:value-type="float">
            <text:p>0.7828541</text:p>
          </table:table-cell>
          <table:table-cell office:value-type="float" office:value="0.1916765" calcext:value-type="float">
            <text:p>0.1916765</text:p>
          </table:table-cell>
          <table:table-cell office:value-type="float" office:value="0.4058755" calcext:value-type="float">
            <text:p>0.4058755</text:p>
          </table:table-cell>
          <table:table-cell office:value-type="float" office:value="0.5280155" calcext:value-type="float">
            <text:p>0.5280155</text:p>
          </table:table-cell>
          <table:table-cell office:value-type="float" office:value="0.09350941" calcext:value-type="float">
            <text:p>0.09350941</text:p>
          </table:table-cell>
          <table:table-cell office:value-type="float" office:value="0.6650447" calcext:value-type="float">
            <text:p>0.6650447</text:p>
          </table:table-cell>
          <table:table-cell office:value-type="float" office:value="0.850702" calcext:value-type="float">
            <text:p>0.850702</text:p>
          </table:table-cell>
          <table:table-cell office:value-type="float" office:value="0.4286283" calcext:value-type="float">
            <text:p>0.4286283</text:p>
          </table:table-cell>
          <table:table-cell office:value-type="float" office:value="0.8376834" calcext:value-type="float">
            <text:p>0.8376834</text:p>
          </table:table-cell>
          <table:table-cell office:value-type="float" office:value="0.3950479" calcext:value-type="float">
            <text:p>0.3950479</text:p>
          </table:table-cell>
          <table:table-cell office:value-type="float" office:value="0.7559806" calcext:value-type="float">
            <text:p>0.7559806</text:p>
          </table:table-cell>
          <table:table-cell office:value-type="float" office:value="0.3635491" calcext:value-type="float">
            <text:p>0.3635491</text:p>
          </table:table-cell>
          <table:table-cell office:value-type="float" office:value="0.108139" calcext:value-type="float">
            <text:p>0.108139</text:p>
          </table:table-cell>
          <table:table-cell office:value-type="float" office:value="0.8666238" calcext:value-type="float">
            <text:p>0.8666238</text:p>
          </table:table-cell>
          <table:table-cell office:value-type="float" office:value="0.5252796" calcext:value-type="float">
            <text:p>0.5252796</text:p>
          </table:table-cell>
          <table:table-cell office:value-type="float" office:value="0.4483865" calcext:value-type="float">
            <text:p>0.4483865</text:p>
          </table:table-cell>
          <table:table-cell office:value-type="float" office:value="0.09118738" calcext:value-type="float">
            <text:p>0.09118738</text:p>
          </table:table-cell>
          <table:table-cell office:value-type="float" office:value="0.5963551" calcext:value-type="float">
            <text:p>0.5963551</text:p>
          </table:table-cell>
          <table:table-cell office:value-type="float" office:value="0.797915" calcext:value-type="float">
            <text:p>0.797915</text:p>
          </table:table-cell>
          <table:table-cell office:value-type="float" office:value="0.07500128" calcext:value-type="float">
            <text:p>0.07500128</text:p>
          </table:table-cell>
          <table:table-cell office:value-type="float" office:value="0.3680462" calcext:value-type="float">
            <text:p>0.3680462</text:p>
          </table:table-cell>
          <table:table-cell office:value-type="float" office:value="0.6508401" calcext:value-type="float">
            <text:p>0.6508401</text:p>
          </table:table-cell>
          <table:table-cell office:value-type="float" office:value="0.3470874" calcext:value-type="float">
            <text:p>0.3470874</text:p>
          </table:table-cell>
          <table:table-cell office:value-type="float" office:value="0.05276942" calcext:value-type="float">
            <text:p>0.05276942</text:p>
          </table:table-cell>
          <table:table-cell office:value-type="float" office:value="0.4761932" calcext:value-type="float">
            <text:p>0.4761932</text:p>
          </table:table-cell>
          <table:table-cell office:value-type="float" office:value="0.03327191" calcext:value-type="float">
            <text:p>0.033271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6376363" calcext:value-type="float">
            <text:p>0.6376363</text:p>
          </table:table-cell>
          <table:table-cell office:value-type="float" office:value="3.82123" calcext:value-type="float">
            <text:p>3.82123</text:p>
          </table:table-cell>
          <table:table-cell office:value-type="float" office:value="0.6376363" calcext:value-type="float">
            <text:p>0.6376363</text:p>
          </table:table-cell>
          <table:table-cell office:value-type="float" office:value="0.05897079" calcext:value-type="float">
            <text:p>0.05897079</text:p>
          </table:table-cell>
          <table:table-cell office:value-type="float" office:value="0.91941" calcext:value-type="float">
            <text:p>0.91941</text:p>
          </table:table-cell>
          <table:table-cell office:value-type="float" office:value="0.3786533" calcext:value-type="float">
            <text:p>0.3786533</text:p>
          </table:table-cell>
          <table:table-cell office:value-type="float" office:value="0.0502972" calcext:value-type="float">
            <text:p>0.0502972</text:p>
          </table:table-cell>
          <table:table-cell office:value-type="float" office:value="0.5931609" calcext:value-type="float">
            <text:p>0.5931609</text:p>
          </table:table-cell>
          <table:table-cell office:value-type="float" office:value="0.3730492" calcext:value-type="float">
            <text:p>0.3730492</text:p>
          </table:table-cell>
          <table:table-cell office:value-type="float" office:value="0.6003736" calcext:value-type="float">
            <text:p>0.6003736</text:p>
          </table:table-cell>
          <table:table-cell office:value-type="float" office:value="0.2492542" calcext:value-type="float">
            <text:p>0.2492542</text:p>
          </table:table-cell>
          <table:table-cell office:value-type="float" office:value="0.6189133" calcext:value-type="float">
            <text:p>0.6189133</text:p>
          </table:table-cell>
          <table:table-cell office:value-type="float" office:value="0.5486609" calcext:value-type="float">
            <text:p>0.5486609</text:p>
          </table:table-cell>
          <table:table-cell office:value-type="float" office:value="0.438213" calcext:value-type="float">
            <text:p>0.438213</text:p>
          </table:table-cell>
          <table:table-cell office:value-type="float" office:value="0.2783412" calcext:value-type="float">
            <text:p>0.2783412</text:p>
          </table:table-cell>
          <table:table-cell office:value-type="float" office:value="0.9102442" calcext:value-type="float">
            <text:p>0.9102442</text:p>
          </table:table-cell>
          <table:table-cell office:value-type="float" office:value="0.516313" calcext:value-type="float">
            <text:p>0.516313</text:p>
          </table:table-cell>
          <table:table-cell office:value-type="float" office:value="0.6885538" calcext:value-type="float">
            <text:p>0.6885538</text:p>
          </table:table-cell>
          <table:table-cell office:value-type="float" office:value="0.832475" calcext:value-type="float">
            <text:p>0.832475</text:p>
          </table:table-cell>
          <table:table-cell office:value-type="float" office:value="0.7459392" calcext:value-type="float">
            <text:p>0.7459392</text:p>
          </table:table-cell>
          <table:table-cell office:value-type="float" office:value="0.39348" calcext:value-type="float">
            <text:p>0.39348</text:p>
          </table:table-cell>
          <table:table-cell office:value-type="float" office:value="0.7449631" calcext:value-type="float">
            <text:p>0.7449631</text:p>
          </table:table-cell>
          <table:table-cell office:value-type="float" office:value="0.6598732" calcext:value-type="float">
            <text:p>0.6598732</text:p>
          </table:table-cell>
          <table:table-cell office:value-type="float" office:value="0.04969796" calcext:value-type="float">
            <text:p>0.04969796</text:p>
          </table:table-cell>
          <table:table-cell office:value-type="float" office:value="0.2642345" calcext:value-type="float">
            <text:p>0.2642345</text:p>
          </table:table-cell>
          <table:table-cell office:value-type="float" office:value="0.9984286" calcext:value-type="float">
            <text:p>0.9984286</text:p>
          </table:table-cell>
          <table:table-cell office:value-type="float" office:value="0.8684732" calcext:value-type="float">
            <text:p>0.8684732</text:p>
          </table:table-cell>
          <table:table-cell office:value-type="float" office:value="0.9028928" calcext:value-type="float">
            <text:p>0.9028928</text:p>
          </table:table-cell>
          <table:table-cell office:value-type="float" office:value="0.8491543" calcext:value-type="float">
            <text:p>0.8491543</text:p>
          </table:table-cell>
          <table:table-cell office:value-type="float" office:value="0.2260935" calcext:value-type="float">
            <text:p>0.2260935</text:p>
          </table:table-cell>
          <table:table-cell office:value-type="float" office:value="0.1896932" calcext:value-type="float">
            <text:p>0.1896932</text:p>
          </table:table-cell>
          <table:table-cell office:value-type="float" office:value="0.3036836" calcext:value-type="float">
            <text:p>0.30368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852739" calcext:value-type="float">
            <text:p>0.6852739</text:p>
          </table:table-cell>
        </table:table-row>
        <table:table-row table:style-name="ro1">
          <table:table-cell office:value-type="float" office:value="0.03282626" calcext:value-type="float">
            <text:p>0.03282626</text:p>
          </table:table-cell>
          <table:table-cell office:value-type="float" office:value="4.917648" calcext:value-type="float">
            <text:p>4.917648</text:p>
          </table:table-cell>
          <table:table-cell office:value-type="float" office:value="0.03282626" calcext:value-type="float">
            <text:p>0.03282626</text:p>
          </table:table-cell>
          <table:table-cell office:value-type="float" office:value="0.9276419" calcext:value-type="float">
            <text:p>0.9276419</text:p>
          </table:table-cell>
          <table:table-cell office:value-type="float" office:value="0.8442552" calcext:value-type="float">
            <text:p>0.8442552</text:p>
          </table:table-cell>
          <table:table-cell office:value-type="float" office:value="0.04613139" calcext:value-type="float">
            <text:p>0.04613139</text:p>
          </table:table-cell>
          <table:table-cell office:value-type="float" office:value="0.3020411" calcext:value-type="float">
            <text:p>0.3020411</text:p>
          </table:table-cell>
          <table:table-cell office:value-type="float" office:value="0.9904153" calcext:value-type="float">
            <text:p>0.9904153</text:p>
          </table:table-cell>
          <table:table-cell office:value-type="float" office:value="0.5593422" calcext:value-type="float">
            <text:p>0.5593422</text:p>
          </table:table-cell>
          <table:table-cell office:value-type="float" office:value="0.4848037" calcext:value-type="float">
            <text:p>0.4848037</text:p>
          </table:table-cell>
          <table:table-cell office:value-type="float" office:value="0.2396676" calcext:value-type="float">
            <text:p>0.2396676</text:p>
          </table:table-cell>
          <table:table-cell office:value-type="float" office:value="0.6749953" calcext:value-type="float">
            <text:p>0.6749953</text:p>
          </table:table-cell>
          <table:table-cell office:value-type="float" office:value="0.275664" calcext:value-type="float">
            <text:p>0.275664</text:p>
          </table:table-cell>
          <table:table-cell office:value-type="float" office:value="0.1206847" calcext:value-type="float">
            <text:p>0.1206847</text:p>
          </table:table-cell>
          <table:table-cell office:value-type="float" office:value="0.1317996" calcext:value-type="float">
            <text:p>0.1317996</text:p>
          </table:table-cell>
          <table:table-cell office:value-type="float" office:value="0.7034234" calcext:value-type="float">
            <text:p>0.7034234</text:p>
          </table:table-cell>
          <table:table-cell office:value-type="float" office:value="0.4313142" calcext:value-type="float">
            <text:p>0.4313142</text:p>
          </table:table-cell>
          <table:table-cell office:value-type="float" office:value="0.5466571" calcext:value-type="float">
            <text:p>0.5466571</text:p>
          </table:table-cell>
          <table:table-cell office:value-type="float" office:value="0.5336805" calcext:value-type="float">
            <text:p>0.5336805</text:p>
          </table:table-cell>
          <table:table-cell office:value-type="float" office:value="0.07657269" calcext:value-type="float">
            <text:p>0.07657269</text:p>
          </table:table-cell>
          <table:table-cell office:value-type="float" office:value="0.499573" calcext:value-type="float">
            <text:p>0.499573</text:p>
          </table:table-cell>
          <table:table-cell office:value-type="float" office:value="0.7479473" calcext:value-type="float">
            <text:p>0.7479473</text:p>
          </table:table-cell>
          <table:table-cell office:value-type="float" office:value="0.4979331" calcext:value-type="float">
            <text:p>0.4979331</text:p>
          </table:table-cell>
          <table:table-cell office:value-type="float" office:value="0.8266759" calcext:value-type="float">
            <text:p>0.8266759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7295883" calcext:value-type="float">
            <text:p>0.7295883</text:p>
          </table:table-cell>
          <table:table-cell office:value-type="float" office:value="0.6048101" calcext:value-type="float">
            <text:p>0.6048101</text:p>
          </table:table-cell>
          <table:table-cell office:value-type="float" office:value="0.1313289" calcext:value-type="float">
            <text:p>0.1313289</text:p>
          </table:table-cell>
          <table:table-cell office:value-type="float" office:value="0.07515487" calcext:value-type="float">
            <text:p>0.07515487</text:p>
          </table:table-cell>
          <table:table-cell office:value-type="float" office:value="0.3325219" calcext:value-type="float">
            <text:p>0.3325219</text:p>
          </table:table-cell>
          <table:table-cell office:value-type="float" office:value="0.7482561" calcext:value-type="float">
            <text:p>0.7482561</text:p>
          </table:table-cell>
          <table:table-cell office:value-type="float" office:value="0.6027456" calcext:value-type="float">
            <text:p>0.6027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96547" calcext:value-type="float">
            <text:p>0.1296547</text:p>
          </table:table-cell>
        </table:table-row>
        <table:table-row table:style-name="ro1">
          <table:table-cell office:value-type="float" office:value="0.8882455" calcext:value-type="float">
            <text:p>0.8882455</text:p>
          </table:table-cell>
          <table:table-cell office:value-type="float" office:value="3.65715" calcext:value-type="float">
            <text:p>3.65715</text:p>
          </table:table-cell>
          <table:table-cell office:value-type="float" office:value="0.8882455" calcext:value-type="float">
            <text:p>0.8882455</text:p>
          </table:table-cell>
          <table:table-cell office:value-type="float" office:value="0.360706" calcext:value-type="float">
            <text:p>0.360706</text:p>
          </table:table-cell>
          <table:table-cell office:value-type="float" office:value="0.5742589" calcext:value-type="float">
            <text:p>0.5742589</text:p>
          </table:table-cell>
          <table:table-cell office:value-type="float" office:value="0.3432493" calcext:value-type="float">
            <text:p>0.3432493</text:p>
          </table:table-cell>
          <table:table-cell office:value-type="float" office:value="0.4279762" calcext:value-type="float">
            <text:p>0.4279762</text:p>
          </table:table-cell>
          <table:table-cell office:value-type="float" office:value="0.3064134" calcext:value-type="float">
            <text:p>0.3064134</text:p>
          </table:table-cell>
          <table:table-cell office:value-type="float" office:value="0.5749178" calcext:value-type="float">
            <text:p>0.5749178</text:p>
          </table:table-cell>
          <table:table-cell office:value-type="float" office:value="0.47893" calcext:value-type="float">
            <text:p>0.47893</text:p>
          </table:table-cell>
          <table:table-cell office:value-type="float" office:value="0.9696559" calcext:value-type="float">
            <text:p>0.9696559</text:p>
          </table:table-cell>
          <table:table-cell office:value-type="float" office:value="0.1548732" calcext:value-type="float">
            <text:p>0.1548732</text:p>
          </table:table-cell>
          <table:table-cell office:value-type="float" office:value="0.7559023" calcext:value-type="float">
            <text:p>0.7559023</text:p>
          </table:table-cell>
          <table:table-cell office:value-type="float" office:value="0.2463661" calcext:value-type="float">
            <text:p>0.2463661</text:p>
          </table:table-cell>
          <table:table-cell office:value-type="float" office:value="0.6455327" calcext:value-type="float">
            <text:p>0.6455327</text:p>
          </table:table-cell>
          <table:table-cell office:value-type="float" office:value="0.24703" calcext:value-type="float">
            <text:p>0.24703</text:p>
          </table:table-cell>
          <table:table-cell office:value-type="float" office:value="0.8331972" calcext:value-type="float">
            <text:p>0.8331972</text:p>
          </table:table-cell>
          <table:table-cell office:value-type="float" office:value="0.7631979" calcext:value-type="float">
            <text:p>0.7631979</text:p>
          </table:table-cell>
          <table:table-cell office:value-type="float" office:value="0.5346461" calcext:value-type="float">
            <text:p>0.5346461</text:p>
          </table:table-cell>
          <table:table-cell office:value-type="float" office:value="0.3936185" calcext:value-type="float">
            <text:p>0.3936185</text:p>
          </table:table-cell>
          <table:table-cell office:value-type="float" office:value="0.7371443" calcext:value-type="float">
            <text:p>0.7371443</text:p>
          </table:table-cell>
          <table:table-cell office:value-type="float" office:value="0.827738" calcext:value-type="float">
            <text:p>0.827738</text:p>
          </table:table-cell>
          <table:table-cell office:value-type="float" office:value="0.5166324" calcext:value-type="float">
            <text:p>0.5166324</text:p>
          </table:table-cell>
          <table:table-cell office:value-type="float" office:value="0.4778374" calcext:value-type="float">
            <text:p>0.4778374</text:p>
          </table:table-cell>
          <table:table-cell office:value-type="float" office:value="0.5869476" calcext:value-type="float">
            <text:p>0.5869476</text:p>
          </table:table-cell>
          <table:table-cell office:value-type="float" office:value="0.9750329" calcext:value-type="float">
            <text:p>0.9750329</text:p>
          </table:table-cell>
          <table:table-cell office:value-type="float" office:value="0.1445807" calcext:value-type="float">
            <text:p>0.1445807</text:p>
          </table:table-cell>
          <table:table-cell office:value-type="float" office:value="0.5669359" calcext:value-type="float">
            <text:p>0.5669359</text:p>
          </table:table-cell>
          <table:table-cell office:value-type="float" office:value="0.2699963" calcext:value-type="float">
            <text:p>0.2699963</text:p>
          </table:table-cell>
          <table:table-cell office:value-type="float" office:value="0.7028821" calcext:value-type="float">
            <text:p>0.7028821</text:p>
          </table:table-cell>
          <table:table-cell office:value-type="float" office:value="0.8740648" calcext:value-type="float">
            <text:p>0.8740648</text:p>
          </table:table-cell>
          <table:table-cell office:value-type="float" office:value="0.684002" calcext:value-type="float">
            <text:p>0.6840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4570231" calcext:value-type="float">
            <text:p>0.4570231</text:p>
          </table:table-cell>
        </table:table-row>
        <table:table-row table:style-name="ro1">
          <table:table-cell office:value-type="float" office:value="0.9844244" calcext:value-type="float">
            <text:p>0.9844244</text:p>
          </table:table-cell>
          <table:table-cell office:value-type="float" office:value="4.074986" calcext:value-type="float">
            <text:p>4.074986</text:p>
          </table:table-cell>
          <table:table-cell office:value-type="float" office:value="0.9844244" calcext:value-type="float">
            <text:p>0.9844244</text:p>
          </table:table-cell>
          <table:table-cell office:value-type="float" office:value="0.005873755" calcext:value-type="float">
            <text:p>0.005873755</text:p>
          </table:table-cell>
          <table:table-cell office:value-type="float" office:value="0.2700117" calcext:value-type="float">
            <text:p>0.2700117</text:p>
          </table:table-cell>
          <table:table-cell office:value-type="float" office:value="0.5201221" calcext:value-type="float">
            <text:p>0.5201221</text:p>
          </table:table-cell>
          <table:table-cell office:value-type="float" office:value="0.5197617" calcext:value-type="float">
            <text:p>0.5197617</text:p>
          </table:table-cell>
          <table:table-cell office:value-type="float" office:value="0.8743185" calcext:value-type="float">
            <text:p>0.8743185</text:p>
          </table:table-cell>
          <table:table-cell office:value-type="float" office:value="0.4862669" calcext:value-type="float">
            <text:p>0.4862669</text:p>
          </table:table-cell>
          <table:table-cell office:value-type="float" office:value="0.4563935" calcext:value-type="float">
            <text:p>0.4563935</text:p>
          </table:table-cell>
          <table:table-cell office:value-type="float" office:value="0.598117" calcext:value-type="float">
            <text:p>0.598117</text:p>
          </table:table-cell>
          <table:table-cell office:value-type="float" office:value="0.7834592" calcext:value-type="float">
            <text:p>0.7834592</text:p>
          </table:table-cell>
          <table:table-cell office:value-type="float" office:value="0.9990344" calcext:value-type="float">
            <text:p>0.9990344</text:p>
          </table:table-cell>
          <table:table-cell office:value-type="float" office:value="0.6829542" calcext:value-type="float">
            <text:p>0.6829542</text:p>
          </table:table-cell>
          <table:table-cell office:value-type="float" office:value="0.7624287" calcext:value-type="float">
            <text:p>0.7624287</text:p>
          </table:table-cell>
          <table:table-cell office:value-type="float" office:value="0.9202093" calcext:value-type="float">
            <text:p>0.9202093</text:p>
          </table:table-cell>
          <table:table-cell office:value-type="float" office:value="0.9813007" calcext:value-type="float">
            <text:p>0.9813007</text:p>
          </table:table-cell>
          <table:table-cell office:value-type="float" office:value="0.3488385" calcext:value-type="float">
            <text:p>0.3488385</text:p>
          </table:table-cell>
          <table:table-cell office:value-type="float" office:value="0.6995524" calcext:value-type="float">
            <text:p>0.6995524</text:p>
          </table:table-cell>
          <table:table-cell office:value-type="float" office:value="0.7545554" calcext:value-type="float">
            <text:p>0.7545554</text:p>
          </table:table-cell>
          <table:table-cell office:value-type="float" office:value="0.4602293" calcext:value-type="float">
            <text:p>0.4602293</text:p>
          </table:table-cell>
          <table:table-cell office:value-type="float" office:value="0.5643931" calcext:value-type="float">
            <text:p>0.5643931</text:p>
          </table:table-cell>
          <table:table-cell office:value-type="float" office:value="0.8051586" calcext:value-type="float">
            <text:p>0.8051586</text:p>
          </table:table-cell>
          <table:table-cell office:value-type="float" office:value="0.6296398" calcext:value-type="float">
            <text:p>0.6296398</text:p>
          </table:table-cell>
          <table:table-cell office:value-type="float" office:value="0.8741913" calcext:value-type="float">
            <text:p>0.8741913</text:p>
          </table:table-cell>
          <table:table-cell office:value-type="float" office:value="0.9187436" calcext:value-type="float">
            <text:p>0.9187436</text:p>
          </table:table-cell>
          <table:table-cell office:value-type="float" office:value="0.8823718" calcext:value-type="float">
            <text:p>0.8823718</text:p>
          </table:table-cell>
          <table:table-cell office:value-type="float" office:value="0.09069433" calcext:value-type="float">
            <text:p>0.09069433</text:p>
          </table:table-cell>
          <table:table-cell office:value-type="float" office:value="0.05413675" calcext:value-type="float">
            <text:p>0.05413675</text:p>
          </table:table-cell>
          <table:table-cell office:value-type="float" office:value="0.8234877" calcext:value-type="float">
            <text:p>0.8234877</text:p>
          </table:table-cell>
          <table:table-cell office:value-type="float" office:value="0.5536577" calcext:value-type="float">
            <text:p>0.5536577</text:p>
          </table:table-cell>
          <table:table-cell office:value-type="float" office:value="0.8201464" calcext:value-type="float">
            <text:p>0.82014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1185243" calcext:value-type="float">
            <text:p>0.1185243</text:p>
          </table:table-cell>
          <table:table-cell office:value-type="float" office:value="4.351297" calcext:value-type="float">
            <text:p>4.351297</text:p>
          </table:table-cell>
          <table:table-cell office:value-type="float" office:value="0.1185243" calcext:value-type="float">
            <text:p>0.1185243</text:p>
          </table:table-cell>
          <table:table-cell office:value-type="float" office:value="0.880813" calcext:value-type="float">
            <text:p>0.880813</text:p>
          </table:table-cell>
          <table:table-cell office:value-type="float" office:value="0.1861967" calcext:value-type="float">
            <text:p>0.1861967</text:p>
          </table:table-cell>
          <table:table-cell office:value-type="float" office:value="0.1558388" calcext:value-type="float">
            <text:p>0.1558388</text:p>
          </table:table-cell>
          <table:table-cell office:value-type="float" office:value="0.07294815" calcext:value-type="float">
            <text:p>0.07294815</text:p>
          </table:table-cell>
          <table:table-cell office:value-type="float" office:value="0.4839374" calcext:value-type="float">
            <text:p>0.4839374</text:p>
          </table:table-cell>
          <table:table-cell office:value-type="float" office:value="0.7253234" calcext:value-type="float">
            <text:p>0.7253234</text:p>
          </table:table-cell>
          <table:table-cell office:value-type="float" office:value="0.2657292" calcext:value-type="float">
            <text:p>0.2657292</text:p>
          </table:table-cell>
          <table:table-cell office:value-type="float" office:value="0.4843587" calcext:value-type="float">
            <text:p>0.4843587</text:p>
          </table:table-cell>
          <table:table-cell office:value-type="float" office:value="0.06364551" calcext:value-type="float">
            <text:p>0.06364551</text:p>
          </table:table-cell>
          <table:table-cell office:value-type="float" office:value="0.7800907" calcext:value-type="float">
            <text:p>0.7800907</text:p>
          </table:table-cell>
          <table:table-cell office:value-type="float" office:value="0.9333892" calcext:value-type="float">
            <text:p>0.9333892</text:p>
          </table:table-cell>
          <table:table-cell office:value-type="float" office:value="0.1727512" calcext:value-type="float">
            <text:p>0.1727512</text:p>
          </table:table-cell>
          <table:table-cell office:value-type="float" office:value="0.02257939" calcext:value-type="float">
            <text:p>0.02257939</text:p>
          </table:table-cell>
          <table:table-cell office:value-type="float" office:value="0.8869925" calcext:value-type="float">
            <text:p>0.8869925</text:p>
          </table:table-cell>
          <table:table-cell office:value-type="float" office:value="0.6036461" calcext:value-type="float">
            <text:p>0.6036461</text:p>
          </table:table-cell>
          <table:table-cell office:value-type="float" office:value="0.6682039" calcext:value-type="float">
            <text:p>0.6682039</text:p>
          </table:table-cell>
          <table:table-cell office:value-type="float" office:value="0.6308067" calcext:value-type="float">
            <text:p>0.6308067</text:p>
          </table:table-cell>
          <table:table-cell office:value-type="float" office:value="0.2622089" calcext:value-type="float">
            <text:p>0.2622089</text:p>
          </table:table-cell>
          <table:table-cell office:value-type="float" office:value="0.4762415" calcext:value-type="float">
            <text:p>0.4762415</text:p>
          </table:table-cell>
          <table:table-cell office:value-type="float" office:value="0.2158595" calcext:value-type="float">
            <text:p>0.2158595</text:p>
          </table:table-cell>
          <table:table-cell office:value-type="float" office:value="0.8793944" calcext:value-type="float">
            <text:p>0.8793944</text:p>
          </table:table-cell>
          <table:table-cell office:value-type="float" office:value="0.3204071" calcext:value-type="float">
            <text:p>0.3204071</text:p>
          </table:table-cell>
          <table:table-cell office:value-type="float" office:value="0.8638555" calcext:value-type="float">
            <text:p>0.8638555</text:p>
          </table:table-cell>
          <table:table-cell office:value-type="float" office:value="0.8659001" calcext:value-type="float">
            <text:p>0.8659001</text:p>
          </table:table-cell>
          <table:table-cell office:value-type="float" office:value="0.1250608" calcext:value-type="float">
            <text:p>0.1250608</text:p>
          </table:table-cell>
          <table:table-cell office:value-type="float" office:value="0.08381495" calcext:value-type="float">
            <text:p>0.08381495</text:p>
          </table:table-cell>
          <table:table-cell office:value-type="float" office:value="0.3642833" calcext:value-type="float">
            <text:p>0.3642833</text:p>
          </table:table-cell>
          <table:table-cell office:value-type="float" office:value="0.4468135" calcext:value-type="float">
            <text:p>0.4468135</text:p>
          </table:table-cell>
          <table:table-cell office:value-type="float" office:value="0.3903811" calcext:value-type="float">
            <text:p>0.39038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736351" calcext:value-type="float">
            <text:p>0.06736351</text:p>
          </table:table-cell>
        </table:table-row>
        <table:table-row table:style-name="ro1">
          <table:table-cell office:value-type="float" office:value="0.7609435" calcext:value-type="float">
            <text:p>0.7609435</text:p>
          </table:table-cell>
          <table:table-cell office:value-type="float" office:value="3.096725" calcext:value-type="float">
            <text:p>3.096725</text:p>
          </table:table-cell>
          <table:table-cell office:value-type="float" office:value="0.7609435" calcext:value-type="float">
            <text:p>0.7609435</text:p>
          </table:table-cell>
          <table:table-cell office:value-type="float" office:value="0.1906643" calcext:value-type="float">
            <text:p>0.1906643</text:p>
          </table:table-cell>
          <table:table-cell office:value-type="float" office:value="0.1137583" calcext:value-type="float">
            <text:p>0.1137583</text:p>
          </table:table-cell>
          <table:table-cell office:value-type="float" office:value="0.7198136" calcext:value-type="float">
            <text:p>0.7198136</text:p>
          </table:table-cell>
          <table:table-cell office:value-type="float" office:value="0.2189437" calcext:value-type="float">
            <text:p>0.2189437</text:p>
          </table:table-cell>
          <table:table-cell office:value-type="float" office:value="0.749565" calcext:value-type="float">
            <text:p>0.749565</text:p>
          </table:table-cell>
          <table:table-cell office:value-type="float" office:value="0.5896775" calcext:value-type="float">
            <text:p>0.5896775</text:p>
          </table:table-cell>
          <table:table-cell office:value-type="float" office:value="0.8976299" calcext:value-type="float">
            <text:p>0.8976299</text:p>
          </table:table-cell>
          <table:table-cell office:value-type="float" office:value="0.09430819" calcext:value-type="float">
            <text:p>0.09430819</text:p>
          </table:table-cell>
          <table:table-cell office:value-type="float" office:value="0.7451924" calcext:value-type="float">
            <text:p>0.7451924</text:p>
          </table:table-cell>
          <table:table-cell office:value-type="float" office:value="0.03134849" calcext:value-type="float">
            <text:p>0.03134849</text:p>
          </table:table-cell>
          <table:table-cell office:value-type="float" office:value="0.1237487" calcext:value-type="float">
            <text:p>0.1237487</text:p>
          </table:table-cell>
          <table:table-cell office:value-type="float" office:value="0.1980204" calcext:value-type="float">
            <text:p>0.1980204</text:p>
          </table:table-cell>
          <table:table-cell office:value-type="float" office:value="0.08815154" calcext:value-type="float">
            <text:p>0.08815154</text:p>
          </table:table-cell>
          <table:table-cell office:value-type="float" office:value="0.589299" calcext:value-type="float">
            <text:p>0.589299</text:p>
          </table:table-cell>
          <table:table-cell office:value-type="float" office:value="0.7502454" calcext:value-type="float">
            <text:p>0.7502454</text:p>
          </table:table-cell>
          <table:table-cell office:value-type="float" office:value="0.5537841" calcext:value-type="float">
            <text:p>0.5537841</text:p>
          </table:table-cell>
          <table:table-cell office:value-type="float" office:value="0.0548881" calcext:value-type="float">
            <text:p>0.0548881</text:p>
          </table:table-cell>
          <table:table-cell office:value-type="float" office:value="0.757311" calcext:value-type="float">
            <text:p>0.757311</text:p>
          </table:table-cell>
          <table:table-cell office:value-type="float" office:value="0.006879383" calcext:value-type="float">
            <text:p>0.006879383</text:p>
          </table:table-cell>
          <table:table-cell office:value-type="float" office:value="0.6898534" calcext:value-type="float">
            <text:p>0.6898534</text:p>
          </table:table-cell>
          <table:table-cell office:value-type="float" office:value="0.3766741" calcext:value-type="float">
            <text:p>0.3766741</text:p>
          </table:table-cell>
          <table:table-cell office:value-type="float" office:value="0.1632766" calcext:value-type="float">
            <text:p>0.1632766</text:p>
          </table:table-cell>
          <table:table-cell office:value-type="float" office:value="0.05920293" calcext:value-type="float">
            <text:p>0.05920293</text:p>
          </table:table-cell>
          <table:table-cell office:value-type="float" office:value="0.9278601" calcext:value-type="float">
            <text:p>0.9278601</text:p>
          </table:table-cell>
          <table:table-cell office:value-type="float" office:value="0.7670546" calcext:value-type="float">
            <text:p>0.7670546</text:p>
          </table:table-cell>
          <table:table-cell office:value-type="float" office:value="0.4663831" calcext:value-type="float">
            <text:p>0.4663831</text:p>
          </table:table-cell>
          <table:table-cell office:value-type="float" office:value="0.9368951" calcext:value-type="float">
            <text:p>0.9368951</text:p>
          </table:table-cell>
          <table:table-cell office:value-type="float" office:value="0.3233832" calcext:value-type="float">
            <text:p>0.3233832</text:p>
          </table:table-cell>
          <table:table-cell office:value-type="float" office:value="0.8942599" calcext:value-type="float">
            <text:p>0.89425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8276935" calcext:value-type="float">
            <text:p>0.8276935</text:p>
          </table:table-cell>
          <table:table-cell office:value-type="float" office:value="2.825726" calcext:value-type="float">
            <text:p>2.825726</text:p>
          </table:table-cell>
          <table:table-cell office:value-type="float" office:value="0.8276935" calcext:value-type="float">
            <text:p>0.8276935</text:p>
          </table:table-cell>
          <table:table-cell office:value-type="float" office:value="0.171421" calcext:value-type="float">
            <text:p>0.171421</text:p>
          </table:table-cell>
          <table:table-cell office:value-type="float" office:value="0.7391663" calcext:value-type="float">
            <text:p>0.7391663</text:p>
          </table:table-cell>
          <table:table-cell office:value-type="float" office:value="0.03229702" calcext:value-type="float">
            <text:p>0.03229702</text:p>
          </table:table-cell>
          <table:table-cell office:value-type="float" office:value="0.656342" calcext:value-type="float">
            <text:p>0.656342</text:p>
          </table:table-cell>
          <table:table-cell office:value-type="float" office:value="0.7353688" calcext:value-type="float">
            <text:p>0.7353688</text:p>
          </table:table-cell>
          <table:table-cell office:value-type="float" office:value="0.08459968" calcext:value-type="float">
            <text:p>0.08459968</text:p>
          </table:table-cell>
          <table:table-cell office:value-type="float" office:value="0.4332803" calcext:value-type="float">
            <text:p>0.4332803</text:p>
          </table:table-cell>
          <table:table-cell office:value-type="float" office:value="0.1367471" calcext:value-type="float">
            <text:p>0.1367471</text:p>
          </table:table-cell>
          <table:table-cell office:value-type="float" office:value="0.04986198" calcext:value-type="float">
            <text:p>0.04986198</text:p>
          </table:table-cell>
          <table:table-cell office:value-type="float" office:value="0.6133158" calcext:value-type="float">
            <text:p>0.6133158</text:p>
          </table:table-cell>
          <table:table-cell office:value-type="float" office:value="0.1524806" calcext:value-type="float">
            <text:p>0.1524806</text:p>
          </table:table-cell>
          <table:table-cell office:value-type="float" office:value="0.5048979" calcext:value-type="float">
            <text:p>0.5048979</text:p>
          </table:table-cell>
          <table:table-cell office:value-type="float" office:value="0.4693621" calcext:value-type="float">
            <text:p>0.4693621</text:p>
          </table:table-cell>
          <table:table-cell office:value-type="float" office:value="0.5260061" calcext:value-type="float">
            <text:p>0.5260061</text:p>
          </table:table-cell>
          <table:table-cell office:value-type="float" office:value="0.5027203" calcext:value-type="float">
            <text:p>0.5027203</text:p>
          </table:table-cell>
          <table:table-cell office:value-type="float" office:value="0.1571305" calcext:value-type="float">
            <text:p>0.1571305</text:p>
          </table:table-cell>
          <table:table-cell office:value-type="float" office:value="0.8046526" calcext:value-type="float">
            <text:p>0.8046526</text:p>
          </table:table-cell>
          <table:table-cell office:value-type="float" office:value="0.9380401" calcext:value-type="float">
            <text:p>0.9380401</text:p>
          </table:table-cell>
          <table:table-cell office:value-type="float" office:value="0.3580062" calcext:value-type="float">
            <text:p>0.3580062</text:p>
          </table:table-cell>
          <table:table-cell office:value-type="float" office:value="0.6174319" calcext:value-type="float">
            <text:p>0.6174319</text:p>
          </table:table-cell>
          <table:table-cell office:value-type="float" office:value="0.4273883" calcext:value-type="float">
            <text:p>0.4273883</text:p>
          </table:table-cell>
          <table:table-cell office:value-type="float" office:value="0.1234304" calcext:value-type="float">
            <text:p>0.1234304</text:p>
          </table:table-cell>
          <table:table-cell office:value-type="float" office:value="0.4961212" calcext:value-type="float">
            <text:p>0.4961212</text:p>
          </table:table-cell>
          <table:table-cell office:value-type="float" office:value="0.93325" calcext:value-type="float">
            <text:p>0.93325</text:p>
          </table:table-cell>
          <table:table-cell office:value-type="float" office:value="0.01924323" calcext:value-type="float">
            <text:p>0.01924323</text:p>
          </table:table-cell>
          <table:table-cell office:value-type="float" office:value="0.3745921" calcext:value-type="float">
            <text:p>0.3745921</text:p>
          </table:table-cell>
          <table:table-cell office:value-type="float" office:value="0.6875166" calcext:value-type="float">
            <text:p>0.6875166</text:p>
          </table:table-cell>
          <table:table-cell office:value-type="float" office:value="0.5626017" calcext:value-type="float">
            <text:p>0.5626017</text:p>
          </table:table-cell>
          <table:table-cell office:value-type="float" office:value="0.01419623" calcext:value-type="float">
            <text:p>0.01419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5050778" calcext:value-type="float">
            <text:p>0.5050778</text:p>
          </table:table-cell>
          <table:table-cell office:value-type="float" office:value="3.436982" calcext:value-type="float">
            <text:p>3.436982</text:p>
          </table:table-cell>
          <table:table-cell office:value-type="float" office:value="0.5050778" calcext:value-type="float">
            <text:p>0.5050778</text:p>
          </table:table-cell>
          <table:table-cell office:value-type="float" office:value="0.4643496" calcext:value-type="float">
            <text:p>0.4643496</text:p>
          </table:table-cell>
          <table:table-cell office:value-type="float" office:value="0.9575611" calcext:value-type="float">
            <text:p>0.9575611</text:p>
          </table:table-cell>
          <table:table-cell office:value-type="float" office:value="0.6953305" calcext:value-type="float">
            <text:p>0.6953305</text:p>
          </table:table-cell>
          <table:table-cell office:value-type="float" office:value="0.4180326" calcext:value-type="float">
            <text:p>0.4180326</text:p>
          </table:table-cell>
          <table:table-cell office:value-type="float" office:value="0.9712682" calcext:value-type="float">
            <text:p>0.9712682</text:p>
          </table:table-cell>
          <table:table-cell office:value-type="float" office:value="0.6931225" calcext:value-type="float">
            <text:p>0.6931225</text:p>
          </table:table-cell>
          <table:table-cell office:value-type="float" office:value="0.6187894" calcext:value-type="float">
            <text:p>0.6187894</text:p>
          </table:table-cell>
          <table:table-cell office:value-type="float" office:value="0.06329292" calcext:value-type="float">
            <text:p>0.06329292</text:p>
          </table:table-cell>
          <table:table-cell office:value-type="float" office:value="0.2475252" calcext:value-type="float">
            <text:p>0.2475252</text:p>
          </table:table-cell>
          <table:table-cell office:value-type="float" office:value="0.3966536" calcext:value-type="float">
            <text:p>0.3966536</text:p>
          </table:table-cell>
          <table:table-cell office:value-type="float" office:value="0.2502355" calcext:value-type="float">
            <text:p>0.2502355</text:p>
          </table:table-cell>
          <table:table-cell office:value-type="float" office:value="0.3993048" calcext:value-type="float">
            <text:p>0.3993048</text:p>
          </table:table-cell>
          <table:table-cell office:value-type="float" office:value="0.3894475" calcext:value-type="float">
            <text:p>0.3894475</text:p>
          </table:table-cell>
          <table:table-cell office:value-type="float" office:value="0.2624652" calcext:value-type="float">
            <text:p>0.2624652</text:p>
          </table:table-cell>
          <table:table-cell office:value-type="float" office:value="0.2532438" calcext:value-type="float">
            <text:p>0.2532438</text:p>
          </table:table-cell>
          <table:table-cell office:value-type="float" office:value="0.6671554" calcext:value-type="float">
            <text:p>0.6671554</text:p>
          </table:table-cell>
          <table:table-cell office:value-type="float" office:value="0.1259529" calcext:value-type="float">
            <text:p>0.1259529</text:p>
          </table:table-cell>
          <table:table-cell office:value-type="float" office:value="0.9086168" calcext:value-type="float">
            <text:p>0.9086168</text:p>
          </table:table-cell>
          <table:table-cell office:value-type="float" office:value="0.3924626" calcext:value-type="float">
            <text:p>0.3924626</text:p>
          </table:table-cell>
          <table:table-cell office:value-type="float" office:value="0.7788665" calcext:value-type="float">
            <text:p>0.7788665</text:p>
          </table:table-cell>
          <table:table-cell office:value-type="float" office:value="0.3742933" calcext:value-type="float">
            <text:p>0.3742933</text:p>
          </table:table-cell>
          <table:table-cell office:value-type="float" office:value="0.3091869" calcext:value-type="float">
            <text:p>0.3091869</text:p>
          </table:table-cell>
          <table:table-cell office:value-type="float" office:value="0.3891821" calcext:value-type="float">
            <text:p>0.3891821</text:p>
          </table:table-cell>
          <table:table-cell office:value-type="float" office:value="0.3633439" calcext:value-type="float">
            <text:p>0.3633439</text:p>
          </table:table-cell>
          <table:table-cell office:value-type="float" office:value="0.2138599" calcext:value-type="float">
            <text:p>0.2138599</text:p>
          </table:table-cell>
          <table:table-cell office:value-type="float" office:value="0.04383581" calcext:value-type="float">
            <text:p>0.04383581</text:p>
          </table:table-cell>
          <table:table-cell office:value-type="float" office:value="0.6142644" calcext:value-type="float">
            <text:p>0.6142644</text:p>
          </table:table-cell>
          <table:table-cell office:value-type="float" office:value="0.6850738" calcext:value-type="float">
            <text:p>0.6850738</text:p>
          </table:table-cell>
          <table:table-cell office:value-type="float" office:value="0.04224629" calcext:value-type="float">
            <text:p>0.042246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69467" calcext:value-type="float">
            <text:p>0.269467</text:p>
          </table:table-cell>
        </table:table-row>
        <table:table-row table:style-name="ro1">
          <table:table-cell office:value-type="float" office:value="0.4658103" calcext:value-type="float">
            <text:p>0.4658103</text:p>
          </table:table-cell>
          <table:table-cell office:value-type="float" office:value="3.201381" calcext:value-type="float">
            <text:p>3.201381</text:p>
          </table:table-cell>
          <table:table-cell office:value-type="float" office:value="0.4658103" calcext:value-type="float">
            <text:p>0.4658103</text:p>
          </table:table-cell>
          <table:table-cell office:value-type="float" office:value="0.3699874" calcext:value-type="float">
            <text:p>0.3699874</text:p>
          </table:table-cell>
          <table:table-cell office:value-type="float" office:value="0.8892219" calcext:value-type="float">
            <text:p>0.8892219</text:p>
          </table:table-cell>
          <table:table-cell office:value-type="float" office:value="0.6532084" calcext:value-type="float">
            <text:p>0.6532084</text:p>
          </table:table-cell>
          <table:table-cell office:value-type="float" office:value="0.3630803" calcext:value-type="float">
            <text:p>0.3630803</text:p>
          </table:table-cell>
          <table:table-cell office:value-type="float" office:value="0.6121945" calcext:value-type="float">
            <text:p>0.6121945</text:p>
          </table:table-cell>
          <table:table-cell office:value-type="float" office:value="0.1055931" calcext:value-type="float">
            <text:p>0.1055931</text:p>
          </table:table-cell>
          <table:table-cell office:value-type="float" office:value="0.07991462" calcext:value-type="float">
            <text:p>0.07991462</text:p>
          </table:table-cell>
          <table:table-cell office:value-type="float" office:value="0.263541" calcext:value-type="float">
            <text:p>0.263541</text:p>
          </table:table-cell>
          <table:table-cell office:value-type="float" office:value="0.2494765" calcext:value-type="float">
            <text:p>0.2494765</text:p>
          </table:table-cell>
          <table:table-cell office:value-type="float" office:value="0.4899751" calcext:value-type="float">
            <text:p>0.4899751</text:p>
          </table:table-cell>
          <table:table-cell office:value-type="float" office:value="0.6786997" calcext:value-type="float">
            <text:p>0.6786997</text:p>
          </table:table-cell>
          <table:table-cell office:value-type="float" office:value="0.02942322" calcext:value-type="float">
            <text:p>0.02942322</text:p>
          </table:table-cell>
          <table:table-cell office:value-type="float" office:value="0.9655436" calcext:value-type="float">
            <text:p>0.9655436</text:p>
          </table:table-cell>
          <table:table-cell office:value-type="float" office:value="0.8385654" calcext:value-type="float">
            <text:p>0.8385654</text:p>
          </table:table-cell>
          <table:table-cell office:value-type="float" office:value="0.05309492" calcext:value-type="float">
            <text:p>0.05309492</text:p>
          </table:table-cell>
          <table:table-cell office:value-type="float" office:value="0.8142434" calcext:value-type="float">
            <text:p>0.8142434</text:p>
          </table:table-cell>
          <table:table-cell office:value-type="float" office:value="0.1069391" calcext:value-type="float">
            <text:p>0.1069391</text:p>
          </table:table-cell>
          <table:table-cell office:value-type="float" office:value="0.5699061" calcext:value-type="float">
            <text:p>0.5699061</text:p>
          </table:table-cell>
          <table:table-cell office:value-type="float" office:value="0.8053833" calcext:value-type="float">
            <text:p>0.8053833</text:p>
          </table:table-cell>
          <table:table-cell office:value-type="float" office:value="0.3307562" calcext:value-type="float">
            <text:p>0.3307562</text:p>
          </table:table-cell>
          <table:table-cell office:value-type="float" office:value="0.07325226" calcext:value-type="float">
            <text:p>0.07325226</text:p>
          </table:table-cell>
          <table:table-cell office:value-type="float" office:value="0.877528" calcext:value-type="float">
            <text:p>0.877528</text:p>
          </table:table-cell>
          <table:table-cell office:value-type="float" office:value="0.9719499" calcext:value-type="float">
            <text:p>0.9719499</text:p>
          </table:table-cell>
          <table:table-cell office:value-type="float" office:value="0.03926755" calcext:value-type="float">
            <text:p>0.03926755</text:p>
          </table:table-cell>
          <table:table-cell office:value-type="float" office:value="0.09436215" calcext:value-type="float">
            <text:p>0.09436215</text:p>
          </table:table-cell>
          <table:table-cell office:value-type="float" office:value="0.06833914" calcext:value-type="float">
            <text:p>0.06833914</text:p>
          </table:table-cell>
          <table:table-cell office:value-type="float" office:value="0.04212208" calcext:value-type="float">
            <text:p>0.04212208</text:p>
          </table:table-cell>
          <table:table-cell office:value-type="float" office:value="0.0549523" calcext:value-type="float">
            <text:p>0.0549523</text:p>
          </table:table-cell>
          <table:table-cell office:value-type="float" office:value="0.3590737" calcext:value-type="float">
            <text:p>0.3590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70356" calcext:value-type="float">
            <text:p>0.3270356</text:p>
          </table:table-cell>
        </table:table-row>
        <table:table-row table:style-name="ro1">
          <table:table-cell office:value-type="float" office:value="0.5875294" calcext:value-type="float">
            <text:p>0.5875294</text:p>
          </table:table-cell>
          <table:table-cell office:value-type="float" office:value="3.677115" calcext:value-type="float">
            <text:p>3.677115</text:p>
          </table:table-cell>
          <table:table-cell office:value-type="float" office:value="0.5875294" calcext:value-type="float">
            <text:p>0.5875294</text:p>
          </table:table-cell>
          <table:table-cell office:value-type="float" office:value="0.5388748" calcext:value-type="float">
            <text:p>0.5388748</text:p>
          </table:table-cell>
          <table:table-cell office:value-type="float" office:value="0.7997519" calcext:value-type="float">
            <text:p>0.7997519</text:p>
          </table:table-cell>
          <table:table-cell office:value-type="float" office:value="0.9980487" calcext:value-type="float">
            <text:p>0.9980487</text:p>
          </table:table-cell>
          <table:table-cell office:value-type="float" office:value="0.9066785" calcext:value-type="float">
            <text:p>0.9066785</text:p>
          </table:table-cell>
          <table:table-cell office:value-type="float" office:value="0.5715358" calcext:value-type="float">
            <text:p>0.5715358</text:p>
          </table:table-cell>
          <table:table-cell office:value-type="float" office:value="0.4337613" calcext:value-type="float">
            <text:p>0.4337613</text:p>
          </table:table-cell>
          <table:table-cell office:value-type="float" office:value="0.5508821" calcext:value-type="float">
            <text:p>0.5508821</text:p>
          </table:table-cell>
          <table:table-cell office:value-type="float" office:value="0.2093702" calcext:value-type="float">
            <text:p>0.2093702</text:p>
          </table:table-cell>
          <table:table-cell office:value-type="float" office:value="0.4390003" calcext:value-type="float">
            <text:p>0.4390003</text:p>
          </table:table-cell>
          <table:table-cell office:value-type="float" office:value="0.5602163" calcext:value-type="float">
            <text:p>0.5602163</text:p>
          </table:table-cell>
          <table:table-cell office:value-type="float" office:value="0.5560468" calcext:value-type="float">
            <text:p>0.5560468</text:p>
          </table:table-cell>
          <table:table-cell office:value-type="float" office:value="0.1032336" calcext:value-type="float">
            <text:p>0.1032336</text:p>
          </table:table-cell>
          <table:table-cell office:value-type="float" office:value="0.06170635" calcext:value-type="float">
            <text:p>0.06170635</text:p>
          </table:table-cell>
          <table:table-cell office:value-type="float" office:value="0.7056142" calcext:value-type="float">
            <text:p>0.7056142</text:p>
          </table:table-cell>
          <table:table-cell office:value-type="float" office:value="0.4967654" calcext:value-type="float">
            <text:p>0.4967654</text:p>
          </table:table-cell>
          <table:table-cell office:value-type="float" office:value="0.337237" calcext:value-type="float">
            <text:p>0.337237</text:p>
          </table:table-cell>
          <table:table-cell office:value-type="float" office:value="0.3499145" calcext:value-type="float">
            <text:p>0.3499145</text:p>
          </table:table-cell>
          <table:table-cell office:value-type="float" office:value="0.2689818" calcext:value-type="float">
            <text:p>0.2689818</text:p>
          </table:table-cell>
          <table:table-cell office:value-type="float" office:value="0.1455208" calcext:value-type="float">
            <text:p>0.1455208</text:p>
          </table:table-cell>
          <table:table-cell office:value-type="float" office:value="0.001713727" calcext:value-type="float">
            <text:p>0.001713727</text:p>
          </table:table-cell>
          <table:table-cell office:value-type="float" office:value="0.5593121" calcext:value-type="float">
            <text:p>0.5593121</text:p>
          </table:table-cell>
          <table:table-cell office:value-type="float" office:value="0.3260001" calcext:value-type="float">
            <text:p>0.3260001</text:p>
          </table:table-cell>
          <table:table-cell office:value-type="float" office:value="0.4547169" calcext:value-type="float">
            <text:p>0.4547169</text:p>
          </table:table-cell>
          <table:table-cell office:value-type="float" office:value="0.9269355" calcext:value-type="float">
            <text:p>0.9269355</text:p>
          </table:table-cell>
          <table:table-cell office:value-type="float" office:value="0.5702355" calcext:value-type="float">
            <text:p>0.5702355</text:p>
          </table:table-cell>
          <table:table-cell office:value-type="float" office:value="0.8911732" calcext:value-type="float">
            <text:p>0.8911732</text:p>
          </table:table-cell>
          <table:table-cell office:value-type="float" office:value="0.7465299" calcext:value-type="float">
            <text:p>0.7465299</text:p>
          </table:table-cell>
          <table:table-cell office:value-type="float" office:value="0.7915445" calcext:value-type="float">
            <text:p>0.7915445</text:p>
          </table:table-cell>
          <table:table-cell office:value-type="float" office:value="0.1013317" calcext:value-type="float">
            <text:p>0.10133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236979" calcext:value-type="float">
            <text:p>0.236979</text:p>
          </table:table-cell>
        </table:table-row>
        <table:table-row table:style-name="ro1">
          <table:table-cell office:value-type="float" office:value="0.6718318" calcext:value-type="float">
            <text:p>0.6718318</text:p>
          </table:table-cell>
          <table:table-cell office:value-type="float" office:value="3.446516" calcext:value-type="float">
            <text:p>3.446516</text:p>
          </table:table-cell>
          <table:table-cell office:value-type="float" office:value="0.6718318" calcext:value-type="float">
            <text:p>0.6718318</text:p>
          </table:table-cell>
          <table:table-cell office:value-type="float" office:value="0.5290325" calcext:value-type="float">
            <text:p>0.5290325</text:p>
          </table:table-cell>
          <table:table-cell office:value-type="float" office:value="0.05417075" calcext:value-type="float">
            <text:p>0.05417075</text:p>
          </table:table-cell>
          <table:table-cell office:value-type="float" office:value="0.8104762" calcext:value-type="float">
            <text:p>0.8104762</text:p>
          </table:table-cell>
          <table:table-cell office:value-type="float" office:value="0.9297589" calcext:value-type="float">
            <text:p>0.9297589</text:p>
          </table:table-cell>
          <table:table-cell office:value-type="float" office:value="0.1226528" calcext:value-type="float">
            <text:p>0.1226528</text:p>
          </table:table-cell>
          <table:table-cell office:value-type="float" office:value="0.9261897" calcext:value-type="float">
            <text:p>0.9261897</text:p>
          </table:table-cell>
          <table:table-cell office:value-type="float" office:value="0.9038372" calcext:value-type="float">
            <text:p>0.9038372</text:p>
          </table:table-cell>
          <table:table-cell office:value-type="float" office:value="0.1329512" calcext:value-type="float">
            <text:p>0.1329512</text:p>
          </table:table-cell>
          <table:table-cell office:value-type="float" office:value="0.5563296" calcext:value-type="float">
            <text:p>0.5563296</text:p>
          </table:table-cell>
          <table:table-cell office:value-type="float" office:value="0.4770064" calcext:value-type="float">
            <text:p>0.4770064</text:p>
          </table:table-cell>
          <table:table-cell office:value-type="float" office:value="0.7570246" calcext:value-type="float">
            <text:p>0.7570246</text:p>
          </table:table-cell>
          <table:table-cell office:value-type="float" office:value="0.3009243" calcext:value-type="float">
            <text:p>0.3009243</text:p>
          </table:table-cell>
          <table:table-cell office:value-type="float" office:value="0.6598625" calcext:value-type="float">
            <text:p>0.6598625</text:p>
          </table:table-cell>
          <table:table-cell office:value-type="float" office:value="0.3290425" calcext:value-type="float">
            <text:p>0.3290425</text:p>
          </table:table-cell>
          <table:table-cell office:value-type="float" office:value="0.5139402" calcext:value-type="float">
            <text:p>0.5139402</text:p>
          </table:table-cell>
          <table:table-cell office:value-type="float" office:value="0.5515279" calcext:value-type="float">
            <text:p>0.5515279</text:p>
          </table:table-cell>
          <table:table-cell office:value-type="float" office:value="0.517233" calcext:value-type="float">
            <text:p>0.517233</text:p>
          </table:table-cell>
          <table:table-cell office:value-type="float" office:value="0.112332" calcext:value-type="float">
            <text:p>0.112332</text:p>
          </table:table-cell>
          <table:table-cell office:value-type="float" office:value="0.5241267" calcext:value-type="float">
            <text:p>0.5241267</text:p>
          </table:table-cell>
          <table:table-cell office:value-type="float" office:value="0.1771659" calcext:value-type="float">
            <text:p>0.1771659</text:p>
          </table:table-cell>
          <table:table-cell office:value-type="float" office:value="0.2955922" calcext:value-type="float">
            <text:p>0.2955922</text:p>
          </table:table-cell>
          <table:table-cell office:value-type="float" office:value="0.2634078" calcext:value-type="float">
            <text:p>0.2634078</text:p>
          </table:table-cell>
          <table:table-cell office:value-type="float" office:value="0.257742" calcext:value-type="float">
            <text:p>0.257742</text:p>
          </table:table-cell>
          <table:table-cell office:value-type="float" office:value="0.9156975" calcext:value-type="float">
            <text:p>0.9156975</text:p>
          </table:table-cell>
          <table:table-cell office:value-type="float" office:value="0.009842278" calcext:value-type="float">
            <text:p>0.009842278</text:p>
          </table:table-cell>
          <table:table-cell office:value-type="float" office:value="0.7455812" calcext:value-type="float">
            <text:p>0.7455812</text:p>
          </table:table-cell>
          <table:table-cell office:value-type="float" office:value="0.1875725" calcext:value-type="float">
            <text:p>0.1875725</text:p>
          </table:table-cell>
          <table:table-cell office:value-type="float" office:value="0.9769196" calcext:value-type="float">
            <text:p>0.9769196</text:p>
          </table:table-cell>
          <table:table-cell office:value-type="float" office:value="0.448883" calcext:value-type="float">
            <text:p>0.4488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359372" calcext:value-type="float">
            <text:p>0.1359372</text:p>
          </table:table-cell>
        </table:table-row>
        <table:table-row table:style-name="ro1">
          <table:table-cell office:value-type="float" office:value="0.5299241" calcext:value-type="float">
            <text:p>0.5299241</text:p>
          </table:table-cell>
          <table:table-cell office:value-type="float" office:value="4.281436" calcext:value-type="float">
            <text:p>4.281436</text:p>
          </table:table-cell>
          <table:table-cell office:value-type="float" office:value="0.5299241" calcext:value-type="float">
            <text:p>0.5299241</text:p>
          </table:table-cell>
          <table:table-cell office:value-type="float" office:value="0.4179309" calcext:value-type="float">
            <text:p>0.4179309</text:p>
          </table:table-cell>
          <table:table-cell office:value-type="float" office:value="0.6530407" calcext:value-type="float">
            <text:p>0.6530407</text:p>
          </table:table-cell>
          <table:table-cell office:value-type="float" office:value="0.9619939" calcext:value-type="float">
            <text:p>0.9619939</text:p>
          </table:table-cell>
          <table:table-cell office:value-type="float" office:value="0.8031917" calcext:value-type="float">
            <text:p>0.8031917</text:p>
          </table:table-cell>
          <table:table-cell office:value-type="float" office:value="0.2551225" calcext:value-type="float">
            <text:p>0.2551225</text:p>
          </table:table-cell>
          <table:table-cell office:value-type="float" office:value="0.4433711" calcext:value-type="float">
            <text:p>0.4433711</text:p>
          </table:table-cell>
          <table:table-cell office:value-type="float" office:value="0.7326638" calcext:value-type="float">
            <text:p>0.7326638</text:p>
          </table:table-cell>
          <table:table-cell office:value-type="float" office:value="0.191674" calcext:value-type="float">
            <text:p>0.191674</text:p>
          </table:table-cell>
          <table:table-cell office:value-type="float" office:value="0.9452375" calcext:value-type="float">
            <text:p>0.9452375</text:p>
          </table:table-cell>
          <table:table-cell office:value-type="float" office:value="0.820004" calcext:value-type="float">
            <text:p>0.820004</text:p>
          </table:table-cell>
          <table:table-cell office:value-type="float" office:value="0.2375825" calcext:value-type="float">
            <text:p>0.2375825</text:p>
          </table:table-cell>
          <table:table-cell office:value-type="float" office:value="0.7448551" calcext:value-type="float">
            <text:p>0.7448551</text:p>
          </table:table-cell>
          <table:table-cell office:value-type="float" office:value="0.9683549" calcext:value-type="float">
            <text:p>0.9683549</text:p>
          </table:table-cell>
          <table:table-cell office:value-type="float" office:value="0.7061215" calcext:value-type="float">
            <text:p>0.7061215</text:p>
          </table:table-cell>
          <table:table-cell office:value-type="float" office:value="0.2959043" calcext:value-type="float">
            <text:p>0.2959043</text:p>
          </table:table-cell>
          <table:table-cell office:value-type="float" office:value="0.06825806" calcext:value-type="float">
            <text:p>0.06825806</text:p>
          </table:table-cell>
          <table:table-cell office:value-type="float" office:value="0.5390194" calcext:value-type="float">
            <text:p>0.5390194</text:p>
          </table:table-cell>
          <table:table-cell office:value-type="float" office:value="0.9170932" calcext:value-type="float">
            <text:p>0.9170932</text:p>
          </table:table-cell>
          <table:table-cell office:value-type="float" office:value="0.8246543" calcext:value-type="float">
            <text:p>0.8246543</text:p>
          </table:table-cell>
          <table:table-cell office:value-type="float" office:value="0.7036007" calcext:value-type="float">
            <text:p>0.7036007</text:p>
          </table:table-cell>
          <table:table-cell office:value-type="float" office:value="0.7696103" calcext:value-type="float">
            <text:p>0.7696103</text:p>
          </table:table-cell>
          <table:table-cell office:value-type="float" office:value="0.3426616" calcext:value-type="float">
            <text:p>0.3426616</text:p>
          </table:table-cell>
          <table:table-cell office:value-type="float" office:value="0.5166585" calcext:value-type="float">
            <text:p>0.5166585</text:p>
          </table:table-cell>
          <table:table-cell office:value-type="float" office:value="0.1419078" calcext:value-type="float">
            <text:p>0.1419078</text:p>
          </table:table-cell>
          <table:table-cell office:value-type="float" office:value="0.1111016" calcext:value-type="float">
            <text:p>0.1111016</text:p>
          </table:table-cell>
          <table:table-cell office:value-type="float" office:value="0.4011301" calcext:value-type="float">
            <text:p>0.4011301</text:p>
          </table:table-cell>
          <table:table-cell office:value-type="float" office:value="0.8484823" calcext:value-type="float">
            <text:p>0.8484823</text:p>
          </table:table-cell>
          <table:table-cell office:value-type="float" office:value="0.1265672" calcext:value-type="float">
            <text:p>0.1265672</text:p>
          </table:table-cell>
          <table:table-cell office:value-type="float" office:value="0.8675303" calcext:value-type="float">
            <text:p>0.86753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4828186" calcext:value-type="float">
            <text:p>0.4828186</text:p>
          </table:table-cell>
          <table:table-cell office:value-type="float" office:value="4.257475" calcext:value-type="float">
            <text:p>4.257475</text:p>
          </table:table-cell>
          <table:table-cell office:value-type="float" office:value="0.4828186" calcext:value-type="float">
            <text:p>0.4828186</text:p>
          </table:table-cell>
          <table:table-cell office:value-type="float" office:value="0.1711734" calcext:value-type="float">
            <text:p>0.1711734</text:p>
          </table:table-cell>
          <table:table-cell office:value-type="float" office:value="0.9412772" calcext:value-type="float">
            <text:p>0.9412772</text:p>
          </table:table-cell>
          <table:table-cell office:value-type="float" office:value="0.6110921" calcext:value-type="float">
            <text:p>0.6110921</text:p>
          </table:table-cell>
          <table:table-cell office:value-type="float" office:value="0.6570025" calcext:value-type="float">
            <text:p>0.6570025</text:p>
          </table:table-cell>
          <table:table-cell office:value-type="float" office:value="0.5194421" calcext:value-type="float">
            <text:p>0.5194421</text:p>
          </table:table-cell>
          <table:table-cell office:value-type="float" office:value="0.5560692" calcext:value-type="float">
            <text:p>0.5560692</text:p>
          </table:table-cell>
          <table:table-cell office:value-type="float" office:value="0.6915076" calcext:value-type="float">
            <text:p>0.6915076</text:p>
          </table:table-cell>
          <table:table-cell office:value-type="float" office:value="0.622921" calcext:value-type="float">
            <text:p>0.622921</text:p>
          </table:table-cell>
          <table:table-cell office:value-type="float" office:value="0.2180359" calcext:value-type="float">
            <text:p>0.2180359</text:p>
          </table:table-cell>
          <table:table-cell office:value-type="float" office:value="0.4832698" calcext:value-type="float">
            <text:p>0.4832698</text:p>
          </table:table-cell>
          <table:table-cell office:value-type="float" office:value="0.9782136" calcext:value-type="float">
            <text:p>0.9782136</text:p>
          </table:table-cell>
          <table:table-cell office:value-type="float" office:value="0.1952388" calcext:value-type="float">
            <text:p>0.1952388</text:p>
          </table:table-cell>
          <table:table-cell office:value-type="float" office:value="0.6994724" calcext:value-type="float">
            <text:p>0.6994724</text:p>
          </table:table-cell>
          <table:table-cell office:value-type="float" office:value="0.4735652" calcext:value-type="float">
            <text:p>0.4735652</text:p>
          </table:table-cell>
          <table:table-cell office:value-type="float" office:value="0.5259819" calcext:value-type="float">
            <text:p>0.5259819</text:p>
          </table:table-cell>
          <table:table-cell office:value-type="float" office:value="0.9207462" calcext:value-type="float">
            <text:p>0.9207462</text:p>
          </table:table-cell>
          <table:table-cell office:value-type="float" office:value="0.7410836" calcext:value-type="float">
            <text:p>0.7410836</text:p>
          </table:table-cell>
          <table:table-cell office:value-type="float" office:value="0.7737898" calcext:value-type="float">
            <text:p>0.7737898</text:p>
          </table:table-cell>
          <table:table-cell office:value-type="float" office:value="0.8987407" calcext:value-type="float">
            <text:p>0.8987407</text:p>
          </table:table-cell>
          <table:table-cell office:value-type="float" office:value="0.3444511" calcext:value-type="float">
            <text:p>0.3444511</text:p>
          </table:table-cell>
          <table:table-cell office:value-type="float" office:value="0.3390903" calcext:value-type="float">
            <text:p>0.3390903</text:p>
          </table:table-cell>
          <table:table-cell office:value-type="float" office:value="0.8503525" calcext:value-type="float">
            <text:p>0.8503525</text:p>
          </table:table-cell>
          <table:table-cell office:value-type="float" office:value="0.5813527" calcext:value-type="float">
            <text:p>0.5813527</text:p>
          </table:table-cell>
          <table:table-cell office:value-type="float" office:value="0.3587507" calcext:value-type="float">
            <text:p>0.3587507</text:p>
          </table:table-cell>
          <table:table-cell office:value-type="float" office:value="0.4766537" calcext:value-type="float">
            <text:p>0.4766537</text:p>
          </table:table-cell>
          <table:table-cell office:value-type="float" office:value="0.04194861" calcext:value-type="float">
            <text:p>0.04194861</text:p>
          </table:table-cell>
          <table:table-cell office:value-type="float" office:value="0.3049914" calcext:value-type="float">
            <text:p>0.3049914</text:p>
          </table:table-cell>
          <table:table-cell office:value-type="float" office:value="0.2837496" calcext:value-type="float">
            <text:p>0.2837496</text:p>
          </table:table-cell>
          <table:table-cell office:value-type="float" office:value="0.6990533" calcext:value-type="float">
            <text:p>0.69905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564731" calcext:value-type="float">
            <text:p>0.2564731</text:p>
          </table:table-cell>
        </table:table-row>
        <table:table-row table:style-name="ro1">
          <table:table-cell office:value-type="float" office:value="0.7518635" calcext:value-type="float">
            <text:p>0.7518635</text:p>
          </table:table-cell>
          <table:table-cell office:value-type="float" office:value="3.367637" calcext:value-type="float">
            <text:p>3.367637</text:p>
          </table:table-cell>
          <table:table-cell office:value-type="float" office:value="0.7518635" calcext:value-type="float">
            <text:p>0.7518635</text:p>
          </table:table-cell>
          <table:table-cell office:value-type="float" office:value="0.1097429" calcext:value-type="float">
            <text:p>0.1097429</text:p>
          </table:table-cell>
          <table:table-cell office:value-type="float" office:value="0.9736381" calcext:value-type="float">
            <text:p>0.9736381</text:p>
          </table:table-cell>
          <table:table-cell office:value-type="float" office:value="0.4619677" calcext:value-type="float">
            <text:p>0.4619677</text:p>
          </table:table-cell>
          <table:table-cell office:value-type="float" office:value="0.8417904" calcext:value-type="float">
            <text:p>0.8417904</text:p>
          </table:table-cell>
          <table:table-cell office:value-type="float" office:value="0.04234368" calcext:value-type="float">
            <text:p>0.04234368</text:p>
          </table:table-cell>
          <table:table-cell office:value-type="float" office:value="0.04538272" calcext:value-type="float">
            <text:p>0.04538272</text:p>
          </table:table-cell>
          <table:table-cell office:value-type="float" office:value="0.4947897" calcext:value-type="float">
            <text:p>0.4947897</text:p>
          </table:table-cell>
          <table:table-cell office:value-type="float" office:value="0.1801396" calcext:value-type="float">
            <text:p>0.1801396</text:p>
          </table:table-cell>
          <table:table-cell office:value-type="float" office:value="0.3751581" calcext:value-type="float">
            <text:p>0.3751581</text:p>
          </table:table-cell>
          <table:table-cell office:value-type="float" office:value="0.3271745" calcext:value-type="float">
            <text:p>0.3271745</text:p>
          </table:table-cell>
          <table:table-cell office:value-type="float" office:value="0.7652296" calcext:value-type="float">
            <text:p>0.7652296</text:p>
          </table:table-cell>
          <table:table-cell office:value-type="float" office:value="0.01835254" calcext:value-type="float">
            <text:p>0.01835254</text:p>
          </table:table-cell>
          <table:table-cell office:value-type="float" office:value="0.4802032" calcext:value-type="float">
            <text:p>0.4802032</text:p>
          </table:table-cell>
          <table:table-cell office:value-type="float" office:value="0.3645104" calcext:value-type="float">
            <text:p>0.3645104</text:p>
          </table:table-cell>
          <table:table-cell office:value-type="float" office:value="0.9192578" calcext:value-type="float">
            <text:p>0.9192578</text:p>
          </table:table-cell>
          <table:table-cell office:value-type="float" office:value="0.7613089" calcext:value-type="float">
            <text:p>0.7613089</text:p>
          </table:table-cell>
          <table:table-cell office:value-type="float" office:value="0.4148039" calcext:value-type="float">
            <text:p>0.4148039</text:p>
          </table:table-cell>
          <table:table-cell office:value-type="float" office:value="0.7831571" calcext:value-type="float">
            <text:p>0.7831571</text:p>
          </table:table-cell>
          <table:table-cell office:value-type="float" office:value="0.6344479" calcext:value-type="float">
            <text:p>0.6344479</text:p>
          </table:table-cell>
          <table:table-cell office:value-type="float" office:value="0.3591815" calcext:value-type="float">
            <text:p>0.3591815</text:p>
          </table:table-cell>
          <table:table-cell office:value-type="float" office:value="0.5434908" calcext:value-type="float">
            <text:p>0.5434908</text:p>
          </table:table-cell>
          <table:table-cell office:value-type="float" office:value="0.8428176" calcext:value-type="float">
            <text:p>0.8428176</text:p>
          </table:table-cell>
          <table:table-cell office:value-type="float" office:value="0.168477" calcext:value-type="float">
            <text:p>0.168477</text:p>
          </table:table-cell>
          <table:table-cell office:value-type="float" office:value="0.730955" calcext:value-type="float">
            <text:p>0.730955</text:p>
          </table:table-cell>
          <table:table-cell office:value-type="float" office:value="0.06143052" calcext:value-type="float">
            <text:p>0.06143052</text:p>
          </table:table-cell>
          <table:table-cell office:value-type="float" office:value="0.9676391" calcext:value-type="float">
            <text:p>0.9676391</text:p>
          </table:table-cell>
          <table:table-cell office:value-type="float" office:value="0.1491244" calcext:value-type="float">
            <text:p>0.1491244</text:p>
          </table:table-cell>
          <table:table-cell office:value-type="float" office:value="0.8152121" calcext:value-type="float">
            <text:p>0.8152121</text:p>
          </table:table-cell>
          <table:table-cell office:value-type="float" office:value="0.4770984" calcext:value-type="float">
            <text:p>0.47709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6198138" calcext:value-type="float">
            <text:p>0.06198138</text:p>
          </table:table-cell>
        </table:table-row>
        <table:table-row table:style-name="ro1">
          <table:table-cell office:value-type="float" office:value="0.5106865" calcext:value-type="float">
            <text:p>0.5106865</text:p>
          </table:table-cell>
          <table:table-cell office:value-type="float" office:value="3.494295" calcext:value-type="float">
            <text:p>3.494295</text:p>
          </table:table-cell>
          <table:table-cell office:value-type="float" office:value="0.5106865" calcext:value-type="float">
            <text:p>0.5106865</text:p>
          </table:table-cell>
          <table:table-cell office:value-type="float" office:value="0.1967179" calcext:value-type="float">
            <text:p>0.1967179</text:p>
          </table:table-cell>
          <table:table-cell office:value-type="float" office:value="0.4427813" calcext:value-type="float">
            <text:p>0.4427813</text:p>
          </table:table-cell>
          <table:table-cell office:value-type="float" office:value="0.8428778" calcext:value-type="float">
            <text:p>0.8428778</text:p>
          </table:table-cell>
          <table:table-cell office:value-type="float" office:value="0.1560953" calcext:value-type="float">
            <text:p>0.1560953</text:p>
          </table:table-cell>
          <table:table-cell office:value-type="float" office:value="0.212984" calcext:value-type="float">
            <text:p>0.212984</text:p>
          </table:table-cell>
          <table:table-cell office:value-type="float" office:value="0.1768863" calcext:value-type="float">
            <text:p>0.1768863</text:p>
          </table:table-cell>
          <table:table-cell office:value-type="float" office:value="0.2192692" calcext:value-type="float">
            <text:p>0.2192692</text:p>
          </table:table-cell>
          <table:table-cell office:value-type="float" office:value="0.1090548" calcext:value-type="float">
            <text:p>0.1090548</text:p>
          </table:table-cell>
          <table:table-cell office:value-type="float" office:value="0.6067241" calcext:value-type="float">
            <text:p>0.6067241</text:p>
          </table:table-cell>
          <table:table-cell office:value-type="float" office:value="0.1594373" calcext:value-type="float">
            <text:p>0.1594373</text:p>
          </table:table-cell>
          <table:table-cell office:value-type="float" office:value="0.3262797" calcext:value-type="float">
            <text:p>0.3262797</text:p>
          </table:table-cell>
          <table:table-cell office:value-type="float" office:value="0.9906327" calcext:value-type="float">
            <text:p>0.9906327</text:p>
          </table:table-cell>
          <table:table-cell office:value-type="float" office:value="0.2642928" calcext:value-type="float">
            <text:p>0.2642928</text:p>
          </table:table-cell>
          <table:table-cell office:value-type="float" office:value="0.9852697" calcext:value-type="float">
            <text:p>0.9852697</text:p>
          </table:table-cell>
          <table:table-cell office:value-type="float" office:value="0.7955994" calcext:value-type="float">
            <text:p>0.7955994</text:p>
          </table:table-cell>
          <table:table-cell office:value-type="float" office:value="0.007534881" calcext:value-type="float">
            <text:p>0.007534881</text:p>
          </table:table-cell>
          <table:table-cell office:value-type="float" office:value="0.4128757" calcext:value-type="float">
            <text:p>0.4128757</text:p>
          </table:table-cell>
          <table:table-cell office:value-type="float" office:value="0.2973202" calcext:value-type="float">
            <text:p>0.2973202</text:p>
          </table:table-cell>
          <table:table-cell office:value-type="float" office:value="0.5090146" calcext:value-type="float">
            <text:p>0.5090146</text:p>
          </table:table-cell>
          <table:table-cell office:value-type="float" office:value="0.8928242" calcext:value-type="float">
            <text:p>0.8928242</text:p>
          </table:table-cell>
          <table:table-cell office:value-type="float" office:value="0.4897793" calcext:value-type="float">
            <text:p>0.4897793</text:p>
          </table:table-cell>
          <table:table-cell office:value-type="float" office:value="0.8066512" calcext:value-type="float">
            <text:p>0.8066512</text:p>
          </table:table-cell>
          <table:table-cell office:value-type="float" office:value="0.1883668" calcext:value-type="float">
            <text:p>0.1883668</text:p>
          </table:table-cell>
          <table:table-cell office:value-type="float" office:value="0.5551457" calcext:value-type="float">
            <text:p>0.5551457</text:p>
          </table:table-cell>
          <table:table-cell office:value-type="float" office:value="0.6669615" calcext:value-type="float">
            <text:p>0.6669615</text:p>
          </table:table-cell>
          <table:table-cell office:value-type="float" office:value="0.1307602" calcext:value-type="float">
            <text:p>0.1307602</text:p>
          </table:table-cell>
          <table:table-cell office:value-type="float" office:value="0.3058723" calcext:value-type="float">
            <text:p>0.3058723</text:p>
          </table:table-cell>
          <table:table-cell office:value-type="float" office:value="0.6288064" calcext:value-type="float">
            <text:p>0.6288064</text:p>
          </table:table-cell>
          <table:table-cell office:value-type="float" office:value="0.8654574" calcext:value-type="float">
            <text:p>0.86545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457697" calcext:value-type="float">
            <text:p>0.1457697</text:p>
          </table:table-cell>
        </table:table-row>
        <table:table-row table:style-name="ro1">
          <table:table-cell office:value-type="float" office:value="0.8261135" calcext:value-type="float">
            <text:p>0.8261135</text:p>
          </table:table-cell>
          <table:table-cell office:value-type="float" office:value="3.207166" calcext:value-type="float">
            <text:p>3.207166</text:p>
          </table:table-cell>
          <table:table-cell office:value-type="float" office:value="0.8261135" calcext:value-type="float">
            <text:p>0.8261135</text:p>
          </table:table-cell>
          <table:table-cell office:value-type="float" office:value="0.3857349" calcext:value-type="float">
            <text:p>0.3857349</text:p>
          </table:table-cell>
          <table:table-cell office:value-type="float" office:value="0.5734155" calcext:value-type="float">
            <text:p>0.5734155</text:p>
          </table:table-cell>
          <table:table-cell office:value-type="float" office:value="0.2157208" calcext:value-type="float">
            <text:p>0.2157208</text:p>
          </table:table-cell>
          <table:table-cell office:value-type="float" office:value="0.0008948008" calcext:value-type="float">
            <text:p>0.0008948008</text:p>
          </table:table-cell>
          <table:table-cell office:value-type="float" office:value="0.774597" calcext:value-type="float">
            <text:p>0.774597</text:p>
          </table:table-cell>
          <table:table-cell office:value-type="float" office:value="0.7540597" calcext:value-type="float">
            <text:p>0.7540597</text:p>
          </table:table-cell>
          <table:table-cell office:value-type="float" office:value="0.4949335" calcext:value-type="float">
            <text:p>0.4949335</text:p>
          </table:table-cell>
          <table:table-cell office:value-type="float" office:value="0.568911" calcext:value-type="float">
            <text:p>0.568911</text:p>
          </table:table-cell>
          <table:table-cell office:value-type="float" office:value="0.9117229" calcext:value-type="float">
            <text:p>0.9117229</text:p>
          </table:table-cell>
          <table:table-cell office:value-type="float" office:value="0.3484332" calcext:value-type="float">
            <text:p>0.3484332</text:p>
          </table:table-cell>
          <table:table-cell office:value-type="float" office:value="0.04390426" calcext:value-type="float">
            <text:p>0.04390426</text:p>
          </table:table-cell>
          <table:table-cell office:value-type="float" office:value="0.4858369" calcext:value-type="float">
            <text:p>0.4858369</text:p>
          </table:table-cell>
          <table:table-cell office:value-type="float" office:value="0.1254333" calcext:value-type="float">
            <text:p>0.1254333</text:p>
          </table:table-cell>
          <table:table-cell office:value-type="float" office:value="0.4663572" calcext:value-type="float">
            <text:p>0.4663572</text:p>
          </table:table-cell>
          <table:table-cell office:value-type="float" office:value="0.05371149" calcext:value-type="float">
            <text:p>0.05371149</text:p>
          </table:table-cell>
          <table:table-cell office:value-type="float" office:value="0.03616643" calcext:value-type="float">
            <text:p>0.03616643</text:p>
          </table:table-cell>
          <table:table-cell office:value-type="float" office:value="0.9801102" calcext:value-type="float">
            <text:p>0.9801102</text:p>
          </table:table-cell>
          <table:table-cell office:value-type="float" office:value="0.1758094" calcext:value-type="float">
            <text:p>0.1758094</text:p>
          </table:table-cell>
          <table:table-cell office:value-type="float" office:value="0.394469" calcext:value-type="float">
            <text:p>0.394469</text:p>
          </table:table-cell>
          <table:table-cell office:value-type="float" office:value="0.8368789" calcext:value-type="float">
            <text:p>0.8368789</text:p>
          </table:table-cell>
          <table:table-cell office:value-type="float" office:value="0.8432521" calcext:value-type="float">
            <text:p>0.8432521</text:p>
          </table:table-cell>
          <table:table-cell office:value-type="float" office:value="0.1864057" calcext:value-type="float">
            <text:p>0.1864057</text:p>
          </table:table-cell>
          <table:table-cell office:value-type="float" office:value="0.611641" calcext:value-type="float">
            <text:p>0.611641</text:p>
          </table:table-cell>
          <table:table-cell office:value-type="float" office:value="0.684573" calcext:value-type="float">
            <text:p>0.684573</text:p>
          </table:table-cell>
          <table:table-cell office:value-type="float" office:value="0.810983" calcext:value-type="float">
            <text:p>0.810983</text:p>
          </table:table-cell>
          <table:table-cell office:value-type="float" office:value="0.8693658" calcext:value-type="float">
            <text:p>0.8693658</text:p>
          </table:table-cell>
          <table:table-cell office:value-type="float" office:value="0.6271571" calcext:value-type="float">
            <text:p>0.6271571</text:p>
          </table:table-cell>
          <table:table-cell office:value-type="float" office:value="0.1552005" calcext:value-type="float">
            <text:p>0.1552005</text:p>
          </table:table-cell>
          <table:table-cell office:value-type="float" office:value="0.438387" calcext:value-type="float">
            <text:p>0.4383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4228266" calcext:value-type="float">
            <text:p>0.4228266</text:p>
          </table:table-cell>
          <table:table-cell office:value-type="float" office:value="4.118506" calcext:value-type="float">
            <text:p>4.118506</text:p>
          </table:table-cell>
          <table:table-cell office:value-type="float" office:value="0.4228266" calcext:value-type="float">
            <text:p>0.4228266</text:p>
          </table:table-cell>
          <table:table-cell office:value-type="float" office:value="0.7243357" calcext:value-type="float">
            <text:p>0.7243357</text:p>
          </table:table-cell>
          <table:table-cell office:value-type="float" office:value="0.5401438" calcext:value-type="float">
            <text:p>0.5401438</text:p>
          </table:table-cell>
          <table:table-cell office:value-type="float" office:value="0.6950012" calcext:value-type="float">
            <text:p>0.6950012</text:p>
          </table:table-cell>
          <table:table-cell office:value-type="float" office:value="0.8110041" calcext:value-type="float">
            <text:p>0.8110041</text:p>
          </table:table-cell>
          <table:table-cell office:value-type="float" office:value="0.2823754" calcext:value-type="float">
            <text:p>0.2823754</text:p>
          </table:table-cell>
          <table:table-cell office:value-type="float" office:value="0.5047958" calcext:value-type="float">
            <text:p>0.5047958</text:p>
          </table:table-cell>
          <table:table-cell office:value-type="float" office:value="0.1388595" calcext:value-type="float">
            <text:p>0.1388595</text:p>
          </table:table-cell>
          <table:table-cell office:value-type="float" office:value="0.5189124" calcext:value-type="float">
            <text:p>0.5189124</text:p>
          </table:table-cell>
          <table:table-cell office:value-type="float" office:value="0.741888" calcext:value-type="float">
            <text:p>0.741888</text:p>
          </table:table-cell>
          <table:table-cell office:value-type="float" office:value="0.9713685" calcext:value-type="float">
            <text:p>0.9713685</text:p>
          </table:table-cell>
          <table:table-cell office:value-type="float" office:value="0.4327655" calcext:value-type="float">
            <text:p>0.4327655</text:p>
          </table:table-cell>
          <table:table-cell office:value-type="float" office:value="0.9028512" calcext:value-type="float">
            <text:p>0.9028512</text:p>
          </table:table-cell>
          <table:table-cell office:value-type="float" office:value="0.6721357" calcext:value-type="float">
            <text:p>0.6721357</text:p>
          </table:table-cell>
          <table:table-cell office:value-type="float" office:value="0.04957215" calcext:value-type="float">
            <text:p>0.04957215</text:p>
          </table:table-cell>
          <table:table-cell office:value-type="float" office:value="0.3033737" calcext:value-type="float">
            <text:p>0.3033737</text:p>
          </table:table-cell>
          <table:table-cell office:value-type="float" office:value="0.1950101" calcext:value-type="float">
            <text:p>0.1950101</text:p>
          </table:table-cell>
          <table:table-cell office:value-type="float" office:value="0.5037938" calcext:value-type="float">
            <text:p>0.5037938</text:p>
          </table:table-cell>
          <table:table-cell office:value-type="float" office:value="0.7441627" calcext:value-type="float">
            <text:p>0.7441627</text:p>
          </table:table-cell>
          <table:table-cell office:value-type="float" office:value="0.7975957" calcext:value-type="float">
            <text:p>0.7975957</text:p>
          </table:table-cell>
          <table:table-cell office:value-type="float" office:value="0.5036032" calcext:value-type="float">
            <text:p>0.5036032</text:p>
          </table:table-cell>
          <table:table-cell office:value-type="float" office:value="0.1506718" calcext:value-type="float">
            <text:p>0.1506718</text:p>
          </table:table-cell>
          <table:table-cell office:value-type="float" office:value="0.1904194" calcext:value-type="float">
            <text:p>0.1904194</text:p>
          </table:table-cell>
          <table:table-cell office:value-type="float" office:value="0.4426308" calcext:value-type="float">
            <text:p>0.4426308</text:p>
          </table:table-cell>
          <table:table-cell office:value-type="float" office:value="0.1017778" calcext:value-type="float">
            <text:p>0.1017778</text:p>
          </table:table-cell>
          <table:table-cell office:value-type="float" office:value="0.8455911" calcext:value-type="float">
            <text:p>0.8455911</text:p>
          </table:table-cell>
          <table:table-cell office:value-type="float" office:value="0.8784144" calcext:value-type="float">
            <text:p>0.8784144</text:p>
          </table:table-cell>
          <table:table-cell office:value-type="float" office:value="0.4047167" calcext:value-type="float">
            <text:p>0.4047167</text:p>
          </table:table-cell>
          <table:table-cell office:value-type="float" office:value="0.7185194" calcext:value-type="float">
            <text:p>0.7185194</text:p>
          </table:table-cell>
          <table:table-cell office:value-type="float" office:value="0.2698012" calcext:value-type="float">
            <text:p>0.26980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023835" calcext:value-type="float">
            <text:p>0.2023835</text:p>
          </table:table-cell>
        </table:table-row>
        <table:table-row table:style-name="ro1">
          <table:table-cell office:value-type="float" office:value="0.6152002" calcext:value-type="float">
            <text:p>0.6152002</text:p>
          </table:table-cell>
          <table:table-cell office:value-type="float" office:value="4.828198" calcext:value-type="float">
            <text:p>4.828198</text:p>
          </table:table-cell>
          <table:table-cell office:value-type="float" office:value="0.6152002" calcext:value-type="float">
            <text:p>0.6152002</text:p>
          </table:table-cell>
          <table:table-cell office:value-type="float" office:value="0.9760211" calcext:value-type="float">
            <text:p>0.9760211</text:p>
          </table:table-cell>
          <table:table-cell office:value-type="float" office:value="0.827023" calcext:value-type="float">
            <text:p>0.827023</text:p>
          </table:table-cell>
          <table:table-cell office:value-type="float" office:value="0.9403545" calcext:value-type="float">
            <text:p>0.9403545</text:p>
          </table:table-cell>
          <table:table-cell office:value-type="float" office:value="0.9156677" calcext:value-type="float">
            <text:p>0.9156677</text:p>
          </table:table-cell>
          <table:table-cell office:value-type="float" office:value="0.848814" calcext:value-type="float">
            <text:p>0.848814</text:p>
          </table:table-cell>
          <table:table-cell office:value-type="float" office:value="0.5829857" calcext:value-type="float">
            <text:p>0.5829857</text:p>
          </table:table-cell>
          <table:table-cell office:value-type="float" office:value="0.4532976" calcext:value-type="float">
            <text:p>0.4532976</text:p>
          </table:table-cell>
          <table:table-cell office:value-type="float" office:value="0.4167851" calcext:value-type="float">
            <text:p>0.4167851</text:p>
          </table:table-cell>
          <table:table-cell office:value-type="float" office:value="0.7503378" calcext:value-type="float">
            <text:p>0.7503378</text:p>
          </table:table-cell>
          <table:table-cell office:value-type="float" office:value="0.8411563" calcext:value-type="float">
            <text:p>0.8411563</text:p>
          </table:table-cell>
          <table:table-cell office:value-type="float" office:value="0.4763163" calcext:value-type="float">
            <text:p>0.4763163</text:p>
          </table:table-cell>
          <table:table-cell office:value-type="float" office:value="0.4316466" calcext:value-type="float">
            <text:p>0.4316466</text:p>
          </table:table-cell>
          <table:table-cell office:value-type="float" office:value="0.5968733" calcext:value-type="float">
            <text:p>0.5968733</text:p>
          </table:table-cell>
          <table:table-cell office:value-type="float" office:value="0.3332757" calcext:value-type="float">
            <text:p>0.3332757</text:p>
          </table:table-cell>
          <table:table-cell office:value-type="float" office:value="0.6925802" calcext:value-type="float">
            <text:p>0.6925802</text:p>
          </table:table-cell>
          <table:table-cell office:value-type="float" office:value="0.9959862" calcext:value-type="float">
            <text:p>0.9959862</text:p>
          </table:table-cell>
          <table:table-cell office:value-type="float" office:value="0.1690102" calcext:value-type="float">
            <text:p>0.1690102</text:p>
          </table:table-cell>
          <table:table-cell office:value-type="float" office:value="0.5827952" calcext:value-type="float">
            <text:p>0.5827952</text:p>
          </table:table-cell>
          <table:table-cell office:value-type="float" office:value="0.9653919" calcext:value-type="float">
            <text:p>0.9653919</text:p>
          </table:table-cell>
          <table:table-cell office:value-type="float" office:value="0.9909514" calcext:value-type="float">
            <text:p>0.9909514</text:p>
          </table:table-cell>
          <table:table-cell office:value-type="float" office:value="0.2224404" calcext:value-type="float">
            <text:p>0.2224404</text:p>
          </table:table-cell>
          <table:table-cell office:value-type="float" office:value="0.4366812" calcext:value-type="float">
            <text:p>0.4366812</text:p>
          </table:table-cell>
          <table:table-cell office:value-type="float" office:value="0.1685858" calcext:value-type="float">
            <text:p>0.1685858</text:p>
          </table:table-cell>
          <table:table-cell office:value-type="float" office:value="0.8076264" calcext:value-type="float">
            <text:p>0.8076264</text:p>
          </table:table-cell>
          <table:table-cell office:value-type="float" office:value="0.7483146" calcext:value-type="float">
            <text:p>0.7483146</text:p>
          </table:table-cell>
          <table:table-cell office:value-type="float" office:value="0.7131208" calcext:value-type="float">
            <text:p>0.7131208</text:p>
          </table:table-cell>
          <table:table-cell office:value-type="float" office:value="0.7546467" calcext:value-type="float">
            <text:p>0.7546467</text:p>
          </table:table-cell>
          <table:table-cell office:value-type="float" office:value="0.8953363" calcext:value-type="float">
            <text:p>0.8953363</text:p>
          </table:table-cell>
          <table:table-cell office:value-type="float" office:value="0.4335614" calcext:value-type="float">
            <text:p>0.43356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92181" calcext:value-type="float">
            <text:p>0.92181</text:p>
          </table:table-cell>
          <table:table-cell office:value-type="float" office:value="3.274341" calcext:value-type="float">
            <text:p>3.274341</text:p>
          </table:table-cell>
          <table:table-cell office:value-type="float" office:value="0.92181" calcext:value-type="float">
            <text:p>0.92181</text:p>
          </table:table-cell>
          <table:table-cell office:value-type="float" office:value="0.685562" calcext:value-type="float">
            <text:p>0.685562</text:p>
          </table:table-cell>
          <table:table-cell office:value-type="float" office:value="0.1021273" calcext:value-type="float">
            <text:p>0.1021273</text:p>
          </table:table-cell>
          <table:table-cell office:value-type="float" office:value="0.9915502" calcext:value-type="float">
            <text:p>0.9915502</text:p>
          </table:table-cell>
          <table:table-cell office:value-type="float" office:value="0.1302122" calcext:value-type="float">
            <text:p>0.1302122</text:p>
          </table:table-cell>
          <table:table-cell office:value-type="float" office:value="0.9564492" calcext:value-type="float">
            <text:p>0.9564492</text:p>
          </table:table-cell>
          <table:table-cell office:value-type="float" office:value="0.3059779" calcext:value-type="float">
            <text:p>0.3059779</text:p>
          </table:table-cell>
          <table:table-cell office:value-type="float" office:value="0.33886" calcext:value-type="float">
            <text:p>0.33886</text:p>
          </table:table-cell>
          <table:table-cell office:value-type="float" office:value="0.3569919" calcext:value-type="float">
            <text:p>0.3569919</text:p>
          </table:table-cell>
          <table:table-cell office:value-type="float" office:value="0.3073875" calcext:value-type="float">
            <text:p>0.3073875</text:p>
          </table:table-cell>
          <table:table-cell office:value-type="float" office:value="0.02599994" calcext:value-type="float">
            <text:p>0.02599994</text:p>
          </table:table-cell>
          <table:table-cell office:value-type="float" office:value="0.9209986" calcext:value-type="float">
            <text:p>0.9209986</text:p>
          </table:table-cell>
          <table:table-cell office:value-type="float" office:value="0.7787708" calcext:value-type="float">
            <text:p>0.7787708</text:p>
          </table:table-cell>
          <table:table-cell office:value-type="float" office:value="0.8066443" calcext:value-type="float">
            <text:p>0.8066443</text:p>
          </table:table-cell>
          <table:table-cell office:value-type="float" office:value="0.2811628" calcext:value-type="float">
            <text:p>0.2811628</text:p>
          </table:table-cell>
          <table:table-cell office:value-type="float" office:value="0.7139907" calcext:value-type="float">
            <text:p>0.7139907</text:p>
          </table:table-cell>
          <table:table-cell office:value-type="float" office:value="0.02183368" calcext:value-type="float">
            <text:p>0.02183368</text:p>
          </table:table-cell>
          <table:table-cell office:value-type="float" office:value="0.6350045" calcext:value-type="float">
            <text:p>0.6350045</text:p>
          </table:table-cell>
          <table:table-cell office:value-type="float" office:value="0.3534631" calcext:value-type="float">
            <text:p>0.3534631</text:p>
          </table:table-cell>
          <table:table-cell office:value-type="float" office:value="0.1324702" calcext:value-type="float">
            <text:p>0.1324702</text:p>
          </table:table-cell>
          <table:table-cell office:value-type="float" office:value="0.1237677" calcext:value-type="float">
            <text:p>0.1237677</text:p>
          </table:table-cell>
          <table:table-cell office:value-type="float" office:value="0.5093804" calcext:value-type="float">
            <text:p>0.5093804</text:p>
          </table:table-cell>
          <table:table-cell office:value-type="float" office:value="0.284958" calcext:value-type="float">
            <text:p>0.284958</text:p>
          </table:table-cell>
          <table:table-cell office:value-type="float" office:value="0.3479912" calcext:value-type="float">
            <text:p>0.3479912</text:p>
          </table:table-cell>
          <table:table-cell office:value-type="float" office:value="0.9296382" calcext:value-type="float">
            <text:p>0.9296382</text:p>
          </table:table-cell>
          <table:table-cell office:value-type="float" office:value="0.8738938" calcext:value-type="float">
            <text:p>0.8738938</text:p>
          </table:table-cell>
          <table:table-cell office:value-type="float" office:value="0.8354728" calcext:value-type="float">
            <text:p>0.8354728</text:p>
          </table:table-cell>
          <table:table-cell office:value-type="float" office:value="0.8101423" calcext:value-type="float">
            <text:p>0.8101423</text:p>
          </table:table-cell>
          <table:table-cell office:value-type="float" office:value="0.9592186" calcext:value-type="float">
            <text:p>0.9592186</text:p>
          </table:table-cell>
          <table:table-cell office:value-type="float" office:value="0.08537045" calcext:value-type="float">
            <text:p>0.085370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2770078" calcext:value-type="float">
            <text:p>0.2770078</text:p>
          </table:table-cell>
          <table:table-cell office:value-type="float" office:value="4.94801" calcext:value-type="float">
            <text:p>4.94801</text:p>
          </table:table-cell>
          <table:table-cell office:value-type="float" office:value="0.2770078" calcext:value-type="float">
            <text:p>0.2770078</text:p>
          </table:table-cell>
          <table:table-cell office:value-type="float" office:value="0.1144375" calcext:value-type="float">
            <text:p>0.1144375</text:p>
          </table:table-cell>
          <table:table-cell office:value-type="float" office:value="0.05979317" calcext:value-type="float">
            <text:p>0.05979317</text:p>
          </table:table-cell>
          <table:table-cell office:value-type="float" office:value="0.4429503" calcext:value-type="float">
            <text:p>0.4429503</text:p>
          </table:table-cell>
          <table:table-cell office:value-type="float" office:value="0.8151564" calcext:value-type="float">
            <text:p>0.8151564</text:p>
          </table:table-cell>
          <table:table-cell office:value-type="float" office:value="0.5553177" calcext:value-type="float">
            <text:p>0.5553177</text:p>
          </table:table-cell>
          <table:table-cell office:value-type="float" office:value="0.6528759" calcext:value-type="float">
            <text:p>0.6528759</text:p>
          </table:table-cell>
          <table:table-cell office:value-type="float" office:value="0.7902289" calcext:value-type="float">
            <text:p>0.7902289</text:p>
          </table:table-cell>
          <table:table-cell office:value-type="float" office:value="0.05211296" calcext:value-type="float">
            <text:p>0.05211296</text:p>
          </table:table-cell>
          <table:table-cell office:value-type="float" office:value="0.9785896" calcext:value-type="float">
            <text:p>0.9785896</text:p>
          </table:table-cell>
          <table:table-cell office:value-type="float" office:value="0.9741525" calcext:value-type="float">
            <text:p>0.9741525</text:p>
          </table:table-cell>
          <table:table-cell office:value-type="float" office:value="0.5340057" calcext:value-type="float">
            <text:p>0.5340057</text:p>
          </table:table-cell>
          <table:table-cell office:value-type="float" office:value="0.2293321" calcext:value-type="float">
            <text:p>0.2293321</text:p>
          </table:table-cell>
          <table:table-cell office:value-type="float" office:value="0.8329217" calcext:value-type="float">
            <text:p>0.8329217</text:p>
          </table:table-cell>
          <table:table-cell office:value-type="float" office:value="0.8671837" calcext:value-type="float">
            <text:p>0.8671837</text:p>
          </table:table-cell>
          <table:table-cell office:value-type="float" office:value="0.71306" calcext:value-type="float">
            <text:p>0.71306</text:p>
          </table:table-cell>
          <table:table-cell office:value-type="float" office:value="0.1517232" calcext:value-type="float">
            <text:p>0.1517232</text:p>
          </table:table-cell>
          <table:table-cell office:value-type="float" office:value="0.8205945" calcext:value-type="float">
            <text:p>0.8205945</text:p>
          </table:table-cell>
          <table:table-cell office:value-type="float" office:value="0.8779881" calcext:value-type="float">
            <text:p>0.8779881</text:p>
          </table:table-cell>
          <table:table-cell office:value-type="float" office:value="0.8744209" calcext:value-type="float">
            <text:p>0.8744209</text:p>
          </table:table-cell>
          <table:table-cell office:value-type="float" office:value="0.877648" calcext:value-type="float">
            <text:p>0.877648</text:p>
          </table:table-cell>
          <table:table-cell office:value-type="float" office:value="0.9445044" calcext:value-type="float">
            <text:p>0.9445044</text:p>
          </table:table-cell>
          <table:table-cell office:value-type="float" office:value="0.9361178" calcext:value-type="float">
            <text:p>0.9361178</text:p>
          </table:table-cell>
          <table:table-cell office:value-type="float" office:value="0.348191" calcext:value-type="float">
            <text:p>0.348191</text:p>
          </table:table-cell>
          <table:table-cell office:value-type="float" office:value="0.6448022" calcext:value-type="float">
            <text:p>0.6448022</text:p>
          </table:table-cell>
          <table:table-cell office:value-type="float" office:value="0.5711244" calcext:value-type="float">
            <text:p>0.5711244</text:p>
          </table:table-cell>
          <table:table-cell office:value-type="float" office:value="0.04233416" calcext:value-type="float">
            <text:p>0.04233416</text:p>
          </table:table-cell>
          <table:table-cell office:value-type="float" office:value="0.5485998" calcext:value-type="float">
            <text:p>0.5485998</text:p>
          </table:table-cell>
          <table:table-cell office:value-type="float" office:value="0.3150558" calcext:value-type="float">
            <text:p>0.3150558</text:p>
          </table:table-cell>
          <table:table-cell office:value-type="float" office:value="0.4011315" calcext:value-type="float">
            <text:p>0.40113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515749" calcext:value-type="float">
            <text:p>0.515749</text:p>
          </table:table-cell>
          <table:table-cell office:value-type="float" office:value="4.305278" calcext:value-type="float">
            <text:p>4.305278</text:p>
          </table:table-cell>
          <table:table-cell office:value-type="float" office:value="0.515749" calcext:value-type="float">
            <text:p>0.515749</text:p>
          </table:table-cell>
          <table:table-cell office:value-type="float" office:value="0.2867471" calcext:value-type="float">
            <text:p>0.2867471</text:p>
          </table:table-cell>
          <table:table-cell office:value-type="float" office:value="0.3784024" calcext:value-type="float">
            <text:p>0.3784024</text:p>
          </table:table-cell>
          <table:table-cell office:value-type="float" office:value="0.3332349" calcext:value-type="float">
            <text:p>0.3332349</text:p>
          </table:table-cell>
          <table:table-cell office:value-type="float" office:value="0.4919942" calcext:value-type="float">
            <text:p>0.4919942</text:p>
          </table:table-cell>
          <table:table-cell office:value-type="float" office:value="0.6916666" calcext:value-type="float">
            <text:p>0.6916666</text:p>
          </table:table-cell>
          <table:table-cell office:value-type="float" office:value="0.9458491" calcext:value-type="float">
            <text:p>0.9458491</text:p>
          </table:table-cell>
          <table:table-cell office:value-type="float" office:value="0.9394606" calcext:value-type="float">
            <text:p>0.9394606</text:p>
          </table:table-cell>
          <table:table-cell office:value-type="float" office:value="0.5681027" calcext:value-type="float">
            <text:p>0.5681027</text:p>
          </table:table-cell>
          <table:table-cell office:value-type="float" office:value="0.5622675" calcext:value-type="float">
            <text:p>0.5622675</text:p>
          </table:table-cell>
          <table:table-cell office:value-type="float" office:value="0.2012391" calcext:value-type="float">
            <text:p>0.2012391</text:p>
          </table:table-cell>
          <table:table-cell office:value-type="float" office:value="0.7570163" calcext:value-type="float">
            <text:p>0.7570163</text:p>
          </table:table-cell>
          <table:table-cell office:value-type="float" office:value="0.4790422" calcext:value-type="float">
            <text:p>0.4790422</text:p>
          </table:table-cell>
          <table:table-cell office:value-type="float" office:value="0.2548222" calcext:value-type="float">
            <text:p>0.2548222</text:p>
          </table:table-cell>
          <table:table-cell office:value-type="float" office:value="0.1792633" calcext:value-type="float">
            <text:p>0.1792633</text:p>
          </table:table-cell>
          <table:table-cell office:value-type="float" office:value="0.5732626" calcext:value-type="float">
            <text:p>0.5732626</text:p>
          </table:table-cell>
          <table:table-cell office:value-type="float" office:value="0.936767" calcext:value-type="float">
            <text:p>0.936767</text:p>
          </table:table-cell>
          <table:table-cell office:value-type="float" office:value="0.703189" calcext:value-type="float">
            <text:p>0.703189</text:p>
          </table:table-cell>
          <table:table-cell office:value-type="float" office:value="0.3585138" calcext:value-type="float">
            <text:p>0.3585138</text:p>
          </table:table-cell>
          <table:table-cell office:value-type="float" office:value="0.8315596" calcext:value-type="float">
            <text:p>0.8315596</text:p>
          </table:table-cell>
          <table:table-cell office:value-type="float" office:value="0.286873" calcext:value-type="float">
            <text:p>0.286873</text:p>
          </table:table-cell>
          <table:table-cell office:value-type="float" office:value="0.4950865" calcext:value-type="float">
            <text:p>0.4950865</text:p>
          </table:table-cell>
          <table:table-cell office:value-type="float" office:value="0.5580871" calcext:value-type="float">
            <text:p>0.5580871</text:p>
          </table:table-cell>
          <table:table-cell office:value-type="float" office:value="0.9748027" calcext:value-type="float">
            <text:p>0.9748027</text:p>
          </table:table-cell>
          <table:table-cell office:value-type="float" office:value="0.7612588" calcext:value-type="float">
            <text:p>0.7612588</text:p>
          </table:table-cell>
          <table:table-cell office:value-type="float" office:value="0.8276905" calcext:value-type="float">
            <text:p>0.8276905</text:p>
          </table:table-cell>
          <table:table-cell office:value-type="float" office:value="0.6813908" calcext:value-type="float">
            <text:p>0.6813908</text:p>
          </table:table-cell>
          <table:table-cell office:value-type="float" office:value="0.1097154" calcext:value-type="float">
            <text:p>0.1097154</text:p>
          </table:table-cell>
          <table:table-cell office:value-type="float" office:value="0.3231621" calcext:value-type="float">
            <text:p>0.3231621</text:p>
          </table:table-cell>
          <table:table-cell office:value-type="float" office:value="0.8636511" calcext:value-type="float">
            <text:p>0.86365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000000000000" calcext:value-type="float">
            <text:p>1000000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6:15:10.506387244</dc:date>
    <meta:editing-duration>PT41S</meta:editing-duration>
    <meta:editing-cycles>1</meta:editing-cycles>
    <meta:document-statistic meta:table-count="1" meta:cell-count="353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3.729cm" svg:y="4.203cm" style:legend-expansion="high" chart:style-name="ch2"/>
        <chart:plot-area chart:style-name="ch3" table:cell-range-address="initial_pop.A3:initial_pop.B102" svg:x="0.319cm" svg:y="0.18cm" svg:width="13.091cm" svg:height="8.645cm">
          <chartooo:coordinate-region svg:x="0.755cm" svg:y="0.379cm" svg:width="12.41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itial_pop.B3:initial_pop.B102" chart:class="chart:scatter">
            <chart:domain table:cell-range-address="initial_pop.A3:initial_pop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19373">
                <text:p>0.4319373</text:p>
                <draw:g>
                  <svg:desc>initial_pop.A3:initial_pop.A102</svg:desc>
                </draw:g>
              </table:table-cell>
              <table:table-cell office:value-type="float" office:value="4.489874">
                <text:p>4.489874</text:p>
                <draw:g>
                  <svg:desc>initial_pop.B3:initial_pop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79908">
                <text:p>0.02579908</text:p>
              </table:table-cell>
              <table:table-cell office:value-type="float" office:value="5.907081">
                <text:p>5.907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336753">
                <text:p>0.8336753</text:p>
              </table:table-cell>
              <table:table-cell office:value-type="float" office:value="3.310005">
                <text:p>3.31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21782">
                <text:p>0.1721782</text:p>
              </table:table-cell>
              <table:table-cell office:value-type="float" office:value="4.785215">
                <text:p>4.785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97475">
                <text:p>0.6797475</text:p>
              </table:table-cell>
              <table:table-cell office:value-type="float" office:value="3.401143">
                <text:p>3.401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23724">
                <text:p>0.06423724</text:p>
              </table:table-cell>
              <table:table-cell office:value-type="float" office:value="5.658267">
                <text:p>5.658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47881">
                <text:p>0.2647881</text:p>
              </table:table-cell>
              <table:table-cell office:value-type="float" office:value="4.380194">
                <text:p>4.380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0499">
                <text:p>0.140499</text:p>
              </table:table-cell>
              <table:table-cell office:value-type="float" office:value="4.97334">
                <text:p>4.97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65712">
                <text:p>0.09265712</text:p>
              </table:table-cell>
              <table:table-cell office:value-type="float" office:value="5.368426">
                <text:p>5.368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21301">
                <text:p>0.7721301</text:p>
              </table:table-cell>
              <table:table-cell office:value-type="float" office:value="2.866005">
                <text:p>2.866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47065">
                <text:p>0.5247065</text:p>
              </table:table-cell>
              <table:table-cell office:value-type="float" office:value="3.891905">
                <text:p>3.891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62388">
                <text:p>0.9162388</text:p>
              </table:table-cell>
              <table:table-cell office:value-type="float" office:value="3.566476">
                <text:p>3.566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07229">
                <text:p>0.6907229</text:p>
              </table:table-cell>
              <table:table-cell office:value-type="float" office:value="3.110826">
                <text:p>3.110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25688">
                <text:p>0.4725688</text:p>
              </table:table-cell>
              <table:table-cell office:value-type="float" office:value="3.564356">
                <text:p>3.564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32402">
                <text:p>0.9032402</text:p>
              </table:table-cell>
              <table:table-cell office:value-type="float" office:value="3.327356">
                <text:p>3.327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534052">
                <text:p>0.09534052</text:p>
              </table:table-cell>
              <table:table-cell office:value-type="float" office:value="4.598012">
                <text:p>4.598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74059">
                <text:p>0.2674059</text:p>
              </table:table-cell>
              <table:table-cell office:value-type="float" office:value="4.381985">
                <text:p>4.381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625064">
                <text:p>0.8625064</text:p>
              </table:table-cell>
              <table:table-cell office:value-type="float" office:value="2.847966">
                <text:p>2.847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58568">
                <text:p>0.2258568</text:p>
              </table:table-cell>
              <table:table-cell office:value-type="float" office:value="4.465082">
                <text:p>4.465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76728">
                <text:p>0.8276728</text:p>
              </table:table-cell>
              <table:table-cell office:value-type="float" office:value="3.700788">
                <text:p>3.700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12187">
                <text:p>0.1212187</text:p>
              </table:table-cell>
              <table:table-cell office:value-type="float" office:value="5.583374">
                <text:p>5.5833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944188">
                <text:p>0.7944188</text:p>
              </table:table-cell>
              <table:table-cell office:value-type="float" office:value="3.179433">
                <text:p>3.179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826941">
                <text:p>0.03826941</text:p>
              </table:table-cell>
              <table:table-cell office:value-type="float" office:value="5.138557">
                <text:p>5.138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16474">
                <text:p>0.1316474</text:p>
              </table:table-cell>
              <table:table-cell office:value-type="float" office:value="4.880477">
                <text:p>4.8804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68504">
                <text:p>0.1068504</text:p>
              </table:table-cell>
              <table:table-cell office:value-type="float" office:value="4.450778">
                <text:p>4.450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73461">
                <text:p>0.5273461</text:p>
              </table:table-cell>
              <table:table-cell office:value-type="float" office:value="3.500703">
                <text:p>3.500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80851">
                <text:p>0.5480851</text:p>
              </table:table-cell>
              <table:table-cell office:value-type="float" office:value="3.944993">
                <text:p>3.944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93617">
                <text:p>0.6393617</text:p>
              </table:table-cell>
              <table:table-cell office:value-type="float" office:value="3.35945">
                <text:p>3.35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71762">
                <text:p>0.1471762</text:p>
              </table:table-cell>
              <table:table-cell office:value-type="float" office:value="4.243797">
                <text:p>4.2437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40498">
                <text:p>0.3940498</text:p>
              </table:table-cell>
              <table:table-cell office:value-type="float" office:value="3.733911">
                <text:p>3.7339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39653">
                <text:p>0.3439653</text:p>
              </table:table-cell>
              <table:table-cell office:value-type="float" office:value="4.046681">
                <text:p>4.0466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9104">
                <text:p>0.199104</text:p>
              </table:table-cell>
              <table:table-cell office:value-type="float" office:value="5.291172">
                <text:p>5.291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60398">
                <text:p>0.2160398</text:p>
              </table:table-cell>
              <table:table-cell office:value-type="float" office:value="4.275135">
                <text:p>4.2751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192464">
                <text:p>0.06192464</text:p>
              </table:table-cell>
              <table:table-cell office:value-type="float" office:value="5.044547">
                <text:p>5.044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41537">
                <text:p>0.2841537</text:p>
              </table:table-cell>
              <table:table-cell office:value-type="float" office:value="3.988754">
                <text:p>3.988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83607">
                <text:p>0.3083607</text:p>
              </table:table-cell>
              <table:table-cell office:value-type="float" office:value="3.438659">
                <text:p>3.4386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641741">
                <text:p>0.7641741</text:p>
              </table:table-cell>
              <table:table-cell office:value-type="float" office:value="3.372604">
                <text:p>3.372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29956">
                <text:p>0.2729956</text:p>
              </table:table-cell>
              <table:table-cell office:value-type="float" office:value="4.440245">
                <text:p>4.440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81643">
                <text:p>0.4281643</text:p>
              </table:table-cell>
              <table:table-cell office:value-type="float" office:value="3.519988">
                <text:p>3.519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000884">
                <text:p>0.005000884</text:p>
              </table:table-cell>
              <table:table-cell office:value-type="float" office:value="5.755484">
                <text:p>5.755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80244">
                <text:p>0.6180244</text:p>
              </table:table-cell>
              <table:table-cell office:value-type="float" office:value="3.757609">
                <text:p>3.7576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55324">
                <text:p>0.5055324</text:p>
              </table:table-cell>
              <table:table-cell office:value-type="float" office:value="3.764933">
                <text:p>3.7649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49453">
                <text:p>0.7149453</text:p>
              </table:table-cell>
              <table:table-cell office:value-type="float" office:value="3.402838">
                <text:p>3.4028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455059">
                <text:p>0.04455059</text:p>
              </table:table-cell>
              <table:table-cell office:value-type="float" office:value="5.956667">
                <text:p>5.95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94619">
                <text:p>0.6894619</text:p>
              </table:table-cell>
              <table:table-cell office:value-type="float" office:value="3.067005">
                <text:p>3.067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77969">
                <text:p>0.5077969</text:p>
              </table:table-cell>
              <table:table-cell office:value-type="float" office:value="3.828276">
                <text:p>3.828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79428">
                <text:p>0.1279428</text:p>
              </table:table-cell>
              <table:table-cell office:value-type="float" office:value="4.131174">
                <text:p>4.131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575008">
                <text:p>0.6575008</text:p>
              </table:table-cell>
              <table:table-cell office:value-type="float" office:value="2.893066">
                <text:p>2.8930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64786">
                <text:p>0.1864786</text:p>
              </table:table-cell>
              <table:table-cell office:value-type="float" office:value="4.320546">
                <text:p>4.3205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68352">
                <text:p>0.2168352</text:p>
              </table:table-cell>
              <table:table-cell office:value-type="float" office:value="4.623157">
                <text:p>4.6231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21532">
                <text:p>0.3921532</text:p>
              </table:table-cell>
              <table:table-cell office:value-type="float" office:value="4.32805">
                <text:p>4.32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071915">
                <text:p>0.6071915</text:p>
              </table:table-cell>
              <table:table-cell office:value-type="float" office:value="2.840238">
                <text:p>2.840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764142">
                <text:p>0.06764142</text:p>
              </table:table-cell>
              <table:table-cell office:value-type="float" office:value="5.050951">
                <text:p>5.0509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58538">
                <text:p>0.4358538</text:p>
              </table:table-cell>
              <table:table-cell office:value-type="float" office:value="3.700124">
                <text:p>3.7001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97868">
                <text:p>0.1997868</text:p>
              </table:table-cell>
              <table:table-cell office:value-type="float" office:value="3.945238">
                <text:p>3.9452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128064">
                <text:p>0.01128064</text:p>
              </table:table-cell>
              <table:table-cell office:value-type="float" office:value="5.010801">
                <text:p>5.0108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509392">
                <text:p>0.8509392</text:p>
              </table:table-cell>
              <table:table-cell office:value-type="float" office:value="3.374938">
                <text:p>3.3749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543114">
                <text:p>0.8543114</text:p>
              </table:table-cell>
              <table:table-cell office:value-type="float" office:value="3.135061">
                <text:p>3.135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027236">
                <text:p>0.7027236</text:p>
              </table:table-cell>
              <table:table-cell office:value-type="float" office:value="2.876995">
                <text:p>2.8769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570398">
                <text:p>0.5570398</text:p>
              </table:table-cell>
              <table:table-cell office:value-type="float" office:value="3.966684">
                <text:p>3.9666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82445">
                <text:p>0.7582445</text:p>
              </table:table-cell>
              <table:table-cell office:value-type="float" office:value="3.741958">
                <text:p>3.7419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42832">
                <text:p>0.7142832</text:p>
              </table:table-cell>
              <table:table-cell office:value-type="float" office:value="3.942205">
                <text:p>3.942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24472">
                <text:p>0.924472</text:p>
              </table:table-cell>
              <table:table-cell office:value-type="float" office:value="3.710946">
                <text:p>3.7109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871276">
                <text:p>0.7871276</text:p>
              </table:table-cell>
              <table:table-cell office:value-type="float" office:value="3.340406">
                <text:p>3.340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80988">
                <text:p>0.0780988</text:p>
              </table:table-cell>
              <table:table-cell office:value-type="float" office:value="5.026147">
                <text:p>5.026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782256">
                <text:p>0.4782256</text:p>
              </table:table-cell>
              <table:table-cell office:value-type="float" office:value="4.102664">
                <text:p>4.1026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40253">
                <text:p>0.6240253</text:p>
              </table:table-cell>
              <table:table-cell office:value-type="float" office:value="2.94411">
                <text:p>2.944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32167">
                <text:p>0.3332167</text:p>
              </table:table-cell>
              <table:table-cell office:value-type="float" office:value="3.995765">
                <text:p>3.9957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34136">
                <text:p>0.5634136</text:p>
              </table:table-cell>
              <table:table-cell office:value-type="float" office:value="3.693063">
                <text:p>3.6930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160122">
                <text:p>0.6160122</text:p>
              </table:table-cell>
              <table:table-cell office:value-type="float" office:value="4.3089">
                <text:p>4.30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847198">
                <text:p>0.1847198</text:p>
              </table:table-cell>
              <table:table-cell office:value-type="float" office:value="5.013198">
                <text:p>5.013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38194">
                <text:p>0.9238194</text:p>
              </table:table-cell>
              <table:table-cell office:value-type="float" office:value="3.345232">
                <text:p>3.3452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89526">
                <text:p>0.2189526</text:p>
              </table:table-cell>
              <table:table-cell office:value-type="float" office:value="3.373919">
                <text:p>3.3739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61227">
                <text:p>0.3061227</text:p>
              </table:table-cell>
              <table:table-cell office:value-type="float" office:value="4.93617">
                <text:p>4.936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45469">
                <text:p>0.4745469</text:p>
              </table:table-cell>
              <table:table-cell office:value-type="float" office:value="3.612224">
                <text:p>3.6122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706287">
                <text:p>0.08706287</text:p>
              </table:table-cell>
              <table:table-cell office:value-type="float" office:value="4.520962">
                <text:p>4.5209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174631">
                <text:p>0.5174631</text:p>
              </table:table-cell>
              <table:table-cell office:value-type="float" office:value="4.089451">
                <text:p>4.08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54902">
                <text:p>0.2954902</text:p>
              </table:table-cell>
              <table:table-cell office:value-type="float" office:value="3.534879">
                <text:p>3.5348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27444">
                <text:p>0.927444</text:p>
              </table:table-cell>
              <table:table-cell office:value-type="float" office:value="2.888805">
                <text:p>2.8888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376363">
                <text:p>0.6376363</text:p>
              </table:table-cell>
              <table:table-cell office:value-type="float" office:value="3.82123">
                <text:p>3.821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82626">
                <text:p>0.03282626</text:p>
              </table:table-cell>
              <table:table-cell office:value-type="float" office:value="4.917648">
                <text:p>4.9176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882455">
                <text:p>0.8882455</text:p>
              </table:table-cell>
              <table:table-cell office:value-type="float" office:value="3.65715">
                <text:p>3.65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44244">
                <text:p>0.9844244</text:p>
              </table:table-cell>
              <table:table-cell office:value-type="float" office:value="4.074986">
                <text:p>4.0749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85243">
                <text:p>0.1185243</text:p>
              </table:table-cell>
              <table:table-cell office:value-type="float" office:value="4.351297">
                <text:p>4.3512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09435">
                <text:p>0.7609435</text:p>
              </table:table-cell>
              <table:table-cell office:value-type="float" office:value="3.096725">
                <text:p>3.0967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276935">
                <text:p>0.8276935</text:p>
              </table:table-cell>
              <table:table-cell office:value-type="float" office:value="2.825726">
                <text:p>2.8257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050778">
                <text:p>0.5050778</text:p>
              </table:table-cell>
              <table:table-cell office:value-type="float" office:value="3.436982">
                <text:p>3.4369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658103">
                <text:p>0.4658103</text:p>
              </table:table-cell>
              <table:table-cell office:value-type="float" office:value="3.201381">
                <text:p>3.2013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875294">
                <text:p>0.5875294</text:p>
              </table:table-cell>
              <table:table-cell office:value-type="float" office:value="3.677115">
                <text:p>3.6771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718318">
                <text:p>0.6718318</text:p>
              </table:table-cell>
              <table:table-cell office:value-type="float" office:value="3.446516">
                <text:p>3.446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99241">
                <text:p>0.5299241</text:p>
              </table:table-cell>
              <table:table-cell office:value-type="float" office:value="4.281436">
                <text:p>4.281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28186">
                <text:p>0.4828186</text:p>
              </table:table-cell>
              <table:table-cell office:value-type="float" office:value="4.257475">
                <text:p>4.2574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518635">
                <text:p>0.7518635</text:p>
              </table:table-cell>
              <table:table-cell office:value-type="float" office:value="3.367637">
                <text:p>3.3676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06865">
                <text:p>0.5106865</text:p>
              </table:table-cell>
              <table:table-cell office:value-type="float" office:value="3.494295">
                <text:p>3.494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261135">
                <text:p>0.8261135</text:p>
              </table:table-cell>
              <table:table-cell office:value-type="float" office:value="3.207166">
                <text:p>3.2071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228266">
                <text:p>0.4228266</text:p>
              </table:table-cell>
              <table:table-cell office:value-type="float" office:value="4.118506">
                <text:p>4.1185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152002">
                <text:p>0.6152002</text:p>
              </table:table-cell>
              <table:table-cell office:value-type="float" office:value="4.828198">
                <text:p>4.8281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2181">
                <text:p>0.92181</text:p>
              </table:table-cell>
              <table:table-cell office:value-type="float" office:value="3.274341">
                <text:p>3.2743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770078">
                <text:p>0.2770078</text:p>
              </table:table-cell>
              <table:table-cell office:value-type="float" office:value="4.94801">
                <text:p>4.948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5749">
                <text:p>0.515749</text:p>
              </table:table-cell>
              <table:table-cell office:value-type="float" office:value="4.305278">
                <text:p>4.305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